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9.35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287.4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335.2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8" style:family="table-cell" style:parent-style-name="Default">
      <style:table-cell-properties fo:background-color="#fff200"/>
    </style:style>
    <style:style style:name="ce10" style:family="table-cell" style:parent-style-name="Default" style:data-style-name="N100"/>
    <style:style style:name="ce9" style:family="table-cell" style:parent-style-name="Default" style:data-style-name="N37"/>
    <style:style style:name="ce3" style:family="table-cell" style:parent-style-name="Default">
      <style:table-cell-properties fo:background-color="#fff200"/>
      <style:text-properties fo:color="#ce181e"/>
    </style:style>
    <style:style style:name="ce11" style:family="table-cell" style:parent-style-name="Default" style:data-style-name="N43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flora_incognita_2020-08-28T21_05_4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0"/>
        <table:table-column table:style-name="co4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hotos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cientific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reated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hotos</text:p>
          </table:table-cell>
        </table:table-row>
        <table:table-row table:style-name="ro1">
          <table:table-cell office:value-type="string" calcext:value-type="string">
            <text:p>02777507-6356-5477-92eb-6d7aea343265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9M04S" calcext:value-type="time">
            <text:p>11:09:04 AM</text:p>
          </table:table-cell>
          <table:table-cell office:value-type="string" calcext:value-type="string">
            <text:p>Plantago lanceolata</text:p>
          </table:table-cell>
          <table:table-cell office:value-type="string" calcext:value-type="string">
            <text:p>Plantain lancéolé</text:p>
          </table:table-cell>
          <table:table-cell office:value-type="float" office:value="47.1356282" calcext:value-type="float">
            <text:p>47.1356282</text:p>
          </table:table-cell>
          <table:table-cell office:value-type="float" office:value="7.2530594" calcext:value-type="float">
            <text:p>7.2530594</text:p>
          </table:table-cell>
          <table:table-cell office:value-type="float" office:value="484.5" calcext:value-type="float">
            <text:p>484.5</text:p>
          </table:table-cell>
          <table:table-cell office:value-type="float" office:value="13.847999572754" calcext:value-type="float">
            <text:p>13.847999572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359c20-af7c-5560-b412-56bfbbd154e3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8M19S" calcext:value-type="time">
            <text:p>11:08:19 AM</text:p>
          </table:table-cell>
          <table:table-cell office:value-type="string" calcext:value-type="string">
            <text:p>Centaurea nigra</text:p>
          </table:table-cell>
          <table:table-cell office:value-type="string" calcext:value-type="string">
            <text:p>Centaurée Noire</text:p>
          </table:table-cell>
          <table:table-cell office:value-type="float" office:value="47.1356396" calcext:value-type="float">
            <text:p>47.1356396</text:p>
          </table:table-cell>
          <table:table-cell office:value-type="float" office:value="7.2530709" calcext:value-type="float">
            <text:p>7.2530709</text:p>
          </table:table-cell>
          <table:table-cell office:value-type="float" office:value="484.30001831055" calcext:value-type="float">
            <text:p>484.30001831055</text:p>
          </table:table-cell>
          <table:table-cell office:value-type="float" office:value="16.775999069214" calcext:value-type="float">
            <text:p>16.775999069214</text:p>
          </table:table-cell>
          <table:table-cell office:value-type="string" calcext:value-type="string">
            <text:p>could be jauc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9cc29c-f377-5312-ba11-f222ca888cec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6M59S" calcext:value-type="time">
            <text:p>11:06:59 AM</text:p>
          </table:table-cell>
          <table:table-cell office:value-type="string" calcext:value-type="string">
            <text:p>Plantago media</text:p>
          </table:table-cell>
          <table:table-cell office:value-type="string" calcext:value-type="string">
            <text:p>Plantain moyen</text:p>
          </table:table-cell>
          <table:table-cell office:value-type="float" office:value="47.1358378" calcext:value-type="float">
            <text:p>47.1358378</text:p>
          </table:table-cell>
          <table:table-cell office:value-type="float" office:value="7.2529888" calcext:value-type="float">
            <text:p>7.2529888</text:p>
          </table:table-cell>
          <table:table-cell office:value-type="float" office:value="484.30001831055" calcext:value-type="float">
            <text:p>484.30001831055</text:p>
          </table:table-cell>
          <table:table-cell office:value-type="float" office:value="18.575000762939" calcext:value-type="float">
            <text:p>18.575000762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613f5f-b22d-5b51-832f-06cb61bc4128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6M05S" calcext:value-type="time">
            <text:p>11:06:05 AM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 office:value-type="float" office:value="47.1358274" calcext:value-type="float">
            <text:p>47.1358274</text:p>
          </table:table-cell>
          <table:table-cell office:value-type="float" office:value="7.2530886" calcext:value-type="float">
            <text:p>7.2530886</text:p>
          </table:table-cell>
          <table:table-cell office:value-type="float" office:value="484.5" calcext:value-type="float">
            <text:p>484.5</text:p>
          </table:table-cell>
          <table:table-cell office:value-type="float" office:value="20.985000610352" calcext:value-type="float">
            <text:p>20.98500061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bba2690-f7a5-54b4-bd74-74fd056ccb3a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5M18S" calcext:value-type="time">
            <text:p>11:05:18 A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357654" calcext:value-type="float">
            <text:p>47.1357654</text:p>
          </table:table-cell>
          <table:table-cell office:value-type="float" office:value="7.2530932" calcext:value-type="float">
            <text:p>7.2530932</text:p>
          </table:table-cell>
          <table:table-cell office:value-type="float" office:value="484.60000610352" calcext:value-type="float">
            <text:p>484.60000610352</text:p>
          </table:table-cell>
          <table:table-cell office:value-type="float" office:value="9.3070001602173" calcext:value-type="float">
            <text:p>9.3070001602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4c2542-0706-5ce3-8a30-d6b8c5ecac58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2M44S" calcext:value-type="time">
            <text:p>11:02:44 AM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 office:value-type="float" office:value="47.1359558" calcext:value-type="float">
            <text:p>47.1359558</text:p>
          </table:table-cell>
          <table:table-cell office:value-type="float" office:value="7.2529127" calcext:value-type="float">
            <text:p>7.2529127</text:p>
          </table:table-cell>
          <table:table-cell office:value-type="float" office:value="484.80001831055" calcext:value-type="float">
            <text:p>484.80001831055</text:p>
          </table:table-cell>
          <table:table-cell office:value-type="float" office:value="16.023000717163" calcext:value-type="float">
            <text:p>16.023000717163</text:p>
          </table:table-cell>
          <table:table-cell office:value-type="string" calcext:value-type="string">
            <text:p>could be another vero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0M32S" calcext:value-type="time">
            <text:p>11:00:32 AM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table:number-columns-repeated="4"/>
          <table:table-cell office:value-type="string" calcext:value-type="string">
            <text:p>allee south cor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41e7c3-52a5-5877-83d8-81b81746cf4a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0:18:22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360261" calcext:value-type="float">
            <text:p>47.1360261</text:p>
          </table:table-cell>
          <table:table-cell office:value-type="float" office:value="7.2528587" calcext:value-type="float">
            <text:p>7.2528587</text:p>
          </table:table-cell>
          <table:table-cell office:value-type="float" office:value="484.5" calcext:value-type="float">
            <text:p>484.5</text:p>
          </table:table-cell>
          <table:table-cell office:value-type="float" office:value="17.391000747681" calcext:value-type="float">
            <text:p>17.391000747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c087d48-bd61-5d4a-b0b2-3b96702655fe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0:15:2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355387" calcext:value-type="float">
            <text:p>47.1355387</text:p>
          </table:table-cell>
          <table:table-cell office:value-type="float" office:value="7.253324" calcext:value-type="float">
            <text:p>7.253324</text:p>
          </table:table-cell>
          <table:table-cell office:value-type="float" office:value="484.30001831055" calcext:value-type="float">
            <text:p>484.30001831055</text:p>
          </table:table-cell>
          <table:table-cell office:value-type="float" office:value="23.770000457764" calcext:value-type="float">
            <text:p>23.770000457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0:12:4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d788f12-0ad0-54fb-bd95-5e6950f6e45c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1:57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 office:value-type="float" office:value="47.1361603" calcext:value-type="float">
            <text:p>47.1361603</text:p>
          </table:table-cell>
          <table:table-cell office:value-type="float" office:value="7.2526967" calcext:value-type="float">
            <text:p>7.2526967</text:p>
          </table:table-cell>
          <table:table-cell office:value-type="float" office:value="484.80001831055" calcext:value-type="float">
            <text:p>484.80001831055</text:p>
          </table:table-cell>
          <table:table-cell office:value-type="float" office:value="19.768999099731" calcext:value-type="float">
            <text:p>19.768999099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3b9d8f-f3d7-542f-acd4-2ccab50dc962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6:21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 office:value-type="float" office:value="47.1358645" calcext:value-type="float">
            <text:p>47.1358645</text:p>
          </table:table-cell>
          <table:table-cell office:value-type="float" office:value="7.2530315" calcext:value-type="float">
            <text:p>7.2530315</text:p>
          </table:table-cell>
          <table:table-cell office:value-type="float" office:value="484.39999389648" calcext:value-type="float">
            <text:p>484.39999389648</text:p>
          </table:table-cell>
          <table:table-cell office:value-type="float" office:value="33.254001617432" calcext:value-type="float">
            <text:p>33.254001617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f5f77a-c5d7-5223-82f4-16c16dda1b0a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4:1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359138" calcext:value-type="float">
            <text:p>47.1359138</text:p>
          </table:table-cell>
          <table:table-cell office:value-type="float" office:value="7.2529951" calcext:value-type="float">
            <text:p>7.2529951</text:p>
          </table:table-cell>
          <table:table-cell office:value-type="float" office:value="484.39999389648" calcext:value-type="float">
            <text:p>484.39999389648</text:p>
          </table:table-cell>
          <table:table-cell office:value-type="float" office:value="21.69700050354" calcext:value-type="float">
            <text:p>21.69700050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46ada1-1147-5713-a80d-7ad01f7c939b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2:28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358226" calcext:value-type="float">
            <text:p>47.1358226</text:p>
          </table:table-cell>
          <table:table-cell office:value-type="float" office:value="7.2530693" calcext:value-type="float">
            <text:p>7.2530693</text:p>
          </table:table-cell>
          <table:table-cell office:value-type="float" office:value="484.39999389648" calcext:value-type="float">
            <text:p>484.39999389648</text:p>
          </table:table-cell>
          <table:table-cell office:value-type="float" office:value="25.319999694824" calcext:value-type="float">
            <text:p>25.319999694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0a5da18-2752-54a7-9675-1e898e1c8a0d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29:3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358157" calcext:value-type="float">
            <text:p>47.1358157</text:p>
          </table:table-cell>
          <table:table-cell office:value-type="float" office:value="7.2529616" calcext:value-type="float">
            <text:p>7.2529616</text:p>
          </table:table-cell>
          <table:table-cell office:value-type="float" office:value="484.39999389648" calcext:value-type="float">
            <text:p>484.39999389648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lleestrasse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lleestrasse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Sedum albu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haerophyllum 1</text:p>
          </table:table-cell>
          <table:table-cell office:value-type="string" calcext:value-type="string">
            <text:p>Alleestrasse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haerophyllum Hirsutum</text:p>
          </table:table-cell>
          <table:table-cell/>
          <table:table-cell office:value-type="float" office:value="47.1363325" calcext:value-type="float">
            <text:p>47.1363325</text:p>
          </table:table-cell>
          <table:table-cell office:value-type="float" office:value="7.2526564" calcext:value-type="float">
            <text:p>7.25265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rigeron 1</text:p>
          </table:table-cell>
          <table:table-cell office:value-type="string" calcext:value-type="string">
            <text:p>Alleestrasse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/>
          <table:table-cell office:value-type="float" office:value="47.1362287" calcext:value-type="float">
            <text:p>47.1362287</text:p>
          </table:table-cell>
          <table:table-cell office:value-type="float" office:value="7.2526677" calcext:value-type="float">
            <text:p>7.25266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e27e0c1-4ad2-527b-ae94-41e5f00ad5e8</text:p>
          </table:table-cell>
          <table:table-cell/>
          <table:table-cell office:value-type="string" calcext:value-type="string">
            <text:p>Alleestrasse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4:13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float" office:value="47.1363281" calcext:value-type="float">
            <text:p>47.1363281</text:p>
          </table:table-cell>
          <table:table-cell office:value-type="float" office:value="7.2526681" calcext:value-type="float">
            <text:p>7.2526681</text:p>
          </table:table-cell>
          <table:table-cell office:value-type="float" office:value="484.5" calcext:value-type="float">
            <text:p>484.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bascum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Verbascum thapsus</text:p>
          </table:table-cell>
          <table:table-cell/>
          <table:table-cell office:value-type="float" office:value="47.13665" calcext:value-type="float">
            <text:p>47.13665</text:p>
          </table:table-cell>
          <table:table-cell office:value-type="float" office:value="7.25262" calcext:value-type="float">
            <text:p>7.252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leestrasse 4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Trifolium praten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lene 2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latifolia</text:p>
          </table:table-cell>
          <table:table-cell/>
          <table:table-cell office:value-type="float" office:value="47.1367077" calcext:value-type="float">
            <text:p>47.1367077</text:p>
          </table:table-cell>
          <table:table-cell office:value-type="float" office:value="7.2526079" calcext:value-type="float">
            <text:p>7.25260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lene 3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dichotoma</text:p>
          </table:table-cell>
          <table:table-cell/>
          <table:table-cell office:value-type="float" office:value="47.1367077" calcext:value-type="float">
            <text:p>47.1367077</text:p>
          </table:table-cell>
          <table:table-cell office:value-type="float" office:value="7.2526079" calcext:value-type="float">
            <text:p>7.25260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rbanum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Verbanum bonariensis </text:p>
          </table:table-cell>
          <table:table-cell/>
          <table:table-cell office:value-type="float" office:value="47.13747" calcext:value-type="float">
            <text:p>47.13747</text:p>
          </table:table-cell>
          <table:table-cell office:value-type="float" office:value="7.25324" calcext:value-type="float">
            <text:p>7.253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chillea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</text:p>
          </table:table-cell>
          <table:table-cell/>
          <table:table-cell table:style-name="ce12" office:value-type="float" office:value="47.136515" calcext:value-type="float">
            <text:p>47.136515</text:p>
          </table:table-cell>
          <table:table-cell office:value-type="float" office:value="7.2526285" calcext:value-type="float">
            <text:p>7.2526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9e748de-89c1-53c9-a719-69c99b69c690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22:52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float" office:value="47.1459174" calcext:value-type="float">
            <text:p>47.1459174</text:p>
          </table:table-cell>
          <table:table-cell office:value-type="float" office:value="7.2670753" calcext:value-type="float">
            <text:p>7.2670753</text:p>
          </table:table-cell>
          <table:table-cell/>
          <table:table-cell office:value-type="float" office:value="92.900001525879" calcext:value-type="float">
            <text:p>92.900001525879</text:p>
          </table:table-cell>
          <table:table-cell office:value-type="string" calcext:value-type="string">
            <text:p>1 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fd28909-0b43-57f2-a628-1a893da29932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18:0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461612" calcext:value-type="float">
            <text:p>47.1461612</text:p>
          </table:table-cell>
          <table:table-cell office:value-type="float" office:value="7.267495" calcext:value-type="float">
            <text:p>7.267495</text:p>
          </table:table-cell>
          <table:table-cell office:value-type="float" office:value="489.5" calcext:value-type="float">
            <text:p>489.5</text:p>
          </table:table-cell>
          <table:table-cell office:value-type="float" office:value="26.892999649048" calcext:value-type="float">
            <text:p>26.892999649048</text:p>
          </table:table-cell>
          <table:table-cell office:value-type="string" calcext:value-type="string">
            <text:p>different species than previ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6662e-8e21-542d-b33b-d58a14e751d1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17:1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463348" calcext:value-type="float">
            <text:p>47.1463348</text:p>
          </table:table-cell>
          <table:table-cell office:value-type="float" office:value="7.2677923" calcext:value-type="float">
            <text:p>7.2677923</text:p>
          </table:table-cell>
          <table:table-cell office:value-type="float" office:value="489.60000610352" calcext:value-type="float">
            <text:p>489.60000610352</text:p>
          </table:table-cell>
          <table:table-cell office:value-type="float" office:value="25.690999984741" calcext:value-type="float">
            <text:p>25.690999984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38acb0-eba4-5c97-9cbc-730cf1b91063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15:56</text:p>
          </table:table-cell>
          <table:table-cell office:value-type="string" calcext:value-type="string">
            <text:p>Scabiosa columbaria agg.</text:p>
          </table:table-cell>
          <table:table-cell office:value-type="string" calcext:value-type="string">
            <text:p>Scabieuse colombaire</text:p>
          </table:table-cell>
          <table:table-cell office:value-type="float" office:value="47.1462758" calcext:value-type="float">
            <text:p>47.1462758</text:p>
          </table:table-cell>
          <table:table-cell office:value-type="float" office:value="7.267049" calcext:value-type="float">
            <text:p>7.267049</text:p>
          </table:table-cell>
          <table:table-cell/>
          <table:table-cell office:value-type="float" office:value="56.493999481201" calcext:value-type="float">
            <text:p>56.493999481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01c401e-8317-5737-bb77-ea5949c79700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14:52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float" office:value="47.1462949" calcext:value-type="float">
            <text:p>47.1462949</text:p>
          </table:table-cell>
          <table:table-cell office:value-type="float" office:value="7.2670712" calcext:value-type="float">
            <text:p>7.2670712</text:p>
          </table:table-cell>
          <table:table-cell office:value-type="float" office:value="490.20001220703" calcext:value-type="float">
            <text:p>490.20001220703</text:p>
          </table:table-cell>
          <table:table-cell office:value-type="float" office:value="38.291000366211" calcext:value-type="float">
            <text:p>38.291000366211</text:p>
          </table:table-cell>
          <table:table-cell office:value-type="string" calcext:value-type="string">
            <text:p>3 individu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eddced-8760-58e4-b14c-c2b72bbd2c15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13:35</text:p>
          </table:table-cell>
          <table:table-cell office:value-type="string" calcext:value-type="string">
            <text:p>Trifolium pratense</text:p>
          </table:table-cell>
          <table:table-cell/>
          <table:table-cell office:value-type="float" office:value="47.1460678" calcext:value-type="float">
            <text:p>47.1460678</text:p>
          </table:table-cell>
          <table:table-cell office:value-type="float" office:value="7.2668951" calcext:value-type="float">
            <text:p>7.2668951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58.676998138428" calcext:value-type="float">
            <text:p>58.676998138428</text:p>
          </table:table-cell>
          <table:table-cell office:value-type="string" calcext:value-type="string">
            <text:p>trifolium medium /hybrid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94f478-e132-5a62-a9ba-d0b81b2cfac3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12:21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 office:value-type="float" office:value="47.1461903" calcext:value-type="float">
            <text:p>47.1461903</text:p>
          </table:table-cell>
          <table:table-cell office:value-type="float" office:value="7.2670295" calcext:value-type="float">
            <text:p>7.2670295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75.350997924805" calcext:value-type="float">
            <text:p>75.350997924805</text:p>
          </table:table-cell>
          <table:table-cell office:value-type="string" calcext:value-type="string">
            <text:p>2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287cf1-5b49-532b-8379-395e09445ff8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59:23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64248" calcext:value-type="float">
            <text:p>47.1464248</text:p>
          </table:table-cell>
          <table:table-cell office:value-type="float" office:value="7.2676154" calcext:value-type="float">
            <text:p>7.2676154</text:p>
          </table:table-cell>
          <table:table-cell office:value-type="float" office:value="489.60000610352" calcext:value-type="float">
            <text:p>489.60000610352</text:p>
          </table:table-cell>
          <table:table-cell office:value-type="float" office:value="33.554000854492" calcext:value-type="float">
            <text:p>33.554000854492</text:p>
          </table:table-cell>
          <table:table-cell office:value-type="string" calcext:value-type="string">
            <text:p>3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a03c65-85dd-5a8e-9c04-2f6919a1f196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57:26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float" office:value="47.1458318" calcext:value-type="float">
            <text:p>47.1458318</text:p>
          </table:table-cell>
          <table:table-cell office:value-type="float" office:value="7.2671998" calcext:value-type="float">
            <text:p>7.2671998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34.539001464844" calcext:value-type="float">
            <text:p>34.539001464844</text:p>
          </table:table-cell>
          <table:table-cell office:value-type="string" calcext:value-type="string">
            <text:p>could be big sil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fb8559a-6924-5cc4-9816-a2f8f6982c54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55:36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float" office:value="47.1465402" calcext:value-type="float">
            <text:p>47.1465402</text:p>
          </table:table-cell>
          <table:table-cell office:value-type="float" office:value="7.2670028" calcext:value-type="float">
            <text:p>7.2670028</text:p>
          </table:table-cell>
          <table:table-cell office:value-type="float" office:value="489.39999389648" calcext:value-type="float">
            <text:p>489.39999389648</text:p>
          </table:table-cell>
          <table:table-cell office:value-type="float" office:value="26.752000808716" calcext:value-type="float">
            <text:p>26.752000808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0c08ca-5794-5a0f-863d-3bf5972946d2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52:21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répide capillaire</text:p>
          </table:table-cell>
          <table:table-cell office:value-type="float" office:value="47.1462082" calcext:value-type="float">
            <text:p>47.1462082</text:p>
          </table:table-cell>
          <table:table-cell office:value-type="float" office:value="7.26673" calcext:value-type="float">
            <text:p>7.26673</text:p>
          </table:table-cell>
          <table:table-cell office:value-type="float" office:value="482" calcext:value-type="float">
            <text:p>482</text:p>
          </table:table-cell>
          <table:table-cell office:value-type="float" office:value="20.959999084473" calcext:value-type="float">
            <text:p>20.959999084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ba5850-3adc-5ee9-a670-52805d9ab3d5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51:36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float" office:value="47.1461795" calcext:value-type="float">
            <text:p>47.1461795</text:p>
          </table:table-cell>
          <table:table-cell office:value-type="float" office:value="7.2667513" calcext:value-type="float">
            <text:p>7.2667513</text:p>
          </table:table-cell>
          <table:table-cell office:value-type="float" office:value="482" calcext:value-type="float">
            <text:p>482</text:p>
          </table:table-cell>
          <table:table-cell office:value-type="float" office:value="29.847999572754" calcext:value-type="float">
            <text:p>29.847999572754</text:p>
          </table:table-cell>
          <table:table-cell office:value-type="string" calcext:value-type="string">
            <text:p>3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c1b2d1-3abc-5734-b705-316da86cfac0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47:2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459132" calcext:value-type="float">
            <text:p>47.1459132</text:p>
          </table:table-cell>
          <table:table-cell office:value-type="float" office:value="7.2671218" calcext:value-type="float">
            <text:p>7.2671218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32.256000518799" calcext:value-type="float">
            <text:p>32.256000518799</text:p>
          </table:table-cell>
          <table:table-cell office:value-type="string" calcext:value-type="string">
            <text:p>3 individu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73b2ffa-a850-5acc-a209-c6cc672dea0b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32:02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 office:value-type="float" office:value="47.1461738" calcext:value-type="float">
            <text:p>47.1461738</text:p>
          </table:table-cell>
          <table:table-cell office:value-type="float" office:value="7.2669776" calcext:value-type="float">
            <text:p>7.2669776</text:p>
          </table:table-cell>
          <table:table-cell/>
          <table:table-cell office:value-type="float" office:value="38.40599822998" calcext:value-type="float">
            <text:p>38.40599822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fe53af-9daa-5875-b025-682a5aeae2da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26:29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Petite mauve</text:p>
          </table:table-cell>
          <table:table-cell office:value-type="float" office:value="47.1459308" calcext:value-type="float">
            <text:p>47.1459308</text:p>
          </table:table-cell>
          <table:table-cell office:value-type="float" office:value="7.2673609" calcext:value-type="float">
            <text:p>7.2673609</text:p>
          </table:table-cell>
          <table:table-cell office:value-type="float" office:value="489.39999389648" calcext:value-type="float">
            <text:p>489.39999389648</text:p>
          </table:table-cell>
          <table:table-cell office:value-type="float" office:value="35.752998352051" calcext:value-type="float">
            <text:p>35.752998352051</text:p>
          </table:table-cell>
          <table:table-cell office:value-type="string" calcext:value-type="string">
            <text:p>1 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d82022-a4a9-5b8f-96b8-cfd42e7ec877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25:10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float" office:value="47.1458164" calcext:value-type="float">
            <text:p>47.1458164</text:p>
          </table:table-cell>
          <table:table-cell office:value-type="float" office:value="7.2674028" calcext:value-type="float">
            <text:p>7.2674028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20.180999755859" calcext:value-type="float">
            <text:p>20.180999755859</text:p>
          </table:table-cell>
          <table:table-cell office:value-type="string" calcext:value-type="string">
            <text:p>dozens of individu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e72c65-b5c2-5377-938e-cf6832261b64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23:4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float" office:value="47.1461692" calcext:value-type="float">
            <text:p>47.1461692</text:p>
          </table:table-cell>
          <table:table-cell office:value-type="float" office:value="7.2669346" calcext:value-type="float">
            <text:p>7.2669346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36.931999206543" calcext:value-type="float">
            <text:p>36.931999206543</text:p>
          </table:table-cell>
          <table:table-cell office:value-type="string" calcext:value-type="string">
            <text:p>7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e72c65-b5c2-5377-938e-cf6832261b64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23:11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61692" calcext:value-type="float">
            <text:p>47.1461692</text:p>
          </table:table-cell>
          <table:table-cell office:value-type="float" office:value="7.2669346" calcext:value-type="float">
            <text:p>7.2669346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36.931999206543" calcext:value-type="float">
            <text:p>36.931999206543</text:p>
          </table:table-cell>
          <table:table-cell office:value-type="string" calcext:value-type="string">
            <text:p>10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94f3906-364a-5be3-80f7-b120ec287d56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20:59</text:p>
          </table:table-cell>
          <table:table-cell office:value-type="string" calcext:value-type="string">
            <text:p>Brassica napus</text:p>
          </table:table-cell>
          <table:table-cell/>
          <table:table-cell office:value-type="float" office:value="47.1460818" calcext:value-type="float">
            <text:p>47.1460818</text:p>
          </table:table-cell>
          <table:table-cell office:value-type="float" office:value="7.2671697" calcext:value-type="float">
            <text:p>7.2671697</text:p>
          </table:table-cell>
          <table:table-cell office:value-type="float" office:value="489.39999389648" calcext:value-type="float">
            <text:p>489.39999389648</text:p>
          </table:table-cell>
          <table:table-cell office:value-type="float" office:value="39.84400177002" calcext:value-type="float">
            <text:p>39.84400177002</text:p>
          </table:table-cell>
          <table:table-cell office:value-type="string" calcext:value-type="string">
            <text:p>brassica, <text:s/>no leaves on the plan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348105-aa37-5dec-8275-b83393162491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20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float" office:value="47.1459933" calcext:value-type="float">
            <text:p>47.1459933</text:p>
          </table:table-cell>
          <table:table-cell office:value-type="float" office:value="7.2672432" calcext:value-type="float">
            <text:p>7.2672432</text:p>
          </table:table-cell>
          <table:table-cell office:value-type="float" office:value="489.5" calcext:value-type="float">
            <text:p>489.5</text:p>
          </table:table-cell>
          <table:table-cell office:value-type="float" office:value="30.712999343872" calcext:value-type="float">
            <text:p>30.712999343872</text:p>
          </table:table-cell>
          <table:table-cell office:value-type="string" calcext:value-type="string">
            <text:p>1 individ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2bed64-85da-5af7-aeac-8bfa0053d206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19:03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458403" calcext:value-type="float">
            <text:p>47.1458403</text:p>
          </table:table-cell>
          <table:table-cell office:value-type="float" office:value="7.2673514" calcext:value-type="float">
            <text:p>7.2673514</text:p>
          </table:table-cell>
          <table:table-cell office:value-type="float" office:value="489.5" calcext:value-type="float">
            <text:p>489.5</text:p>
          </table:table-cell>
          <table:table-cell office:value-type="float" office:value="33.054000854492" calcext:value-type="float">
            <text:p>33.054000854492</text:p>
          </table:table-cell>
          <table:table-cell office:value-type="string" calcext:value-type="string">
            <text:p>about 10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e46871-b908-54f9-8094-942e72e03cc7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18:31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58054" calcext:value-type="float">
            <text:p>47.1458054</text:p>
          </table:table-cell>
          <table:table-cell office:value-type="float" office:value="7.2674354" calcext:value-type="float">
            <text:p>7.2674354</text:p>
          </table:table-cell>
          <table:table-cell office:value-type="float" office:value="489.5" calcext:value-type="float">
            <text:p>489.5</text:p>
          </table:table-cell>
          <table:table-cell office:value-type="float" office:value="37.796001434326" calcext:value-type="float">
            <text:p>37.796001434326</text:p>
          </table:table-cell>
          <table:table-cell office:value-type="string" calcext:value-type="string">
            <text:p>dozens of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50bf5e-dba8-50e7-bed8-09dce3f614b1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17:23</text:p>
          </table:table-cell>
          <table:table-cell office:value-type="string" calcext:value-type="string">
            <text:p>Medicago varia</text:p>
          </table:table-cell>
          <table:table-cell/>
          <table:table-cell office:value-type="float" office:value="47.1458038" calcext:value-type="float">
            <text:p>47.1458038</text:p>
          </table:table-cell>
          <table:table-cell office:value-type="float" office:value="7.2673128" calcext:value-type="float">
            <text:p>7.2673128</text:p>
          </table:table-cell>
          <table:table-cell office:value-type="float" office:value="489.39999389648" calcext:value-type="float">
            <text:p>489.39999389648</text:p>
          </table:table-cell>
          <table:table-cell office:value-type="float" office:value="20.08099937439" calcext:value-type="float">
            <text:p>20.08099937439</text:p>
          </table:table-cell>
          <table:table-cell office:value-type="string" calcext:value-type="string">
            <text:p>8 patch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/>
          <table:table-cell table:style-name="Default"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agopogon 1</text:p>
          </table:table-cell>
          <table:table-cell office:value-type="string" calcext:value-type="string">
            <text:p>Bluets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Tragopogon pratensis</text:p>
          </table:table-cell>
          <table:table-cell/>
          <table:table-cell table:style-name="ce12" office:value-type="float" office:value="47.14635" calcext:value-type="float">
            <text:p>47.14635</text:p>
          </table:table-cell>
          <table:table-cell table:style-name="ce14" office:value-type="float" office:value="7.26737" calcext:value-type="float">
            <text:p>7.267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ranium 1</text:p>
          </table:table-cell>
          <table:table-cell office:value-type="string" calcext:value-type="string">
            <text:p>Bluets 2</text:p>
          </table:table-cell>
          <table:table-cell/>
          <table:table-cell table:style-name="Default"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Geranium pyrenaicu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/>
          <table:table-cell table:style-name="Default"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Knautia arvensis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/>
          <table:table-cell table:style-name="Default"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Centaurea jacea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/>
          <table:table-cell table:style-name="Default"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Galium mollugo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/>
          <table:table-cell table:style-name="Default"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Leucanthemum vulgare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/>
          <table:table-cell table:style-name="Default"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Vicia sepiu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Knautia arvensis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Dianthus carthusianorum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entha longifol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Lapsana communi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dicago 4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Medicago lupuli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ichorium 1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lla 1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Potentilla repta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paver 2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Papaver rhoea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ypericum 4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Hypericum maculatu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ifolium 3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trifolium pratens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rigeron 6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Erigeron annu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dicago 5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Medicago lupulin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Medicago lupulin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Arenaria serpyllifol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repis capillari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linopodium acino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/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trifolium pratens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repis capillari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Potentilla reptan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necio inaequiden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ichorium intyb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Erigeron annu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81a0d2-83e8-5abb-8dca-78881677112e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23M30S" calcext:value-type="time">
            <text:p>02:23:30 PM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vande vraie</text:p>
          </table:table-cell>
          <table:table-cell office:value-type="float" office:value="47.153354" calcext:value-type="float">
            <text:p>47.153354</text:p>
          </table:table-cell>
          <table:table-cell office:value-type="float" office:value="7.2684814" calcext:value-type="float">
            <text:p>7.2684814</text:p>
          </table:table-cell>
          <table:table-cell office:value-type="float" office:value="494.10000610352" calcext:value-type="float">
            <text:p>494.10000610352</text:p>
          </table:table-cell>
          <table:table-cell office:value-type="float" office:value="16.940000534058" calcext:value-type="float">
            <text:p>16.940000534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9334db7-0248-50a5-b08c-65f5b53c9e22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22M55S" calcext:value-type="time">
            <text:p>02:22:55 P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7.1533168" calcext:value-type="float">
            <text:p>47.1533168</text:p>
          </table:table-cell>
          <table:table-cell office:value-type="float" office:value="7.2684986" calcext:value-type="float">
            <text:p>7.2684986</text:p>
          </table:table-cell>
          <table:table-cell office:value-type="float" office:value="495.60000610352" calcext:value-type="float">
            <text:p>495.60000610352</text:p>
          </table:table-cell>
          <table:table-cell office:value-type="float" office:value="41.442001342773" calcext:value-type="float">
            <text:p>41.442001342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2c3168-2bd3-5fc4-8168-a57bbc199ad9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22M30S" calcext:value-type="time">
            <text:p>02:22:30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 office:value-type="float" office:value="47.1533507" calcext:value-type="float">
            <text:p>47.1533507</text:p>
          </table:table-cell>
          <table:table-cell office:value-type="float" office:value="7.2684416" calcext:value-type="float">
            <text:p>7.2684416</text:p>
          </table:table-cell>
          <table:table-cell office:value-type="float" office:value="494.10000610352" calcext:value-type="float">
            <text:p>494.10000610352</text:p>
          </table:table-cell>
          <table:table-cell office:value-type="float" office:value="27.177000045776" calcext:value-type="float">
            <text:p>27.177000045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1a6a552-9369-5983-ac94-aa06a64de803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21M15S" calcext:value-type="time">
            <text:p>02:21:15 PM</text:p>
          </table:table-cell>
          <table:table-cell office:value-type="string" calcext:value-type="string">
            <text:p>Vicia sepium</text:p>
          </table:table-cell>
          <table:table-cell office:value-type="string" calcext:value-type="string">
            <text:p>Vesce des haies</text:p>
          </table:table-cell>
          <table:table-cell office:value-type="float" office:value="47.1533484" calcext:value-type="float">
            <text:p>47.1533484</text:p>
          </table:table-cell>
          <table:table-cell office:value-type="float" office:value="7.2684198" calcext:value-type="float">
            <text:p>7.2684198</text:p>
          </table:table-cell>
          <table:table-cell office:value-type="float" office:value="494.10000610352" calcext:value-type="float">
            <text:p>494.10000610352</text:p>
          </table:table-cell>
          <table:table-cell office:value-type="float" office:value="17.982000350952" calcext:value-type="float">
            <text:p>17.982000350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320d3e-fa04-58ea-972d-b3029b4ceea7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19M57S" calcext:value-type="time">
            <text:p>02:19:57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533486" calcext:value-type="float">
            <text:p>47.1533486</text:p>
          </table:table-cell>
          <table:table-cell office:value-type="float" office:value="7.2684831" calcext:value-type="float">
            <text:p>7.2684831</text:p>
          </table:table-cell>
          <table:table-cell office:value-type="float" office:value="494.10000610352" calcext:value-type="float">
            <text:p>494.10000610352</text:p>
          </table:table-cell>
          <table:table-cell office:value-type="float" office:value="20.270000457764" calcext:value-type="float">
            <text:p>20.270000457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ded206-fb62-5a17-b9fb-dda165cc0a78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19M38S" calcext:value-type="time">
            <text:p>02:19:38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533188" calcext:value-type="float">
            <text:p>47.1533188</text:p>
          </table:table-cell>
          <table:table-cell office:value-type="float" office:value="7.2685901" calcext:value-type="float">
            <text:p>7.2685901</text:p>
          </table:table-cell>
          <table:table-cell office:value-type="float" office:value="493.80001831055" calcext:value-type="float">
            <text:p>493.80001831055</text:p>
          </table:table-cell>
          <table:table-cell office:value-type="float" office:value="16.058000564575" calcext:value-type="float">
            <text:p>16.058000564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da307b-ec15-522b-a966-2d5a4432865c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18M36S" calcext:value-type="time">
            <text:p>02:18:36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float" office:value="47.1533515" calcext:value-type="float">
            <text:p>47.1533515</text:p>
          </table:table-cell>
          <table:table-cell office:value-type="float" office:value="7.2684468" calcext:value-type="float">
            <text:p>7.2684468</text:p>
          </table:table-cell>
          <table:table-cell office:value-type="float" office:value="494.20001220703" calcext:value-type="float">
            <text:p>494.20001220703</text:p>
          </table:table-cell>
          <table:table-cell office:value-type="float" office:value="16.719999313354" calcext:value-type="float">
            <text:p>16.719999313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0706b59-e68d-5d6a-8780-c72ba89ecbe5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9M44S" calcext:value-type="time">
            <text:p>02:09:44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float" office:value="47.1530592" calcext:value-type="float">
            <text:p>47.1530592</text:p>
          </table:table-cell>
          <table:table-cell office:value-type="float" office:value="7.268382" calcext:value-type="float">
            <text:p>7.268382</text:p>
          </table:table-cell>
          <table:table-cell office:value-type="float" office:value="495.89999389648" calcext:value-type="float">
            <text:p>495.89999389648</text:p>
          </table:table-cell>
          <table:table-cell office:value-type="float" office:value="165.84800720215" calcext:value-type="float">
            <text:p>165.84800720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2a2894-789c-5751-9370-50f1614ba5b0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9M18S" calcext:value-type="time">
            <text:p>02:09:18 PM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float" office:value="47.1530997" calcext:value-type="float">
            <text:p>47.1530997</text:p>
          </table:table-cell>
          <table:table-cell office:value-type="float" office:value="7.2684777" calcext:value-type="float">
            <text:p>7.2684777</text:p>
          </table:table-cell>
          <table:table-cell office:value-type="float" office:value="495.89999389648" calcext:value-type="float">
            <text:p>495.89999389648</text:p>
          </table:table-cell>
          <table:table-cell office:value-type="float" office:value="15.234000205994" calcext:value-type="float">
            <text:p>15.234000205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de42a10-697d-53c6-a957-c2eb3199eece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7M34S" calcext:value-type="time">
            <text:p>02:07:34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float" office:value="47.1533464" calcext:value-type="float">
            <text:p>47.1533464</text:p>
          </table:table-cell>
          <table:table-cell office:value-type="float" office:value="7.2685467" calcext:value-type="float">
            <text:p>7.2685467</text:p>
          </table:table-cell>
          <table:table-cell office:value-type="float" office:value="494.20001220703" calcext:value-type="float">
            <text:p>494.20001220703</text:p>
          </table:table-cell>
          <table:table-cell office:value-type="float" office:value="21.958999633789" calcext:value-type="float">
            <text:p>21.958999633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96f1cb-a97d-5454-8ef7-ad49d0c4253f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6M51S" calcext:value-type="time">
            <text:p>02:06:51 PM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Epilobe romarin</text:p>
          </table:table-cell>
          <table:table-cell office:value-type="float" office:value="47.1533469" calcext:value-type="float">
            <text:p>47.1533469</text:p>
          </table:table-cell>
          <table:table-cell office:value-type="float" office:value="7.2684559" calcext:value-type="float">
            <text:p>7.2684559</text:p>
          </table:table-cell>
          <table:table-cell office:value-type="float" office:value="494.10000610352" calcext:value-type="float">
            <text:p>494.10000610352</text:p>
          </table:table-cell>
          <table:table-cell office:value-type="float" office:value="17.010000228882" calcext:value-type="float">
            <text:p>17.010000228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bb68f0-c04e-587b-aad9-b7bd26c248f9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6M23S" calcext:value-type="time">
            <text:p>02:06:23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533348" calcext:value-type="float">
            <text:p>47.1533348</text:p>
          </table:table-cell>
          <table:table-cell office:value-type="float" office:value="7.2684806" calcext:value-type="float">
            <text:p>7.2684806</text:p>
          </table:table-cell>
          <table:table-cell office:value-type="float" office:value="495.60000610352" calcext:value-type="float">
            <text:p>495.60000610352</text:p>
          </table:table-cell>
          <table:table-cell office:value-type="float" office:value="16.454000473022" calcext:value-type="float">
            <text:p>16.454000473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a0547-2fae-5d45-a2c1-580dac8db5e0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5M58S" calcext:value-type="time">
            <text:p>02:05:58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533419" calcext:value-type="float">
            <text:p>47.1533419</text:p>
          </table:table-cell>
          <table:table-cell office:value-type="float" office:value="7.2685051" calcext:value-type="float">
            <text:p>7.2685051</text:p>
          </table:table-cell>
          <table:table-cell office:value-type="float" office:value="495.89999389648" calcext:value-type="float">
            <text:p>495.89999389648</text:p>
          </table:table-cell>
          <table:table-cell office:value-type="float" office:value="16.566999435425" calcext:value-type="float">
            <text:p>16.566999435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f7bce31-99bf-5f00-b046-8f24fa332985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5M30S" calcext:value-type="time">
            <text:p>02:05:3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 office:value-type="float" office:value="47.1533319" calcext:value-type="float">
            <text:p>47.1533319</text:p>
          </table:table-cell>
          <table:table-cell office:value-type="float" office:value="7.2684476" calcext:value-type="float">
            <text:p>7.2684476</text:p>
          </table:table-cell>
          <table:table-cell office:value-type="float" office:value="494.20001220703" calcext:value-type="float">
            <text:p>494.20001220703</text:p>
          </table:table-cell>
          <table:table-cell office:value-type="float" office:value="20.375" calcext:value-type="float">
            <text:p>20.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2a3175-3073-562a-957b-d361910e72ff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4M31S" calcext:value-type="time">
            <text:p>02:04:31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533352" calcext:value-type="float">
            <text:p>47.1533352</text:p>
          </table:table-cell>
          <table:table-cell office:value-type="float" office:value="7.2685092" calcext:value-type="float">
            <text:p>7.2685092</text:p>
          </table:table-cell>
          <table:table-cell office:value-type="float" office:value="495.80001831055" calcext:value-type="float">
            <text:p>495.80001831055</text:p>
          </table:table-cell>
          <table:table-cell office:value-type="float" office:value="15.574999809265" calcext:value-type="float">
            <text:p>15.574999809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c24e99-fc32-54c8-bdd1-befb7e0d1d99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3M19S" calcext:value-type="time">
            <text:p>02:03:19 PM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float" office:value="47.1533193" calcext:value-type="float">
            <text:p>47.1533193</text:p>
          </table:table-cell>
          <table:table-cell office:value-type="float" office:value="7.2685127" calcext:value-type="float">
            <text:p>7.2685127</text:p>
          </table:table-cell>
          <table:table-cell office:value-type="float" office:value="495.89999389648" calcext:value-type="float">
            <text:p>495.89999389648</text:p>
          </table:table-cell>
          <table:table-cell office:value-type="float" office:value="15.24199962616" calcext:value-type="float">
            <text:p>15.24199962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d054cab-265f-5bc1-a9fc-98b2b5e55f22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2M59S" calcext:value-type="time">
            <text:p>02:02:59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533737" calcext:value-type="float">
            <text:p>47.1533737</text:p>
          </table:table-cell>
          <table:table-cell office:value-type="float" office:value="7.2684563" calcext:value-type="float">
            <text:p>7.2684563</text:p>
          </table:table-cell>
          <table:table-cell office:value-type="float" office:value="495.89999389648" calcext:value-type="float">
            <text:p>495.89999389648</text:p>
          </table:table-cell>
          <table:table-cell office:value-type="float" office:value="15.145999908447" calcext:value-type="float">
            <text:p>15.145999908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ccda42-c2a9-5794-9a05-90416227023e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2M35S" calcext:value-type="time">
            <text:p>02:02:35 PM</text:p>
          </table:table-cell>
          <table:table-cell office:value-type="string" calcext:value-type="string">
            <text:p>Taraxacum</text:p>
          </table:table-cell>
          <table:table-cell office:value-type="string" calcext:value-type="string">
            <text:p>Pissenlit, Dent-de-lion</text:p>
          </table:table-cell>
          <table:table-cell office:value-type="float" office:value="47.1533404" calcext:value-type="float">
            <text:p>47.1533404</text:p>
          </table:table-cell>
          <table:table-cell office:value-type="float" office:value="7.2685768" calcext:value-type="float">
            <text:p>7.2685768</text:p>
          </table:table-cell>
          <table:table-cell office:value-type="float" office:value="495.89999389648" calcext:value-type="float">
            <text:p>495.89999389648</text:p>
          </table:table-cell>
          <table:table-cell office:value-type="float" office:value="20.395000457764" calcext:value-type="float">
            <text:p>20.395000457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c069c9a-ef29-51ee-b835-9603271e2dc9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1M47S" calcext:value-type="time">
            <text:p>02:01:47 PM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 office:value-type="float" office:value="47.1533317" calcext:value-type="float">
            <text:p>47.1533317</text:p>
          </table:table-cell>
          <table:table-cell office:value-type="float" office:value="7.2685306" calcext:value-type="float">
            <text:p>7.2685306</text:p>
          </table:table-cell>
          <table:table-cell office:value-type="float" office:value="495.89999389648" calcext:value-type="float">
            <text:p>495.89999389648</text:p>
          </table:table-cell>
          <table:table-cell office:value-type="float" office:value="15.397000312805" calcext:value-type="float">
            <text:p>15.397000312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d99639-c4cc-5784-b8a1-0b3915e75bfe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58M49S" calcext:value-type="time">
            <text:p>01:58:49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float" office:value="47.1529345" calcext:value-type="float">
            <text:p>47.1529345</text:p>
          </table:table-cell>
          <table:table-cell office:value-type="float" office:value="7.2689166" calcext:value-type="float">
            <text:p>7.2689166</text:p>
          </table:table-cell>
          <table:table-cell office:value-type="float" office:value="493.20001220703" calcext:value-type="float">
            <text:p>493.20001220703</text:p>
          </table:table-cell>
          <table:table-cell office:value-type="float" office:value="13.567999839783" calcext:value-type="float">
            <text:p>13.567999839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92f3e5c-bf98-5b3b-ace7-965dcfc007bc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57M38S" calcext:value-type="time">
            <text:p>01:57:38 PM</text:p>
          </table:table-cell>
          <table:table-cell office:value-type="string" calcext:value-type="string">
            <text:p>Dianthus armeria</text:p>
          </table:table-cell>
          <table:table-cell office:value-type="string" calcext:value-type="string">
            <text:p>Oeillet arméria</text:p>
          </table:table-cell>
          <table:table-cell office:value-type="float" office:value="47.1529699" calcext:value-type="float">
            <text:p>47.1529699</text:p>
          </table:table-cell>
          <table:table-cell office:value-type="float" office:value="7.2689392" calcext:value-type="float">
            <text:p>7.2689392</text:p>
          </table:table-cell>
          <table:table-cell office:value-type="float" office:value="492.89999389648" calcext:value-type="float">
            <text:p>492.89999389648</text:p>
          </table:table-cell>
          <table:table-cell office:value-type="float" office:value="15.623000144958" calcext:value-type="float">
            <text:p>15.623000144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317789-ddca-5126-9351-b27a63ce2291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56M01S" calcext:value-type="time">
            <text:p>01:56:01 PM</text:p>
          </table:table-cell>
          <table:table-cell table:number-columns-repeated="2"/>
          <table:table-cell office:value-type="float" office:value="47.1529629" calcext:value-type="float">
            <text:p>47.1529629</text:p>
          </table:table-cell>
          <table:table-cell office:value-type="float" office:value="7.2689651" calcext:value-type="float">
            <text:p>7.2689651</text:p>
          </table:table-cell>
          <table:table-cell office:value-type="float" office:value="492.89999389648" calcext:value-type="float">
            <text:p>492.89999389648</text:p>
          </table:table-cell>
          <table:table-cell office:value-type="float" office:value="16.406999588013" calcext:value-type="float">
            <text:p>16.406999588013</text:p>
          </table:table-cell>
          <table:table-cell office:value-type="string" calcext:value-type="string">
            <text:p>senecio sudafrica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66ba77-3e64-533f-8d07-c9266c443660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52M29S" calcext:value-type="time">
            <text:p>01:52:29 PM</text:p>
          </table:table-cell>
          <table:table-cell office:value-type="string" calcext:value-type="string">
            <text:p>Centranthus ruber</text:p>
          </table:table-cell>
          <table:table-cell office:value-type="string" calcext:value-type="string">
            <text:p>Centranthe rouge</text:p>
          </table:table-cell>
          <table:table-cell office:value-type="float" office:value="47.1527174" calcext:value-type="float">
            <text:p>47.1527174</text:p>
          </table:table-cell>
          <table:table-cell office:value-type="float" office:value="7.268945" calcext:value-type="float">
            <text:p>7.268945</text:p>
          </table:table-cell>
          <table:table-cell office:value-type="float" office:value="493.70001220703" calcext:value-type="float">
            <text:p>493.70001220703</text:p>
          </table:table-cell>
          <table:table-cell office:value-type="float" office:value="20.240999221802" calcext:value-type="float">
            <text:p>20.240999221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903046e-5e3d-5bae-9cd1-b08d6499a009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51M30S" calcext:value-type="time">
            <text:p>01:51:30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 office:value-type="float" office:value="47.1525434" calcext:value-type="float">
            <text:p>47.1525434</text:p>
          </table:table-cell>
          <table:table-cell office:value-type="float" office:value="7.2692415" calcext:value-type="float">
            <text:p>7.2692415</text:p>
          </table:table-cell>
          <table:table-cell office:value-type="float" office:value="493.10000610352" calcext:value-type="float">
            <text:p>493.10000610352</text:p>
          </table:table-cell>
          <table:table-cell office:value-type="float" office:value="19.004999160767" calcext:value-type="float">
            <text:p>19.004999160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5b93bf-6204-5574-b7c8-3671d93d60bd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50M36S" calcext:value-type="time">
            <text:p>01:50:36 PM</text:p>
          </table:table-cell>
          <table:table-cell office:value-type="string" calcext:value-type="string">
            <text:p>Chelidonium majus</text:p>
          </table:table-cell>
          <table:table-cell office:value-type="string" calcext:value-type="string">
            <text:p>Chélidoine, Herbe aux verrues</text:p>
          </table:table-cell>
          <table:table-cell office:value-type="float" office:value="47.1525302" calcext:value-type="float">
            <text:p>47.1525302</text:p>
          </table:table-cell>
          <table:table-cell office:value-type="float" office:value="7.2692516" calcext:value-type="float">
            <text:p>7.2692516</text:p>
          </table:table-cell>
          <table:table-cell office:value-type="float" office:value="493.30001831055" calcext:value-type="float">
            <text:p>493.30001831055</text:p>
          </table:table-cell>
          <table:table-cell office:value-type="float" office:value="18.437000274658" calcext:value-type="float">
            <text:p>18.437000274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d55ec00-e679-562e-ac3d-826ee3f534f8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48M59S" calcext:value-type="time">
            <text:p>01:48:59 PM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float" office:value="47.1526009" calcext:value-type="float">
            <text:p>47.1526009</text:p>
          </table:table-cell>
          <table:table-cell office:value-type="float" office:value="7.2692024" calcext:value-type="float">
            <text:p>7.2692024</text:p>
          </table:table-cell>
          <table:table-cell office:value-type="float" office:value="492.80001831055" calcext:value-type="float">
            <text:p>492.80001831055</text:p>
          </table:table-cell>
          <table:table-cell office:value-type="float" office:value="19.981000900269" calcext:value-type="float">
            <text:p>19.981000900269</text:p>
          </table:table-cell>
          <table:table-cell office:value-type="string" calcext:value-type="string">
            <text:p>urticaria us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45900d-36a4-5fcd-b3ab-3295727a5950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47M30S" calcext:value-type="time">
            <text:p>01:47:30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float" office:value="47.1525769" calcext:value-type="float">
            <text:p>47.1525769</text:p>
          </table:table-cell>
          <table:table-cell office:value-type="float" office:value="7.2692719" calcext:value-type="float">
            <text:p>7.2692719</text:p>
          </table:table-cell>
          <table:table-cell office:value-type="float" office:value="493.39999389648" calcext:value-type="float">
            <text:p>493.39999389648</text:p>
          </table:table-cell>
          <table:table-cell office:value-type="float" office:value="17.271999359131" calcext:value-type="float">
            <text:p>17.271999359131</text:p>
          </table:table-cell>
          <table:table-cell office:value-type="string" calcext:value-type="string">
            <text:p>site 3, chaerophyllum us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44:07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a3d2e3-138f-513f-8cf1-f16762118342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42:44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Bryone dioïque</text:p>
          </table:table-cell>
          <table:table-cell office:value-type="float" office:value="47.1472734" calcext:value-type="float">
            <text:p>47.1472734</text:p>
          </table:table-cell>
          <table:table-cell office:value-type="float" office:value="7.2688924" calcext:value-type="float">
            <text:p>7.2688924</text:p>
          </table:table-cell>
          <table:table-cell/>
          <table:table-cell office:value-type="float" office:value="98.400001525879" calcext:value-type="float">
            <text:p>98.4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72e6b0-666d-54a7-8b28-dbf0a044c2a5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24:31</text:p>
          </table:table-cell>
          <table:table-cell office:value-type="string" calcext:value-type="string">
            <text:p>Sorbus aucuparia</text:p>
          </table:table-cell>
          <table:table-cell office:value-type="string" calcext:value-type="string">
            <text:p>Sorbier des oiseleurs</text:p>
          </table:table-cell>
          <table:table-cell office:value-type="float" office:value="47.1503651" calcext:value-type="float">
            <text:p>47.1503651</text:p>
          </table:table-cell>
          <table:table-cell office:value-type="float" office:value="7.2704006" calcext:value-type="float">
            <text:p>7.2704006</text:p>
          </table:table-cell>
          <table:table-cell office:value-type="float" office:value="494.30001831055" calcext:value-type="float">
            <text:p>494.30001831055</text:p>
          </table:table-cell>
          <table:table-cell office:value-type="float" office:value="21.160999298096" calcext:value-type="float">
            <text:p>21.160999298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de91f9f-ab11-510c-b9d5-59df20a4fb38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23:09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office:value-type="float" office:value="47.1501745" calcext:value-type="float">
            <text:p>47.1501745</text:p>
          </table:table-cell>
          <table:table-cell office:value-type="float" office:value="7.2704358" calcext:value-type="float">
            <text:p>7.2704358</text:p>
          </table:table-cell>
          <table:table-cell office:value-type="float" office:value="493.89999389648" calcext:value-type="float">
            <text:p>493.89999389648</text:p>
          </table:table-cell>
          <table:table-cell office:value-type="float" office:value="27.111000061035" calcext:value-type="float">
            <text:p>27.111000061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cbce18-b15f-5a6f-b9e9-415ef8a59b71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20:36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float" office:value="47.1500366" calcext:value-type="float">
            <text:p>47.1500366</text:p>
          </table:table-cell>
          <table:table-cell office:value-type="float" office:value="7.2708654" calcext:value-type="float">
            <text:p>7.2708654</text:p>
          </table:table-cell>
          <table:table-cell office:value-type="float" office:value="491" calcext:value-type="float">
            <text:p>49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9871e5-37f9-5541-aaec-f6cd7c006211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17:16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float" office:value="47.1501488" calcext:value-type="float">
            <text:p>47.1501488</text:p>
          </table:table-cell>
          <table:table-cell office:value-type="float" office:value="7.2704834" calcext:value-type="float">
            <text:p>7.2704834</text:p>
          </table:table-cell>
          <table:table-cell office:value-type="float" office:value="501.60000610352" calcext:value-type="float">
            <text:p>501.60000610352</text:p>
          </table:table-cell>
          <table:table-cell office:value-type="float" office:value="21.260999679565" calcext:value-type="float">
            <text:p>21.260999679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9d9fb2d-e010-596b-bf0c-46ee223eecae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11:22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 office:value-type="float" office:value="47.1501604" calcext:value-type="float">
            <text:p>47.1501604</text:p>
          </table:table-cell>
          <table:table-cell office:value-type="float" office:value="7.270463" calcext:value-type="float">
            <text:p>7.270463</text:p>
          </table:table-cell>
          <table:table-cell office:value-type="float" office:value="493.30001831055" calcext:value-type="float">
            <text:p>493.30001831055</text:p>
          </table:table-cell>
          <table:table-cell office:value-type="float" office:value="29.945999145508" calcext:value-type="float">
            <text:p>29.945999145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785c2-85e5-549c-8484-f6c0e8450978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08:59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office:value-type="float" office:value="47.1501878" calcext:value-type="float">
            <text:p>47.1501878</text:p>
          </table:table-cell>
          <table:table-cell office:value-type="float" office:value="7.27066" calcext:value-type="float">
            <text:p>7.27066</text:p>
          </table:table-cell>
          <table:table-cell office:value-type="float" office:value="496.10000610352" calcext:value-type="float">
            <text:p>496.10000610352</text:p>
          </table:table-cell>
          <table:table-cell office:value-type="float" office:value="72.900001525879" calcext:value-type="float">
            <text:p>72.9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7ce170-50ed-51a9-80c3-2bbbc7cdc41f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07:1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float" office:value="47.1498643" calcext:value-type="float">
            <text:p>47.1498643</text:p>
          </table:table-cell>
          <table:table-cell office:value-type="float" office:value="7.2714948" calcext:value-type="float">
            <text:p>7.2714948</text:p>
          </table:table-cell>
          <table:table-cell/>
          <table:table-cell office:value-type="float" office:value="68.65299987793" calcext:value-type="float">
            <text:p>68.65299987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ff8dfb-5005-5618-aee3-495e0fe69752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06:05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office:value-type="float" office:value="47.1501717" calcext:value-type="float">
            <text:p>47.1501717</text:p>
          </table:table-cell>
          <table:table-cell office:value-type="float" office:value="7.270448" calcext:value-type="float">
            <text:p>7.270448</text:p>
          </table:table-cell>
          <table:table-cell office:value-type="float" office:value="493" calcext:value-type="float">
            <text:p>493</text:p>
          </table:table-cell>
          <table:table-cell office:value-type="float" office:value="53.102001190186" calcext:value-type="float">
            <text:p>53.102001190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8daafc8-fe0f-5e69-bf48-9cc59caf3fbe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53:32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float" office:value="47.1533644" calcext:value-type="float">
            <text:p>47.1533644</text:p>
          </table:table-cell>
          <table:table-cell office:value-type="float" office:value="7.2683963" calcext:value-type="float">
            <text:p>7.2683963</text:p>
          </table:table-cell>
          <table:table-cell office:value-type="float" office:value="493.89999389648" calcext:value-type="float">
            <text:p>493.89999389648</text:p>
          </table:table-cell>
          <table:table-cell office:value-type="float" office:value="22.337999343872" calcext:value-type="float">
            <text:p>22.337999343872</text:p>
          </table:table-cell>
          <table:table-cell office:value-type="string" calcext:value-type="string">
            <text:p>~15 individu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45017f-7aba-53ab-acee-6ce114bf98c7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51:35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float" office:value="47.1534209" calcext:value-type="float">
            <text:p>47.1534209</text:p>
          </table:table-cell>
          <table:table-cell office:value-type="float" office:value="7.2683102" calcext:value-type="float">
            <text:p>7.2683102</text:p>
          </table:table-cell>
          <table:table-cell office:value-type="float" office:value="494.39999389648" calcext:value-type="float">
            <text:p>494.39999389648</text:p>
          </table:table-cell>
          <table:table-cell office:value-type="float" office:value="19.47500038147" calcext:value-type="float">
            <text:p>19.47500038147</text:p>
          </table:table-cell>
          <table:table-cell office:value-type="string" calcext:value-type="string">
            <text:p>1 individ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590de-32e5-535e-b51d-ddd0cf6bb2dd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50:0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float" office:value="47.1533197" calcext:value-type="float">
            <text:p>47.1533197</text:p>
          </table:table-cell>
          <table:table-cell office:value-type="float" office:value="7.2685516" calcext:value-type="float">
            <text:p>7.2685516</text:p>
          </table:table-cell>
          <table:table-cell office:value-type="float" office:value="493.5" calcext:value-type="float">
            <text:p>493.5</text:p>
          </table:table-cell>
          <table:table-cell office:value-type="float" office:value="18.700000762939" calcext:value-type="float">
            <text:p>18.700000762939</text:p>
          </table:table-cell>
          <table:table-cell office:value-type="string" calcext:value-type="string">
            <text:p>many old individuals pre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f95a40-c8e9-509b-9343-337989fa5a11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48:13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float" office:value="47.1533526" calcext:value-type="float">
            <text:p>47.1533526</text:p>
          </table:table-cell>
          <table:table-cell office:value-type="float" office:value="7.2685492" calcext:value-type="float">
            <text:p>7.2685492</text:p>
          </table:table-cell>
          <table:table-cell office:value-type="float" office:value="493.30001831055" calcext:value-type="float">
            <text:p>493.30001831055</text:p>
          </table:table-cell>
          <table:table-cell office:value-type="float" office:value="14.947999954224" calcext:value-type="float">
            <text:p>14.947999954224</text:p>
          </table:table-cell>
          <table:table-cell office:value-type="string" calcext:value-type="string">
            <text:p>1 small patch ~ 3 pla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80e0e4-8d5f-5dac-8073-a16772853b4d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46:50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vande vraie</text:p>
          </table:table-cell>
          <table:table-cell office:value-type="float" office:value="47.153404" calcext:value-type="float">
            <text:p>47.153404</text:p>
          </table:table-cell>
          <table:table-cell office:value-type="float" office:value="7.2683674" calcext:value-type="float">
            <text:p>7.2683674</text:p>
          </table:table-cell>
          <table:table-cell office:value-type="float" office:value="493.30001831055" calcext:value-type="float">
            <text:p>493.30001831055</text:p>
          </table:table-cell>
          <table:table-cell office:value-type="float" office:value="20.638000488281" calcext:value-type="float">
            <text:p>20.638000488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a5a831-db18-5dfd-a81f-962ee6187cda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45:24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534566" calcext:value-type="float">
            <text:p>47.1534566</text:p>
          </table:table-cell>
          <table:table-cell office:value-type="float" office:value="7.2682678" calcext:value-type="float">
            <text:p>7.2682678</text:p>
          </table:table-cell>
          <table:table-cell office:value-type="float" office:value="495.60000610352" calcext:value-type="float">
            <text:p>495.60000610352</text:p>
          </table:table-cell>
          <table:table-cell office:value-type="float" office:value="16.347999572754" calcext:value-type="float">
            <text:p>16.347999572754</text:p>
          </table:table-cell>
          <table:table-cell office:value-type="string" calcext:value-type="string">
            <text:p>many plants ~ 30 in the shaded are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4ac0a8-b0a3-5712-99f6-557e01b04f0b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43:3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5337" calcext:value-type="float">
            <text:p>47.15337</text:p>
          </table:table-cell>
          <table:table-cell office:value-type="float" office:value="7.2684518" calcext:value-type="float">
            <text:p>7.2684518</text:p>
          </table:table-cell>
          <table:table-cell office:value-type="float" office:value="493.80001831055" calcext:value-type="float">
            <text:p>493.80001831055</text:p>
          </table:table-cell>
          <table:table-cell office:value-type="float" office:value="17.548999786377" calcext:value-type="float">
            <text:p>17.548999786377</text:p>
          </table:table-cell>
          <table:table-cell office:value-type="string" calcext:value-type="string">
            <text:p>1 sparse patch of 5-7 individu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6d76d1-f471-5506-991e-9115893c9261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41:38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float" office:value="47.1533826" calcext:value-type="float">
            <text:p>47.1533826</text:p>
          </table:table-cell>
          <table:table-cell office:value-type="float" office:value="7.2685425" calcext:value-type="float">
            <text:p>7.2685425</text:p>
          </table:table-cell>
          <table:table-cell office:value-type="float" office:value="493.89999389648" calcext:value-type="float">
            <text:p>493.89999389648</text:p>
          </table:table-cell>
          <table:table-cell office:value-type="float" office:value="17.267999649048" calcext:value-type="float">
            <text:p>17.267999649048</text:p>
          </table:table-cell>
          <table:table-cell office:value-type="string" calcext:value-type="string">
            <text:p>1 large patch on the 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a0b4128-5cec-5853-9d14-05a17767d919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39:50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float" office:value="47.1533721" calcext:value-type="float">
            <text:p>47.1533721</text:p>
          </table:table-cell>
          <table:table-cell office:value-type="float" office:value="7.268373" calcext:value-type="float">
            <text:p>7.268373</text:p>
          </table:table-cell>
          <table:table-cell office:value-type="float" office:value="493.30001831055" calcext:value-type="float">
            <text:p>493.30001831055</text:p>
          </table:table-cell>
          <table:table-cell office:value-type="float" office:value="18.134000778198" calcext:value-type="float">
            <text:p>18.134000778198</text:p>
          </table:table-cell>
          <table:table-cell office:value-type="string" calcext:value-type="string">
            <text:p>many patches, most common fl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64667-d12f-5cf8-97a3-0cb0178cecad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37:3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7.1533635" calcext:value-type="float">
            <text:p>47.1533635</text:p>
          </table:table-cell>
          <table:table-cell office:value-type="float" office:value="7.2685371" calcext:value-type="float">
            <text:p>7.2685371</text:p>
          </table:table-cell>
          <table:table-cell office:value-type="float" office:value="493.80001831055" calcext:value-type="float">
            <text:p>493.80001831055</text:p>
          </table:table-cell>
          <table:table-cell office:value-type="float" office:value="16.641000747681" calcext:value-type="float">
            <text:p>16.641000747681</text:p>
          </table:table-cell>
          <table:table-cell office:value-type="string" calcext:value-type="string">
            <text:p>1 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101c76-842d-59ad-b825-dbf1a4e7faec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36:17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float" office:value="47.1534521" calcext:value-type="float">
            <text:p>47.1534521</text:p>
          </table:table-cell>
          <table:table-cell office:value-type="float" office:value="7.2682828" calcext:value-type="float">
            <text:p>7.2682828</text:p>
          </table:table-cell>
          <table:table-cell office:value-type="float" office:value="494.10000610352" calcext:value-type="float">
            <text:p>494.10000610352</text:p>
          </table:table-cell>
          <table:table-cell office:value-type="float" office:value="24.018999099731" calcext:value-type="float">
            <text:p>24.018999099731</text:p>
          </table:table-cell>
          <table:table-cell office:value-type="string" calcext:value-type="string">
            <text:p>1 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c827eea-d1b5-54b6-a5a3-23945719e603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33:49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Epilobe romarin</text:p>
          </table:table-cell>
          <table:table-cell office:value-type="float" office:value="47.153324" calcext:value-type="float">
            <text:p>47.153324</text:p>
          </table:table-cell>
          <table:table-cell office:value-type="float" office:value="7.2685921" calcext:value-type="float">
            <text:p>7.2685921</text:p>
          </table:table-cell>
          <table:table-cell office:value-type="float" office:value="493.30001831055" calcext:value-type="float">
            <text:p>493.30001831055</text:p>
          </table:table-cell>
          <table:table-cell office:value-type="float" office:value="19.662000656128" calcext:value-type="float">
            <text:p>19.662000656128</text:p>
          </table:table-cell>
          <table:table-cell office:value-type="string" calcext:value-type="string">
            <text:p>5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a56b21-a1af-5c57-9bff-5f57b45eb98f</text:p>
          </table:table-cell>
          <table:table-cell/>
          <table:table-cell office:value-type="string" calcext:value-type="string">
            <text:p>Buren 3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41M08S" calcext:value-type="time">
            <text:p>01:41:08 PM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float" office:value="47.1523722" calcext:value-type="float">
            <text:p>47.1523722</text:p>
          </table:table-cell>
          <table:table-cell office:value-type="float" office:value="7.2693255" calcext:value-type="float">
            <text:p>7.2693255</text:p>
          </table:table-cell>
          <table:table-cell office:value-type="float" office:value="493.20001220703" calcext:value-type="float">
            <text:p>493.20001220703</text:p>
          </table:table-cell>
          <table:table-cell office:value-type="float" office:value="30.086000442505" calcext:value-type="float">
            <text:p>30.086000442505</text:p>
          </table:table-cell>
          <table:table-cell office:value-type="string" calcext:value-type="string">
            <text:p>clematite blan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118610-a65b-5f53-bd42-725119c722b5</text:p>
          </table:table-cell>
          <table:table-cell/>
          <table:table-cell office:value-type="string" calcext:value-type="string">
            <text:p>Buren 3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40M18S" calcext:value-type="time">
            <text:p>01:40:18 PM</text:p>
          </table:table-cell>
          <table:table-cell office:value-type="string" calcext:value-type="string">
            <text:p>Rubus</text:p>
          </table:table-cell>
          <table:table-cell office:value-type="string" calcext:value-type="string">
            <text:p>Ronce</text:p>
          </table:table-cell>
          <table:table-cell office:value-type="float" office:value="47.1523406" calcext:value-type="float">
            <text:p>47.1523406</text:p>
          </table:table-cell>
          <table:table-cell office:value-type="float" office:value="7.2692369" calcext:value-type="float">
            <text:p>7.2692369</text:p>
          </table:table-cell>
          <table:table-cell office:value-type="float" office:value="493.70001220703" calcext:value-type="float">
            <text:p>493.70001220703</text:p>
          </table:table-cell>
          <table:table-cell office:value-type="float" office:value="20.29400062561" calcext:value-type="float">
            <text:p>20.29400062561</text:p>
          </table:table-cell>
          <table:table-cell office:value-type="string" calcext:value-type="string">
            <text:p>second s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c27dbf0-3259-5cd7-a2d2-e8f471307eb1</text:p>
          </table:table-cell>
          <table:table-cell/>
          <table:table-cell office:value-type="string" calcext:value-type="string">
            <text:p>Buren 3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37M07S" calcext:value-type="time">
            <text:p>01:37:07 PM</text:p>
          </table:table-cell>
          <table:table-cell office:value-type="string" calcext:value-type="string">
            <text:p>Rubus armeniacus</text:p>
          </table:table-cell>
          <table:table-cell office:value-type="string" calcext:value-type="string">
            <text:p>Ronce d'Arménie, Ronce des jardins</text:p>
          </table:table-cell>
          <table:table-cell office:value-type="float" office:value="47.1522639" calcext:value-type="float">
            <text:p>47.1522639</text:p>
          </table:table-cell>
          <table:table-cell office:value-type="float" office:value="7.2694988" calcext:value-type="float">
            <text:p>7.2694988</text:p>
          </table:table-cell>
          <table:table-cell office:value-type="float" office:value="493.30001831055" calcext:value-type="float">
            <text:p>493.30001831055</text:p>
          </table:table-cell>
          <table:table-cell office:value-type="float" office:value="14.559000015259" calcext:value-type="float">
            <text:p>14.559000015259</text:p>
          </table:table-cell>
          <table:table-cell office:value-type="string" calcext:value-type="string">
            <text:p>hard to t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0f5e9a-42ee-5093-8837-ebc9b8a4fbeb</text:p>
          </table:table-cell>
          <table:table-cell/>
          <table:table-cell office:value-type="string" calcext:value-type="string">
            <text:p>Buren 3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35M57S" calcext:value-type="time">
            <text:p>01:35:57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523245" calcext:value-type="float">
            <text:p>47.1523245</text:p>
          </table:table-cell>
          <table:table-cell office:value-type="float" office:value="7.2691047" calcext:value-type="float">
            <text:p>7.2691047</text:p>
          </table:table-cell>
          <table:table-cell office:value-type="float" office:value="493.39999389648" calcext:value-type="float">
            <text:p>493.39999389648</text:p>
          </table:table-cell>
          <table:table-cell office:value-type="float" office:value="17.086000442505" calcext:value-type="float">
            <text:p>17.086000442505</text:p>
          </table:table-cell>
          <table:table-cell office:value-type="string" calcext:value-type="string">
            <text:p>senecion sudafricain, chaerophyllum usual one, months en grappe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9e736-b8fa-5a3f-b1b0-9cadc0711498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57:29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float" office:value="47.14045" calcext:value-type="float">
            <text:p>47.14045</text:p>
          </table:table-cell>
          <table:table-cell office:value-type="float" office:value="7.2563708" calcext:value-type="float">
            <text:p>7.2563708</text:p>
          </table:table-cell>
          <table:table-cell office:value-type="float" office:value="488.30001831055" calcext:value-type="float">
            <text:p>488.30001831055</text:p>
          </table:table-cell>
          <table:table-cell office:value-type="float" office:value="19.864999771118" calcext:value-type="float">
            <text:p>19.864999771118</text:p>
          </table:table-cell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7a4451-92e0-52a0-9e66-3555185c4e9c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55:16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 office:value-type="float" office:value="47.1404365" calcext:value-type="float">
            <text:p>47.1404365</text:p>
          </table:table-cell>
          <table:table-cell office:value-type="float" office:value="7.256335" calcext:value-type="float">
            <text:p>7.256335</text:p>
          </table:table-cell>
          <table:table-cell office:value-type="float" office:value="487.70001220703" calcext:value-type="float">
            <text:p>487.70001220703</text:p>
          </table:table-cell>
          <table:table-cell office:value-type="float" office:value="62.506000518799" calcext:value-type="float">
            <text:p>62.506000518799</text:p>
          </table:table-cell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21c168-3209-59fc-a2b6-68d9e236ae62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54:3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04596" calcext:value-type="float">
            <text:p>47.1404596</text:p>
          </table:table-cell>
          <table:table-cell office:value-type="float" office:value="7.2564667" calcext:value-type="float">
            <text:p>7.2564667</text:p>
          </table:table-cell>
          <table:table-cell office:value-type="float" office:value="499.39999389648" calcext:value-type="float">
            <text:p>499.39999389648</text:p>
          </table:table-cell>
          <table:table-cell office:value-type="float" office:value="77.699996948242" calcext:value-type="float">
            <text:p>77.699996948242</text:p>
          </table:table-cell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4cbe71-f929-50d8-90b1-cbba37751024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52:13</text:p>
          </table:table-cell>
          <table:table-cell office:value-type="string" calcext:value-type="string">
            <text:p>Rubus Rubus sect.</text:p>
          </table:table-cell>
          <table:table-cell/>
          <table:table-cell office:value-type="float" office:value="47.1404396" calcext:value-type="float">
            <text:p>47.1404396</text:p>
          </table:table-cell>
          <table:table-cell office:value-type="float" office:value="7.2563136" calcext:value-type="float">
            <text:p>7.2563136</text:p>
          </table:table-cell>
          <table:table-cell office:value-type="float" office:value="487.70001220703" calcext:value-type="float">
            <text:p>487.70001220703</text:p>
          </table:table-cell>
          <table:table-cell office:value-type="float" office:value="59.749000549316" calcext:value-type="float">
            <text:p>59.749000549316</text:p>
          </table:table-cell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b6af9b-2ab4-5ce1-be93-37d9b90518eb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51:25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float" office:value="47.1404365" calcext:value-type="float">
            <text:p>47.1404365</text:p>
          </table:table-cell>
          <table:table-cell office:value-type="float" office:value="7.2563118" calcext:value-type="float">
            <text:p>7.2563118</text:p>
          </table:table-cell>
          <table:table-cell office:value-type="float" office:value="488.10000610352" calcext:value-type="float">
            <text:p>488.10000610352</text:p>
          </table:table-cell>
          <table:table-cell office:value-type="float" office:value="24.267999649048" calcext:value-type="float">
            <text:p>24.267999649048</text:p>
          </table:table-cell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fdef9b-ca16-525d-ac3c-cf5f8fc4bff3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50:34</text:p>
          </table:table-cell>
          <table:table-cell office:value-type="string" calcext:value-type="string">
            <text:p>Sonchus oleraceus</text:p>
          </table:table-cell>
          <table:table-cell office:value-type="string" calcext:value-type="string">
            <text:p>Laiteron maraîcher</text:p>
          </table:table-cell>
          <table:table-cell office:value-type="float" office:value="47.1404277" calcext:value-type="float">
            <text:p>47.1404277</text:p>
          </table:table-cell>
          <table:table-cell office:value-type="float" office:value="7.2563238" calcext:value-type="float">
            <text:p>7.2563238</text:p>
          </table:table-cell>
          <table:table-cell office:value-type="float" office:value="488.30001831055" calcext:value-type="float">
            <text:p>488.30001831055</text:p>
          </table:table-cell>
          <table:table-cell office:value-type="float" office:value="24.084999084473" calcext:value-type="float">
            <text:p>24.084999084473</text:p>
          </table:table-cell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5fb91f-77c0-55f5-9598-7f98f83bb990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9:21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 office:value-type="float" office:value="47.1404429" calcext:value-type="float">
            <text:p>47.1404429</text:p>
          </table:table-cell>
          <table:table-cell office:value-type="float" office:value="7.2563616" calcext:value-type="float">
            <text:p>7.2563616</text:p>
          </table:table-cell>
          <table:table-cell office:value-type="float" office:value="488.30001831055" calcext:value-type="float">
            <text:p>488.30001831055</text:p>
          </table:table-cell>
          <table:table-cell office:value-type="float" office:value="21.374000549316" calcext:value-type="float">
            <text:p>21.374000549316</text:p>
          </table:table-cell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d08898-d096-5cad-8bac-e4878c066ca8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6:56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float" office:value="47.1404527" calcext:value-type="float">
            <text:p>47.1404527</text:p>
          </table:table-cell>
          <table:table-cell office:value-type="float" office:value="7.256376" calcext:value-type="float">
            <text:p>7.256376</text:p>
          </table:table-cell>
          <table:table-cell office:value-type="float" office:value="488.10000610352" calcext:value-type="float">
            <text:p>488.10000610352</text:p>
          </table:table-cell>
          <table:table-cell office:value-type="float" office:value="22.284999847412" calcext:value-type="float">
            <text:p>22.284999847412</text:p>
          </table:table-cell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b9b8be9-17bb-5c68-a06e-e2b2690e0ee3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5:3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04712" calcext:value-type="float">
            <text:p>47.1404712</text:p>
          </table:table-cell>
          <table:table-cell office:value-type="float" office:value="7.256286" calcext:value-type="float">
            <text:p>7.256286</text:p>
          </table:table-cell>
          <table:table-cell office:value-type="float" office:value="488.10000610352" calcext:value-type="float">
            <text:p>488.10000610352</text:p>
          </table:table-cell>
          <table:table-cell office:value-type="float" office:value="17.014999389648" calcext:value-type="float">
            <text:p>17.014999389648</text:p>
          </table:table-cell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3fd1d2-6b6a-55ac-95d0-419409e88096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4:38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float" office:value="47.1404874" calcext:value-type="float">
            <text:p>47.1404874</text:p>
          </table:table-cell>
          <table:table-cell office:value-type="float" office:value="7.2563369" calcext:value-type="float">
            <text:p>7.2563369</text:p>
          </table:table-cell>
          <table:table-cell office:value-type="float" office:value="494.10000610352" calcext:value-type="float">
            <text:p>494.10000610352</text:p>
          </table:table-cell>
          <table:table-cell office:value-type="float" office:value="15.432999610901" calcext:value-type="float">
            <text:p>15.432999610901</text:p>
          </table:table-cell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8b20ae-08ee-57fd-9b88-579a980459d9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4:0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float" office:value="47.1404899" calcext:value-type="float">
            <text:p>47.1404899</text:p>
          </table:table-cell>
          <table:table-cell office:value-type="float" office:value="7.2563763" calcext:value-type="float">
            <text:p>7.2563763</text:p>
          </table:table-cell>
          <table:table-cell office:value-type="float" office:value="494.30001831055" calcext:value-type="float">
            <text:p>494.30001831055</text:p>
          </table:table-cell>
          <table:table-cell office:value-type="float" office:value="17.226999282837" calcext:value-type="float">
            <text:p>17.226999282837</text:p>
          </table:table-cell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505f67-3656-5c0c-aac1-b27f09b30085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2:45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float" office:value="47.1404613" calcext:value-type="float">
            <text:p>47.1404613</text:p>
          </table:table-cell>
          <table:table-cell office:value-type="float" office:value="7.2562603" calcext:value-type="float">
            <text:p>7.2562603</text:p>
          </table:table-cell>
          <table:table-cell office:value-type="float" office:value="488.10000610352" calcext:value-type="float">
            <text:p>488.10000610352</text:p>
          </table:table-cell>
          <table:table-cell office:value-type="float" office:value="21.815999984741" calcext:value-type="float">
            <text:p>21.815999984741</text:p>
          </table:table-cell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1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table:number-columns-repeated="4"/>
          <table:table-cell office:value-type="string" calcext:value-type="string">
            <text:p>suze cff closed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f38b8a2-b7b4-5b0e-acf8-465ed241fd95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16:02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 office:value-type="float" office:value="47.1402357" calcext:value-type="float">
            <text:p>47.1402357</text:p>
          </table:table-cell>
          <table:table-cell office:value-type="float" office:value="7.2550526" calcext:value-type="float">
            <text:p>7.2550526</text:p>
          </table:table-cell>
          <table:table-cell office:value-type="float" office:value="485.80001831055" calcext:value-type="float">
            <text:p>485.80001831055</text:p>
          </table:table-cell>
          <table:table-cell office:value-type="float" office:value="24.624000549316" calcext:value-type="float">
            <text:p>24.624000549316</text:p>
          </table:table-cell>
          <table:table-cell office:value-type="string" calcext:value-type="string">
            <text:p>suze cff closed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4c0ba8-2f7d-5082-8a01-9d961e542cd3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15:04</text:p>
          </table:table-cell>
          <table:table-cell office:value-type="string" calcext:value-type="string">
            <text:p>Parthenocissus quinquefolia agg.</text:p>
          </table:table-cell>
          <table:table-cell office:value-type="string" calcext:value-type="string">
            <text:p>Vigne vierge à cinq folioles</text:p>
          </table:table-cell>
          <table:table-cell office:value-type="float" office:value="47.1403745" calcext:value-type="float">
            <text:p>47.1403745</text:p>
          </table:table-cell>
          <table:table-cell office:value-type="float" office:value="7.2547214" calcext:value-type="float">
            <text:p>7.2547214</text:p>
          </table:table-cell>
          <table:table-cell office:value-type="float" office:value="485.80001831055" calcext:value-type="float">
            <text:p>485.8000183105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suze cff closed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ebec7f-4a6d-5956-afe0-b6aa17f7751b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13:58</text:p>
          </table:table-cell>
          <table:table-cell office:value-type="string" calcext:value-type="string">
            <text:p>Medicago sativa</text:p>
          </table:table-cell>
          <table:table-cell/>
          <table:table-cell office:value-type="float" office:value="47.1403014" calcext:value-type="float">
            <text:p>47.1403014</text:p>
          </table:table-cell>
          <table:table-cell office:value-type="float" office:value="7.2549105" calcext:value-type="float">
            <text:p>7.2549105</text:p>
          </table:table-cell>
          <table:table-cell office:value-type="float" office:value="484.80001831055" calcext:value-type="float">
            <text:p>484.80001831055</text:p>
          </table:table-cell>
          <table:table-cell office:value-type="float" office:value="32.918998718262" calcext:value-type="float">
            <text:p>32.918998718262</text:p>
          </table:table-cell>
          <table:table-cell office:value-type="string" calcext:value-type="string">
            <text:p>suze cff closed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f3f70f-ea7c-52de-ae0b-f2d2d67e02d2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13:1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02327" calcext:value-type="float">
            <text:p>47.1402327</text:p>
          </table:table-cell>
          <table:table-cell office:value-type="float" office:value="7.2551258" calcext:value-type="float">
            <text:p>7.2551258</text:p>
          </table:table-cell>
          <table:table-cell office:value-type="float" office:value="485.80001831055" calcext:value-type="float">
            <text:p>485.80001831055</text:p>
          </table:table-cell>
          <table:table-cell office:value-type="float" office:value="22.236999511719" calcext:value-type="float">
            <text:p>22.236999511719</text:p>
          </table:table-cell>
          <table:table-cell office:value-type="string" calcext:value-type="string">
            <text:p>suze cff closed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d8240dc-2831-546f-b0ef-28d6c8dcca0d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10:44</text:p>
          </table:table-cell>
          <table:table-cell office:value-type="string" calcext:value-type="string">
            <text:p>Malus sylvestris agg.</text:p>
          </table:table-cell>
          <table:table-cell office:value-type="string" calcext:value-type="string">
            <text:p>Pommier Sauvage</text:p>
          </table:table-cell>
          <table:table-cell office:value-type="float" office:value="47.1402555" calcext:value-type="float">
            <text:p>47.1402555</text:p>
          </table:table-cell>
          <table:table-cell office:value-type="float" office:value="7.2550929" calcext:value-type="float">
            <text:p>7.2550929</text:p>
          </table:table-cell>
          <table:table-cell office:value-type="float" office:value="485.39999389648" calcext:value-type="float">
            <text:p>485.399993896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ze cff closed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f946f88-5a4f-50b9-83ec-a85d8d379511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09:46</text:p>
          </table:table-cell>
          <table:table-cell office:value-type="string" calcext:value-type="string">
            <text:p>Rubus Rubus sect.</text:p>
          </table:table-cell>
          <table:table-cell/>
          <table:table-cell office:value-type="float" office:value="47.1401699" calcext:value-type="float">
            <text:p>47.1401699</text:p>
          </table:table-cell>
          <table:table-cell office:value-type="float" office:value="7.2549285" calcext:value-type="float">
            <text:p>7.2549285</text:p>
          </table:table-cell>
          <table:table-cell office:value-type="float" office:value="485.80001831055" calcext:value-type="float">
            <text:p>485.80001831055</text:p>
          </table:table-cell>
          <table:table-cell office:value-type="float" office:value="29.482000350952" calcext:value-type="float">
            <text:p>29.482000350952</text:p>
          </table:table-cell>
          <table:table-cell office:value-type="string" calcext:value-type="string">
            <text:p>suze cff closed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c6bb39-4675-5f61-91d6-11d9f49147e6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08:3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7.1403408" calcext:value-type="float">
            <text:p>47.1403408</text:p>
          </table:table-cell>
          <table:table-cell office:value-type="float" office:value="7.2548634" calcext:value-type="float">
            <text:p>7.2548634</text:p>
          </table:table-cell>
          <table:table-cell office:value-type="float" office:value="485.80001831055" calcext:value-type="float">
            <text:p>485.80001831055</text:p>
          </table:table-cell>
          <table:table-cell office:value-type="float" office:value="24.165000915527" calcext:value-type="float">
            <text:p>24.165000915527</text:p>
          </table:table-cell>
          <table:table-cell office:value-type="string" calcext:value-type="string">
            <text:p>suze cff closed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2b2877-6df4-58ee-b2f7-84640bc426d9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07:0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402625" calcext:value-type="float">
            <text:p>47.1402625</text:p>
          </table:table-cell>
          <table:table-cell office:value-type="float" office:value="7.2552296" calcext:value-type="float">
            <text:p>7.2552296</text:p>
          </table:table-cell>
          <table:table-cell office:value-type="float" office:value="485.80001831055" calcext:value-type="float">
            <text:p>485.80001831055</text:p>
          </table:table-cell>
          <table:table-cell office:value-type="float" office:value="24.738000869751" calcext:value-type="float">
            <text:p>24.738000869751</text:p>
          </table:table-cell>
          <table:table-cell office:value-type="string" calcext:value-type="string">
            <text:p>suze cff closed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fe690d4-d9e4-5ef7-8d98-1a5026b26b2c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06:1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02807" calcext:value-type="float">
            <text:p>47.1402807</text:p>
          </table:table-cell>
          <table:table-cell office:value-type="float" office:value="7.2551729" calcext:value-type="float">
            <text:p>7.2551729</text:p>
          </table:table-cell>
          <table:table-cell office:value-type="float" office:value="485.80001831055" calcext:value-type="float">
            <text:p>485.80001831055</text:p>
          </table:table-cell>
          <table:table-cell office:value-type="float" office:value="21.94700050354" calcext:value-type="float">
            <text:p>21.94700050354</text:p>
          </table:table-cell>
          <table:table-cell office:value-type="string" calcext:value-type="string">
            <text:p>suze cff closed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11141e-36a2-50a2-b2b5-51c289d0430c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04:48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float" office:value="47.1402203" calcext:value-type="float">
            <text:p>47.1402203</text:p>
          </table:table-cell>
          <table:table-cell office:value-type="float" office:value="7.2550405" calcext:value-type="float">
            <text:p>7.2550405</text:p>
          </table:table-cell>
          <table:table-cell office:value-type="float" office:value="486.30001831055" calcext:value-type="float">
            <text:p>486.30001831055</text:p>
          </table:table-cell>
          <table:table-cell office:value-type="float" office:value="29.094999313354" calcext:value-type="float">
            <text:p>29.094999313354</text:p>
          </table:table-cell>
          <table:table-cell office:value-type="string" calcext:value-type="string">
            <text:p>suze cff closed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12f493-1cc3-593c-bfe9-aaf20afb16ab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20:01</text:p>
          </table:table-cell>
          <table:table-cell office:value-type="string" calcext:value-type="string">
            <text:p>Borkhausenia intermedia</text:p>
          </table:table-cell>
          <table:table-cell office:value-type="string" calcext:value-type="string">
            <text:p>Sorbier Intermédiaire</text:p>
          </table:table-cell>
          <table:table-cell office:value-type="float" office:value="47.1390411" calcext:value-type="float">
            <text:p>47.1390411</text:p>
          </table:table-cell>
          <table:table-cell office:value-type="float" office:value="7.2533019" calcext:value-type="float">
            <text:p>7.2533019</text:p>
          </table:table-cell>
          <table:table-cell office:value-type="float" office:value="485.70001220703" calcext:value-type="float">
            <text:p>485.70001220703</text:p>
          </table:table-cell>
          <table:table-cell office:value-type="float" office:value="20.086999893188" calcext:value-type="float">
            <text:p>20.086999893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53d67-3cfb-5fd6-8845-19d0fc8369a7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7:29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float" office:value="47.1390699" calcext:value-type="float">
            <text:p>47.1390699</text:p>
          </table:table-cell>
          <table:table-cell office:value-type="float" office:value="7.2534515" calcext:value-type="float">
            <text:p>7.2534515</text:p>
          </table:table-cell>
          <table:table-cell office:value-type="float" office:value="485.10000610352" calcext:value-type="float">
            <text:p>485.10000610352</text:p>
          </table:table-cell>
          <table:table-cell office:value-type="float" office:value="23.433000564575" calcext:value-type="float">
            <text:p>23.433000564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f2f693-f241-5f55-96d0-d8f47d846651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7:0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float" office:value="47.1390062" calcext:value-type="float">
            <text:p>47.1390062</text:p>
          </table:table-cell>
          <table:table-cell office:value-type="float" office:value="7.2532954" calcext:value-type="float">
            <text:p>7.2532954</text:p>
          </table:table-cell>
          <table:table-cell office:value-type="float" office:value="485.70001220703" calcext:value-type="float">
            <text:p>485.70001220703</text:p>
          </table:table-cell>
          <table:table-cell office:value-type="float" office:value="23.195999145508" calcext:value-type="float">
            <text:p>23.1959991455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4ca87b-0cbf-55b7-b6fc-edb84de217c9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5:55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float" office:value="47.1390073" calcext:value-type="float">
            <text:p>47.1390073</text:p>
          </table:table-cell>
          <table:table-cell office:value-type="float" office:value="7.2533638" calcext:value-type="float">
            <text:p>7.2533638</text:p>
          </table:table-cell>
          <table:table-cell office:value-type="float" office:value="485.10000610352" calcext:value-type="float">
            <text:p>485.10000610352</text:p>
          </table:table-cell>
          <table:table-cell office:value-type="float" office:value="24.45299911499" calcext:value-type="float">
            <text:p>24.45299911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011326-7b7e-5a1f-8735-1e1570160cec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5:13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 office:value-type="float" office:value="47.1390361" calcext:value-type="float">
            <text:p>47.1390361</text:p>
          </table:table-cell>
          <table:table-cell office:value-type="float" office:value="7.2534384" calcext:value-type="float">
            <text:p>7.2534384</text:p>
          </table:table-cell>
          <table:table-cell office:value-type="float" office:value="485.10000610352" calcext:value-type="float">
            <text:p>485.10000610352</text:p>
          </table:table-cell>
          <table:table-cell office:value-type="float" office:value="38.395000457764" calcext:value-type="float">
            <text:p>38.395000457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87696d-8c78-57a0-a79c-2f528569d35b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4:34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Petite mauve</text:p>
          </table:table-cell>
          <table:table-cell office:value-type="float" office:value="47.1390727" calcext:value-type="float">
            <text:p>47.1390727</text:p>
          </table:table-cell>
          <table:table-cell office:value-type="float" office:value="7.2534649" calcext:value-type="float">
            <text:p>7.2534649</text:p>
          </table:table-cell>
          <table:table-cell office:value-type="float" office:value="486" calcext:value-type="float">
            <text:p>486</text:p>
          </table:table-cell>
          <table:table-cell office:value-type="float" office:value="25.5" calcext:value-type="float">
            <text:p>2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8c1913e-e075-5b0f-aa21-8fcd44816a6e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3:4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float" office:value="47.1390362" calcext:value-type="float">
            <text:p>47.1390362</text:p>
          </table:table-cell>
          <table:table-cell office:value-type="float" office:value="7.2534459" calcext:value-type="float">
            <text:p>7.2534459</text:p>
          </table:table-cell>
          <table:table-cell office:value-type="float" office:value="485.10000610352" calcext:value-type="float">
            <text:p>485.10000610352</text:p>
          </table:table-cell>
          <table:table-cell office:value-type="float" office:value="26.601999282837" calcext:value-type="float">
            <text:p>26.601999282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0bb9336-b5da-5356-b63d-c4ea1bf43f1a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3:21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 office:value-type="float" office:value="47.1390294" calcext:value-type="float">
            <text:p>47.1390294</text:p>
          </table:table-cell>
          <table:table-cell office:value-type="float" office:value="7.2534138" calcext:value-type="float">
            <text:p>7.2534138</text:p>
          </table:table-cell>
          <table:table-cell office:value-type="float" office:value="485.39999389648" calcext:value-type="float">
            <text:p>485.39999389648</text:p>
          </table:table-cell>
          <table:table-cell office:value-type="float" office:value="21.648000717163" calcext:value-type="float">
            <text:p>21.648000717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1:32</text:p>
          </table:table-cell>
          <table:table-cell office:value-type="string" calcext:value-type="string">
            <text:p>Erodium cicutarium agg.</text:p>
          </table:table-cell>
          <table:table-cell office:value-type="string" calcext:value-type="string">
            <text:p>Bec de grue commun</text:p>
          </table:table-cell>
          <table:table-cell table:number-columns-repeated="4"/>
          <table:table-cell office:value-type="string" calcext:value-type="string">
            <text:p>start cff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d4da89-9486-5f68-9c1b-94d640ec3aac</text:p>
          </table:table-cell>
          <table:table-cell/>
          <table:table-cell office:value-type="string" calcext:value-type="string">
            <text:p>CFF Path 2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21:24</text:p>
          </table:table-cell>
          <table:table-cell office:value-type="string" calcext:value-type="string">
            <text:p>Malva neglecta</text:p>
          </table:table-cell>
          <table:table-cell/>
          <table:table-cell office:value-type="float" office:value="47.1390538" calcext:value-type="float">
            <text:p>47.1390538</text:p>
          </table:table-cell>
          <table:table-cell office:value-type="float" office:value="7.2534708" calcext:value-type="float">
            <text:p>7.2534708</text:p>
          </table:table-cell>
          <table:table-cell office:value-type="float" office:value="486.39999389648" calcext:value-type="float">
            <text:p>486.39999389648</text:p>
          </table:table-cell>
          <table:table-cell office:value-type="float" office:value="16.149000167847" calcext:value-type="float">
            <text:p>16.149000167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f976dbd-0f8e-5da0-af9d-a2db8337932d</text:p>
          </table:table-cell>
          <table:table-cell/>
          <table:table-cell office:value-type="string" calcext:value-type="string">
            <text:p>CFF Path 2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17:18</text:p>
          </table:table-cell>
          <table:table-cell office:value-type="string" calcext:value-type="string">
            <text:p>Alcea rosea</text:p>
          </table:table-cell>
          <table:table-cell office:value-type="string" calcext:value-type="string">
            <text:p>Passerose, Rose trémière</text:p>
          </table:table-cell>
          <table:table-cell office:value-type="float" office:value="47.1403439" calcext:value-type="float">
            <text:p>47.1403439</text:p>
          </table:table-cell>
          <table:table-cell office:value-type="float" office:value="7.2562076" calcext:value-type="float">
            <text:p>7.2562076</text:p>
          </table:table-cell>
          <table:table-cell/>
          <table:table-cell office:value-type="float" office:value="33.613998413086" calcext:value-type="float">
            <text:p>33.613998413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84d30f5-e091-5e36-b0c1-29f116506bf2</text:p>
          </table:table-cell>
          <table:table-cell office:value-type="string" calcext:value-type="string">
            <text:p>Arctium 1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3:48</text:p>
          </table:table-cell>
          <table:table-cell office:value-type="string" calcext:value-type="string">
            <text:p>Arctium minus</text:p>
          </table:table-cell>
          <table:table-cell office:value-type="string" calcext:value-type="string">
            <text:p>Bardane à petits capitules</text:p>
          </table:table-cell>
          <table:table-cell office:value-type="float" office:value="47.1400511" calcext:value-type="float">
            <text:p>47.1400511</text:p>
          </table:table-cell>
          <table:table-cell office:value-type="float" office:value="7.2545902" calcext:value-type="float">
            <text:p>7.2545902</text:p>
          </table:table-cell>
          <table:table-cell office:value-type="float" office:value="486.39999389648" calcext:value-type="float">
            <text:p>486.39999389648</text:p>
          </table:table-cell>
          <table:table-cell office:value-type="float" office:value="41.347999572754" calcext:value-type="float">
            <text:p>41.347999572754</text:p>
          </table:table-cell>
          <table:table-cell office:value-type="string" calcext:value-type="string">
            <text:p>VERIFY OXALIS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d884707-d313-514a-92f1-98e4aa8941eb</text:p>
          </table:table-cell>
          <table:table-cell office:value-type="string" calcext:value-type="string">
            <text:p>Carduus 3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7:46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 office:value-type="float" office:value="47.1400011" calcext:value-type="float">
            <text:p>47.1400011</text:p>
          </table:table-cell>
          <table:table-cell office:value-type="float" office:value="7.2550378" calcext:value-type="float">
            <text:p>7.2550378</text:p>
          </table:table-cell>
          <table:table-cell office:value-type="float" office:value="484.5" calcext:value-type="float">
            <text:p>484.5</text:p>
          </table:table-cell>
          <table:table-cell office:value-type="float" office:value="25.82799911499" calcext:value-type="float">
            <text:p>25.82799911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14359-b3bb-5fe4-80f0-2d2aabd7e324</text:p>
          </table:table-cell>
          <table:table-cell office:value-type="string" calcext:value-type="string">
            <text:p>Carduus 4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5:39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 office:value-type="float" office:value="47.1396216" calcext:value-type="float">
            <text:p>47.1396216</text:p>
          </table:table-cell>
          <table:table-cell office:value-type="float" office:value="7.2540635" calcext:value-type="float">
            <text:p>7.2540635</text:p>
          </table:table-cell>
          <table:table-cell office:value-type="float" office:value="487.20001220703" calcext:value-type="float">
            <text:p>487.20001220703</text:p>
          </table:table-cell>
          <table:table-cell office:value-type="float" office:value="34.494998931885" calcext:value-type="float">
            <text:p>34.494998931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477daf-2de1-56bb-a6c4-0b06b54be2de</text:p>
          </table:table-cell>
          <table:table-cell office:value-type="string" calcext:value-type="string">
            <text:p>Convolvulus 2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6:04</text:p>
          </table:table-cell>
          <table:table-cell office:value-type="string" calcext:value-type="string">
            <text:p>Convolvulus arvensis</text:p>
          </table:table-cell>
          <table:table-cell office:value-type="string" calcext:value-type="string">
            <text:p>Liseron des champs</text:p>
          </table:table-cell>
          <table:table-cell office:value-type="float" office:value="47.1401684" calcext:value-type="float">
            <text:p>47.1401684</text:p>
          </table:table-cell>
          <table:table-cell office:value-type="float" office:value="7.2550769" calcext:value-type="float">
            <text:p>7.2550769</text:p>
          </table:table-cell>
          <table:table-cell office:value-type="float" office:value="491.39999389648" calcext:value-type="float">
            <text:p>491.39999389648</text:p>
          </table:table-cell>
          <table:table-cell office:value-type="float" office:value="30.031999588013" calcext:value-type="float">
            <text:p>30.031999588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3ecd20-8dbc-5cfe-93c9-eeb985b2028b</text:p>
          </table:table-cell>
          <table:table-cell office:value-type="string" calcext:value-type="string">
            <text:p>Oxalis 2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9:27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float" office:value="47.1395745" calcext:value-type="float">
            <text:p>47.1395745</text:p>
          </table:table-cell>
          <table:table-cell office:value-type="float" office:value="7.2541813" calcext:value-type="float">
            <text:p>7.2541813</text:p>
          </table:table-cell>
          <table:table-cell office:value-type="float" office:value="487.20001220703" calcext:value-type="float">
            <text:p>487.20001220703</text:p>
          </table:table-cell>
          <table:table-cell office:value-type="float" office:value="34.187999725342" calcext:value-type="float">
            <text:p>34.187999725342</text:p>
          </table:table-cell>
          <table:table-cell office:value-type="string" calcext:value-type="string">
            <text:p>Convolvullus 2 photo still in baumaterial f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df7ba68-ae94-5fd4-a42c-63f14d00a1ee</text:p>
          </table:table-cell>
          <table:table-cell/>
          <table:table-cell office:value-type="string" calcext:value-type="string">
            <text:p>CFF Path 2</text:p>
          </table:table-cell>
          <table:table-cell/>
          <table:table-cell office:value-type="string" calcext:value-type="string">
            <text:p>2020-07-31</text:p>
          </table:table-cell>
          <table:table-cell office:value-type="string" calcext:value-type="string">
            <text:p>10:56:56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office:value-type="float" office:value="47.1395612" calcext:value-type="float">
            <text:p>47.1395612</text:p>
          </table:table-cell>
          <table:table-cell office:value-type="float" office:value="7.2542066" calcext:value-type="float">
            <text:p>7.2542066</text:p>
          </table:table-cell>
          <table:table-cell office:value-type="float" office:value="486.20001220703" calcext:value-type="float">
            <text:p>486.20001220703</text:p>
          </table:table-cell>
          <table:table-cell office:value-type="float" office:value="33.631000518799" calcext:value-type="float">
            <text:p>33.631000518799</text:p>
          </table:table-cell>
          <table:table-cell office:value-type="string" calcext:value-type="string">
            <text:p>carduus crispus vs cardus anthoides BOTH SPECIES ON THIS SIT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12d30344-c472-53fa-a3a2-7152fb43fad2</text:p>
          </table:table-cell>
          <table:table-cell/>
          <table:table-cell office:value-type="string" calcext:value-type="string">
            <text:p>CFF Path 2</text:p>
          </table:table-cell>
          <table:table-cell/>
          <table:table-cell office:value-type="string" calcext:value-type="string">
            <text:p>2020-07-31</text:p>
          </table:table-cell>
          <table:table-cell office:value-type="string" calcext:value-type="string">
            <text:p>10:48:43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Aubépine à un style, Epine blanche</text:p>
          </table:table-cell>
          <table:table-cell office:value-type="float" office:value="47.1372593" calcext:value-type="float">
            <text:p>47.1372593</text:p>
          </table:table-cell>
          <table:table-cell office:value-type="float" office:value="7.2527432" calcext:value-type="float">
            <text:p>7.2527432</text:p>
          </table:table-cell>
          <table:table-cell office:value-type="float" office:value="490.39999389648" calcext:value-type="float">
            <text:p>490.39999389648</text:p>
          </table:table-cell>
          <table:table-cell office:value-type="float" office:value="58.242000579834" calcext:value-type="float">
            <text:p>58.242000579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132a95-af36-5e2b-b0eb-5499cf7817de</text:p>
          </table:table-cell>
          <table:table-cell office:value-type="string" calcext:value-type="string">
            <text:p>Epilobium 4</text:p>
          </table:table-cell>
          <table:table-cell office:value-type="string" calcext:value-type="string">
            <text:p>CFF Path 3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8:09:1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table:style-name="ce12" office:value-type="float" office:value="50.14038" calcext:value-type="float">
            <text:p>50.14038</text:p>
          </table:table-cell>
          <table:table-cell table:style-name="ce12" office:value-type="float" office:value="7.25646" calcext:value-type="float">
            <text:p>7.25646</text:p>
          </table:table-cell>
          <table:table-cell office:value-type="float" office:value="487.5" calcext:value-type="float">
            <text:p>487.5</text:p>
          </table:table-cell>
          <table:table-cell office:value-type="float" office:value="19.761999130249" calcext:value-type="float">
            <text:p>19.761999130249</text:p>
          </table:table-cell>
          <table:table-cell office:value-type="string" calcext:value-type="string">
            <text:p>1 very large patc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afff76d-cc56-5969-8ef4-0c9733aa4f8a</text:p>
          </table:table-cell>
          <table:table-cell office:value-type="string" calcext:value-type="string">
            <text:p>Erigeron 4</text:p>
          </table:table-cell>
          <table:table-cell office:value-type="string" calcext:value-type="string">
            <text:p>CFF Path 3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8:06:3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table:style-name="ce12" office:value-type="float" office:value="52.14038" calcext:value-type="float">
            <text:p>52.14038</text:p>
          </table:table-cell>
          <table:table-cell table:style-name="ce12" office:value-type="float" office:value="7.25646" calcext:value-type="float">
            <text:p>7.25646</text:p>
          </table:table-cell>
          <table:table-cell office:value-type="float" office:value="485.80001831055" calcext:value-type="float">
            <text:p>485.80001831055</text:p>
          </table:table-cell>
          <table:table-cell office:value-type="float" office:value="19.760000228882" calcext:value-type="float">
            <text:p>19.760000228882</text:p>
          </table:table-cell>
          <table:table-cell office:value-type="string" calcext:value-type="string">
            <text:p>3 individual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bded4c-0d3b-524b-9d1f-97d62da2a77c</text:p>
          </table:table-cell>
          <table:table-cell office:value-type="string" calcext:value-type="string">
            <text:p>Geranium 7</text:p>
          </table:table-cell>
          <table:table-cell office:value-type="string" calcext:value-type="string">
            <text:p>CFF Path 3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8:11:03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table:style-name="ce12" office:value-type="float" office:value="49.14038" calcext:value-type="float">
            <text:p>49.14038</text:p>
          </table:table-cell>
          <table:table-cell table:style-name="ce12" office:value-type="float" office:value="7.25646" calcext:value-type="float">
            <text:p>7.25646</text:p>
          </table:table-cell>
          <table:table-cell/>
          <table:table-cell office:value-type="float" office:value="116.09999847412" calcext:value-type="float">
            <text:p>116.09999847412</text:p>
          </table:table-cell>
          <table:table-cell office:value-type="string" calcext:value-type="string">
            <text:p>3 individual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95ba58-4925-55cc-8ae6-64a102acbfe6</text:p>
          </table:table-cell>
          <table:table-cell office:value-type="string" calcext:value-type="string">
            <text:p>Medicago 3</text:p>
          </table:table-cell>
          <table:table-cell office:value-type="string" calcext:value-type="string">
            <text:p>CFF Path 3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8:14:58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 table:style-name="ce12" office:value-type="float" office:value="47.14038" calcext:value-type="float">
            <text:p>47.14038</text:p>
          </table:table-cell>
          <table:table-cell table:style-name="ce12" office:value-type="float" office:value="7.25646" calcext:value-type="float">
            <text:p>7.25646</text:p>
          </table:table-cell>
          <table:table-cell office:value-type="float" office:value="485.80001831055" calcext:value-type="float">
            <text:p>485.80001831055</text:p>
          </table:table-cell>
          <table:table-cell office:value-type="float" office:value="20.309999465942" calcext:value-type="float">
            <text:p>20.309999465942</text:p>
          </table:table-cell>
          <table:table-cell office:value-type="string" calcext:value-type="string">
            <text:p>2 individual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d96213-e75a-580a-b1e2-784718c4b685</text:p>
          </table:table-cell>
          <table:table-cell office:value-type="string" calcext:value-type="string">
            <text:p>Robinia 1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7:44</text:p>
          </table:table-cell>
          <table:table-cell office:value-type="string" calcext:value-type="string">
            <text:p>Robinia pseudoacacia</text:p>
          </table:table-cell>
          <table:table-cell office:value-type="string" calcext:value-type="string">
            <text:p>Robinier</text:p>
          </table:table-cell>
          <table:table-cell table:style-name="ce12" office:value-type="float" office:value="51.14038" calcext:value-type="float">
            <text:p>51.14038</text:p>
          </table:table-cell>
          <table:table-cell table:style-name="ce12" office:value-type="float" office:value="7.25646" calcext:value-type="float">
            <text:p>7.25646</text:p>
          </table:table-cell>
          <table:table-cell office:value-type="float" office:value="494.20001220703" calcext:value-type="float">
            <text:p>494.20001220703</text:p>
          </table:table-cell>
          <table:table-cell office:value-type="float" office:value="20.52799987793" calcext:value-type="float">
            <text:p>20.52799987793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db814f-e631-582c-89cb-53d81c7e64ae</text:p>
          </table:table-cell>
          <table:table-cell office:value-type="string" calcext:value-type="string">
            <text:p>Solanum 3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12:55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 table:style-name="ce12" office:value-type="float" office:value="48.14038" calcext:value-type="float">
            <text:p>48.14038</text:p>
          </table:table-cell>
          <table:table-cell table:style-name="ce12" office:value-type="float" office:value="7.25646" calcext:value-type="float">
            <text:p>7.25646</text:p>
          </table:table-cell>
          <table:table-cell/>
          <table:table-cell office:value-type="float" office:value="116.09999847412" calcext:value-type="float">
            <text:p>116.09999847412</text:p>
          </table:table-cell>
          <table:table-cell office:value-type="string" calcext:value-type="string">
            <text:p>2 individual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cc9d6b-b07a-5931-aace-3e923c6811f5</text:p>
          </table:table-cell>
          <table:table-cell office:value-type="string" calcext:value-type="string">
            <text:p>Urtica 1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6:0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table:style-name="ce12" office:value-type="float" office:value="53.14038" calcext:value-type="float">
            <text:p>53.14038</text:p>
          </table:table-cell>
          <table:table-cell table:style-name="ce12" office:value-type="float" office:value="7.25646" calcext:value-type="float">
            <text:p>7.25646</text:p>
          </table:table-cell>
          <table:table-cell office:value-type="float" office:value="495.30001831055" calcext:value-type="float">
            <text:p>495.30001831055</text:p>
          </table:table-cell>
          <table:table-cell office:value-type="float" office:value="16.079000473022" calcext:value-type="float">
            <text:p>16.079000473022</text:p>
          </table:table-cell>
          <table:table-cell office:value-type="string" calcext:value-type="string">
            <text:p>1 large patc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2cb297-aa4c-5692-9dc5-9155cfe81ceb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37M14S" calcext:value-type="time">
            <text:p>04:37:14 PM</text:p>
          </table:table-cell>
          <table:table-cell table:number-columns-repeated="2"/>
          <table:table-cell office:value-type="float" office:value="47.1361658" calcext:value-type="float">
            <text:p>47.1361658</text:p>
          </table:table-cell>
          <table:table-cell office:value-type="float" office:value="7.2528104" calcext:value-type="float">
            <text:p>7.2528104</text:p>
          </table:table-cell>
          <table:table-cell office:value-type="float" office:value="484.5" calcext:value-type="float">
            <text:p>484.5</text:p>
          </table:table-cell>
          <table:table-cell office:value-type="float" office:value="49.701999664307" calcext:value-type="float">
            <text:p>49.701999664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90c01c-60d4-5f3f-b4f3-5d4fb227fd4c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36M55S" calcext:value-type="time">
            <text:p>04:36:5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360134" calcext:value-type="float">
            <text:p>47.1360134</text:p>
          </table:table-cell>
          <table:table-cell office:value-type="float" office:value="7.2528628" calcext:value-type="float">
            <text:p>7.2528628</text:p>
          </table:table-cell>
          <table:table-cell office:value-type="float" office:value="485.30001831055" calcext:value-type="float">
            <text:p>485.30001831055</text:p>
          </table:table-cell>
          <table:table-cell office:value-type="float" office:value="19.124000549316" calcext:value-type="float">
            <text:p>19.124000549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897d4-4078-55e8-9106-a542f3237a41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21M30S" calcext:value-type="time">
            <text:p>04:21:30 P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float" office:value="47.1439727" calcext:value-type="float">
            <text:p>47.1439727</text:p>
          </table:table-cell>
          <table:table-cell office:value-type="float" office:value="7.2633926" calcext:value-type="float">
            <text:p>7.2633926</text:p>
          </table:table-cell>
          <table:table-cell office:value-type="float" office:value="494.30001831055" calcext:value-type="float">
            <text:p>494.30001831055</text:p>
          </table:table-cell>
          <table:table-cell office:value-type="float" office:value="101.9940032959" calcext:value-type="float">
            <text:p>101.9940032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eb2dc25-2b26-53f2-b736-b1b303edc794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6M46S" calcext:value-type="time">
            <text:p>04:16:46 PM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 office:value-type="float" office:value="47.1442089" calcext:value-type="float">
            <text:p>47.1442089</text:p>
          </table:table-cell>
          <table:table-cell office:value-type="float" office:value="7.2634008" calcext:value-type="float">
            <text:p>7.2634008</text:p>
          </table:table-cell>
          <table:table-cell office:value-type="float" office:value="488.39999389648" calcext:value-type="float">
            <text:p>488.39999389648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24ff0c-9577-556f-98d7-e9defdf44cf4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6M09S" calcext:value-type="time">
            <text:p>04:16:09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443092" calcext:value-type="float">
            <text:p>47.1443092</text:p>
          </table:table-cell>
          <table:table-cell office:value-type="float" office:value="7.2633576" calcext:value-type="float">
            <text:p>7.2633576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9.4079999923706" calcext:value-type="float">
            <text:p>9.4079999923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1f704f1-df91-505c-ba2a-a0092c87d0dc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4M27S" calcext:value-type="time">
            <text:p>04:14:27 PM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 office:value-type="float" office:value="47.144265" calcext:value-type="float">
            <text:p>47.144265</text:p>
          </table:table-cell>
          <table:table-cell office:value-type="float" office:value="7.2632578" calcext:value-type="float">
            <text:p>7.2632578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27.434999465942" calcext:value-type="float">
            <text:p>27.434999465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731366-052f-5a0d-871e-0e524cdb5443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3M37S" calcext:value-type="time">
            <text:p>04:13:37 PM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 office:value-type="float" office:value="47.1442243" calcext:value-type="float">
            <text:p>47.1442243</text:p>
          </table:table-cell>
          <table:table-cell office:value-type="float" office:value="7.2632844" calcext:value-type="float">
            <text:p>7.2632844</text:p>
          </table:table-cell>
          <table:table-cell office:value-type="float" office:value="487.89999389648" calcext:value-type="float">
            <text:p>487.89999389648</text:p>
          </table:table-cell>
          <table:table-cell office:value-type="float" office:value="14.25" calcext:value-type="float">
            <text:p>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7aa973-8c19-59c4-a821-32c709edccfb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2M56S" calcext:value-type="time">
            <text:p>04:12:56 PM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 office:value-type="float" office:value="47.1441174" calcext:value-type="float">
            <text:p>47.1441174</text:p>
          </table:table-cell>
          <table:table-cell office:value-type="float" office:value="7.2632678" calcext:value-type="float">
            <text:p>7.2632678</text:p>
          </table:table-cell>
          <table:table-cell office:value-type="float" office:value="488.89999389648" calcext:value-type="float">
            <text:p>488.89999389648</text:p>
          </table:table-cell>
          <table:table-cell office:value-type="float" office:value="18.711000442505" calcext:value-type="float">
            <text:p>18.711000442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ee700e2-5fcc-5b06-bfc0-8587cc54c85b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1M42S" calcext:value-type="time">
            <text:p>04:11:42 PM</text:p>
          </table:table-cell>
          <table:table-cell office:value-type="string" calcext:value-type="string">
            <text:p>Verbascum thapsus</text:p>
          </table:table-cell>
          <table:table-cell office:value-type="string" calcext:value-type="string">
            <text:p>Bouillon blanc, Molène thapsus</text:p>
          </table:table-cell>
          <table:table-cell office:value-type="float" office:value="47.1443514" calcext:value-type="float">
            <text:p>47.1443514</text:p>
          </table:table-cell>
          <table:table-cell office:value-type="float" office:value="7.2633514" calcext:value-type="float">
            <text:p>7.2633514</text:p>
          </table:table-cell>
          <table:table-cell office:value-type="float" office:value="488.5" calcext:value-type="float">
            <text:p>488.5</text:p>
          </table:table-cell>
          <table:table-cell office:value-type="float" office:value="10.979999542236" calcext:value-type="float">
            <text:p>10.979999542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da48e14-888d-53d5-aa68-9c0ff19a51d0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1M10S" calcext:value-type="time">
            <text:p>04:11:1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 office:value-type="float" office:value="47.1442623" calcext:value-type="float">
            <text:p>47.1442623</text:p>
          </table:table-cell>
          <table:table-cell office:value-type="float" office:value="7.2634027" calcext:value-type="float">
            <text:p>7.2634027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64.386001586914" calcext:value-type="float">
            <text:p>64.386001586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a90095-25d0-5ceb-9988-aaacd665955c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0M14S" calcext:value-type="time">
            <text:p>04:10:14 PM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float" office:value="47.1434984" calcext:value-type="float">
            <text:p>47.1434984</text:p>
          </table:table-cell>
          <table:table-cell office:value-type="float" office:value="7.2630796" calcext:value-type="float">
            <text:p>7.2630796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197.20599365234" calcext:value-type="float">
            <text:p>197.20599365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7b57c7-31bb-5649-a7fe-2f2be928c628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9M11S" calcext:value-type="time">
            <text:p>04:09:11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float" office:value="47.1441752" calcext:value-type="float">
            <text:p>47.1441752</text:p>
          </table:table-cell>
          <table:table-cell office:value-type="float" office:value="7.2628901" calcext:value-type="float">
            <text:p>7.2628901</text:p>
          </table:table-cell>
          <table:table-cell office:value-type="float" office:value="488.39999389648" calcext:value-type="float">
            <text:p>488.39999389648</text:p>
          </table:table-cell>
          <table:table-cell office:value-type="float" office:value="174.58200073242" calcext:value-type="float">
            <text:p>174.58200073242</text:p>
          </table:table-cell>
          <table:table-cell office:value-type="string" calcext:value-type="string">
            <text:p>could be other solidalgo (gigantis?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b7d4ea-2457-5052-8ff4-a7eff70a83dd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8M09S" calcext:value-type="time">
            <text:p>04:08:09 PM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float" office:value="47.1443466" calcext:value-type="float">
            <text:p>47.1443466</text:p>
          </table:table-cell>
          <table:table-cell office:value-type="float" office:value="7.263389" calcext:value-type="float">
            <text:p>7.263389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16.236000061035" calcext:value-type="float">
            <text:p>16.236000061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b21d27-9e80-56d9-8a3f-ddaa7a4b2118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7M44S" calcext:value-type="time">
            <text:p>04:07:44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442367" calcext:value-type="float">
            <text:p>47.1442367</text:p>
          </table:table-cell>
          <table:table-cell office:value-type="float" office:value="7.2634003" calcext:value-type="float">
            <text:p>7.2634003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21.079999923706" calcext:value-type="float">
            <text:p>21.079999923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ce7fda-1c78-58ab-99c5-159befc40289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7M25S" calcext:value-type="time">
            <text:p>04:07:2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float" office:value="47.1435468" calcext:value-type="float">
            <text:p>47.1435468</text:p>
          </table:table-cell>
          <table:table-cell office:value-type="float" office:value="7.2630947" calcext:value-type="float">
            <text:p>7.2630947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26.784000396729" calcext:value-type="float">
            <text:p>26.784000396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d45106-62f2-55f8-ab7a-abb9c23b3d06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5M37S" calcext:value-type="time">
            <text:p>04:05:37 PM</text:p>
          </table:table-cell>
          <table:table-cell office:value-type="string" calcext:value-type="string">
            <text:p>Medicago sativa</text:p>
          </table:table-cell>
          <table:table-cell/>
          <table:table-cell office:value-type="float" office:value="47.1442127" calcext:value-type="float">
            <text:p>47.1442127</text:p>
          </table:table-cell>
          <table:table-cell office:value-type="float" office:value="7.263446" calcext:value-type="float">
            <text:p>7.263446</text:p>
          </table:table-cell>
          <table:table-cell office:value-type="float" office:value="485.39999389648" calcext:value-type="float">
            <text:p>485.39999389648</text:p>
          </table:table-cell>
          <table:table-cell office:value-type="float" office:value="36.662998199463" calcext:value-type="float">
            <text:p>36.662998199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9028a5-546a-5fd4-9737-c2fb19dd8661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5M01S" calcext:value-type="time">
            <text:p>04:05:01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 office:value-type="float" office:value="47.1442288" calcext:value-type="float">
            <text:p>47.1442288</text:p>
          </table:table-cell>
          <table:table-cell office:value-type="float" office:value="7.2634135" calcext:value-type="float">
            <text:p>7.2634135</text:p>
          </table:table-cell>
          <table:table-cell office:value-type="float" office:value="487.89999389648" calcext:value-type="float">
            <text:p>487.89999389648</text:p>
          </table:table-cell>
          <table:table-cell office:value-type="float" office:value="22.245000839233" calcext:value-type="float">
            <text:p>22.245000839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7f65a1-bb61-5039-935e-4616b7dcc484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4M30S" calcext:value-type="time">
            <text:p>04:04:30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 office:value-type="float" office:value="47.1441631" calcext:value-type="float">
            <text:p>47.1441631</text:p>
          </table:table-cell>
          <table:table-cell office:value-type="float" office:value="7.2631965" calcext:value-type="float">
            <text:p>7.2631965</text:p>
          </table:table-cell>
          <table:table-cell office:value-type="float" office:value="487.89999389648" calcext:value-type="float">
            <text:p>487.89999389648</text:p>
          </table:table-cell>
          <table:table-cell office:value-type="float" office:value="28.781999588013" calcext:value-type="float">
            <text:p>28.781999588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20a62de-d884-5bf8-ac92-31164e746e8e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3M49S" calcext:value-type="time">
            <text:p>04:03:49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41017" calcext:value-type="float">
            <text:p>47.1441017</text:p>
          </table:table-cell>
          <table:table-cell office:value-type="float" office:value="7.2633603" calcext:value-type="float">
            <text:p>7.2633603</text:p>
          </table:table-cell>
          <table:table-cell office:value-type="float" office:value="489.39999389648" calcext:value-type="float">
            <text:p>489.39999389648</text:p>
          </table:table-cell>
          <table:table-cell office:value-type="float" office:value="59.590000152588" calcext:value-type="float">
            <text:p>59.590000152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82286a-7a2c-578a-85d1-0029e3b2fc01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3M29S" calcext:value-type="time">
            <text:p>04:03:29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443503" calcext:value-type="float">
            <text:p>47.1443503</text:p>
          </table:table-cell>
          <table:table-cell office:value-type="float" office:value="7.263004" calcext:value-type="float">
            <text:p>7.263004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133.3450012207" calcext:value-type="float">
            <text:p>133.3450012207</text:p>
          </table:table-cell>
          <table:table-cell office:value-type="string" calcext:value-type="string">
            <text:p>suze Chappell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e82c08-2c47-55ea-a61f-6756e7ca43b8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8M15S" calcext:value-type="time">
            <text:p>05:08:15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 office:value-type="float" office:value="47.1443673" calcext:value-type="float">
            <text:p>47.1443673</text:p>
          </table:table-cell>
          <table:table-cell office:value-type="float" office:value="7.2657782" calcext:value-type="float">
            <text:p>7.2657782</text:p>
          </table:table-cell>
          <table:table-cell office:value-type="float" office:value="488.70001220703" calcext:value-type="float">
            <text:p>488.70001220703</text:p>
          </table:table-cell>
          <table:table-cell office:value-type="float" office:value="47.05899810791" calcext:value-type="float">
            <text:p>47.05899810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76b9cc-8d75-52d6-96d7-7f5175b170a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5M11S" calcext:value-type="time">
            <text:p>05:05:11 PM</text:p>
          </table:table-cell>
          <table:table-cell table:number-columns-repeated="2"/>
          <table:table-cell office:value-type="float" office:value="47.1444053" calcext:value-type="float">
            <text:p>47.1444053</text:p>
          </table:table-cell>
          <table:table-cell office:value-type="float" office:value="7.2661489" calcext:value-type="float">
            <text:p>7.2661489</text:p>
          </table:table-cell>
          <table:table-cell office:value-type="float" office:value="488.20001220703" calcext:value-type="float">
            <text:p>488.20001220703</text:p>
          </table:table-cell>
          <table:table-cell office:value-type="float" office:value="32.48099899292" calcext:value-type="float">
            <text:p>32.48099899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8affc83-cfb0-54db-b90d-87205856c028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3M57S" calcext:value-type="time">
            <text:p>05:03:57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 office:value-type="float" office:value="47.1442615" calcext:value-type="float">
            <text:p>47.1442615</text:p>
          </table:table-cell>
          <table:table-cell office:value-type="float" office:value="7.2659914" calcext:value-type="float">
            <text:p>7.2659914</text:p>
          </table:table-cell>
          <table:table-cell office:value-type="float" office:value="488.5" calcext:value-type="float">
            <text:p>488.5</text:p>
          </table:table-cell>
          <table:table-cell office:value-type="float" office:value="33.401000976562" calcext:value-type="float">
            <text:p>33.401000976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f0799dc-40bb-5eb2-8689-c592f91164b3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2M55S" calcext:value-type="time">
            <text:p>05:02:55 PM</text:p>
          </table:table-cell>
          <table:table-cell office:value-type="string" calcext:value-type="string">
            <text:p>Petrorhagia saxifraga</text:p>
          </table:table-cell>
          <table:table-cell office:value-type="string" calcext:value-type="string">
            <text:p>Petrorhagie saxifrage</text:p>
          </table:table-cell>
          <table:table-cell office:value-type="float" office:value="47.144251" calcext:value-type="float">
            <text:p>47.144251</text:p>
          </table:table-cell>
          <table:table-cell office:value-type="float" office:value="7.266032" calcext:value-type="float">
            <text:p>7.266032</text:p>
          </table:table-cell>
          <table:table-cell office:value-type="float" office:value="488.30001831055" calcext:value-type="float">
            <text:p>488.30001831055</text:p>
          </table:table-cell>
          <table:table-cell office:value-type="float" office:value="27.589000701904" calcext:value-type="float">
            <text:p>27.589000701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928ba34-d1b2-54eb-8ff2-d24bbf9dc596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2M01S" calcext:value-type="time">
            <text:p>05:02:01 PM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float" office:value="47.1442656" calcext:value-type="float">
            <text:p>47.1442656</text:p>
          </table:table-cell>
          <table:table-cell office:value-type="float" office:value="7.2658731" calcext:value-type="float">
            <text:p>7.2658731</text:p>
          </table:table-cell>
          <table:table-cell office:value-type="float" office:value="488" calcext:value-type="float">
            <text:p>488</text:p>
          </table:table-cell>
          <table:table-cell office:value-type="float" office:value="23.306999206543" calcext:value-type="float">
            <text:p>23.306999206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8d7b026-feb0-5bea-8551-55d491c2b3b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1M37S" calcext:value-type="time">
            <text:p>05:01:37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float" office:value="47.1442818" calcext:value-type="float">
            <text:p>47.1442818</text:p>
          </table:table-cell>
          <table:table-cell office:value-type="float" office:value="7.2658" calcext:value-type="float">
            <text:p>7.2658</text:p>
          </table:table-cell>
          <table:table-cell office:value-type="float" office:value="488.10000610352" calcext:value-type="float">
            <text:p>488.10000610352</text:p>
          </table:table-cell>
          <table:table-cell office:value-type="float" office:value="27.030000686646" calcext:value-type="float">
            <text:p>27.030000686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6ea04c-4e92-5ad2-9e76-345168928399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0M36S" calcext:value-type="time">
            <text:p>05:00:36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float" office:value="47.1442986" calcext:value-type="float">
            <text:p>47.1442986</text:p>
          </table:table-cell>
          <table:table-cell office:value-type="float" office:value="7.2658342" calcext:value-type="float">
            <text:p>7.2658342</text:p>
          </table:table-cell>
          <table:table-cell office:value-type="float" office:value="488.30001831055" calcext:value-type="float">
            <text:p>488.30001831055</text:p>
          </table:table-cell>
          <table:table-cell office:value-type="float" office:value="23.964000701904" calcext:value-type="float">
            <text:p>23.964000701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f8f054-1e0e-556f-986e-ddc06517f08c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9M46S" calcext:value-type="time">
            <text:p>04:59:46 PM</text:p>
          </table:table-cell>
          <table:table-cell table:number-columns-repeated="2"/>
          <table:table-cell office:value-type="float" office:value="47.1442995" calcext:value-type="float">
            <text:p>47.1442995</text:p>
          </table:table-cell>
          <table:table-cell office:value-type="float" office:value="7.2658265" calcext:value-type="float">
            <text:p>7.2658265</text:p>
          </table:table-cell>
          <table:table-cell office:value-type="float" office:value="488.10000610352" calcext:value-type="float">
            <text:p>488.10000610352</text:p>
          </table:table-cell>
          <table:table-cell office:value-type="float" office:value="32.754001617432" calcext:value-type="float">
            <text:p>32.754001617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5f494c0-7a6a-58de-a5cd-56c1ccfeb0ea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8M44S" calcext:value-type="time">
            <text:p>04:58:44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443086" calcext:value-type="float">
            <text:p>47.1443086</text:p>
          </table:table-cell>
          <table:table-cell office:value-type="float" office:value="7.265728" calcext:value-type="float">
            <text:p>7.265728</text:p>
          </table:table-cell>
          <table:table-cell office:value-type="float" office:value="488.70001220703" calcext:value-type="float">
            <text:p>488.70001220703</text:p>
          </table:table-cell>
          <table:table-cell office:value-type="float" office:value="39.96900177002" calcext:value-type="float">
            <text:p>39.96900177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ebd356-1f33-5cc1-aa21-7b6dd872cd6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8M04S" calcext:value-type="time">
            <text:p>04:58:04 PM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 office:value-type="float" office:value="47.1442748" calcext:value-type="float">
            <text:p>47.1442748</text:p>
          </table:table-cell>
          <table:table-cell office:value-type="float" office:value="7.2657941" calcext:value-type="float">
            <text:p>7.2657941</text:p>
          </table:table-cell>
          <table:table-cell office:value-type="float" office:value="488" calcext:value-type="float">
            <text:p>488</text:p>
          </table:table-cell>
          <table:table-cell office:value-type="float" office:value="28.170000076294" calcext:value-type="float">
            <text:p>28.170000076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d2ad0a8-26c2-50d3-8360-8fca5323f52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7M33S" calcext:value-type="time">
            <text:p>04:57:33 PM</text:p>
          </table:table-cell>
          <table:table-cell office:value-type="string" calcext:value-type="string">
            <text:p>Tripleurospermum maritimum agg.</text:p>
          </table:table-cell>
          <table:table-cell office:value-type="string" calcext:value-type="string">
            <text:p>Matricaire Perforée (groupe), Matricaire Inodore (groupe)</text:p>
          </table:table-cell>
          <table:table-cell office:value-type="float" office:value="47.1442643" calcext:value-type="float">
            <text:p>47.1442643</text:p>
          </table:table-cell>
          <table:table-cell office:value-type="float" office:value="7.265818" calcext:value-type="float">
            <text:p>7.265818</text:p>
          </table:table-cell>
          <table:table-cell office:value-type="float" office:value="488.10000610352" calcext:value-type="float">
            <text:p>488.10000610352</text:p>
          </table:table-cell>
          <table:table-cell office:value-type="float" office:value="23.620000839233" calcext:value-type="float">
            <text:p>23.620000839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289ed4-f206-580c-83ef-99e6b7d6d98d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6M25S" calcext:value-type="time">
            <text:p>04:56:25 PM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float" office:value="47.144286" calcext:value-type="float">
            <text:p>47.144286</text:p>
          </table:table-cell>
          <table:table-cell office:value-type="float" office:value="7.2656973" calcext:value-type="float">
            <text:p>7.2656973</text:p>
          </table:table-cell>
          <table:table-cell office:value-type="float" office:value="488.10000610352" calcext:value-type="float">
            <text:p>488.10000610352</text:p>
          </table:table-cell>
          <table:table-cell office:value-type="float" office:value="45.101001739502" calcext:value-type="float">
            <text:p>45.101001739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bd41920-4a78-52c6-97a5-181b729718cc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48S" calcext:value-type="time">
            <text:p>04:55:48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443504" calcext:value-type="float">
            <text:p>47.1443504</text:p>
          </table:table-cell>
          <table:table-cell office:value-type="float" office:value="7.2657235" calcext:value-type="float">
            <text:p>7.2657235</text:p>
          </table:table-cell>
          <table:table-cell office:value-type="float" office:value="488.70001220703" calcext:value-type="float">
            <text:p>488.70001220703</text:p>
          </table:table-cell>
          <table:table-cell office:value-type="float" office:value="34.75" calcext:value-type="float">
            <text:p>34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b24cac9-bd9b-5f0b-bd85-7764e3d3d1ab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27S" calcext:value-type="time">
            <text:p>04:55:27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43658" calcext:value-type="float">
            <text:p>47.1443658</text:p>
          </table:table-cell>
          <table:table-cell office:value-type="float" office:value="7.2657325" calcext:value-type="float">
            <text:p>7.2657325</text:p>
          </table:table-cell>
          <table:table-cell office:value-type="float" office:value="488.70001220703" calcext:value-type="float">
            <text:p>488.70001220703</text:p>
          </table:table-cell>
          <table:table-cell office:value-type="float" office:value="45.335998535156" calcext:value-type="float">
            <text:p>45.335998535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d8fb31-4f7e-5b40-bcfc-e424bc406920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06S" calcext:value-type="time">
            <text:p>04:55:06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45794" calcext:value-type="float">
            <text:p>47.1445794</text:p>
          </table:table-cell>
          <table:table-cell office:value-type="float" office:value="7.2665615" calcext:value-type="float">
            <text:p>7.2665615</text:p>
          </table:table-cell>
          <table:table-cell office:value-type="float" office:value="488.80001831055" calcext:value-type="float">
            <text:p>488.80001831055</text:p>
          </table:table-cell>
          <table:table-cell office:value-type="float" office:value="44.708000183105" calcext:value-type="float">
            <text:p>44.708000183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cddce68-edf8-5889-9040-9d859ef5f3c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4M41S" calcext:value-type="time">
            <text:p>04:54:41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44727" calcext:value-type="float">
            <text:p>47.144727</text:p>
          </table:table-cell>
          <table:table-cell office:value-type="float" office:value="7.2662147" calcext:value-type="float">
            <text:p>7.2662147</text:p>
          </table:table-cell>
          <table:table-cell office:value-type="float" office:value="488.80001831055" calcext:value-type="float">
            <text:p>488.80001831055</text:p>
          </table:table-cell>
          <table:table-cell office:value-type="float" office:value="45.459999084473" calcext:value-type="float">
            <text:p>45.459999084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a2f124-dc87-58f7-b113-04b9562a8447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3M59S" calcext:value-type="time">
            <text:p>04:53:59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 office:value-type="float" office:value="47.1449273" calcext:value-type="float">
            <text:p>47.1449273</text:p>
          </table:table-cell>
          <table:table-cell office:value-type="float" office:value="7.2655587" calcext:value-type="float">
            <text:p>7.2655587</text:p>
          </table:table-cell>
          <table:table-cell office:value-type="float" office:value="488.10000610352" calcext:value-type="float">
            <text:p>488.10000610352</text:p>
          </table:table-cell>
          <table:table-cell office:value-type="float" office:value="50.036998748779" calcext:value-type="float">
            <text:p>50.036998748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33d953-8511-5a59-9bbd-3aac42eea406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2M46S" calcext:value-type="time">
            <text:p>04:52:46 PM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float" office:value="47.1443231" calcext:value-type="float">
            <text:p>47.1443231</text:p>
          </table:table-cell>
          <table:table-cell office:value-type="float" office:value="7.2657156" calcext:value-type="float">
            <text:p>7.2657156</text:p>
          </table:table-cell>
          <table:table-cell office:value-type="float" office:value="488.70001220703" calcext:value-type="float">
            <text:p>488.70001220703</text:p>
          </table:table-cell>
          <table:table-cell office:value-type="float" office:value="27.309000015259" calcext:value-type="float">
            <text:p>27.309000015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7f6eb99-917a-5d2c-b519-7ea70aceff4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2M13S" calcext:value-type="time">
            <text:p>04:52:13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41148" calcext:value-type="float">
            <text:p>47.1441148</text:p>
          </table:table-cell>
          <table:table-cell office:value-type="float" office:value="7.2658597" calcext:value-type="float">
            <text:p>7.2658597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44.361000061035" calcext:value-type="float">
            <text:p>44.361000061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1M16S" calcext:value-type="time">
            <text:p>04:51:16 PM</text:p>
          </table:table-cell>
          <table:table-cell office:value-type="string" calcext:value-type="string">
            <text:p>Medicago va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b68364-3216-5ec7-b72c-589521cec6dd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58:18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 office:value-type="float" office:value="47.1340629" calcext:value-type="float">
            <text:p>47.1340629</text:p>
          </table:table-cell>
          <table:table-cell office:value-type="float" office:value="7.2524383" calcext:value-type="float">
            <text:p>7.2524383</text:p>
          </table:table-cell>
          <table:table-cell office:value-type="float" office:value="489.60000610352" calcext:value-type="float">
            <text:p>489.60000610352</text:p>
          </table:table-cell>
          <table:table-cell office:value-type="float" office:value="17.15299987793" calcext:value-type="float">
            <text:p>17.15299987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7e962a-b896-5376-b20a-bb3e2158aaf1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56:13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Bryone dioïque</text:p>
          </table:table-cell>
          <table:table-cell office:value-type="float" office:value="47.1340787" calcext:value-type="float">
            <text:p>47.1340787</text:p>
          </table:table-cell>
          <table:table-cell office:value-type="float" office:value="7.2524732" calcext:value-type="float">
            <text:p>7.2524732</text:p>
          </table:table-cell>
          <table:table-cell office:value-type="float" office:value="484.39999389648" calcext:value-type="float">
            <text:p>484.39999389648</text:p>
          </table:table-cell>
          <table:table-cell office:value-type="float" office:value="23.243999481201" calcext:value-type="float">
            <text:p>23.243999481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47cfaa-4dc9-54a4-aaf2-42f69ef7d791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51:59</text:p>
          </table:table-cell>
          <table:table-cell office:value-type="string" calcext:value-type="string">
            <text:p>Geranium molle agg.</text:p>
          </table:table-cell>
          <table:table-cell office:value-type="string" calcext:value-type="string">
            <text:p>Géranium mou</text:p>
          </table:table-cell>
          <table:table-cell office:value-type="float" office:value="47.134083" calcext:value-type="float">
            <text:p>47.134083</text:p>
          </table:table-cell>
          <table:table-cell office:value-type="float" office:value="7.2524023" calcext:value-type="float">
            <text:p>7.2524023</text:p>
          </table:table-cell>
          <table:table-cell office:value-type="float" office:value="484.20001220703" calcext:value-type="float">
            <text:p>484.20001220703</text:p>
          </table:table-cell>
          <table:table-cell office:value-type="float" office:value="19.139999389648" calcext:value-type="float">
            <text:p>19.139999389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0b04ad-b35e-5b1e-8d06-5551e70fa882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51:18</text:p>
          </table:table-cell>
          <table:table-cell office:value-type="string" calcext:value-type="string">
            <text:p>Geum urbanum</text:p>
          </table:table-cell>
          <table:table-cell office:value-type="string" calcext:value-type="string">
            <text:p>Benoîte commune</text:p>
          </table:table-cell>
          <table:table-cell office:value-type="float" office:value="47.1340729" calcext:value-type="float">
            <text:p>47.1340729</text:p>
          </table:table-cell>
          <table:table-cell office:value-type="float" office:value="7.2524249" calcext:value-type="float">
            <text:p>7.2524249</text:p>
          </table:table-cell>
          <table:table-cell office:value-type="float" office:value="484.5" calcext:value-type="float">
            <text:p>484.5</text:p>
          </table:table-cell>
          <table:table-cell office:value-type="float" office:value="16.052000045776" calcext:value-type="float">
            <text:p>16.052000045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195fc96-6d40-5b9e-9604-218e4af48aa0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48:26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float" office:value="47.13409" calcext:value-type="float">
            <text:p>47.13409</text:p>
          </table:table-cell>
          <table:table-cell office:value-type="float" office:value="7.2524346" calcext:value-type="float">
            <text:p>7.2524346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15.22500038147" calcext:value-type="float">
            <text:p>15.22500038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d087e13-ba0c-5e30-abe1-5e7d63854397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45:57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float" office:value="47.1343818" calcext:value-type="float">
            <text:p>47.1343818</text:p>
          </table:table-cell>
          <table:table-cell office:value-type="float" office:value="7.2526187" calcext:value-type="float">
            <text:p>7.2526187</text:p>
          </table:table-cell>
          <table:table-cell office:value-type="float" office:value="484.5" calcext:value-type="float">
            <text:p>484.5</text:p>
          </table:table-cell>
          <table:table-cell office:value-type="float" office:value="23.885000228882" calcext:value-type="float">
            <text:p>23.885000228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41b9ef-7c32-502e-9d6f-5db26963f524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37:36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float" office:value="47.1342673" calcext:value-type="float">
            <text:p>47.1342673</text:p>
          </table:table-cell>
          <table:table-cell office:value-type="float" office:value="7.2524459" calcext:value-type="float">
            <text:p>7.2524459</text:p>
          </table:table-cell>
          <table:table-cell office:value-type="float" office:value="484.39999389648" calcext:value-type="float">
            <text:p>484.39999389648</text:p>
          </table:table-cell>
          <table:table-cell office:value-type="float" office:value="26.923999786377" calcext:value-type="float">
            <text:p>26.923999786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bb2e21-6d34-5e83-9c55-a4b38e0f2083</text:p>
          </table:table-cell>
          <table:table-cell/>
          <table:table-cell office:value-type="string" calcext:value-type="string">
            <text:p>Cheyres Path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10:45:30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 office:value-type="float" office:value="46.8150079" calcext:value-type="float">
            <text:p>46.8150079</text:p>
          </table:table-cell>
          <table:table-cell office:value-type="float" office:value="6.7849492" calcext:value-type="float">
            <text:p>6.7849492</text:p>
          </table:table-cell>
          <table:table-cell/>
          <table:table-cell office:value-type="float" office:value="1799.9990234375" calcext:value-type="float">
            <text:p>1799.9990234375</text:p>
          </table:table-cell>
          <table:table-cell office:value-type="string" calcext:value-type="string">
            <text:p>cheyres p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Path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34:1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6.8144507" calcext:value-type="float">
            <text:p>46.8144507</text:p>
          </table:table-cell>
          <table:table-cell office:value-type="float" office:value="6.7840944" calcext:value-type="float">
            <text:p>6.7840944</text:p>
          </table:table-cell>
          <table:table-cell/>
          <table:table-cell office:value-type="float" office:value="1799.9990234375" calcext:value-type="float">
            <text:p>1799.9990234375</text:p>
          </table:table-cell>
          <table:table-cell office:value-type="string" calcext:value-type="string">
            <text:p>cheyres p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d56cf1-f784-5e96-a32b-6866eb85cd7e</text:p>
          </table:table-cell>
          <table:table-cell/>
          <table:table-cell office:value-type="string" calcext:value-type="string">
            <text:p>Cheyres Path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32:31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 office:value-type="float" office:value="46.8161224" calcext:value-type="float">
            <text:p>46.8161224</text:p>
          </table:table-cell>
          <table:table-cell office:value-type="float" office:value="6.7866589" calcext:value-type="float">
            <text:p>6.7866589</text:p>
          </table:table-cell>
          <table:table-cell/>
          <table:table-cell office:value-type="float" office:value="1399.9990234375" calcext:value-type="float">
            <text:p>1399.9990234375</text:p>
          </table:table-cell>
          <table:table-cell office:value-type="string" calcext:value-type="string">
            <text:p>cheyres p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2e8f4d-efe9-568d-96ff-2cc15c3bdb6f</text:p>
          </table:table-cell>
          <table:table-cell/>
          <table:table-cell office:value-type="string" calcext:value-type="string">
            <text:p>Cheyres Path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31:08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float" office:value="46.8138305" calcext:value-type="float">
            <text:p>46.8138305</text:p>
          </table:table-cell>
          <table:table-cell office:value-type="float" office:value="6.7751101" calcext:value-type="float">
            <text:p>6.7751101</text:p>
          </table:table-cell>
          <table:table-cell office:value-type="float" office:value="487" calcext:value-type="float">
            <text:p>4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yres pa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heyres Path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28:0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Path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27:42</text:p>
          </table:table-cell>
          <table:table-cell office:value-type="string" calcext:value-type="string">
            <text:p>Stachys palustris</text:p>
          </table:table-cell>
          <table:table-cell office:value-type="string" calcext:value-type="string">
            <text:p>Epiaire des marais</text:p>
          </table:table-cell>
          <table:table-cell office:value-type="float" office:value="46.8144507" calcext:value-type="float">
            <text:p>46.8144507</text:p>
          </table:table-cell>
          <table:table-cell office:value-type="float" office:value="6.7840944" calcext:value-type="float">
            <text:p>6.7840944</text:p>
          </table:table-cell>
          <table:table-cell/>
          <table:table-cell office:value-type="float" office:value="952.04901123047" calcext:value-type="float">
            <text:p>952.04901123047</text:p>
          </table:table-cell>
          <table:table-cell office:value-type="string" calcext:value-type="string">
            <text:p>cheyres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21:34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 office:value-type="float" office:value="46.8136805" calcext:value-type="float">
            <text:p>46.8136805</text:p>
          </table:table-cell>
          <table:table-cell office:value-type="float" office:value="6.7742857" calcext:value-type="float">
            <text:p>6.7742857</text:p>
          </table:table-cell>
          <table:table-cell office:value-type="float" office:value="483" calcext:value-type="float">
            <text:p>483</text:p>
          </table:table-cell>
          <table:table-cell office:value-type="float" office:value="577.333984375" calcext:value-type="float">
            <text:p>577.33398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18:23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 office:value-type="float" office:value="46.8136805" calcext:value-type="float">
            <text:p>46.8136805</text:p>
          </table:table-cell>
          <table:table-cell office:value-type="float" office:value="6.7742857" calcext:value-type="float">
            <text:p>6.7742857</text:p>
          </table:table-cell>
          <table:table-cell office:value-type="float" office:value="483" calcext:value-type="float">
            <text:p>483</text:p>
          </table:table-cell>
          <table:table-cell office:value-type="float" office:value="7805.9047851562" calcext:value-type="float">
            <text:p>7805.9047851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17:39</text:p>
          </table:table-cell>
          <table:table-cell office:value-type="string" calcext:value-type="string">
            <text:p>Persicaria maculosa</text:p>
          </table:table-cell>
          <table:table-cell office:value-type="string" calcext:value-type="string">
            <text:p>Renouée persicaire</text:p>
          </table:table-cell>
          <table:table-cell office:value-type="float" office:value="46.8136805" calcext:value-type="float">
            <text:p>46.8136805</text:p>
          </table:table-cell>
          <table:table-cell office:value-type="float" office:value="6.7742857" calcext:value-type="float">
            <text:p>6.7742857</text:p>
          </table:table-cell>
          <table:table-cell office:value-type="float" office:value="483" calcext:value-type="float">
            <text:p>483</text:p>
          </table:table-cell>
          <table:table-cell office:value-type="float" office:value="165.27299499512" calcext:value-type="float">
            <text:p>165.27299499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074611-e4c8-58d6-8d51-499b698a7920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15:27</text:p>
          </table:table-cell>
          <table:table-cell office:value-type="string" calcext:value-type="string">
            <text:p>Persicaria longiseta</text:p>
          </table:table-cell>
          <table:table-cell/>
          <table:table-cell office:value-type="float" office:value="46.8137321" calcext:value-type="float">
            <text:p>46.8137321</text:p>
          </table:table-cell>
          <table:table-cell office:value-type="float" office:value="6.7747013" calcext:value-type="float">
            <text:p>6.7747013</text:p>
          </table:table-cell>
          <table:table-cell office:value-type="float" office:value="478" calcext:value-type="float">
            <text:p>478</text:p>
          </table:table-cell>
          <table:table-cell office:value-type="float" office:value="334.58401489258" calcext:value-type="float">
            <text:p>334.58401489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12:39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 office:value-type="float" office:value="46.8144507" calcext:value-type="float">
            <text:p>46.8144507</text:p>
          </table:table-cell>
          <table:table-cell office:value-type="float" office:value="6.7840944" calcext:value-type="float">
            <text:p>6.7840944</text:p>
          </table:table-cell>
          <table:table-cell office:value-type="float" office:value="478" calcext:value-type="float">
            <text:p>478</text:p>
          </table:table-cell>
          <table:table-cell office:value-type="float" office:value="988.83099365234" calcext:value-type="float">
            <text:p>988.83099365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11:45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 office:value-type="float" office:value="46.8144507" calcext:value-type="float">
            <text:p>46.8144507</text:p>
          </table:table-cell>
          <table:table-cell office:value-type="float" office:value="6.7840944" calcext:value-type="float">
            <text:p>6.7840944</text:p>
          </table:table-cell>
          <table:table-cell/>
          <table:table-cell office:value-type="float" office:value="1799.9990234375" calcext:value-type="float">
            <text:p>17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8:59:17</text:p>
          </table:table-cell>
          <table:table-cell office:value-type="string" calcext:value-type="string">
            <text:p>Achillea ptarmica agg.</text:p>
          </table:table-cell>
          <table:table-cell office:value-type="string" calcext:value-type="string">
            <text:p>Achillée des marais, Herbe à éternuer</text:p>
          </table:table-cell>
          <table:table-cell office:value-type="float" office:value="46.8144507" calcext:value-type="float">
            <text:p>46.8144507</text:p>
          </table:table-cell>
          <table:table-cell office:value-type="float" office:value="6.7840944" calcext:value-type="float">
            <text:p>6.7840944</text:p>
          </table:table-cell>
          <table:table-cell/>
          <table:table-cell office:value-type="float" office:value="618.86700439453" calcext:value-type="float">
            <text:p>618.867004394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ranium 4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Geranium pratens</text:p>
          </table:table-cell>
          <table:table-cell/>
          <table:table-cell office:value-type="float" office:value="47.15089" calcext:value-type="float">
            <text:p>47.15089</text:p>
          </table:table-cell>
          <table:table-cell office:value-type="float" office:value="7.27055" calcext:value-type="float">
            <text:p>7.270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Echium vulgar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dum albu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Ligustrum vulgar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Urtica dioic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Geum urbanu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rigeron</text:p>
          </table:table-cell>
          <table:table-cell office:value-type="string" calcext:value-type="string">
            <text:p>Cygnes</text:p>
          </table:table-cell>
          <table:table-cell/>
          <table:table-cell table:style-name="Default"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Erigeron Canadensi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rigeron</text:p>
          </table:table-cell>
          <table:table-cell office:value-type="string" calcext:value-type="string">
            <text:p>Cygnes</text:p>
          </table:table-cell>
          <table:table-cell/>
          <table:table-cell table:style-name="Default"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Erigeron annu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dicago</text:p>
          </table:table-cell>
          <table:table-cell office:value-type="string" calcext:value-type="string">
            <text:p>Cygnes</text:p>
          </table:table-cell>
          <table:table-cell/>
          <table:table-cell table:style-name="Default"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Medicago var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Cygnes</text:p>
          </table:table-cell>
          <table:table-cell/>
          <table:table-cell table:style-name="Default"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Lotus corniculat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enothera</text:p>
          </table:table-cell>
          <table:table-cell office:value-type="string" calcext:value-type="string">
            <text:p>Cygnes</text:p>
          </table:table-cell>
          <table:table-cell/>
          <table:table-cell table:style-name="Default"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Oenothe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095cc6f-7a96-5c59-a787-258622d7f679</text:p>
          </table:table-cell>
          <table:table-cell office:value-type="string" calcext:value-type="string">
            <text:p>Anemone 1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44:16</text:p>
          </table:table-cell>
          <table:table-cell office:value-type="string" calcext:value-type="string">
            <text:p>Anemone sylvestris</text:p>
          </table:table-cell>
          <table:table-cell office:value-type="string" calcext:value-type="string">
            <text:p>Anémone des forêts</text:p>
          </table:table-cell>
          <table:table-cell office:value-type="float" office:value="47.1380011" calcext:value-type="float">
            <text:p>47.1380011</text:p>
          </table:table-cell>
          <table:table-cell office:value-type="float" office:value="7.2531206" calcext:value-type="float">
            <text:p>7.2531206</text:p>
          </table:table-cell>
          <table:table-cell office:value-type="float" office:value="486.30001831055" calcext:value-type="float">
            <text:p>486.30001831055</text:p>
          </table:table-cell>
          <table:table-cell office:value-type="float" office:value="28.091999053955" calcext:value-type="float">
            <text:p>28.091999053955</text:p>
          </table:table-cell>
          <table:table-cell office:value-type="string" calcext:value-type="string">
            <text:p>2 individual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f584d8-32bb-56e4-bac4-5e041856fabf</text:p>
          </table:table-cell>
          <table:table-cell office:value-type="string" calcext:value-type="string">
            <text:p>Cirsium 4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48:45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 office:value-type="float" office:value="47.1369487" calcext:value-type="float">
            <text:p>47.1369487</text:p>
          </table:table-cell>
          <table:table-cell office:value-type="float" office:value="7.2536724" calcext:value-type="float">
            <text:p>7.2536724</text:p>
          </table:table-cell>
          <table:table-cell office:value-type="float" office:value="484.70001220703" calcext:value-type="float">
            <text:p>484.70001220703</text:p>
          </table:table-cell>
          <table:table-cell office:value-type="float" office:value="32.842998504639" calcext:value-type="float">
            <text:p>32.842998504639</text:p>
          </table:table-cell>
          <table:table-cell office:value-type="string" calcext:value-type="string">
            <text:p>1 individual</text:p>
          </table:table-cell>
          <table:table-cell office:value-type="string" calcext:value-type="string">
            <text:p>y no extra 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27aea6-b1db-557d-9999-3fea37ca7538</text:p>
          </table:table-cell>
          <table:table-cell office:value-type="string" calcext:value-type="string">
            <text:p>Daucus 1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45:5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377962" calcext:value-type="float">
            <text:p>47.1377962</text:p>
          </table:table-cell>
          <table:table-cell office:value-type="float" office:value="7.2530013" calcext:value-type="float">
            <text:p>7.2530013</text:p>
          </table:table-cell>
          <table:table-cell office:value-type="float" office:value="484.80001831055" calcext:value-type="float">
            <text:p>484.80001831055</text:p>
          </table:table-cell>
          <table:table-cell office:value-type="float" office:value="42.166999816895" calcext:value-type="float">
            <text:p>42.166999816895</text:p>
          </table:table-cell>
          <table:table-cell office:value-type="string" calcext:value-type="string">
            <text:p>5 individual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26b88b-f384-58dd-b9ad-13a2a507c02a</text:p>
          </table:table-cell>
          <table:table-cell office:value-type="string" calcext:value-type="string">
            <text:p>Hypericum 3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49:36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float" office:value="47.1369262" calcext:value-type="float">
            <text:p>47.1369262</text:p>
          </table:table-cell>
          <table:table-cell office:value-type="float" office:value="7.253699" calcext:value-type="float">
            <text:p>7.253699</text:p>
          </table:table-cell>
          <table:table-cell office:value-type="float" office:value="484.70001220703" calcext:value-type="float">
            <text:p>484.70001220703</text:p>
          </table:table-cell>
          <table:table-cell office:value-type="float" office:value="41.24100112915" calcext:value-type="float">
            <text:p>41.24100112915</text:p>
          </table:table-cell>
          <table:table-cell office:value-type="string" calcext:value-type="string">
            <text:p>1 patc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f9b8a4-4b22-5fb9-8732-56ebdb015b7a</text:p>
          </table:table-cell>
          <table:table-cell office:value-type="string" calcext:value-type="string">
            <text:p>Medicago 2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51:54</text:p>
          </table:table-cell>
          <table:table-cell office:value-type="string" calcext:value-type="string">
            <text:p>Medicago varia</text:p>
          </table:table-cell>
          <table:table-cell/>
          <table:table-cell office:value-type="float" office:value="47.1379191" calcext:value-type="float">
            <text:p>47.1379191</text:p>
          </table:table-cell>
          <table:table-cell office:value-type="float" office:value="7.2530197" calcext:value-type="float">
            <text:p>7.2530197</text:p>
          </table:table-cell>
          <table:table-cell office:value-type="float" office:value="487.80001831055" calcext:value-type="float">
            <text:p>487.80001831055</text:p>
          </table:table-cell>
          <table:table-cell office:value-type="float" office:value="20.840999603271" calcext:value-type="float">
            <text:p>20.840999603271</text:p>
          </table:table-cell>
          <table:table-cell office:value-type="string" calcext:value-type="string">
            <text:p>1 patc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00d06e-4be3-5652-a5d0-47aff962d0ce</text:p>
          </table:table-cell>
          <table:table-cell office:value-type="string" calcext:value-type="string">
            <text:p>Senecio 3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51:04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 office:value-type="float" office:value="47.137913" calcext:value-type="float">
            <text:p>47.137913</text:p>
          </table:table-cell>
          <table:table-cell office:value-type="float" office:value="7.2530145" calcext:value-type="float">
            <text:p>7.2530145</text:p>
          </table:table-cell>
          <table:table-cell office:value-type="float" office:value="484.70001220703" calcext:value-type="float">
            <text:p>484.70001220703</text:p>
          </table:table-cell>
          <table:table-cell office:value-type="float" office:value="18.506000518799" calcext:value-type="float">
            <text:p>18.506000518799</text:p>
          </table:table-cell>
          <table:table-cell office:value-type="string" calcext:value-type="string">
            <text:p>1 individua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d0ca88-9e09-537f-a8c5-b4da0f199218</text:p>
          </table:table-cell>
          <table:table-cell office:value-type="string" calcext:value-type="string">
            <text:p>Solidalgo 2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7:33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float" office:value="47.1379039" calcext:value-type="float">
            <text:p>47.1379039</text:p>
          </table:table-cell>
          <table:table-cell office:value-type="float" office:value="7.2534906" calcext:value-type="float">
            <text:p>7.2534906</text:p>
          </table:table-cell>
          <table:table-cell office:value-type="float" office:value="484.80001831055" calcext:value-type="float">
            <text:p>484.80001831055</text:p>
          </table:table-cell>
          <table:table-cell office:value-type="float" office:value="26.614999771118" calcext:value-type="float">
            <text:p>26.614999771118</text:p>
          </table:table-cell>
          <table:table-cell office:value-type="string" calcext:value-type="string">
            <text:p>4 patch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emisia 1</text:p>
          </table:table-cell>
          <table:table-cell office:value-type="string" calcext:value-type="string">
            <text:p>Cygnes Lot 1</text:p>
          </table:table-cell>
          <table:table-cell/>
          <table:table-cell table:style-name="Default"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Artemisia verlotiorum</text:p>
          </table:table-cell>
          <table:table-cell/>
          <table:table-cell office:value-type="float" office:value="47.13748" calcext:value-type="float">
            <text:p>47.13748</text:p>
          </table:table-cell>
          <table:table-cell office:value-type="float" office:value="7.25315" calcext:value-type="float">
            <text:p>7.253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duus 1</text:p>
          </table:table-cell>
          <table:table-cell office:value-type="string" calcext:value-type="string">
            <text:p>Cygnes Lot 1</text:p>
          </table:table-cell>
          <table:table-cell/>
          <table:table-cell table:style-name="Default"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arduus crispus</text:p>
          </table:table-cell>
          <table:table-cell/>
          <table:table-cell office:value-type="float" office:value="47.13748" calcext:value-type="float">
            <text:p>47.13748</text:p>
          </table:table-cell>
          <table:table-cell office:value-type="float" office:value="7.25315" calcext:value-type="float">
            <text:p>7.253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rsium 1</text:p>
          </table:table-cell>
          <table:table-cell office:value-type="string" calcext:value-type="string">
            <text:p>Cygnes Lot 1</text:p>
          </table:table-cell>
          <table:table-cell/>
          <table:table-cell table:style-name="Default"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irsium palustre</text:p>
          </table:table-cell>
          <table:table-cell/>
          <table:table-cell office:value-type="float" office:value="47.13748" calcext:value-type="float">
            <text:p>47.13748</text:p>
          </table:table-cell>
          <table:table-cell office:value-type="float" office:value="7.25315" calcext:value-type="float">
            <text:p>7.25315</text:p>
          </table:table-cell>
          <table:table-cell/>
          <table:table-cell office:value-type="string" calcext:value-type="string">
            <text:p>really not sure about this one. Still a mystery after checking numerous time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rsium 2</text:p>
          </table:table-cell>
          <table:table-cell office:value-type="string" calcext:value-type="string">
            <text:p>Cygnes Lot 1</text:p>
          </table:table-cell>
          <table:table-cell/>
          <table:table-cell table:style-name="Default"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irsium vulgare</text:p>
          </table:table-cell>
          <table:table-cell/>
          <table:table-cell office:value-type="float" office:value="47.13748" calcext:value-type="float">
            <text:p>47.13748</text:p>
          </table:table-cell>
          <table:table-cell office:value-type="float" office:value="7.25315" calcext:value-type="float">
            <text:p>7.253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aria 1</text:p>
          </table:table-cell>
          <table:table-cell office:value-type="string" calcext:value-type="string">
            <text:p>Cygnes Lot 1</text:p>
          </table:table-cell>
          <table:table-cell/>
          <table:table-cell table:style-name="Default"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inaria vulgaris</text:p>
          </table:table-cell>
          <table:table-cell/>
          <table:table-cell office:value-type="float" office:value="47.13748" calcext:value-type="float">
            <text:p>47.13748</text:p>
          </table:table-cell>
          <table:table-cell office:value-type="float" office:value="7.25315" calcext:value-type="float">
            <text:p>7.253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/>
          <table:table-cell table:style-name="Default"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/>
          <table:table-cell table:style-name="Default"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/>
          <table:table-cell table:style-name="Default"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Erigeron canadensi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/>
          <table:table-cell table:style-name="Default"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/>
          <table:table-cell table:style-name="Default"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pilobium 3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1.07.2020</text:p>
          </table:table-cell>
          <table:table-cell table:style-name="ce11" office:value-type="time" office:time-value="PT14H30M00S" calcext:value-type="time">
            <text:p>02:30:00 PM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tricaria 1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Matricaria chamomilla</text:p>
          </table:table-cell>
          <table:table-cell/>
          <table:table-cell office:value-type="float" office:value="47.13748" calcext:value-type="float">
            <text:p>47.13748</text:p>
          </table:table-cell>
          <table:table-cell office:value-type="float" office:value="7.25315" calcext:value-type="float">
            <text:p>7.253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gnes Lot 2</text:p>
          </table:table-cell>
          <table:table-cell/>
          <table:table-cell table:style-name="Default"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Daucus carota</text:p>
          </table:table-cell>
          <table:table-cell/>
          <table:table-cell table:style-name="ce12" office:value-type="float" office:value="47.13762" calcext:value-type="float">
            <text:p>47.13762</text:p>
          </table:table-cell>
          <table:table-cell table:style-name="ce14" office:value-type="float" office:value="7.25298" calcext:value-type="float">
            <text:p>7.252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gnes Lot 2</text:p>
          </table:table-cell>
          <table:table-cell/>
          <table:table-cell table:style-name="Default"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Melilotus officianalis</text:p>
          </table:table-cell>
          <table:table-cell/>
          <table:table-cell table:style-name="ce12" office:value-type="float" office:value="47.13762" calcext:value-type="float">
            <text:p>47.13762</text:p>
          </table:table-cell>
          <table:table-cell table:style-name="ce14" office:value-type="float" office:value="7.25298" calcext:value-type="float">
            <text:p>7.25298</text:p>
          </table:table-cell>
          <table:table-cell table:number-columns-repeated="2"/>
          <table:table-cell office:value-type="string" calcext:value-type="string">
            <text:p>PlantN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gnes Lot 2</text:p>
          </table:table-cell>
          <table:table-cell/>
          <table:table-cell table:style-name="Default"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Lotus corniculatus</text:p>
          </table:table-cell>
          <table:table-cell/>
          <table:table-cell table:style-name="ce12" office:value-type="float" office:value="47.13762" calcext:value-type="float">
            <text:p>47.13762</text:p>
          </table:table-cell>
          <table:table-cell table:style-name="ce14" office:value-type="float" office:value="7.25298" calcext:value-type="float">
            <text:p>7.25298</text:p>
          </table:table-cell>
          <table:table-cell table:number-columns-repeated="2"/>
          <table:table-cell office:value-type="string" calcext:value-type="string">
            <text:p>PlantN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igeron 2</text:p>
          </table:table-cell>
          <table:table-cell office:value-type="string" calcext:value-type="string">
            <text:p>Cygnes Lot 2</text:p>
          </table:table-cell>
          <table:table-cell/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Erigeron canadensis</text:p>
          </table:table-cell>
          <table:table-cell/>
          <table:table-cell table:style-name="ce12" office:value-type="float" office:value="47.13736" calcext:value-type="float">
            <text:p>47.13736</text:p>
          </table:table-cell>
          <table:table-cell table:style-name="ce14" office:value-type="float" office:value="7.25288" calcext:value-type="float">
            <text:p>7.252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rigeron 3</text:p>
          </table:table-cell>
          <table:table-cell office:value-type="string" calcext:value-type="string">
            <text:p>Cygnes Lot 2</text:p>
          </table:table-cell>
          <table:table-cell/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/>
          <table:table-cell table:style-name="ce12" office:value-type="float" office:value="47.13736" calcext:value-type="float">
            <text:p>47.13736</text:p>
          </table:table-cell>
          <table:table-cell table:style-name="ce14" office:value-type="float" office:value="7.25288" calcext:value-type="float">
            <text:p>7.252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pulus 1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opulus alba</text:p>
          </table:table-cell>
          <table:table-cell/>
          <table:table-cell table:style-name="ce12" office:value-type="float" office:value="47.1377434" calcext:value-type="float">
            <text:p>47.1377434</text:p>
          </table:table-cell>
          <table:table-cell table:style-name="ce12" office:value-type="float" office:value="7.2529795" calcext:value-type="float">
            <text:p>7.25297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gnes Lot 2</text:p>
          </table:table-cell>
          <table:table-cell/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olidalgo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Solidalgo canadensis</text:p>
          </table:table-cell>
          <table:table-cell/>
          <table:table-cell office:value-type="float" office:value="47.13748" calcext:value-type="float">
            <text:p>47.13748</text:p>
          </table:table-cell>
          <table:table-cell office:value-type="float" office:value="7.25315" calcext:value-type="float">
            <text:p>7.253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lva 3</text:p>
          </table:table-cell>
          <table:table-cell office:value-type="string" calcext:value-type="string">
            <text:p>Cygnes Lot 3</text:p>
          </table:table-cell>
          <table:table-cell/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Malva sylvestris</text:p>
          </table:table-cell>
          <table:table-cell/>
          <table:table-cell table:style-name="ce12" office:value-type="float" office:value="47.1372123" calcext:value-type="float">
            <text:p>47.1372123</text:p>
          </table:table-cell>
          <table:table-cell table:style-name="ce12" office:value-type="float" office:value="7.2528279" calcext:value-type="float">
            <text:p>7.25282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enother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Oenothera biennis aggr.</text:p>
          </table:table-cell>
          <table:table-cell/>
          <table:table-cell office:value-type="float" office:value="47.13724" calcext:value-type="float">
            <text:p>47.13724</text:p>
          </table:table-cell>
          <table:table-cell office:value-type="float" office:value="7.25283" calcext:value-type="float">
            <text:p>7.252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uddleja 1</text:p>
          </table:table-cell>
          <table:table-cell office:value-type="string" calcext:value-type="string">
            <text:p>Cygnes Lot 3</text:p>
          </table:table-cell>
          <table:table-cell/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Buddleja davidii</text:p>
          </table:table-cell>
          <table:table-cell/>
          <table:table-cell office:value-type="float" office:value="47.13735" calcext:value-type="float">
            <text:p>47.13735</text:p>
          </table:table-cell>
          <table:table-cell office:value-type="float" office:value="7.25301" calcext:value-type="float">
            <text:p>7.253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ypericum 1</text:p>
          </table:table-cell>
          <table:table-cell office:value-type="string" calcext:value-type="string">
            <text:p>Cygnes Lot 3</text:p>
          </table:table-cell>
          <table:table-cell/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/>
          <table:table-cell table:style-name="ce12" office:value-type="float" office:value="47.13736" calcext:value-type="float">
            <text:p>47.13736</text:p>
          </table:table-cell>
          <table:table-cell table:style-name="ce14" office:value-type="float" office:value="7.25288" calcext:value-type="float">
            <text:p>7.252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stinac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astinaca sativa</text:p>
          </table:table-cell>
          <table:table-cell/>
          <table:table-cell table:style-name="ce12" office:value-type="float" office:value="47.13736" calcext:value-type="float">
            <text:p>47.13736</text:p>
          </table:table-cell>
          <table:table-cell table:style-name="ce14" office:value-type="float" office:value="7.25288" calcext:value-type="float">
            <text:p>7.252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rbascum 2</text:p>
          </table:table-cell>
          <table:table-cell office:value-type="string" calcext:value-type="string">
            <text:p>Cygnes Lot 4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9.07.2020</text:p>
          </table:table-cell>
          <table:table-cell table:style-name="Default"/>
          <table:table-cell office:value-type="string" calcext:value-type="string">
            <text:p>Verbascum densiflorum</text:p>
          </table:table-cell>
          <table:table-cell/>
          <table:table-cell office:value-type="float" office:value="47.13731" calcext:value-type="float">
            <text:p>47.13731</text:p>
          </table:table-cell>
          <table:table-cell office:value-type="float" office:value="7.25315" calcext:value-type="float">
            <text:p>7.25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c3d337b-0cc0-5799-a047-83fe687b39bc</text:p>
          </table:table-cell>
          <table:table-cell/>
          <table:table-cell office:value-type="string" calcext:value-type="string">
            <text:p>Cygnes Lot 5</text:p>
          </table:table-cell>
          <table:table-cell/>
          <table:table-cell office:value-type="string" calcext:value-type="string">
            <text:p>2020-09-20</text:p>
          </table:table-cell>
          <table:table-cell office:value-type="string" calcext:value-type="string">
            <text:p>11:39:53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float" office:value="47.1371369" calcext:value-type="float">
            <text:p>47.1371369</text:p>
          </table:table-cell>
          <table:table-cell office:value-type="float" office:value="7.2527939" calcext:value-type="float">
            <text:p>7.2527939</text:p>
          </table:table-cell>
          <table:table-cell office:value-type="float" office:value="486.70001220703" calcext:value-type="float">
            <text:p>486.70001220703</text:p>
          </table:table-cell>
          <table:table-cell office:value-type="float" office:value="47.389999389648" calcext:value-type="float">
            <text:p>47.389999389648</text:p>
          </table:table-cell>
          <table:table-cell office:value-type="string" calcext:value-type="string">
            <text:p>suze empty 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ygnes Lot 5</text:p>
          </table:table-cell>
          <table:table-cell/>
          <table:table-cell office:value-type="string" calcext:value-type="string">
            <text:p>2020-09-20</text:p>
          </table:table-cell>
          <table:table-cell office:value-type="string" calcext:value-type="string">
            <text:p>11:37:56</text:p>
          </table:table-cell>
          <table:table-cell office:value-type="string" calcext:value-type="string">
            <text:p>Diplotaxis tenuifolia</text:p>
          </table:table-cell>
          <table:table-cell office:value-type="string" calcext:value-type="string">
            <text:p>Diplotaxis à feuilles ténues</text:p>
          </table:table-cell>
          <table:table-cell table:number-columns-repeated="4"/>
          <table:table-cell office:value-type="string" calcext:value-type="string">
            <text:p>suze empty l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paver 1</text:p>
          </table:table-cell>
          <table:table-cell office:value-type="string" calcext:value-type="string">
            <text:p>Cygnes Lot 6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apaver rhoeas</text:p>
          </table:table-cell>
          <table:table-cell/>
          <table:table-cell office:value-type="float" office:value="47.13747" calcext:value-type="float">
            <text:p>47.13747</text:p>
          </table:table-cell>
          <table:table-cell office:value-type="float" office:value="7.25306" calcext:value-type="float">
            <text:p>7.253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134ee3-4817-5dd4-b5fe-321ea3c58af5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53M24S" calcext:value-type="time">
            <text:p>05:53:24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float" office:value="47.1369554" calcext:value-type="float">
            <text:p>47.1369554</text:p>
          </table:table-cell>
          <table:table-cell office:value-type="float" office:value="7.2542929" calcext:value-type="float">
            <text:p>7.2542929</text:p>
          </table:table-cell>
          <table:table-cell office:value-type="float" office:value="486.39999389648" calcext:value-type="float">
            <text:p>486.39999389648</text:p>
          </table:table-cell>
          <table:table-cell office:value-type="float" office:value="39.481998443604" calcext:value-type="float">
            <text:p>39.481998443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237803-b7de-508a-97b9-4330f9f157f3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32M53S" calcext:value-type="time">
            <text:p>05:32:53 PM</text:p>
          </table:table-cell>
          <table:table-cell office:value-type="string" calcext:value-type="string">
            <text:p>Packera aurea</text:p>
          </table:table-cell>
          <table:table-cell/>
          <table:table-cell office:value-type="float" office:value="47.1372506" calcext:value-type="float">
            <text:p>47.1372506</text:p>
          </table:table-cell>
          <table:table-cell office:value-type="float" office:value="7.2537567" calcext:value-type="float">
            <text:p>7.2537567</text:p>
          </table:table-cell>
          <table:table-cell office:value-type="float" office:value="488.70001220703" calcext:value-type="float">
            <text:p>488.70001220703</text:p>
          </table:table-cell>
          <table:table-cell office:value-type="float" office:value="44.324001312256" calcext:value-type="float">
            <text:p>44.324001312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6706ab-dfa0-5369-ba9e-32c134301fc3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32M26S" calcext:value-type="time">
            <text:p>05:32:26 PM</text:p>
          </table:table-cell>
          <table:table-cell office:value-type="string" calcext:value-type="string">
            <text:p>Populus alba agg.</text:p>
          </table:table-cell>
          <table:table-cell office:value-type="string" calcext:value-type="string">
            <text:p>Peuplier blanc</text:p>
          </table:table-cell>
          <table:table-cell office:value-type="float" office:value="47.1370209" calcext:value-type="float">
            <text:p>47.1370209</text:p>
          </table:table-cell>
          <table:table-cell office:value-type="float" office:value="7.2538172" calcext:value-type="float">
            <text:p>7.2538172</text:p>
          </table:table-cell>
          <table:table-cell office:value-type="float" office:value="486.10000610352" calcext:value-type="float">
            <text:p>486.10000610352</text:p>
          </table:table-cell>
          <table:table-cell office:value-type="float" office:value="31.038000106812" calcext:value-type="float">
            <text:p>31.038000106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96f8db-f814-5c98-a3ee-9c1c128aa170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9M17S" calcext:value-type="time">
            <text:p>05:29:17 PM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 office:value-type="float" office:value="47.1369659" calcext:value-type="float">
            <text:p>47.1369659</text:p>
          </table:table-cell>
          <table:table-cell office:value-type="float" office:value="7.2535591" calcext:value-type="float">
            <text:p>7.2535591</text:p>
          </table:table-cell>
          <table:table-cell office:value-type="float" office:value="486.10000610352" calcext:value-type="float">
            <text:p>486.10000610352</text:p>
          </table:table-cell>
          <table:table-cell office:value-type="float" office:value="62.293998718262" calcext:value-type="float">
            <text:p>62.293998718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81fd4c1-3a68-500a-9f05-d9f46e8072c7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8M56S" calcext:value-type="time">
            <text:p>05:28:56 PM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 office:value-type="float" office:value="47.1373788" calcext:value-type="float">
            <text:p>47.1373788</text:p>
          </table:table-cell>
          <table:table-cell office:value-type="float" office:value="7.2535116" calcext:value-type="float">
            <text:p>7.2535116</text:p>
          </table:table-cell>
          <table:table-cell office:value-type="float" office:value="485.10000610352" calcext:value-type="float">
            <text:p>485.10000610352</text:p>
          </table:table-cell>
          <table:table-cell office:value-type="float" office:value="60.166000366211" calcext:value-type="float">
            <text:p>60.16600036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b0b58a-1e32-518a-b9f1-cfed19dc5f91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8M31S" calcext:value-type="time">
            <text:p>05:28:31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float" office:value="47.1374704" calcext:value-type="float">
            <text:p>47.1374704</text:p>
          </table:table-cell>
          <table:table-cell office:value-type="float" office:value="7.2541766" calcext:value-type="float">
            <text:p>7.2541766</text:p>
          </table:table-cell>
          <table:table-cell office:value-type="float" office:value="484.39999389648" calcext:value-type="float">
            <text:p>484.39999389648</text:p>
          </table:table-cell>
          <table:table-cell office:value-type="float" office:value="39.727001190186" calcext:value-type="float">
            <text:p>39.727001190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a7893c-f890-52d4-96d8-c3eac068a3e2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7M56S" calcext:value-type="time">
            <text:p>05:27:56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374037" calcext:value-type="float">
            <text:p>47.1374037</text:p>
          </table:table-cell>
          <table:table-cell office:value-type="float" office:value="7.2542649" calcext:value-type="float">
            <text:p>7.2542649</text:p>
          </table:table-cell>
          <table:table-cell office:value-type="float" office:value="484.5" calcext:value-type="float">
            <text:p>484.5</text:p>
          </table:table-cell>
          <table:table-cell office:value-type="float" office:value="33.714000701904" calcext:value-type="float">
            <text:p>33.714000701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cb6324e-9e81-57c6-964f-e0ff75fc189e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6M45S" calcext:value-type="time">
            <text:p>05:26:4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float" office:value="47.1371335" calcext:value-type="float">
            <text:p>47.1371335</text:p>
          </table:table-cell>
          <table:table-cell office:value-type="float" office:value="7.2539409" calcext:value-type="float">
            <text:p>7.2539409</text:p>
          </table:table-cell>
          <table:table-cell office:value-type="float" office:value="485.10000610352" calcext:value-type="float">
            <text:p>485.10000610352</text:p>
          </table:table-cell>
          <table:table-cell office:value-type="float" office:value="48.673000335693" calcext:value-type="float">
            <text:p>48.673000335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70cce-188d-5522-aae8-00c194756ee1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6M21S" calcext:value-type="time">
            <text:p>05:26:21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371473" calcext:value-type="float">
            <text:p>47.1371473</text:p>
          </table:table-cell>
          <table:table-cell office:value-type="float" office:value="7.2539472" calcext:value-type="float">
            <text:p>7.2539472</text:p>
          </table:table-cell>
          <table:table-cell office:value-type="float" office:value="486.10000610352" calcext:value-type="float">
            <text:p>486.10000610352</text:p>
          </table:table-cell>
          <table:table-cell office:value-type="float" office:value="42.338001251221" calcext:value-type="float">
            <text:p>42.338001251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3M50S" calcext:value-type="time">
            <text:p>05:23:50 PM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7f6ae4-e481-5028-9863-26d75d36f8a6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52M57S" calcext:value-type="time">
            <text:p>05:52:57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float" office:value="47.1369384" calcext:value-type="float">
            <text:p>47.1369384</text:p>
          </table:table-cell>
          <table:table-cell office:value-type="float" office:value="7.2525151" calcext:value-type="float">
            <text:p>7.2525151</text:p>
          </table:table-cell>
          <table:table-cell office:value-type="float" office:value="484.39999389648" calcext:value-type="float">
            <text:p>484.39999389648</text:p>
          </table:table-cell>
          <table:table-cell office:value-type="float" office:value="38.40299987793" calcext:value-type="float">
            <text:p>38.40299987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c10960-d4d7-570c-bd6d-ef2c61cbb1ab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51M39S" calcext:value-type="time">
            <text:p>05:51:39 PM</text:p>
          </table:table-cell>
          <table:table-cell office:value-type="string" calcext:value-type="string">
            <text:p>Rosa canina</text:p>
          </table:table-cell>
          <table:table-cell office:value-type="string" calcext:value-type="string">
            <text:p>Eglantier, Rosier des chiens</text:p>
          </table:table-cell>
          <table:table-cell office:value-type="float" office:value="47.1373562" calcext:value-type="float">
            <text:p>47.1373562</text:p>
          </table:table-cell>
          <table:table-cell office:value-type="float" office:value="7.2541933" calcext:value-type="float">
            <text:p>7.2541933</text:p>
          </table:table-cell>
          <table:table-cell office:value-type="float" office:value="486.10000610352" calcext:value-type="float">
            <text:p>486.10000610352</text:p>
          </table:table-cell>
          <table:table-cell office:value-type="float" office:value="56.979999542236" calcext:value-type="float">
            <text:p>56.979999542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a3630d-8139-509b-917f-9319c61cc8a8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50M54S" calcext:value-type="time">
            <text:p>05:50:54 PM</text:p>
          </table:table-cell>
          <table:table-cell table:number-columns-repeated="2"/>
          <table:table-cell office:value-type="float" office:value="47.1373803" calcext:value-type="float">
            <text:p>47.1373803</text:p>
          </table:table-cell>
          <table:table-cell office:value-type="float" office:value="7.2539858" calcext:value-type="float">
            <text:p>7.2539858</text:p>
          </table:table-cell>
          <table:table-cell office:value-type="float" office:value="486.39999389648" calcext:value-type="float">
            <text:p>486.39999389648</text:p>
          </table:table-cell>
          <table:table-cell office:value-type="float" office:value="70.30899810791" calcext:value-type="float">
            <text:p>70.30899810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f129f4-9a84-5f81-b4aa-2ce4194ad0b2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9M45S" calcext:value-type="time">
            <text:p>05:49:45 PM</text:p>
          </table:table-cell>
          <table:table-cell office:value-type="string" calcext:value-type="string">
            <text:p>Medicago varia</text:p>
          </table:table-cell>
          <table:table-cell/>
          <table:table-cell office:value-type="float" office:value="47.1368297" calcext:value-type="float">
            <text:p>47.1368297</text:p>
          </table:table-cell>
          <table:table-cell office:value-type="float" office:value="7.2540307" calcext:value-type="float">
            <text:p>7.2540307</text:p>
          </table:table-cell>
          <table:table-cell office:value-type="float" office:value="490.70001220703" calcext:value-type="float">
            <text:p>490.70001220703</text:p>
          </table:table-cell>
          <table:table-cell office:value-type="float" office:value="42.117000579834" calcext:value-type="float">
            <text:p>42.117000579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e8cfba-eb76-5db0-ab39-fd0ace465a6f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9M11S" calcext:value-type="time">
            <text:p>05:49:11 PM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 office:value-type="float" office:value="47.1367596" calcext:value-type="float">
            <text:p>47.1367596</text:p>
          </table:table-cell>
          <table:table-cell office:value-type="float" office:value="7.2537403" calcext:value-type="float">
            <text:p>7.2537403</text:p>
          </table:table-cell>
          <table:table-cell office:value-type="float" office:value="484.30001831055" calcext:value-type="float">
            <text:p>484.30001831055</text:p>
          </table:table-cell>
          <table:table-cell office:value-type="float" office:value="35.854000091553" calcext:value-type="float">
            <text:p>35.854000091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d36078-2669-5240-ae17-a1f6e66f6121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8M23S" calcext:value-type="time">
            <text:p>05:48:23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float" office:value="47.1371149" calcext:value-type="float">
            <text:p>47.1371149</text:p>
          </table:table-cell>
          <table:table-cell office:value-type="float" office:value="7.2543794" calcext:value-type="float">
            <text:p>7.2543794</text:p>
          </table:table-cell>
          <table:table-cell office:value-type="float" office:value="484.39999389648" calcext:value-type="float">
            <text:p>484.39999389648</text:p>
          </table:table-cell>
          <table:table-cell office:value-type="float" office:value="24.392999649048" calcext:value-type="float">
            <text:p>24.392999649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fceefd-a968-5fc4-bbf9-7a9bad6cf879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7M44S" calcext:value-type="time">
            <text:p>05:47:44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float" office:value="47.1369856" calcext:value-type="float">
            <text:p>47.1369856</text:p>
          </table:table-cell>
          <table:table-cell office:value-type="float" office:value="7.2524907" calcext:value-type="float">
            <text:p>7.2524907</text:p>
          </table:table-cell>
          <table:table-cell office:value-type="float" office:value="495.10000610352" calcext:value-type="float">
            <text:p>495.10000610352</text:p>
          </table:table-cell>
          <table:table-cell office:value-type="float" office:value="19.02499961853" calcext:value-type="float">
            <text:p>19.02499961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6M21S" calcext:value-type="time">
            <text:p>05:46:21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369723" calcext:value-type="float">
            <text:p>47.1369723</text:p>
          </table:table-cell>
          <table:table-cell office:value-type="float" office:value="7.2527652" calcext:value-type="float">
            <text:p>7.2527652</text:p>
          </table:table-cell>
          <table:table-cell office:value-type="float" office:value="495.10000610352" calcext:value-type="float">
            <text:p>495.10000610352</text:p>
          </table:table-cell>
          <table:table-cell office:value-type="float" office:value="53.659000396729" calcext:value-type="float">
            <text:p>53.659000396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4M40S" calcext:value-type="time">
            <text:p>05:44:40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float" office:value="47.1369723" calcext:value-type="float">
            <text:p>47.1369723</text:p>
          </table:table-cell>
          <table:table-cell office:value-type="float" office:value="7.2527652" calcext:value-type="float">
            <text:p>7.2527652</text:p>
          </table:table-cell>
          <table:table-cell office:value-type="float" office:value="495.10000610352" calcext:value-type="float">
            <text:p>495.10000610352</text:p>
          </table:table-cell>
          <table:table-cell office:value-type="float" office:value="53.659000396729" calcext:value-type="float">
            <text:p>53.659000396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4M20S" calcext:value-type="time">
            <text:p>05:44:20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369723" calcext:value-type="float">
            <text:p>47.1369723</text:p>
          </table:table-cell>
          <table:table-cell office:value-type="float" office:value="7.2527652" calcext:value-type="float">
            <text:p>7.2527652</text:p>
          </table:table-cell>
          <table:table-cell office:value-type="float" office:value="495.10000610352" calcext:value-type="float">
            <text:p>495.10000610352</text:p>
          </table:table-cell>
          <table:table-cell office:value-type="float" office:value="53.659000396729" calcext:value-type="float">
            <text:p>53.659000396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4M02S" calcext:value-type="time">
            <text:p>05:44:0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369723" calcext:value-type="float">
            <text:p>47.1369723</text:p>
          </table:table-cell>
          <table:table-cell office:value-type="float" office:value="7.2527652" calcext:value-type="float">
            <text:p>7.2527652</text:p>
          </table:table-cell>
          <table:table-cell office:value-type="float" office:value="495.10000610352" calcext:value-type="float">
            <text:p>495.10000610352</text:p>
          </table:table-cell>
          <table:table-cell office:value-type="float" office:value="53.659000396729" calcext:value-type="float">
            <text:p>53.659000396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4c78ad-cc37-5b3c-aba9-8698a31e12a9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3M41S" calcext:value-type="time">
            <text:p>05:43:41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375498" calcext:value-type="float">
            <text:p>47.1375498</text:p>
          </table:table-cell>
          <table:table-cell office:value-type="float" office:value="7.2541522" calcext:value-type="float">
            <text:p>7.2541522</text:p>
          </table:table-cell>
          <table:table-cell office:value-type="float" office:value="484.70001220703" calcext:value-type="float">
            <text:p>484.70001220703</text:p>
          </table:table-cell>
          <table:table-cell office:value-type="float" office:value="25.711000442505" calcext:value-type="float">
            <text:p>25.711000442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e4c5d8-4b52-5570-a1f6-5534c3155262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36M09S" calcext:value-type="time">
            <text:p>05:36:09 PM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 office:value-type="float" office:value="47.1368827" calcext:value-type="float">
            <text:p>47.1368827</text:p>
          </table:table-cell>
          <table:table-cell office:value-type="float" office:value="7.2534695" calcext:value-type="float">
            <text:p>7.2534695</text:p>
          </table:table-cell>
          <table:table-cell office:value-type="float" office:value="495.10000610352" calcext:value-type="float">
            <text:p>495.10000610352</text:p>
          </table:table-cell>
          <table:table-cell office:value-type="float" office:value="46.046001434326" calcext:value-type="float">
            <text:p>46.046001434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00d9079-3773-5c1e-9f8b-da001f71c267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35M38S" calcext:value-type="time">
            <text:p>05:35:38 PM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float" office:value="47.1368909" calcext:value-type="float">
            <text:p>47.1368909</text:p>
          </table:table-cell>
          <table:table-cell office:value-type="float" office:value="7.2535626" calcext:value-type="float">
            <text:p>7.2535626</text:p>
          </table:table-cell>
          <table:table-cell office:value-type="float" office:value="484.39999389648" calcext:value-type="float">
            <text:p>484.39999389648</text:p>
          </table:table-cell>
          <table:table-cell office:value-type="float" office:value="40.384998321533" calcext:value-type="float">
            <text:p>40.384998321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879bfd-204f-568b-9471-4dc96dc25d8c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34M24S" calcext:value-type="time">
            <text:p>05:34:24 PM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float" office:value="47.1368097" calcext:value-type="float">
            <text:p>47.1368097</text:p>
          </table:table-cell>
          <table:table-cell office:value-type="float" office:value="7.2528241" calcext:value-type="float">
            <text:p>7.2528241</text:p>
          </table:table-cell>
          <table:table-cell office:value-type="float" office:value="490.10000610352" calcext:value-type="float">
            <text:p>490.10000610352</text:p>
          </table:table-cell>
          <table:table-cell office:value-type="float" office:value="46.217998504639" calcext:value-type="float">
            <text:p>46.2179985046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nus 1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Cornus sanguine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rataegus 1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24.07.2020</text:p>
          </table:table-cell>
          <table:table-cell table:style-name="Default"/>
          <table:table-cell office:value-type="string" calcext:value-type="string">
            <text:p>Crataegus monogy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enothera</text:p>
          </table:table-cell>
          <table:table-cell office:value-type="string" calcext:value-type="string">
            <text:p>Cygnes Lot 8</text:p>
          </table:table-cell>
          <table:table-cell/>
          <table:table-cell table:style-name="Default" office:value-type="string" calcext:value-type="string">
            <text:p>24.07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7ebfd2-62b4-5d50-925d-ec3e3c35e441</text:p>
          </table:table-cell>
          <table:table-cell/>
          <table:table-cell office:value-type="string" calcext:value-type="string">
            <text:p>Dam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3:37:44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Ruine de Rome, Cymbalaire</text:p>
          </table:table-cell>
          <table:table-cell office:value-type="float" office:value="47.1416337" calcext:value-type="float">
            <text:p>47.1416337</text:p>
          </table:table-cell>
          <table:table-cell office:value-type="float" office:value="7.2567814" calcext:value-type="float">
            <text:p>7.2567814</text:p>
          </table:table-cell>
          <table:table-cell/>
          <table:table-cell office:value-type="float" office:value="98.400001525879" calcext:value-type="float">
            <text:p>98.4000015258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m</text:p>
          </table:table-cell>
          <table:table-cell/>
          <table:table-cell office:value-type="string" calcext:value-type="string">
            <text:p>2020-08-03</text:p>
          </table:table-cell>
          <table:table-cell/>
          <table:table-cell office:value-type="string" calcext:value-type="string">
            <text:p>Eupatorium cannabinu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mpanula 4</text:p>
          </table:table-cell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ampanula Rotundifolia</text:p>
          </table:table-cell>
          <table:table-cell/>
          <table:table-cell office:value-type="float" office:value="47.14311" calcext:value-type="float">
            <text:p>47.14311</text:p>
          </table:table-cell>
          <table:table-cell office:value-type="float" office:value="7.26117" calcext:value-type="float">
            <text:p>7.261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Silene vulgari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onvolvulus arvensi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Knautia arvensis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Polygonum aviculare ag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e7fd2af-f4e5-5339-b0ea-ecab065fa0ca</text:p>
          </table:table-cell>
          <table:table-cell/>
          <table:table-cell office:value-type="string" calcext:value-type="string">
            <text:p>Energie 1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4:11:53</text:p>
          </table:table-cell>
          <table:table-cell office:value-type="string" calcext:value-type="string">
            <text:p>Seseli libanotis</text:p>
          </table:table-cell>
          <table:table-cell office:value-type="string" calcext:value-type="string">
            <text:p>Séséli libanotis</text:p>
          </table:table-cell>
          <table:table-cell office:value-type="float" office:value="47.1431039" calcext:value-type="float">
            <text:p>47.1431039</text:p>
          </table:table-cell>
          <table:table-cell office:value-type="float" office:value="7.260727" calcext:value-type="float">
            <text:p>7.260727</text:p>
          </table:table-cell>
          <table:table-cell office:value-type="float" office:value="487.5" calcext:value-type="float">
            <text:p>487.5</text:p>
          </table:table-cell>
          <table:table-cell office:value-type="float" office:value="48.692001342773" calcext:value-type="float">
            <text:p>48.692001342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9167c7-face-55bb-913f-577cc0db3a4e</text:p>
          </table:table-cell>
          <table:table-cell/>
          <table:table-cell office:value-type="string" calcext:value-type="string">
            <text:p>Energie 1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4:11:26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 office:value-type="float" office:value="47.1430586" calcext:value-type="float">
            <text:p>47.1430586</text:p>
          </table:table-cell>
          <table:table-cell office:value-type="float" office:value="7.2605608" calcext:value-type="float">
            <text:p>7.2605608</text:p>
          </table:table-cell>
          <table:table-cell office:value-type="float" office:value="487.39999389648" calcext:value-type="float">
            <text:p>487.39999389648</text:p>
          </table:table-cell>
          <table:table-cell office:value-type="float" office:value="50.24100112915" calcext:value-type="float">
            <text:p>50.24100112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f0e5e9-15fe-5bc5-9133-646d97ff4e0d</text:p>
          </table:table-cell>
          <table:table-cell/>
          <table:table-cell office:value-type="string" calcext:value-type="string">
            <text:p>Energie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4:09:00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float" office:value="47.1431774" calcext:value-type="float">
            <text:p>47.1431774</text:p>
          </table:table-cell>
          <table:table-cell office:value-type="float" office:value="7.26083" calcext:value-type="float">
            <text:p>7.26083</text:p>
          </table:table-cell>
          <table:table-cell office:value-type="float" office:value="487.5" calcext:value-type="float">
            <text:p>487.5</text:p>
          </table:table-cell>
          <table:table-cell office:value-type="float" office:value="34.764999389648" calcext:value-type="float">
            <text:p>34.764999389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e5a7df-b6d1-59e9-96c7-761e0fbc4de6</text:p>
          </table:table-cell>
          <table:table-cell/>
          <table:table-cell office:value-type="string" calcext:value-type="string">
            <text:p>Energie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4:07:43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float" office:value="47.1433579" calcext:value-type="float">
            <text:p>47.1433579</text:p>
          </table:table-cell>
          <table:table-cell office:value-type="float" office:value="7.2609786" calcext:value-type="float">
            <text:p>7.2609786</text:p>
          </table:table-cell>
          <table:table-cell office:value-type="float" office:value="487.60000610352" calcext:value-type="float">
            <text:p>487.60000610352</text:p>
          </table:table-cell>
          <table:table-cell office:value-type="float" office:value="19.757999420166" calcext:value-type="float">
            <text:p>19.757999420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c8e1b33-184b-50be-a9bc-b040fa5185f9</text:p>
          </table:table-cell>
          <table:table-cell/>
          <table:table-cell office:value-type="string" calcext:value-type="string">
            <text:p>Energie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4:07:1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7.1433912" calcext:value-type="float">
            <text:p>47.1433912</text:p>
          </table:table-cell>
          <table:table-cell office:value-type="float" office:value="7.2611771" calcext:value-type="float">
            <text:p>7.2611771</text:p>
          </table:table-cell>
          <table:table-cell office:value-type="float" office:value="494.89999389648" calcext:value-type="float">
            <text:p>494.89999389648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d97405-c2c5-5143-9130-489165188083</text:p>
          </table:table-cell>
          <table:table-cell/>
          <table:table-cell office:value-type="string" calcext:value-type="string">
            <text:p>Energie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3:59:43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 office:value-type="float" office:value="47.1423047" calcext:value-type="float">
            <text:p>47.1423047</text:p>
          </table:table-cell>
          <table:table-cell office:value-type="float" office:value="7.2596568" calcext:value-type="float">
            <text:p>7.2596568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61.785999298096" calcext:value-type="float">
            <text:p>61.785999298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eda 1</text:p>
          </table:table-cell>
          <table:table-cell office:value-type="string" calcext:value-type="string">
            <text:p>Energie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Reseda lutea</text:p>
          </table:table-cell>
          <table:table-cell/>
          <table:table-cell office:value-type="float" office:value="47.14311" calcext:value-type="float">
            <text:p>47.14311</text:p>
          </table:table-cell>
          <table:table-cell office:value-type="float" office:value="7.26117" calcext:value-type="float">
            <text:p>7.261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lene 1</text:p>
          </table:table-cell>
          <table:table-cell office:value-type="string" calcext:value-type="string">
            <text:p>Energie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vulgaris</text:p>
          </table:table-cell>
          <table:table-cell/>
          <table:table-cell office:value-type="float" office:value="47.143151" calcext:value-type="float">
            <text:p>47.143151</text:p>
          </table:table-cell>
          <table:table-cell office:value-type="float" office:value="7.2612062" calcext:value-type="float">
            <text:p>7.26120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ergie 3</text:p>
          </table:table-cell>
          <table:table-cell/>
          <table:table-cell table:style-name="Default"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pilobi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Epilobium Hirsutum</text:p>
          </table:table-cell>
          <table:table-cell/>
          <table:table-cell office:value-type="float" office:value="47.14799" calcext:value-type="float">
            <text:p>47.14799</text:p>
          </table:table-cell>
          <table:table-cell office:value-type="float" office:value="7.27065" calcext:value-type="float">
            <text:p>7.270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upatori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Eupatorium cannabinum</text:p>
          </table:table-cell>
          <table:table-cell/>
          <table:table-cell office:value-type="float" office:value="47.14799" calcext:value-type="float">
            <text:p>47.14799</text:p>
          </table:table-cell>
          <table:table-cell office:value-type="float" office:value="7.27065" calcext:value-type="float">
            <text:p>7.270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lan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olanum Dulcamara</text:p>
          </table:table-cell>
          <table:table-cell/>
          <table:table-cell office:value-type="float" office:value="47.14799" calcext:value-type="float">
            <text:p>47.14799</text:p>
          </table:table-cell>
          <table:table-cell office:value-type="float" office:value="7.27065" calcext:value-type="float">
            <text:p>7.270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achys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tachys Palustris</text:p>
          </table:table-cell>
          <table:table-cell/>
          <table:table-cell office:value-type="float" office:value="47.14799" calcext:value-type="float">
            <text:p>47.14799</text:p>
          </table:table-cell>
          <table:table-cell office:value-type="float" office:value="7.27065" calcext:value-type="float">
            <text:p>7.270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ronica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Veronica Persica</text:p>
          </table:table-cell>
          <table:table-cell/>
          <table:table-cell office:value-type="float" office:value="47.14799" calcext:value-type="float">
            <text:p>47.14799</text:p>
          </table:table-cell>
          <table:table-cell office:value-type="float" office:value="7.27065" calcext:value-type="float">
            <text:p>7.270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49c72f-3255-5031-a36c-2a4a925c6579</text:p>
          </table:table-cell>
          <table:table-cell/>
          <table:table-cell office:value-type="string" calcext:value-type="string">
            <text:p>Football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42:32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office:value-type="float" office:value="47.1480153" calcext:value-type="float">
            <text:p>47.1480153</text:p>
          </table:table-cell>
          <table:table-cell office:value-type="float" office:value="7.2707092" calcext:value-type="float">
            <text:p>7.2707092</text:p>
          </table:table-cell>
          <table:table-cell office:value-type="float" office:value="491" calcext:value-type="float">
            <text:p>491</text:p>
          </table:table-cell>
          <table:table-cell office:value-type="float" office:value="331.74899291992" calcext:value-type="float">
            <text:p>331.74899291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41:50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7.1464087" calcext:value-type="float">
            <text:p>47.1464087</text:p>
          </table:table-cell>
          <table:table-cell office:value-type="float" office:value="7.2700673" calcext:value-type="float">
            <text:p>7.2700673</text:p>
          </table:table-cell>
          <table:table-cell/>
          <table:table-cell office:value-type="float" office:value="1299.9990234375" calcext:value-type="float">
            <text:p>12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40:35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irse jaunâtre</text:p>
          </table:table-cell>
          <table:table-cell office:value-type="float" office:value="47.1464087" calcext:value-type="float">
            <text:p>47.1464087</text:p>
          </table:table-cell>
          <table:table-cell office:value-type="float" office:value="7.2700673" calcext:value-type="float">
            <text:p>7.2700673</text:p>
          </table:table-cell>
          <table:table-cell/>
          <table:table-cell office:value-type="float" office:value="1299.9990234375" calcext:value-type="float">
            <text:p>1299.9990234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ematis 1</text:p>
          </table:table-cell>
          <table:table-cell office:value-type="string" calcext:value-type="string">
            <text:p>Football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lematis vitalba</text:p>
          </table:table-cell>
          <table:table-cell/>
          <table:table-cell office:value-type="float" office:value="47.14799" calcext:value-type="float">
            <text:p>47.14799</text:p>
          </table:table-cell>
          <table:table-cell office:value-type="float" office:value="7.27065" calcext:value-type="float">
            <text:p>7.270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otball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ootball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Geum urban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afe3c22-b1b8-5536-8fb9-d528738ca3ed</text:p>
          </table:table-cell>
          <table:table-cell/>
          <table:table-cell office:value-type="string" calcext:value-type="string">
            <text:p>Football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37:13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 office:value-type="float" office:value="47.1485749" calcext:value-type="float">
            <text:p>47.1485749</text:p>
          </table:table-cell>
          <table:table-cell office:value-type="float" office:value="7.2693666" calcext:value-type="float">
            <text:p>7.2693666</text:p>
          </table:table-cell>
          <table:table-cell office:value-type="float" office:value="492.10000610352" calcext:value-type="float">
            <text:p>492.10000610352</text:p>
          </table:table-cell>
          <table:table-cell office:value-type="float" office:value="77.599998474121" calcext:value-type="float">
            <text:p>77.599998474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34:33</text:p>
          </table:table-cell>
          <table:table-cell office:value-type="string" calcext:value-type="string">
            <text:p>Angelica sylvestris</text:p>
          </table:table-cell>
          <table:table-cell office:value-type="string" calcext:value-type="string">
            <text:p>Angélique sauvage</text:p>
          </table:table-cell>
          <table:table-cell office:value-type="float" office:value="47.1464087" calcext:value-type="float">
            <text:p>47.1464087</text:p>
          </table:table-cell>
          <table:table-cell office:value-type="float" office:value="7.2700673" calcext:value-type="float">
            <text:p>7.2700673</text:p>
          </table:table-cell>
          <table:table-cell/>
          <table:table-cell office:value-type="float" office:value="1299.9990234375" calcext:value-type="float">
            <text:p>12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32:28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float" office:value="47.1464087" calcext:value-type="float">
            <text:p>47.1464087</text:p>
          </table:table-cell>
          <table:table-cell office:value-type="float" office:value="7.2700673" calcext:value-type="float">
            <text:p>7.2700673</text:p>
          </table:table-cell>
          <table:table-cell/>
          <table:table-cell office:value-type="float" office:value="1299.9990234375" calcext:value-type="float">
            <text:p>12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fa2730-0f9c-597a-91c4-ce28046b4343</text:p>
          </table:table-cell>
          <table:table-cell/>
          <table:table-cell office:value-type="string" calcext:value-type="string">
            <text:p>Football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30:42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 office:value-type="float" office:value="47.1486949" calcext:value-type="float">
            <text:p>47.1486949</text:p>
          </table:table-cell>
          <table:table-cell office:value-type="float" office:value="7.2700034" calcext:value-type="float">
            <text:p>7.2700034</text:p>
          </table:table-cell>
          <table:table-cell office:value-type="float" office:value="492.10000610352" calcext:value-type="float">
            <text:p>492.1000061035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tus 1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/>
          <table:table-cell office:value-type="float" office:value="47.14829" calcext:value-type="float">
            <text:p>47.14829</text:p>
          </table:table-cell>
          <table:table-cell office:value-type="float" office:value="7.27055" calcext:value-type="float">
            <text:p>7.2705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necio 1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enecio jacobaea</text:p>
          </table:table-cell>
          <table:table-cell/>
          <table:table-cell office:value-type="float" office:value="47.14737" calcext:value-type="float">
            <text:p>47.14737</text:p>
          </table:table-cell>
          <table:table-cell office:value-type="float" office:value="7.26978" calcext:value-type="float">
            <text:p>7.269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dum 2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edum Sexangulare</text:p>
          </table:table-cell>
          <table:table-cell/>
          <table:table-cell office:value-type="float" office:value="47.14829" calcext:value-type="float">
            <text:p>47.14829</text:p>
          </table:table-cell>
          <table:table-cell office:value-type="float" office:value="7.27055" calcext:value-type="float">
            <text:p>7.270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otball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entaurea jacea agg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riganum 1</text:p>
          </table:table-cell>
          <table:table-cell office:value-type="string" calcext:value-type="string">
            <text:p>Football 4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Origanum Vulgare</text:p>
          </table:table-cell>
          <table:table-cell/>
          <table:table-cell office:value-type="float" office:value="47.1477766" calcext:value-type="float">
            <text:p>47.1477766</text:p>
          </table:table-cell>
          <table:table-cell office:value-type="float" office:value="7.2703335" calcext:value-type="float">
            <text:p>7.27033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otball 5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ootball 5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Pastinaca sativ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aef1bd7-be4f-5681-8e0a-7e03021af118</text:p>
          </table:table-cell>
          <table:table-cell/>
          <table:table-cell office:value-type="string" calcext:value-type="string">
            <text:p>Football 6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55:17</text:p>
          </table:table-cell>
          <table:table-cell office:value-type="string" calcext:value-type="string">
            <text:p>Dipsacus fullonum</text:p>
          </table:table-cell>
          <table:table-cell office:value-type="string" calcext:value-type="string">
            <text:p>Cardère sauvage</text:p>
          </table:table-cell>
          <table:table-cell office:value-type="float" office:value="47.1483566" calcext:value-type="float">
            <text:p>47.1483566</text:p>
          </table:table-cell>
          <table:table-cell office:value-type="float" office:value="7.2696905" calcext:value-type="float">
            <text:p>7.2696905</text:p>
          </table:table-cell>
          <table:table-cell office:value-type="float" office:value="491.10000610352" calcext:value-type="float">
            <text:p>491.10000610352</text:p>
          </table:table-cell>
          <table:table-cell office:value-type="float" office:value="72.955001831055" calcext:value-type="float">
            <text:p>72.955001831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c1be71-3fd1-53f2-9aa0-09449a86ccb5</text:p>
          </table:table-cell>
          <table:table-cell/>
          <table:table-cell office:value-type="string" calcext:value-type="string">
            <text:p>Football 6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47:0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483827" calcext:value-type="float">
            <text:p>47.1483827</text:p>
          </table:table-cell>
          <table:table-cell office:value-type="float" office:value="7.2701516" calcext:value-type="float">
            <text:p>7.2701516</text:p>
          </table:table-cell>
          <table:table-cell office:value-type="float" office:value="491.89999389648" calcext:value-type="float">
            <text:p>491.89999389648</text:p>
          </table:table-cell>
          <table:table-cell office:value-type="float" office:value="84.099998474121" calcext:value-type="float">
            <text:p>84.099998474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1130cb2-ea72-52bf-a473-4e019422107c</text:p>
          </table:table-cell>
          <table:table-cell/>
          <table:table-cell office:value-type="string" calcext:value-type="string">
            <text:p>Football 6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46:22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 office:value-type="float" office:value="47.1474237" calcext:value-type="float">
            <text:p>47.1474237</text:p>
          </table:table-cell>
          <table:table-cell office:value-type="float" office:value="7.2695932" calcext:value-type="float">
            <text:p>7.2695932</text:p>
          </table:table-cell>
          <table:table-cell office:value-type="float" office:value="490.89999389648" calcext:value-type="float">
            <text:p>490.89999389648</text:p>
          </table:table-cell>
          <table:table-cell office:value-type="float" office:value="104.09999847412" calcext:value-type="float">
            <text:p>104.09999847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14607c-f0de-5b24-95ea-ed9595e9cd44</text:p>
          </table:table-cell>
          <table:table-cell/>
          <table:table-cell office:value-type="string" calcext:value-type="string">
            <text:p>Football 6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42:18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Aulne glutineux, Verne</text:p>
          </table:table-cell>
          <table:table-cell office:value-type="float" office:value="47.1473688" calcext:value-type="float">
            <text:p>47.1473688</text:p>
          </table:table-cell>
          <table:table-cell office:value-type="float" office:value="7.2697337" calcext:value-type="float">
            <text:p>7.2697337</text:p>
          </table:table-cell>
          <table:table-cell office:value-type="float" office:value="491.10000610352" calcext:value-type="float">
            <text:p>491.10000610352</text:p>
          </table:table-cell>
          <table:table-cell office:value-type="float" office:value="27.799999237061" calcext:value-type="float">
            <text:p>27.7999992370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4798fb-acd0-51bc-ba8c-a7933f6f2802</text:p>
          </table:table-cell>
          <table:table-cell/>
          <table:table-cell office:value-type="string" calcext:value-type="string">
            <text:p>Football 6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39:27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 office:value-type="float" office:value="47.1471304" calcext:value-type="float">
            <text:p>47.1471304</text:p>
          </table:table-cell>
          <table:table-cell office:value-type="float" office:value="7.2697879" calcext:value-type="float">
            <text:p>7.2697879</text:p>
          </table:table-cell>
          <table:table-cell/>
          <table:table-cell office:value-type="float" office:value="55.703998565674" calcext:value-type="float">
            <text:p>55.703998565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c7d550-6267-565d-8302-e79e5ca86753</text:p>
          </table:table-cell>
          <table:table-cell/>
          <table:table-cell office:value-type="string" calcext:value-type="string">
            <text:p>Football 6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38:17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 office:value-type="float" office:value="47.1473727" calcext:value-type="float">
            <text:p>47.1473727</text:p>
          </table:table-cell>
          <table:table-cell office:value-type="float" office:value="7.2694305" calcext:value-type="float">
            <text:p>7.2694305</text:p>
          </table:table-cell>
          <table:table-cell office:value-type="float" office:value="491.10000610352" calcext:value-type="float">
            <text:p>491.10000610352</text:p>
          </table:table-cell>
          <table:table-cell office:value-type="float" office:value="61.458000183105" calcext:value-type="float">
            <text:p>61.458000183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mpanula 3</text:p>
          </table:table-cell>
          <table:table-cell office:value-type="string" calcext:value-type="string">
            <text:p>Frinvilier Fabrique 1</text:p>
          </table:table-cell>
          <table:table-cell/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Rotundifolia</text:p>
          </table:table-cell>
          <table:table-cell/>
          <table:table-cell office:value-type="float" office:value="47.1725178" calcext:value-type="float">
            <text:p>47.1725178</text:p>
          </table:table-cell>
          <table:table-cell office:value-type="float" office:value="7.2485286" calcext:value-type="float">
            <text:p>7.2485286</text:p>
          </table:table-cell>
          <table:table-cell/>
          <table:table-cell office:value-type="string" calcext:value-type="string">
            <text:p>No correction nee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nanthes 1</text:p>
          </table:table-cell>
          <table:table-cell office:value-type="string" calcext:value-type="string">
            <text:p>Frinvilier Fabrique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Prenanthes purpurea</text:p>
          </table:table-cell>
          <table:table-cell/>
          <table:table-cell office:value-type="float" office:value="47.17119" calcext:value-type="float">
            <text:p>47.17119</text:p>
          </table:table-cell>
          <table:table-cell office:value-type="float" office:value="7.24971" calcext:value-type="float">
            <text:p>7.24971</text:p>
          </table:table-cell>
          <table:table-cell/>
          <table:table-cell office:value-type="string" calcext:value-type="string">
            <text:p>No correction nee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bus 2</text:p>
          </table:table-cell>
          <table:table-cell office:value-type="string" calcext:value-type="string">
            <text:p>Frinvilier Fabrique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Rubus fruticosus</text:p>
          </table:table-cell>
          <table:table-cell/>
          <table:table-cell office:value-type="float" office:value="47.17124" calcext:value-type="float">
            <text:p>47.17124</text:p>
          </table:table-cell>
          <table:table-cell office:value-type="float" office:value="7.24957" calcext:value-type="float">
            <text:p>7.24957</text:p>
          </table:table-cell>
          <table:table-cell/>
          <table:table-cell office:value-type="string" calcext:value-type="string">
            <text:p>No correction nee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mpanula 1</text:p>
          </table:table-cell>
          <table:table-cell office:value-type="string" calcext:value-type="string">
            <text:p>Frinvilier Fabrique 3</text:p>
          </table:table-cell>
          <table:table-cell/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scheuchzeri</text:p>
          </table:table-cell>
          <table:table-cell/>
          <table:table-cell office:value-type="float" office:value="47.16957" calcext:value-type="float">
            <text:p>47.16957</text:p>
          </table:table-cell>
          <table:table-cell office:value-type="float" office:value="7.25312" calcext:value-type="float">
            <text:p>7.25312</text:p>
          </table:table-cell>
          <table:table-cell/>
          <table:table-cell office:value-type="string" calcext:value-type="string">
            <text:p>No correction nee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mpanula 2</text:p>
          </table:table-cell>
          <table:table-cell office:value-type="string" calcext:value-type="string">
            <text:p>Frinvilier Fabrique 3</text:p>
          </table:table-cell>
          <table:table-cell/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trachelium</text:p>
          </table:table-cell>
          <table:table-cell/>
          <table:table-cell office:value-type="float" office:value="47.16957" calcext:value-type="float">
            <text:p>47.16957</text:p>
          </table:table-cell>
          <table:table-cell office:value-type="float" office:value="7.25312" calcext:value-type="float">
            <text:p>7.25312</text:p>
          </table:table-cell>
          <table:table-cell/>
          <table:table-cell office:value-type="string" calcext:value-type="string">
            <text:p>No correction neede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invilier Fabrique 4</text:p>
          </table:table-cell>
          <table:table-cell/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Filipendula ulmar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invilier Fabrique 4</text:p>
          </table:table-cell>
          <table:table-cell/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Eupatorium cannabinu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nautia 1</text:p>
          </table:table-cell>
          <table:table-cell office:value-type="string" calcext:value-type="string">
            <text:p>Frinvillier Fabrique 1</text:p>
          </table:table-cell>
          <table:table-cell/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Knautia dipsacifolia</text:p>
          </table:table-cell>
          <table:table-cell/>
          <table:table-cell table:style-name="ce12" office:value-type="float" office:value="47.17262" calcext:value-type="float">
            <text:p>47.17262</text:p>
          </table:table-cell>
          <table:table-cell table:style-name="ce12" office:value-type="float" office:value="7.2483" calcext:value-type="float">
            <text:p>7.2483</text:p>
          </table:table-cell>
          <table:table-cell/>
          <table:table-cell office:value-type="string" calcext:value-type="string">
            <text:p>No correction nee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bascum 3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lynchitis</text:p>
          </table:table-cell>
          <table:table-cell/>
          <table:table-cell office:value-type="float" office:value="47.17262" calcext:value-type="float">
            <text:p>47.17262</text:p>
          </table:table-cell>
          <table:table-cell office:value-type="float" office:value="7.2483" calcext:value-type="float">
            <text:p>7.2483</text:p>
          </table:table-cell>
          <table:table-cell/>
          <table:table-cell office:value-type="string" calcext:value-type="string">
            <text:p>No correction nee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bascum 4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negris</text:p>
          </table:table-cell>
          <table:table-cell/>
          <table:table-cell office:value-type="float" office:value="47.17262" calcext:value-type="float">
            <text:p>47.17262</text:p>
          </table:table-cell>
          <table:table-cell office:value-type="float" office:value="7.2483" calcext:value-type="float">
            <text:p>7.2483</text:p>
          </table:table-cell>
          <table:table-cell/>
          <table:table-cell office:value-type="string" calcext:value-type="string">
            <text:p>No correction neede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invillier Fabrique 2</text:p>
          </table:table-cell>
          <table:table-cell/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invillier Fabrique 2</text:p>
          </table:table-cell>
          <table:table-cell/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Melilotus officianali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ubus 1</text:p>
          </table:table-cell>
          <table:table-cell office:value-type="string" calcext:value-type="string">
            <text:p>Frinvillier Fabrique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Rubus idaeus</text:p>
          </table:table-cell>
          <table:table-cell/>
          <table:table-cell office:value-type="float" office:value="47.17117" calcext:value-type="float">
            <text:p>47.17117</text:p>
          </table:table-cell>
          <table:table-cell office:value-type="float" office:value="7.24962" calcext:value-type="float">
            <text:p>7.24962</text:p>
          </table:table-cell>
          <table:table-cell/>
          <table:table-cell office:value-type="string" calcext:value-type="string">
            <text:p>No correction neede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invillier Fabrique 4</text:p>
          </table:table-cell>
          <table:table-cell/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Senecio jacobae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invillier Fabrique 4</text:p>
          </table:table-cell>
          <table:table-cell/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nigru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invillier Fabrique 4</text:p>
          </table:table-cell>
          <table:table-cell/>
          <table:table-cell table:style-name="Default"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a1f1d8-53bb-5a7c-afa6-7cd80d2a8044</text:p>
          </table:table-cell>
          <table:table-cell/>
          <table:table-cell office:value-type="string" calcext:value-type="string">
            <text:p>Frinvillier Ramp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10:48:49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 office:value-type="float" office:value="47.1699737" calcext:value-type="float">
            <text:p>47.1699737</text:p>
          </table:table-cell>
          <table:table-cell office:value-type="float" office:value="7.2510451" calcext:value-type="float">
            <text:p>7.251045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frinvillier ramp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a0c5b4-3304-5741-be90-63fb20291513</text:p>
          </table:table-cell>
          <table:table-cell/>
          <table:table-cell office:value-type="string" calcext:value-type="string">
            <text:p>Frinvillier Ramp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10:47:33</text:p>
          </table:table-cell>
          <table:table-cell office:value-type="string" calcext:value-type="string">
            <text:p>Lactuca muralis</text:p>
          </table:table-cell>
          <table:table-cell office:value-type="string" calcext:value-type="string">
            <text:p>Laitue des murs</text:p>
          </table:table-cell>
          <table:table-cell office:value-type="float" office:value="47.1688592" calcext:value-type="float">
            <text:p>47.1688592</text:p>
          </table:table-cell>
          <table:table-cell office:value-type="float" office:value="7.2535273" calcext:value-type="float">
            <text:p>7.2535273</text:p>
          </table:table-cell>
          <table:table-cell/>
          <table:table-cell office:value-type="float" office:value="157.46899414062" calcext:value-type="float">
            <text:p>157.46899414062</text:p>
          </table:table-cell>
          <table:table-cell office:value-type="string" calcext:value-type="string">
            <text:p>frinvillier ramp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a1f1d8-53bb-5a7c-afa6-7cd80d2a8044</text:p>
          </table:table-cell>
          <table:table-cell/>
          <table:table-cell office:value-type="string" calcext:value-type="string">
            <text:p>Frinvillier Ramp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10:44:39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 office:value-type="float" office:value="47.1699737" calcext:value-type="float">
            <text:p>47.1699737</text:p>
          </table:table-cell>
          <table:table-cell office:value-type="float" office:value="7.2510451" calcext:value-type="float">
            <text:p>7.251045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frinvillier ramp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f47cf0-7e74-5740-9c74-ae7f35103e21</text:p>
          </table:table-cell>
          <table:table-cell/>
          <table:table-cell office:value-type="string" calcext:value-type="string">
            <text:p>Frinvillier Ramp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10:41:09</text:p>
          </table:table-cell>
          <table:table-cell office:value-type="string" calcext:value-type="string">
            <text:p>Solidago virgaurea</text:p>
          </table:table-cell>
          <table:table-cell office:value-type="string" calcext:value-type="string">
            <text:p>Solidage verge d'or</text:p>
          </table:table-cell>
          <table:table-cell office:value-type="float" office:value="47.1689186" calcext:value-type="float">
            <text:p>47.1689186</text:p>
          </table:table-cell>
          <table:table-cell office:value-type="float" office:value="7.2538267" calcext:value-type="float">
            <text:p>7.2538267</text:p>
          </table:table-cell>
          <table:table-cell office:value-type="float" office:value="583.29998779297" calcext:value-type="float">
            <text:p>583.29998779297</text:p>
          </table:table-cell>
          <table:table-cell office:value-type="float" office:value="232.80000305176" calcext:value-type="float">
            <text:p>232.80000305176</text:p>
          </table:table-cell>
          <table:table-cell office:value-type="string" calcext:value-type="string">
            <text:p>frinvillier ra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e0d812-4052-5e22-90c2-e64e3908c740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53:48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float" office:value="47.1436647" calcext:value-type="float">
            <text:p>47.1436647</text:p>
          </table:table-cell>
          <table:table-cell office:value-type="float" office:value="7.2625259" calcext:value-type="float">
            <text:p>7.2625259</text:p>
          </table:table-cell>
          <table:table-cell office:value-type="float" office:value="490.80001831055" calcext:value-type="float">
            <text:p>490.80001831055</text:p>
          </table:table-cell>
          <table:table-cell office:value-type="float" office:value="57.728000640869" calcext:value-type="float">
            <text:p>57.728000640869</text:p>
          </table:table-cell>
          <table:table-cell office:value-type="string" calcext:value-type="string">
            <text:p>1 large 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7828bc-8b6f-5229-9046-f240937cc531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51:5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float" office:value="47.1436557" calcext:value-type="float">
            <text:p>47.1436557</text:p>
          </table:table-cell>
          <table:table-cell office:value-type="float" office:value="7.2631006" calcext:value-type="float">
            <text:p>7.2631006</text:p>
          </table:table-cell>
          <table:table-cell office:value-type="float" office:value="489.5" calcext:value-type="float">
            <text:p>489.5</text:p>
          </table:table-cell>
          <table:table-cell office:value-type="float" office:value="35.039001464844" calcext:value-type="float">
            <text:p>35.039001464844</text:p>
          </table:table-cell>
          <table:table-cell office:value-type="string" calcext:value-type="string">
            <text:p>3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869175-5426-5f27-965c-147afbc5e4b1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51:1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4066" calcext:value-type="float">
            <text:p>47.144066</text:p>
          </table:table-cell>
          <table:table-cell office:value-type="float" office:value="7.2623223" calcext:value-type="float">
            <text:p>7.2623223</text:p>
          </table:table-cell>
          <table:table-cell office:value-type="float" office:value="488.20001220703" calcext:value-type="float">
            <text:p>488.20001220703</text:p>
          </table:table-cell>
          <table:table-cell office:value-type="float" office:value="42.792999267578" calcext:value-type="float">
            <text:p>42.792999267578</text:p>
          </table:table-cell>
          <table:table-cell office:value-type="string" calcext:value-type="string">
            <text:p>4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6a8d2d-c7ce-506a-b788-ec3944f2893e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49:23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 office:value-type="float" office:value="47.1439819" calcext:value-type="float">
            <text:p>47.1439819</text:p>
          </table:table-cell>
          <table:table-cell office:value-type="float" office:value="7.2619108" calcext:value-type="float">
            <text:p>7.2619108</text:p>
          </table:table-cell>
          <table:table-cell office:value-type="float" office:value="488.30001831055" calcext:value-type="float">
            <text:p>488.30001831055</text:p>
          </table:table-cell>
          <table:table-cell office:value-type="float" office:value="26.118000030518" calcext:value-type="float">
            <text:p>26.118000030518</text:p>
          </table:table-cell>
          <table:table-cell office:value-type="string" calcext:value-type="string">
            <text:p>4 individu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8370c8-93ef-5050-af50-b5011ec22271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47:44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436397" calcext:value-type="float">
            <text:p>47.1436397</text:p>
          </table:table-cell>
          <table:table-cell office:value-type="float" office:value="7.2627926" calcext:value-type="float">
            <text:p>7.2627926</text:p>
          </table:table-cell>
          <table:table-cell office:value-type="float" office:value="489.5" calcext:value-type="float">
            <text:p>489.5</text:p>
          </table:table-cell>
          <table:table-cell office:value-type="float" office:value="32.235000610352" calcext:value-type="float">
            <text:p>32.235000610352</text:p>
          </table:table-cell>
          <table:table-cell office:value-type="string" calcext:value-type="string">
            <text:p>3 individu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479256-cdb2-5c63-ba2f-6f6dd7ea6660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46:25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float" office:value="47.1435444" calcext:value-type="float">
            <text:p>47.1435444</text:p>
          </table:table-cell>
          <table:table-cell office:value-type="float" office:value="7.2626271" calcext:value-type="float">
            <text:p>7.2626271</text:p>
          </table:table-cell>
          <table:table-cell office:value-type="float" office:value="490.80001831055" calcext:value-type="float">
            <text:p>490.80001831055</text:p>
          </table:table-cell>
          <table:table-cell office:value-type="float" office:value="40.020000457764" calcext:value-type="float">
            <text:p>40.020000457764</text:p>
          </table:table-cell>
          <table:table-cell office:value-type="string" calcext:value-type="string">
            <text:p>3 small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c0b1e-011e-546b-83a2-80c520c9a568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45:22</text:p>
          </table:table-cell>
          <table:table-cell office:value-type="string" calcext:value-type="string">
            <text:p>Chaerophyllum aureum</text:p>
          </table:table-cell>
          <table:table-cell office:value-type="string" calcext:value-type="string">
            <text:p>Chérophylle doré, Cerfeuil doré</text:p>
          </table:table-cell>
          <table:table-cell office:value-type="float" office:value="47.1435147" calcext:value-type="float">
            <text:p>47.1435147</text:p>
          </table:table-cell>
          <table:table-cell office:value-type="float" office:value="7.26276" calcext:value-type="float">
            <text:p>7.26276</text:p>
          </table:table-cell>
          <table:table-cell office:value-type="float" office:value="488.39999389648" calcext:value-type="float">
            <text:p>488.39999389648</text:p>
          </table:table-cell>
          <table:table-cell office:value-type="float" office:value="43.28099822998" calcext:value-type="float">
            <text:p>43.28099822998</text:p>
          </table:table-cell>
          <table:table-cell office:value-type="string" calcext:value-type="string">
            <text:p>1 very large parch, 3 other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ffeb30-5b15-58ac-9244-3b2dfab14e01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43:3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39749" calcext:value-type="float">
            <text:p>47.1439749</text:p>
          </table:table-cell>
          <table:table-cell office:value-type="float" office:value="7.2617997" calcext:value-type="float">
            <text:p>7.2617997</text:p>
          </table:table-cell>
          <table:table-cell office:value-type="float" office:value="488.30001831055" calcext:value-type="float">
            <text:p>488.30001831055</text:p>
          </table:table-cell>
          <table:table-cell office:value-type="float" office:value="30.329999923706" calcext:value-type="float">
            <text:p>30.329999923706</text:p>
          </table:table-cell>
          <table:table-cell office:value-type="string" calcext:value-type="string">
            <text:p>3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a8749f-307e-5a6b-a74b-1930b7888690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40:43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436267" calcext:value-type="float">
            <text:p>47.1436267</text:p>
          </table:table-cell>
          <table:table-cell office:value-type="float" office:value="7.2630049" calcext:value-type="float">
            <text:p>7.2630049</text:p>
          </table:table-cell>
          <table:table-cell office:value-type="float" office:value="490.80001831055" calcext:value-type="float">
            <text:p>490.80001831055</text:p>
          </table:table-cell>
          <table:table-cell office:value-type="float" office:value="32.698001861572" calcext:value-type="float">
            <text:p>32.698001861572</text:p>
          </table:table-cell>
          <table:table-cell office:value-type="string" calcext:value-type="string">
            <text:p>1 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72f5ba-7d18-59ae-89da-1ba476087cc7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39:11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34414" calcext:value-type="float">
            <text:p>47.1434414</text:p>
          </table:table-cell>
          <table:table-cell office:value-type="float" office:value="7.2625668" calcext:value-type="float">
            <text:p>7.2625668</text:p>
          </table:table-cell>
          <table:table-cell office:value-type="float" office:value="490.80001831055" calcext:value-type="float">
            <text:p>490.80001831055</text:p>
          </table:table-cell>
          <table:table-cell office:value-type="float" office:value="40.411998748779" calcext:value-type="float">
            <text:p>40.411998748779</text:p>
          </table:table-cell>
          <table:table-cell office:value-type="string" calcext:value-type="string">
            <text:p>5 small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877de6-a131-5343-a883-ed42f87ae446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36:37</text:p>
          </table:table-cell>
          <table:table-cell office:value-type="string" calcext:value-type="string">
            <text:p>Medicago varia</text:p>
          </table:table-cell>
          <table:table-cell/>
          <table:table-cell office:value-type="float" office:value="47.1438645" calcext:value-type="float">
            <text:p>47.1438645</text:p>
          </table:table-cell>
          <table:table-cell office:value-type="float" office:value="7.2622558" calcext:value-type="float">
            <text:p>7.2622558</text:p>
          </table:table-cell>
          <table:table-cell office:value-type="float" office:value="488.5" calcext:value-type="float">
            <text:p>488.5</text:p>
          </table:table-cell>
          <table:table-cell office:value-type="float" office:value="50.853000640869" calcext:value-type="float">
            <text:p>50.853000640869</text:p>
          </table:table-cell>
          <table:table-cell office:value-type="string" calcext:value-type="string">
            <text:p>1 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46b032-9048-542a-b523-480db5161634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35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439059" calcext:value-type="float">
            <text:p>47.1439059</text:p>
          </table:table-cell>
          <table:table-cell office:value-type="float" office:value="7.261971" calcext:value-type="float">
            <text:p>7.261971</text:p>
          </table:table-cell>
          <table:table-cell office:value-type="float" office:value="489.10000610352" calcext:value-type="float">
            <text:p>489.10000610352</text:p>
          </table:table-cell>
          <table:table-cell office:value-type="float" office:value="41.395000457764" calcext:value-type="float">
            <text:p>41.395000457764</text:p>
          </table:table-cell>
          <table:table-cell office:value-type="string" calcext:value-type="string">
            <text:p>8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9d2c48-7646-58ac-a65b-b043f3495919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34:13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float" office:value="47.1438874" calcext:value-type="float">
            <text:p>47.1438874</text:p>
          </table:table-cell>
          <table:table-cell office:value-type="float" office:value="7.2619527" calcext:value-type="float">
            <text:p>7.2619527</text:p>
          </table:table-cell>
          <table:table-cell office:value-type="float" office:value="488.20001220703" calcext:value-type="float">
            <text:p>488.20001220703</text:p>
          </table:table-cell>
          <table:table-cell office:value-type="float" office:value="43.338001251221" calcext:value-type="float">
            <text:p>43.338001251221</text:p>
          </table:table-cell>
          <table:table-cell office:value-type="string" calcext:value-type="string">
            <text:p>4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ea1411-0262-587d-b0d0-8c322a6c5cb7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32:04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439361" calcext:value-type="float">
            <text:p>47.1439361</text:p>
          </table:table-cell>
          <table:table-cell office:value-type="float" office:value="7.2619009" calcext:value-type="float">
            <text:p>7.2619009</text:p>
          </table:table-cell>
          <table:table-cell office:value-type="float" office:value="488.30001831055" calcext:value-type="float">
            <text:p>488.30001831055</text:p>
          </table:table-cell>
          <table:table-cell office:value-type="float" office:value="35.598999023438" calcext:value-type="float">
            <text:p>35.598999023438</text:p>
          </table:table-cell>
          <table:table-cell office:value-type="string" calcext:value-type="string">
            <text:p>8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ffe355-36da-5087-8590-4bb085ab1561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29:58</text:p>
          </table:table-cell>
          <table:table-cell office:value-type="string" calcext:value-type="string">
            <text:p>Arctium lappa</text:p>
          </table:table-cell>
          <table:table-cell office:value-type="string" calcext:value-type="string">
            <text:p>Bardane commune</text:p>
          </table:table-cell>
          <table:table-cell office:value-type="float" office:value="47.1438266" calcext:value-type="float">
            <text:p>47.1438266</text:p>
          </table:table-cell>
          <table:table-cell office:value-type="float" office:value="7.2619628" calcext:value-type="float">
            <text:p>7.2619628</text:p>
          </table:table-cell>
          <table:table-cell office:value-type="float" office:value="488.20001220703" calcext:value-type="float">
            <text:p>488.20001220703</text:p>
          </table:table-cell>
          <table:table-cell office:value-type="float" office:value="37.286998748779" calcext:value-type="float">
            <text:p>37.286998748779</text:p>
          </table:table-cell>
          <table:table-cell office:value-type="string" calcext:value-type="string">
            <text:p>6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f75026-ef5f-5f73-b4c0-39cf47f19dbd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4:18:54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35679" calcext:value-type="float">
            <text:p>47.1435679</text:p>
          </table:table-cell>
          <table:table-cell office:value-type="float" office:value="7.2631393" calcext:value-type="float">
            <text:p>7.2631393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31.184999465942" calcext:value-type="float">
            <text:p>31.184999465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e323c95-c7a9-5e3f-bb3a-ee960415fe40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4:18:31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435654" calcext:value-type="float">
            <text:p>47.1435654</text:p>
          </table:table-cell>
          <table:table-cell office:value-type="float" office:value="7.2630286" calcext:value-type="float">
            <text:p>7.2630286</text:p>
          </table:table-cell>
          <table:table-cell office:value-type="float" office:value="488.70001220703" calcext:value-type="float">
            <text:p>488.70001220703</text:p>
          </table:table-cell>
          <table:table-cell office:value-type="float" office:value="27.44700050354" calcext:value-type="float">
            <text:p>27.44700050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973b67-6d90-582b-8638-b8ce0a8d06cc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4:11:2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float" office:value="47.1435462" calcext:value-type="float">
            <text:p>47.1435462</text:p>
          </table:table-cell>
          <table:table-cell office:value-type="float" office:value="7.2629196" calcext:value-type="float">
            <text:p>7.2629196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23.729000091553" calcext:value-type="float">
            <text:p>23.729000091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ad1b8-f9c5-54f3-b344-1d5153ed3da8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4:07:52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435625" calcext:value-type="float">
            <text:p>47.1435625</text:p>
          </table:table-cell>
          <table:table-cell office:value-type="float" office:value="7.2635197" calcext:value-type="float">
            <text:p>7.2635197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21.72500038147" calcext:value-type="float">
            <text:p>21.72500038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17b1367-df8a-52df-8828-e15a9f149954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4:04:03</text:p>
          </table:table-cell>
          <table:table-cell office:value-type="string" calcext:value-type="string">
            <text:p>Medicago varia</text:p>
          </table:table-cell>
          <table:table-cell/>
          <table:table-cell office:value-type="float" office:value="47.143677" calcext:value-type="float">
            <text:p>47.143677</text:p>
          </table:table-cell>
          <table:table-cell office:value-type="float" office:value="7.2636088" calcext:value-type="float">
            <text:p>7.2636088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33.478000640869" calcext:value-type="float">
            <text:p>33.478000640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e0120b-d8f8-5fea-b3ca-664fc6f22f9e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4:03:22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float" office:value="47.1436587" calcext:value-type="float">
            <text:p>47.1436587</text:p>
          </table:table-cell>
          <table:table-cell office:value-type="float" office:value="7.263757" calcext:value-type="float">
            <text:p>7.263757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32.583000183105" calcext:value-type="float">
            <text:p>32.583000183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3:43:1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3ea44a-444f-5e74-9779-415a46cd9d1f</text:p>
          </table:table-cell>
          <table:table-cell office:value-type="string" calcext:value-type="string">
            <text:p>Achillea A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26:38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93.10000610352" calcext:value-type="float">
            <text:p>493.10000610352</text:p>
          </table:table-cell>
          <table:table-cell office:value-type="float" office:value="28.048000335693" calcext:value-type="float">
            <text:p>28.048000335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ff4e38e-7de0-5679-b1f9-4b17c84921da</text:p>
          </table:table-cell>
          <table:table-cell office:value-type="string" calcext:value-type="string">
            <text:p>Cirsium 6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25:56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27.694000244141" calcext:value-type="float">
            <text:p>27.694000244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452ddc-f547-5824-8eaf-a6e44f74c89f</text:p>
          </table:table-cell>
          <table:table-cell office:value-type="string" calcext:value-type="string">
            <text:p>Daucus B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15:5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8.5" calcext:value-type="float">
            <text:p>488.5</text:p>
          </table:table-cell>
          <table:table-cell office:value-type="float" office:value="36.926998138428" calcext:value-type="float">
            <text:p>36.926998138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bf9d1b-79de-52f5-b72d-94316662b4d6</text:p>
          </table:table-cell>
          <table:table-cell office:value-type="string" calcext:value-type="string">
            <text:p>Erigeron 5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17:0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17.690000534058" calcext:value-type="float">
            <text:p>17.690000534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904ffd7-1434-5d6b-bd34-d245a27bcea8</text:p>
          </table:table-cell>
          <table:table-cell office:value-type="string" calcext:value-type="string">
            <text:p>Galium 3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14:33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8.5" calcext:value-type="float">
            <text:p>488.5</text:p>
          </table:table-cell>
          <table:table-cell office:value-type="float" office:value="56.111999511719" calcext:value-type="float">
            <text:p>56.111999511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904ffd7-1434-5d6b-bd34-d245a27bcea8</text:p>
          </table:table-cell>
          <table:table-cell office:value-type="string" calcext:value-type="string">
            <text:p>Lotus A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15:24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8.5" calcext:value-type="float">
            <text:p>488.5</text:p>
          </table:table-cell>
          <table:table-cell office:value-type="float" office:value="56.111999511719" calcext:value-type="float">
            <text:p>56.111999511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Malva 4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13:03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uve musqué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95c0107-141b-56f9-808b-5b369b81b866</text:p>
          </table:table-cell>
          <table:table-cell office:value-type="string" calcext:value-type="string">
            <text:p>Plantago 1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7:01</text:p>
          </table:table-cell>
          <table:table-cell office:value-type="string" calcext:value-type="string">
            <text:p>Plantago media agg.</text:p>
          </table:table-cell>
          <table:table-cell office:value-type="string" calcext:value-type="string">
            <text:p>Plantain moyen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8" calcext:value-type="float">
            <text:p>488</text:p>
          </table:table-cell>
          <table:table-cell office:value-type="float" office:value="25.572999954224" calcext:value-type="float">
            <text:p>25.57299995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f2d149a-4aec-559b-940c-8316cdb2a8ac</text:p>
          </table:table-cell>
          <table:table-cell office:value-type="string" calcext:value-type="string">
            <text:p>Rumex A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7:5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8.5" calcext:value-type="float">
            <text:p>488.5</text:p>
          </table:table-cell>
          <table:table-cell office:value-type="float" office:value="29.27499961853" calcext:value-type="float">
            <text:p>29.27499961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Silene C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2:20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f202ab8-27b8-5d7a-bd68-09c9c7c5b0d2</text:p>
          </table:table-cell>
          <table:table-cell office:value-type="string" calcext:value-type="string">
            <text:p>Solanum 4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4:47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8.39999389648" calcext:value-type="float">
            <text:p>488.39999389648</text:p>
          </table:table-cell>
          <table:table-cell office:value-type="float" office:value="30.667999267578" calcext:value-type="float">
            <text:p>30.667999267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e015a4-4a25-545e-8adc-d0991470726b</text:p>
          </table:table-cell>
          <table:table-cell office:value-type="string" calcext:value-type="string">
            <text:p>Solidalgo 3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6:45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8.5" calcext:value-type="float">
            <text:p>488.5</text:p>
          </table:table-cell>
          <table:table-cell office:value-type="float" office:value="16.388000488281" calcext:value-type="float">
            <text:p>16.388000488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e8c8ef-795f-5f6e-8948-367e8da6f66d</text:p>
          </table:table-cell>
          <table:table-cell office:value-type="string" calcext:value-type="string">
            <text:p>Trifolium B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0:5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53.395000457764" calcext:value-type="float">
            <text:p>53.395000457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3dde75-1cc6-5b24-8d37-229e5f89070c</text:p>
          </table:table-cell>
          <table:table-cell office:value-type="string" calcext:value-type="string">
            <text:p>Vicia 1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0:05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8.5" calcext:value-type="float">
            <text:p>488.5</text:p>
          </table:table-cell>
          <table:table-cell office:value-type="float" office:value="64.900001525879" calcext:value-type="float">
            <text:p>64.9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2978d-5c17-5d2e-bdd8-3f7f75e75e23</text:p>
          </table:table-cell>
          <table:table-cell/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31:47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8.5" calcext:value-type="float">
            <text:p>488.5</text:p>
          </table:table-cell>
          <table:table-cell office:value-type="float" office:value="39.395000457764" calcext:value-type="float">
            <text:p>39.395000457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3ea787-9dd4-5949-9bc4-272e255a38f2</text:p>
          </table:table-cell>
          <table:table-cell/>
          <table:table-cell office:value-type="string" calcext:value-type="string">
            <text:p>Hayek 1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2H58M00S" calcext:value-type="time">
            <text:p>12:58:00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 office:value-type="float" office:value="47.1439881" calcext:value-type="float">
            <text:p>47.1439881</text:p>
          </table:table-cell>
          <table:table-cell office:value-type="float" office:value="7.2634104" calcext:value-type="float">
            <text:p>7.2634104</text:p>
          </table:table-cell>
          <table:table-cell office:value-type="float" office:value="488.20001220703" calcext:value-type="float">
            <text:p>488.20001220703</text:p>
          </table:table-cell>
          <table:table-cell office:value-type="float" office:value="19.492000579834" calcext:value-type="float">
            <text:p>19.492000579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781bb4-3f83-5147-b8f0-6b71773aa712</text:p>
          </table:table-cell>
          <table:table-cell/>
          <table:table-cell office:value-type="string" calcext:value-type="string">
            <text:p>Hayek 1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2H57M35S" calcext:value-type="time">
            <text:p>12:57:35 PM</text:p>
          </table:table-cell>
          <table:table-cell office:value-type="string" calcext:value-type="string">
            <text:p>Cosmos bipinnatus</text:p>
          </table:table-cell>
          <table:table-cell/>
          <table:table-cell office:value-type="float" office:value="47.1440375" calcext:value-type="float">
            <text:p>47.1440375</text:p>
          </table:table-cell>
          <table:table-cell office:value-type="float" office:value="7.2636227" calcext:value-type="float">
            <text:p>7.2636227</text:p>
          </table:table-cell>
          <table:table-cell office:value-type="float" office:value="502" calcext:value-type="float">
            <text:p>50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e961de5-523c-5b07-a74e-58338ee4750f</text:p>
          </table:table-cell>
          <table:table-cell/>
          <table:table-cell office:value-type="string" calcext:value-type="string">
            <text:p>Hayek 1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2H54M53S" calcext:value-type="time">
            <text:p>12:54:53 PM</text:p>
          </table:table-cell>
          <table:table-cell office:value-type="string" calcext:value-type="string">
            <text:p>Symphytum officinale agg.</text:p>
          </table:table-cell>
          <table:table-cell office:value-type="string" calcext:value-type="string">
            <text:p>Consoude officinale</text:p>
          </table:table-cell>
          <table:table-cell office:value-type="float" office:value="47.1435695" calcext:value-type="float">
            <text:p>47.1435695</text:p>
          </table:table-cell>
          <table:table-cell office:value-type="float" office:value="7.2634126" calcext:value-type="float">
            <text:p>7.2634126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38.404998779297" calcext:value-type="float">
            <text:p>38.404998779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2c5603-b211-5e21-9032-8575f7b446c7</text:p>
          </table:table-cell>
          <table:table-cell/>
          <table:table-cell office:value-type="string" calcext:value-type="string">
            <text:p>Hayek 1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2H53M08S" calcext:value-type="time">
            <text:p>12:53:08 PM</text:p>
          </table:table-cell>
          <table:table-cell office:value-type="string" calcext:value-type="string">
            <text:p>Medicago sativa</text:p>
          </table:table-cell>
          <table:table-cell/>
          <table:table-cell office:value-type="float" office:value="47.1445662" calcext:value-type="float">
            <text:p>47.1445662</text:p>
          </table:table-cell>
          <table:table-cell office:value-type="float" office:value="7.2642282" calcext:value-type="float">
            <text:p>7.2642282</text:p>
          </table:table-cell>
          <table:table-cell office:value-type="float" office:value="490.70001220703" calcext:value-type="float">
            <text:p>490.70001220703</text:p>
          </table:table-cell>
          <table:table-cell office:value-type="float" office:value="27.052000045776" calcext:value-type="float">
            <text:p>27.052000045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99e404-a110-5980-8718-d2b58bbb46e6</text:p>
          </table:table-cell>
          <table:table-cell/>
          <table:table-cell office:value-type="string" calcext:value-type="string">
            <text:p>Jura 1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24:05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float" office:value="47.1389595" calcext:value-type="float">
            <text:p>47.1389595</text:p>
          </table:table-cell>
          <table:table-cell office:value-type="float" office:value="7.2531205" calcext:value-type="float">
            <text:p>7.2531205</text:p>
          </table:table-cell>
          <table:table-cell office:value-type="float" office:value="485.10000610352" calcext:value-type="float">
            <text:p>485.10000610352</text:p>
          </table:table-cell>
          <table:table-cell office:value-type="float" office:value="25.471000671387" calcext:value-type="float">
            <text:p>25.471000671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ef3a6ba-2053-538e-a6b1-4fceef5c45b2</text:p>
          </table:table-cell>
          <table:table-cell office:value-type="string" calcext:value-type="string">
            <text:p>Dianthus 2</text:p>
          </table:table-cell>
          <table:table-cell office:value-type="string" calcext:value-type="string">
            <text:p>Jura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38:53</text:p>
          </table:table-cell>
          <table:table-cell office:value-type="string" calcext:value-type="string">
            <text:p>Dianthus carthusianorum agg.</text:p>
          </table:table-cell>
          <table:table-cell office:value-type="string" calcext:value-type="string">
            <text:p>Oeillet des Chartreux</text:p>
          </table:table-cell>
          <table:table-cell office:value-type="float" office:value="47.1384998" calcext:value-type="float">
            <text:p>47.1384998</text:p>
          </table:table-cell>
          <table:table-cell office:value-type="float" office:value="7.2535008" calcext:value-type="float">
            <text:p>7.2535008</text:p>
          </table:table-cell>
          <table:table-cell office:value-type="float" office:value="485.70001220703" calcext:value-type="float">
            <text:p>485.70001220703</text:p>
          </table:table-cell>
          <table:table-cell office:value-type="float" office:value="29.232000350952" calcext:value-type="float">
            <text:p>29.232000350952</text:p>
          </table:table-cell>
          <table:table-cell office:value-type="string" calcext:value-type="string">
            <text:p>2 speci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9650d-cf18-5059-829c-9f5b3bb536e6</text:p>
          </table:table-cell>
          <table:table-cell office:value-type="string" calcext:value-type="string">
            <text:p>Eupatorium 2</text:p>
          </table:table-cell>
          <table:table-cell office:value-type="string" calcext:value-type="string">
            <text:p>Jura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37:13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7.1389001" calcext:value-type="float">
            <text:p>47.1389001</text:p>
          </table:table-cell>
          <table:table-cell office:value-type="float" office:value="7.2530956" calcext:value-type="float">
            <text:p>7.2530956</text:p>
          </table:table-cell>
          <table:table-cell office:value-type="float" office:value="485.10000610352" calcext:value-type="float">
            <text:p>485.10000610352</text:p>
          </table:table-cell>
          <table:table-cell office:value-type="float" office:value="40.041000366211" calcext:value-type="float">
            <text:p>40.041000366211</text:p>
          </table:table-cell>
          <table:table-cell office:value-type="string" calcext:value-type="string">
            <text:p>3 patch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307b1-5496-52c3-895c-a8261a1f252b</text:p>
          </table:table-cell>
          <table:table-cell office:value-type="string" calcext:value-type="string">
            <text:p>Knautia 2</text:p>
          </table:table-cell>
          <table:table-cell office:value-type="string" calcext:value-type="string">
            <text:p>Jura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40:44</text:p>
          </table:table-cell>
          <table:table-cell office:value-type="string" calcext:value-type="string">
            <text:p>Knautia arvensis agg.</text:p>
          </table:table-cell>
          <table:table-cell/>
          <table:table-cell office:value-type="float" office:value="47.1388569" calcext:value-type="float">
            <text:p>47.1388569</text:p>
          </table:table-cell>
          <table:table-cell office:value-type="float" office:value="7.2530012" calcext:value-type="float">
            <text:p>7.2530012</text:p>
          </table:table-cell>
          <table:table-cell office:value-type="float" office:value="484.89999389648" calcext:value-type="float">
            <text:p>484.89999389648</text:p>
          </table:table-cell>
          <table:table-cell office:value-type="float" office:value="43.488998413086" calcext:value-type="float">
            <text:p>43.488998413086</text:p>
          </table:table-cell>
          <table:table-cell office:value-type="string" calcext:value-type="string">
            <text:p>1 individual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scabiosa columbiara</text:p>
          </table:table-cell>
          <table:table-cell/>
        </table:table-row>
        <table:table-row table:style-name="ro1">
          <table:table-cell office:value-type="string" calcext:value-type="string">
            <text:p>b70bc5f3-0443-5beb-9c9f-ea19183b2bf1</text:p>
          </table:table-cell>
          <table:table-cell office:value-type="string" calcext:value-type="string">
            <text:p>Origanum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35:09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 office:value-type="float" office:value="47.1389673" calcext:value-type="float">
            <text:p>47.1389673</text:p>
          </table:table-cell>
          <table:table-cell office:value-type="float" office:value="7.2529451" calcext:value-type="float">
            <text:p>7.2529451</text:p>
          </table:table-cell>
          <table:table-cell office:value-type="float" office:value="484.89999389648" calcext:value-type="float">
            <text:p>484.89999389648</text:p>
          </table:table-cell>
          <table:table-cell office:value-type="float" office:value="33.742000579834" calcext:value-type="float">
            <text:p>33.742000579834</text:p>
          </table:table-cell>
          <table:table-cell office:value-type="string" calcext:value-type="string">
            <text:p>3 patch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bascum 5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9.07.2020</text:p>
          </table:table-cell>
          <table:table-cell table:style-name="Default"/>
          <table:table-cell office:value-type="string" calcext:value-type="string">
            <text:p>Verbascum negris</text:p>
          </table:table-cell>
          <table:table-cell/>
          <table:table-cell office:value-type="float" office:value="47.13891" calcext:value-type="float">
            <text:p>47.13891</text:p>
          </table:table-cell>
          <table:table-cell office:value-type="float" office:value="7.25324" calcext:value-type="float">
            <text:p>7.253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nobrychis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20.06.2020</text:p>
          </table:table-cell>
          <table:table-cell table:style-name="Default"/>
          <table:table-cell office:value-type="string" calcext:value-type="string">
            <text:p>Onobrychis viciifolia</text:p>
          </table:table-cell>
          <table:table-cell/>
          <table:table-cell table:style-name="ce12" office:value-type="float" office:value="47.1387162" calcext:value-type="float">
            <text:p>47.1387162</text:p>
          </table:table-cell>
          <table:table-cell table:style-name="ce12" office:value-type="float" office:value="7.2532804" calcext:value-type="float">
            <text:p>7.25328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urigera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20.06.2020</text:p>
          </table:table-cell>
          <table:table-cell table:style-name="Default"/>
          <table:table-cell office:value-type="string" calcext:value-type="string">
            <text:p>Securigea varia</text:p>
          </table:table-cell>
          <table:table-cell/>
          <table:table-cell table:style-name="ce12" office:value-type="float" office:value="47.1379796" calcext:value-type="float">
            <text:p>47.1379796</text:p>
          </table:table-cell>
          <table:table-cell table:style-name="ce12" office:value-type="float" office:value="7.253012" calcext:value-type="float">
            <text:p>7.2530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elidonium 1</text:p>
          </table:table-cell>
          <table:table-cell office:value-type="string" calcext:value-type="string">
            <text:p>Jura 2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Chelidonium majus</text:p>
          </table:table-cell>
          <table:table-cell/>
          <table:table-cell table:style-name="ce12" office:value-type="float" office:value="47.1388785" calcext:value-type="float">
            <text:p>47.1388785</text:p>
          </table:table-cell>
          <table:table-cell table:style-name="ce12" office:value-type="float" office:value="7.2533235" calcext:value-type="float">
            <text:p>7.25332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lva 2</text:p>
          </table:table-cell>
          <table:table-cell office:value-type="string" calcext:value-type="string">
            <text:p>Jura 2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/>
          <table:table-cell table:style-name="ce12" office:value-type="float" office:value="47.1388785" calcext:value-type="float">
            <text:p>47.1388785</text:p>
          </table:table-cell>
          <table:table-cell table:style-name="ce12" office:value-type="float" office:value="7.2533235" calcext:value-type="float">
            <text:p>7.2533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ce11" office:value-type="time" office:time-value="PT12H00M00S" calcext:value-type="time">
            <text:p>12:00:00 PM</text:p>
          </table:table-cell>
          <table:table-cell office:value-type="string" calcext:value-type="string">
            <text:p>Silene vulgaris</text:p>
          </table:table-cell>
          <table:table-cell/>
          <table:table-cell table:style-name="ce12" office:value-type="float" office:value="47.13881" calcext:value-type="float">
            <text:p>47.13881</text:p>
          </table:table-cell>
          <table:table-cell table:style-name="ce12" office:value-type="float" office:value="7.25331" calcext:value-type="float">
            <text:p>7.253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ce11"/>
          <table:table-cell office:value-type="string" calcext:value-type="string">
            <text:p>Reseda lutea</text:p>
          </table:table-cell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Calystegia sepium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/>
          <table:table-cell table:style-name="Default"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Geum urbanu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zard 1</text:p>
          </table:table-cell>
          <table:table-cell/>
          <table:table-cell table:style-name="Default" office:value-type="string" calcext:value-type="string">
            <text:p>12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0d3b74f-53a6-51e2-a8ae-0ba9d4b4961a</text:p>
          </table:table-cell>
          <table:table-cell/>
          <table:table-cell office:value-type="string" calcext:value-type="string">
            <text:p>Lezard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52:28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float" office:value="47.1489677" calcext:value-type="float">
            <text:p>47.1489677</text:p>
          </table:table-cell>
          <table:table-cell office:value-type="float" office:value="7.2708428" calcext:value-type="float">
            <text:p>7.2708428</text:p>
          </table:table-cell>
          <table:table-cell office:value-type="float" office:value="492.10000610352" calcext:value-type="float">
            <text:p>492.10000610352</text:p>
          </table:table-cell>
          <table:table-cell office:value-type="float" office:value="72.900001525879" calcext:value-type="float">
            <text:p>72.9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83b1015-f54b-5f9e-8415-ed783f2960f0</text:p>
          </table:table-cell>
          <table:table-cell/>
          <table:table-cell office:value-type="string" calcext:value-type="string">
            <text:p>Lezard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51:23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 office:value-type="float" office:value="47.1488941" calcext:value-type="float">
            <text:p>47.1488941</text:p>
          </table:table-cell>
          <table:table-cell office:value-type="float" office:value="7.2709046" calcext:value-type="float">
            <text:p>7.2709046</text:p>
          </table:table-cell>
          <table:table-cell office:value-type="float" office:value="492.10000610352" calcext:value-type="float">
            <text:p>492.10000610352</text:p>
          </table:table-cell>
          <table:table-cell office:value-type="float" office:value="40.141998291016" calcext:value-type="float">
            <text:p>40.141998291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e5d730a-96d1-5741-a975-d5a3caa7d0d4</text:p>
          </table:table-cell>
          <table:table-cell/>
          <table:table-cell office:value-type="string" calcext:value-type="string">
            <text:p>Lezard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50:34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float" office:value="47.1488341" calcext:value-type="float">
            <text:p>47.1488341</text:p>
          </table:table-cell>
          <table:table-cell office:value-type="float" office:value="7.2710049" calcext:value-type="float">
            <text:p>7.2710049</text:p>
          </table:table-cell>
          <table:table-cell office:value-type="float" office:value="492.10000610352" calcext:value-type="float">
            <text:p>492.10000610352</text:p>
          </table:table-cell>
          <table:table-cell office:value-type="float" office:value="45.505001068115" calcext:value-type="float">
            <text:p>45.505001068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810993f-6991-5c64-8c4f-72696c74e431</text:p>
          </table:table-cell>
          <table:table-cell/>
          <table:table-cell office:value-type="string" calcext:value-type="string">
            <text:p>Lezard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48:33</text:p>
          </table:table-cell>
          <table:table-cell office:value-type="string" calcext:value-type="string">
            <text:p>Malva alcea</text:p>
          </table:table-cell>
          <table:table-cell office:value-type="string" calcext:value-type="string">
            <text:p>Mauve alcée</text:p>
          </table:table-cell>
          <table:table-cell office:value-type="float" office:value="47.1489295" calcext:value-type="float">
            <text:p>47.1489295</text:p>
          </table:table-cell>
          <table:table-cell office:value-type="float" office:value="7.2708623" calcext:value-type="float">
            <text:p>7.2708623</text:p>
          </table:table-cell>
          <table:table-cell office:value-type="float" office:value="491.70001220703" calcext:value-type="float">
            <text:p>491.70001220703</text:p>
          </table:table-cell>
          <table:table-cell office:value-type="float" office:value="48.632999420166" calcext:value-type="float">
            <text:p>48.632999420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5bc0b0-1bd8-5889-91e6-a3281f46c242</text:p>
          </table:table-cell>
          <table:table-cell/>
          <table:table-cell office:value-type="string" calcext:value-type="string">
            <text:p>Ligerz Favori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09:46:19</text:p>
          </table:table-cell>
          <table:table-cell office:value-type="string" calcext:value-type="string">
            <text:p>Sedum album</text:p>
          </table:table-cell>
          <table:table-cell office:value-type="string" calcext:value-type="string">
            <text:p>Orpin blanc</text:p>
          </table:table-cell>
          <table:table-cell office:value-type="float" office:value="47.0839231" calcext:value-type="float">
            <text:p>47.0839231</text:p>
          </table:table-cell>
          <table:table-cell office:value-type="float" office:value="7.1359209" calcext:value-type="float">
            <text:p>7.1359209</text:p>
          </table:table-cell>
          <table:table-cell office:value-type="float" office:value="504" calcext:value-type="float">
            <text:p>50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Ligerz Favori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09:41:51</text:p>
          </table:table-cell>
          <table:table-cell office:value-type="string" calcext:value-type="string">
            <text:p>Crepis capillar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e13bd2d-6d17-5747-888f-73ccb92acfda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18:45</text:p>
          </table:table-cell>
          <table:table-cell office:value-type="string" calcext:value-type="string">
            <text:p>Bellis perennis</text:p>
          </table:table-cell>
          <table:table-cell office:value-type="string" calcext:value-type="string">
            <text:p>Pâquerette vivace</text:p>
          </table:table-cell>
          <table:table-cell office:value-type="float" office:value="47.0472137" calcext:value-type="float">
            <text:p>47.0472137</text:p>
          </table:table-cell>
          <table:table-cell office:value-type="float" office:value="7.154379" calcext:value-type="float">
            <text:p>7.154379</text:p>
          </table:table-cell>
          <table:table-cell/>
          <table:table-cell office:value-type="float" office:value="51.150001525879" calcext:value-type="float">
            <text:p>51.15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fca813e-9f70-5fa9-92ed-e6b765912fe9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11:36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 office:value-type="float" office:value="47.0482063" calcext:value-type="float">
            <text:p>47.0482063</text:p>
          </table:table-cell>
          <table:table-cell office:value-type="float" office:value="7.1593393" calcext:value-type="float">
            <text:p>7.1593393</text:p>
          </table:table-cell>
          <table:table-cell office:value-type="float" office:value="482" calcext:value-type="float">
            <text:p>482</text:p>
          </table:table-cell>
          <table:table-cell office:value-type="float" office:value="4.1999998092651" calcext:value-type="float">
            <text:p>4.19999980926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42e90b-b0b2-5b43-aca6-c37ed6dd2d5a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01:15</text:p>
          </table:table-cell>
          <table:table-cell office:value-type="string" calcext:value-type="string">
            <text:p>Ranunculus acris agg.</text:p>
          </table:table-cell>
          <table:table-cell/>
          <table:table-cell office:value-type="float" office:value="47.0483329" calcext:value-type="float">
            <text:p>47.0483329</text:p>
          </table:table-cell>
          <table:table-cell office:value-type="float" office:value="7.1623182" calcext:value-type="float">
            <text:p>7.1623182</text:p>
          </table:table-cell>
          <table:table-cell office:value-type="float" office:value="484" calcext:value-type="float">
            <text:p>484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cece8d-7b43-57ca-919c-c3059e0f0585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55:24</text:p>
          </table:table-cell>
          <table:table-cell office:value-type="string" calcext:value-type="string">
            <text:p>Circaea lutetiana</text:p>
          </table:table-cell>
          <table:table-cell office:value-type="string" calcext:value-type="string">
            <text:p>Herbe des sorcières, Circée commune</text:p>
          </table:table-cell>
          <table:table-cell office:value-type="float" office:value="47.0483583" calcext:value-type="float">
            <text:p>47.0483583</text:p>
          </table:table-cell>
          <table:table-cell office:value-type="float" office:value="7.1623706" calcext:value-type="float">
            <text:p>7.1623706</text:p>
          </table:table-cell>
          <table:table-cell office:value-type="float" office:value="482" calcext:value-type="float">
            <text:p>482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000ede-d557-5068-a252-3370886c506e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53:05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 office:value-type="float" office:value="47.048396" calcext:value-type="float">
            <text:p>47.048396</text:p>
          </table:table-cell>
          <table:table-cell office:value-type="float" office:value="7.1623836" calcext:value-type="float">
            <text:p>7.1623836</text:p>
          </table:table-cell>
          <table:table-cell office:value-type="float" office:value="478" calcext:value-type="float">
            <text:p>478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0bf52d-15df-598d-b87e-d3ff19dc4482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6:59</text:p>
          </table:table-cell>
          <table:table-cell office:value-type="string" calcext:value-type="string">
            <text:p>Chaerophyllum temulum</text:p>
          </table:table-cell>
          <table:table-cell office:value-type="string" calcext:value-type="string">
            <text:p>Chérophylle penché</text:p>
          </table:table-cell>
          <table:table-cell office:value-type="float" office:value="47.0484601" calcext:value-type="float">
            <text:p>47.0484601</text:p>
          </table:table-cell>
          <table:table-cell office:value-type="float" office:value="7.1623948" calcext:value-type="float">
            <text:p>7.1623948</text:p>
          </table:table-cell>
          <table:table-cell office:value-type="float" office:value="480" calcext:value-type="float">
            <text:p>480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0bf52d-15df-598d-b87e-d3ff19dc4482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5:58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 office:value-type="float" office:value="47.0484601" calcext:value-type="float">
            <text:p>47.0484601</text:p>
          </table:table-cell>
          <table:table-cell office:value-type="float" office:value="7.1623948" calcext:value-type="float">
            <text:p>7.1623948</text:p>
          </table:table-cell>
          <table:table-cell office:value-type="float" office:value="480" calcext:value-type="float">
            <text:p>480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917710-306d-55bd-a247-a205736ae49c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4:07</text:p>
          </table:table-cell>
          <table:table-cell office:value-type="string" calcext:value-type="string">
            <text:p>Knautia maxima</text:p>
          </table:table-cell>
          <table:table-cell/>
          <table:table-cell office:value-type="float" office:value="47.0484006" calcext:value-type="float">
            <text:p>47.0484006</text:p>
          </table:table-cell>
          <table:table-cell office:value-type="float" office:value="7.1623548" calcext:value-type="float">
            <text:p>7.1623548</text:p>
          </table:table-cell>
          <table:table-cell office:value-type="float" office:value="480" calcext:value-type="float">
            <text:p>480</text:p>
          </table:table-cell>
          <table:table-cell office:value-type="float" office:value="4.3000001907349" calcext:value-type="float">
            <text:p>4.3000001907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d44192-0e60-556a-90e4-7ea02701a271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1:15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Mancienne, Viorne lantane</text:p>
          </table:table-cell>
          <table:table-cell office:value-type="float" office:value="47.0483955" calcext:value-type="float">
            <text:p>47.0483955</text:p>
          </table:table-cell>
          <table:table-cell office:value-type="float" office:value="7.1623486" calcext:value-type="float">
            <text:p>7.1623486</text:p>
          </table:table-cell>
          <table:table-cell office:value-type="float" office:value="483" calcext:value-type="float">
            <text:p>483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5c9595-bb66-51a5-99eb-9eb2dd332a76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38:08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0484247" calcext:value-type="float">
            <text:p>47.0484247</text:p>
          </table:table-cell>
          <table:table-cell office:value-type="float" office:value="7.1622823" calcext:value-type="float">
            <text:p>7.1622823</text:p>
          </table:table-cell>
          <table:table-cell office:value-type="float" office:value="489" calcext:value-type="float">
            <text:p>489</text:p>
          </table:table-cell>
          <table:table-cell office:value-type="float" office:value="4.1999998092651" calcext:value-type="float">
            <text:p>4.19999980926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93f530-bb95-51ec-abeb-185248780a5f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14:31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 office:value-type="float" office:value="47.0483262" calcext:value-type="float">
            <text:p>47.0483262</text:p>
          </table:table-cell>
          <table:table-cell office:value-type="float" office:value="7.1622748" calcext:value-type="float">
            <text:p>7.1622748</text:p>
          </table:table-cell>
          <table:table-cell office:value-type="float" office:value="484" calcext:value-type="float">
            <text:p>484</text:p>
          </table:table-cell>
          <table:table-cell office:value-type="float" office:value="15.449999809265" calcext:value-type="float">
            <text:p>15.449999809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ca32b9-2363-566e-ae30-de5677187071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11:40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float" office:value="47.0480935" calcext:value-type="float">
            <text:p>47.0480935</text:p>
          </table:table-cell>
          <table:table-cell office:value-type="float" office:value="7.1592594" calcext:value-type="float">
            <text:p>7.159259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cb08da1-3a9d-5aab-be51-4fa279b364f3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9:55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623497" calcext:value-type="float">
            <text:p>47.1623497</text:p>
          </table:table-cell>
          <table:table-cell office:value-type="float" office:value="7.2214883" calcext:value-type="float">
            <text:p>7.2214883</text:p>
          </table:table-cell>
          <table:table-cell/>
          <table:table-cell office:value-type="float" office:value="2099.9990234375" calcext:value-type="float">
            <text:p>2099.9990234375</text:p>
          </table:table-cell>
          <table:table-cell office:value-type="string" calcext:value-type="string">
            <text:p>orvin petit mouli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cb08da1-3a9d-5aab-be51-4fa279b364f3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9:27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float" office:value="47.1623497" calcext:value-type="float">
            <text:p>47.1623497</text:p>
          </table:table-cell>
          <table:table-cell office:value-type="float" office:value="7.2214883" calcext:value-type="float">
            <text:p>7.2214883</text:p>
          </table:table-cell>
          <table:table-cell/>
          <table:table-cell office:value-type="float" office:value="2099.9990234375" calcext:value-type="float">
            <text:p>2099.9990234375</text:p>
          </table:table-cell>
          <table:table-cell office:value-type="string" calcext:value-type="string">
            <text:p>orvin petit mouli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076d32-24fd-5bfd-9106-4ab993b7ace9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7:34</text:p>
          </table:table-cell>
          <table:table-cell office:value-type="string" calcext:value-type="string">
            <text:p>Trifolium dubium agg.</text:p>
          </table:table-cell>
          <table:table-cell office:value-type="string" calcext:value-type="string">
            <text:p>Trèfle douteux</text:p>
          </table:table-cell>
          <table:table-cell office:value-type="float" office:value="47.1604414" calcext:value-type="float">
            <text:p>47.1604414</text:p>
          </table:table-cell>
          <table:table-cell office:value-type="float" office:value="7.2129075" calcext:value-type="float">
            <text:p>7.212907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orvin petit mouli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5:52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float" office:value="47.1601671" calcext:value-type="float">
            <text:p>47.1601671</text:p>
          </table:table-cell>
          <table:table-cell office:value-type="float" office:value="7.2172536" calcext:value-type="float">
            <text:p>7.2172536</text:p>
          </table:table-cell>
          <table:table-cell office:value-type="float" office:value="647" calcext:value-type="float">
            <text:p>64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orvin petit mouli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5:17</text:p>
          </table:table-cell>
          <table:table-cell office:value-type="string" calcext:value-type="string">
            <text:p>Corylus cornuta</text:p>
          </table:table-cell>
          <table:table-cell office:value-type="string" calcext:value-type="string">
            <text:p>Noisetier À Long Bec</text:p>
          </table:table-cell>
          <table:table-cell office:value-type="float" office:value="47.1601671" calcext:value-type="float">
            <text:p>47.1601671</text:p>
          </table:table-cell>
          <table:table-cell office:value-type="float" office:value="7.2172536" calcext:value-type="float">
            <text:p>7.217253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orvin petit mouli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3:52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float" office:value="47.1601671" calcext:value-type="float">
            <text:p>47.1601671</text:p>
          </table:table-cell>
          <table:table-cell office:value-type="float" office:value="7.2172536" calcext:value-type="float">
            <text:p>7.217253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orvin petit mouli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d784b3-297c-5651-827e-4a8079317ddd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2:47</text:p>
          </table:table-cell>
          <table:table-cell office:value-type="string" calcext:value-type="string">
            <text:p>Prunus spinosa agg.</text:p>
          </table:table-cell>
          <table:table-cell office:value-type="string" calcext:value-type="string">
            <text:p>Epine noire, Prunellier</text:p>
          </table:table-cell>
          <table:table-cell office:value-type="float" office:value="47.164195" calcext:value-type="float">
            <text:p>47.164195</text:p>
          </table:table-cell>
          <table:table-cell office:value-type="float" office:value="7.2407326" calcext:value-type="float">
            <text:p>7.2407326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orvin Petit moul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6d0734c-14e0-5ce8-a22b-0660cd0ab005</text:p>
          </table:table-cell>
          <table:table-cell/>
          <table:table-cell office:value-type="string" calcext:value-type="string">
            <text:p>Pery taubenlochweg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14:1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float" office:value="47.1894492" calcext:value-type="float">
            <text:p>47.1894492</text:p>
          </table:table-cell>
          <table:table-cell office:value-type="float" office:value="7.2491916" calcext:value-type="float">
            <text:p>7.2491916</text:p>
          </table:table-cell>
          <table:table-cell office:value-type="float" office:value="647.59997558594" calcext:value-type="float">
            <text:p>647.59997558594</text:p>
          </table:table-cell>
          <table:table-cell office:value-type="float" office:value="50.462001800537" calcext:value-type="float">
            <text:p>50.462001800537</text:p>
          </table:table-cell>
          <table:table-cell office:value-type="string" calcext:value-type="string">
            <text:p>pery trailhea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6ff4e7-d026-59d4-a52d-bafde7df28a7</text:p>
          </table:table-cell>
          <table:table-cell/>
          <table:table-cell office:value-type="string" calcext:value-type="string">
            <text:p>Pery taubenlochweg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13:1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892281" calcext:value-type="float">
            <text:p>47.1892281</text:p>
          </table:table-cell>
          <table:table-cell office:value-type="float" office:value="7.2496866" calcext:value-type="float">
            <text:p>7.2496866</text:p>
          </table:table-cell>
          <table:table-cell office:value-type="float" office:value="647.59997558594" calcext:value-type="float">
            <text:p>647.59997558594</text:p>
          </table:table-cell>
          <table:table-cell office:value-type="float" office:value="40.799999237061" calcext:value-type="float">
            <text:p>40.799999237061</text:p>
          </table:table-cell>
          <table:table-cell office:value-type="string" calcext:value-type="string">
            <text:p>pery trailhea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af96a6b-6cd1-5c1c-a94a-31788d35d8d8</text:p>
          </table:table-cell>
          <table:table-cell/>
          <table:table-cell office:value-type="string" calcext:value-type="string">
            <text:p>Pery taubenlochweg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12:46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892265" calcext:value-type="float">
            <text:p>47.1892265</text:p>
          </table:table-cell>
          <table:table-cell office:value-type="float" office:value="7.2496855" calcext:value-type="float">
            <text:p>7.2496855</text:p>
          </table:table-cell>
          <table:table-cell office:value-type="float" office:value="647.59997558594" calcext:value-type="float">
            <text:p>647.59997558594</text:p>
          </table:table-cell>
          <table:table-cell office:value-type="float" office:value="43.298999786377" calcext:value-type="float">
            <text:p>43.298999786377</text:p>
          </table:table-cell>
          <table:table-cell office:value-type="string" calcext:value-type="string">
            <text:p>pery trailhea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59c3cf-cfc3-5c46-a5b2-590844d52669</text:p>
          </table:table-cell>
          <table:table-cell/>
          <table:table-cell office:value-type="string" calcext:value-type="string">
            <text:p>Pery taubenlochweg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11:50</text:p>
          </table:table-cell>
          <table:table-cell office:value-type="string" calcext:value-type="string">
            <text:p>Medicago sativa</text:p>
          </table:table-cell>
          <table:table-cell/>
          <table:table-cell office:value-type="float" office:value="47.1892278" calcext:value-type="float">
            <text:p>47.1892278</text:p>
          </table:table-cell>
          <table:table-cell office:value-type="float" office:value="7.2496856" calcext:value-type="float">
            <text:p>7.2496856</text:p>
          </table:table-cell>
          <table:table-cell office:value-type="float" office:value="647.59997558594" calcext:value-type="float">
            <text:p>647.59997558594</text:p>
          </table:table-cell>
          <table:table-cell office:value-type="float" office:value="38.700000762939" calcext:value-type="float">
            <text:p>38.700000762939</text:p>
          </table:table-cell>
          <table:table-cell office:value-type="string" calcext:value-type="string">
            <text:p>pery trailhea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2f9caa-e31a-56db-9bd6-4c557f516b75</text:p>
          </table:table-cell>
          <table:table-cell/>
          <table:table-cell office:value-type="string" calcext:value-type="string">
            <text:p>Pery taubenlochweg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10:45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892254" calcext:value-type="float">
            <text:p>47.1892254</text:p>
          </table:table-cell>
          <table:table-cell office:value-type="float" office:value="7.2496859" calcext:value-type="float">
            <text:p>7.2496859</text:p>
          </table:table-cell>
          <table:table-cell office:value-type="float" office:value="647.59997558594" calcext:value-type="float">
            <text:p>647.59997558594</text:p>
          </table:table-cell>
          <table:table-cell office:value-type="float" office:value="28.799999237061" calcext:value-type="float">
            <text:p>28.799999237061</text:p>
          </table:table-cell>
          <table:table-cell office:value-type="string" calcext:value-type="string">
            <text:p>pery trailhea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eb893c-2a9a-5b9d-bf81-c28502a0dc71</text:p>
          </table:table-cell>
          <table:table-cell/>
          <table:table-cell office:value-type="string" calcext:value-type="string">
            <text:p>Pery taubenlochweg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10:03</text:p>
          </table:table-cell>
          <table:table-cell office:value-type="string" calcext:value-type="string">
            <text:p>Verbascum nigrum</text:p>
          </table:table-cell>
          <table:table-cell office:value-type="string" calcext:value-type="string">
            <text:p>Molène noire</text:p>
          </table:table-cell>
          <table:table-cell office:value-type="float" office:value="47.189228" calcext:value-type="float">
            <text:p>47.189228</text:p>
          </table:table-cell>
          <table:table-cell office:value-type="float" office:value="7.2496776" calcext:value-type="float">
            <text:p>7.2496776</text:p>
          </table:table-cell>
          <table:table-cell office:value-type="float" office:value="647.59997558594" calcext:value-type="float">
            <text:p>647.59997558594</text:p>
          </table:table-cell>
          <table:table-cell office:value-type="float" office:value="56.099998474121" calcext:value-type="float">
            <text:p>56.099998474121</text:p>
          </table:table-cell>
          <table:table-cell office:value-type="string" calcext:value-type="string">
            <text:p>pery trail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71ff17-aed2-52b1-9ae6-02114a8e423f</text:p>
          </table:table-cell>
          <table:table-cell/>
          <table:table-cell office:value-type="string" calcext:value-type="string">
            <text:p>Pieterlen Stockweg</text:p>
          </table:table-cell>
          <table:table-cell/>
          <table:table-cell office:value-type="string" calcext:value-type="string">
            <text:p>2020-09-25</text:p>
          </table:table-cell>
          <table:table-cell office:value-type="string" calcext:value-type="string">
            <text:p>09:55:28</text:p>
          </table:table-cell>
          <table:table-cell office:value-type="string" calcext:value-type="string">
            <text:p>Silene dioica</text:p>
          </table:table-cell>
          <table:table-cell office:value-type="string" calcext:value-type="string">
            <text:p>Silène dioïque, Compagnon rouge</text:p>
          </table:table-cell>
          <table:table-cell office:value-type="float" office:value="47.1584188" calcext:value-type="float">
            <text:p>47.1584188</text:p>
          </table:table-cell>
          <table:table-cell office:value-type="float" office:value="7.2882471" calcext:value-type="float">
            <text:p>7.2882471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string" calcext:value-type="string">
            <text:p>pieterlen stockw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d9210f-cc7f-5f20-9d20-1bd5ba510db2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27:46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float" office:value="46.9903125" calcext:value-type="float">
            <text:p>46.9903125</text:p>
          </table:table-cell>
          <table:table-cell office:value-type="float" office:value="7.4526557" calcext:value-type="float">
            <text:p>7.4526557</text:p>
          </table:table-cell>
          <table:table-cell office:value-type="float" office:value="550.69995117188" calcext:value-type="float">
            <text:p>550.69995117188</text:p>
          </table:table-cell>
          <table:table-cell office:value-type="float" office:value="50.430000305176" calcext:value-type="float">
            <text:p>50.430000305176</text:p>
          </table:table-cell>
          <table:table-cell office:value-type="string" calcext:value-type="string">
            <text:p>Bern ile poin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cff499-a3c7-5c2b-a342-716a591c32b4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25:36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irse jaunâtre</text:p>
          </table:table-cell>
          <table:table-cell office:value-type="float" office:value="46.9903769" calcext:value-type="float">
            <text:p>46.9903769</text:p>
          </table:table-cell>
          <table:table-cell office:value-type="float" office:value="7.4525179" calcext:value-type="float">
            <text:p>7.4525179</text:p>
          </table:table-cell>
          <table:table-cell office:value-type="float" office:value="552.89996337891" calcext:value-type="float">
            <text:p>552.89996337891</text:p>
          </table:table-cell>
          <table:table-cell office:value-type="float" office:value="43.287998199463" calcext:value-type="float">
            <text:p>43.287998199463</text:p>
          </table:table-cell>
          <table:table-cell office:value-type="string" calcext:value-type="string">
            <text:p>Bern ile poin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bd679c9-176d-5a19-ad79-7d85295ccc54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24:58</text:p>
          </table:table-cell>
          <table:table-cell office:value-type="string" calcext:value-type="string">
            <text:p>Reynoutria japonica</text:p>
          </table:table-cell>
          <table:table-cell office:value-type="string" calcext:value-type="string">
            <text:p>Renouée du Japon</text:p>
          </table:table-cell>
          <table:table-cell office:value-type="float" office:value="46.9903523" calcext:value-type="float">
            <text:p>46.9903523</text:p>
          </table:table-cell>
          <table:table-cell office:value-type="float" office:value="7.452599" calcext:value-type="float">
            <text:p>7.452599</text:p>
          </table:table-cell>
          <table:table-cell office:value-type="float" office:value="552.79998779297" calcext:value-type="float">
            <text:p>552.79998779297</text:p>
          </table:table-cell>
          <table:table-cell office:value-type="float" office:value="42.242000579834" calcext:value-type="float">
            <text:p>42.242000579834</text:p>
          </table:table-cell>
          <table:table-cell office:value-type="string" calcext:value-type="string">
            <text:p>bern ile poin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dc4593-b6e7-5cf0-8d25-7081530f8c89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12:20</text:p>
          </table:table-cell>
          <table:table-cell office:value-type="string" calcext:value-type="string">
            <text:p>Hieracium aurantiacum</text:p>
          </table:table-cell>
          <table:table-cell/>
          <table:table-cell office:value-type="float" office:value="46.9904216" calcext:value-type="float">
            <text:p>46.9904216</text:p>
          </table:table-cell>
          <table:table-cell office:value-type="float" office:value="7.4525331" calcext:value-type="float">
            <text:p>7.4525331</text:p>
          </table:table-cell>
          <table:table-cell office:value-type="float" office:value="550.69995117188" calcext:value-type="float">
            <text:p>550.69995117188</text:p>
          </table:table-cell>
          <table:table-cell office:value-type="float" office:value="50.509998321533" calcext:value-type="float">
            <text:p>50.509998321533</text:p>
          </table:table-cell>
          <table:table-cell office:value-type="string" calcext:value-type="string">
            <text:p>bern ile poin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157a09-8a83-55e7-a05e-55216eb106dd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10:25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6.990321" calcext:value-type="float">
            <text:p>46.990321</text:p>
          </table:table-cell>
          <table:table-cell office:value-type="float" office:value="7.4525654" calcext:value-type="float">
            <text:p>7.4525654</text:p>
          </table:table-cell>
          <table:table-cell office:value-type="float" office:value="552.79998779297" calcext:value-type="float">
            <text:p>552.79998779297</text:p>
          </table:table-cell>
          <table:table-cell office:value-type="float" office:value="41.084999084473" calcext:value-type="float">
            <text:p>41.084999084473</text:p>
          </table:table-cell>
          <table:table-cell office:value-type="string" calcext:value-type="string">
            <text:p>bern ile poin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9ad820-9ee7-57aa-a250-04fbef80efc0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07:54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float" office:value="46.9894019" calcext:value-type="float">
            <text:p>46.9894019</text:p>
          </table:table-cell>
          <table:table-cell office:value-type="float" office:value="7.4513185" calcext:value-type="float">
            <text:p>7.4513185</text:p>
          </table:table-cell>
          <table:table-cell office:value-type="float" office:value="388" calcext:value-type="float">
            <text:p>388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bern ile poin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e9cbeb-4971-5da5-a3e8-acad6107135c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01:48</text:p>
          </table:table-cell>
          <table:table-cell office:value-type="string" calcext:value-type="string">
            <text:p>Mentha aquatica</text:p>
          </table:table-cell>
          <table:table-cell office:value-type="string" calcext:value-type="string">
            <text:p>Menthe aquatique</text:p>
          </table:table-cell>
          <table:table-cell office:value-type="float" office:value="46.9903536" calcext:value-type="float">
            <text:p>46.9903536</text:p>
          </table:table-cell>
          <table:table-cell office:value-type="float" office:value="7.4526249" calcext:value-type="float">
            <text:p>7.4526249</text:p>
          </table:table-cell>
          <table:table-cell office:value-type="float" office:value="550.69995117188" calcext:value-type="float">
            <text:p>550.69995117188</text:p>
          </table:table-cell>
          <table:table-cell office:value-type="float" office:value="44.976001739502" calcext:value-type="float">
            <text:p>44.976001739502</text:p>
          </table:table-cell>
          <table:table-cell office:value-type="string" calcext:value-type="string">
            <text:p>Bern ile poin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c112af-7bee-5f8a-9a32-e338fe4b30bf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00:44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float" office:value="46.9903541" calcext:value-type="float">
            <text:p>46.9903541</text:p>
          </table:table-cell>
          <table:table-cell office:value-type="float" office:value="7.4526569" calcext:value-type="float">
            <text:p>7.4526569</text:p>
          </table:table-cell>
          <table:table-cell office:value-type="float" office:value="550.59997558594" calcext:value-type="float">
            <text:p>550.59997558594</text:p>
          </table:table-cell>
          <table:table-cell office:value-type="float" office:value="51.01900100708" calcext:value-type="float">
            <text:p>51.01900100708</text:p>
          </table:table-cell>
          <table:table-cell office:value-type="string" calcext:value-type="string">
            <text:p>Bern ile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b26874-8af5-545e-8897-ccb7e322c97f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1:24:58</text:p>
          </table:table-cell>
          <table:table-cell office:value-type="string" calcext:value-type="string">
            <text:p>Tragopogon pratensis</text:p>
          </table:table-cell>
          <table:table-cell office:value-type="string" calcext:value-type="string">
            <text:p>Salsifis des prés</text:p>
          </table:table-cell>
          <table:table-cell office:value-type="float" office:value="46.9837458" calcext:value-type="float">
            <text:p>46.9837458</text:p>
          </table:table-cell>
          <table:table-cell office:value-type="float" office:value="7.457124" calcext:value-type="float">
            <text:p>7.457124</text:p>
          </table:table-cell>
          <table:table-cell/>
          <table:table-cell office:value-type="float" office:value="104.09999847412" calcext:value-type="float">
            <text:p>104.09999847412</text:p>
          </table:table-cell>
          <table:table-cell office:value-type="string" calcext:value-type="string">
            <text:p>bern il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52:56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float" office:value="47.1773212" calcext:value-type="float">
            <text:p>47.1773212</text:p>
          </table:table-cell>
          <table:table-cell office:value-type="float" office:value="7.2462888" calcext:value-type="float">
            <text:p>7.246288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ery end of tunnel before concre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52:06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float" office:value="47.1773212" calcext:value-type="float">
            <text:p>47.1773212</text:p>
          </table:table-cell>
          <table:table-cell office:value-type="float" office:value="7.2462888" calcext:value-type="float">
            <text:p>7.246288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ery end of tunnel before concre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49:19</text:p>
          </table:table-cell>
          <table:table-cell office:value-type="string" calcext:value-type="string">
            <text:p>Picris hieracioides</text:p>
          </table:table-cell>
          <table:table-cell office:value-type="string" calcext:value-type="string">
            <text:p>Picride fausse épervière, Picride amère</text:p>
          </table:table-cell>
          <table:table-cell office:value-type="float" office:value="47.1773212" calcext:value-type="float">
            <text:p>47.1773212</text:p>
          </table:table-cell>
          <table:table-cell office:value-type="float" office:value="7.2462888" calcext:value-type="float">
            <text:p>7.246288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ery end of tunnel before concre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48:4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float" office:value="47.1773212" calcext:value-type="float">
            <text:p>47.1773212</text:p>
          </table:table-cell>
          <table:table-cell office:value-type="float" office:value="7.2462888" calcext:value-type="float">
            <text:p>7.246288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ery end of tunnel before concre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47:56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float" office:value="47.1773212" calcext:value-type="float">
            <text:p>47.1773212</text:p>
          </table:table-cell>
          <table:table-cell office:value-type="float" office:value="7.2462888" calcext:value-type="float">
            <text:p>7.246288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ery end of tunnel before concre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47:29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float" office:value="47.1773212" calcext:value-type="float">
            <text:p>47.1773212</text:p>
          </table:table-cell>
          <table:table-cell office:value-type="float" office:value="7.2462888" calcext:value-type="float">
            <text:p>7.246288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ery end of tunnel before concret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90d853-7d2a-5509-8635-9e974d53aef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45:06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float" office:value="47.1790006" calcext:value-type="float">
            <text:p>47.1790006</text:p>
          </table:table-cell>
          <table:table-cell office:value-type="float" office:value="7.2459984" calcext:value-type="float">
            <text:p>7.2459984</text:p>
          </table:table-cell>
          <table:table-cell office:value-type="float" office:value="624" calcext:value-type="float">
            <text:p>624</text:p>
          </table:table-cell>
          <table:table-cell office:value-type="float" office:value="40.44100189209" calcext:value-type="float">
            <text:p>40.44100189209</text:p>
          </table:table-cell>
          <table:table-cell office:value-type="string" calcext:value-type="string">
            <text:p>pery end of tunnel before concre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44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773212" calcext:value-type="float">
            <text:p>47.1773212</text:p>
          </table:table-cell>
          <table:table-cell office:value-type="float" office:value="7.2462888" calcext:value-type="float">
            <text:p>7.246288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pery end of tunnel before concre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c16313-36c8-58b8-9f70-2e7c27ad3c57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45:26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float" office:value="47.1315457" calcext:value-type="float">
            <text:p>47.1315457</text:p>
          </table:table-cell>
          <table:table-cell office:value-type="float" office:value="7.2496132" calcext:value-type="float">
            <text:p>7.2496132</text:p>
          </table:table-cell>
          <table:table-cell office:value-type="float" office:value="485.80001831055" calcext:value-type="float">
            <text:p>485.80001831055</text:p>
          </table:table-cell>
          <table:table-cell office:value-type="float" office:value="16.738000869751" calcext:value-type="float">
            <text:p>16.738000869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b7ebf-69f0-53d5-b3a3-857c40d3d9d7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44:33</text:p>
          </table:table-cell>
          <table:table-cell office:value-type="string" calcext:value-type="string">
            <text:p>Ligustrum sinense</text:p>
          </table:table-cell>
          <table:table-cell office:value-type="string" calcext:value-type="string">
            <text:p>Troène De Chine</text:p>
          </table:table-cell>
          <table:table-cell office:value-type="float" office:value="47.1315525" calcext:value-type="float">
            <text:p>47.1315525</text:p>
          </table:table-cell>
          <table:table-cell office:value-type="float" office:value="7.249575" calcext:value-type="float">
            <text:p>7.249575</text:p>
          </table:table-cell>
          <table:table-cell office:value-type="float" office:value="485.80001831055" calcext:value-type="float">
            <text:p>485.80001831055</text:p>
          </table:table-cell>
          <table:table-cell office:value-type="float" office:value="15.666000366211" calcext:value-type="float">
            <text:p>15.66600036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e9fe5a1-75f8-5026-a865-354c2e84e285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43:25</text:p>
          </table:table-cell>
          <table:table-cell office:value-type="string" calcext:value-type="string">
            <text:p>Symphoricarpos albus</text:p>
          </table:table-cell>
          <table:table-cell office:value-type="string" calcext:value-type="string">
            <text:p>Symphorine blanche</text:p>
          </table:table-cell>
          <table:table-cell office:value-type="float" office:value="47.1314497" calcext:value-type="float">
            <text:p>47.1314497</text:p>
          </table:table-cell>
          <table:table-cell office:value-type="float" office:value="7.2495309" calcext:value-type="float">
            <text:p>7.2495309</text:p>
          </table:table-cell>
          <table:table-cell office:value-type="float" office:value="486.70001220703" calcext:value-type="float">
            <text:p>486.70001220703</text:p>
          </table:table-cell>
          <table:table-cell office:value-type="float" office:value="16.548000335693" calcext:value-type="float">
            <text:p>16.548000335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99c480-1571-5a1e-83aa-defd19974640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38:21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 office:value-type="float" office:value="47.131637" calcext:value-type="float">
            <text:p>47.131637</text:p>
          </table:table-cell>
          <table:table-cell office:value-type="float" office:value="7.2496896" calcext:value-type="float">
            <text:p>7.2496896</text:p>
          </table:table-cell>
          <table:table-cell office:value-type="float" office:value="486.70001220703" calcext:value-type="float">
            <text:p>486.70001220703</text:p>
          </table:table-cell>
          <table:table-cell office:value-type="float" office:value="26.270999908447" calcext:value-type="float">
            <text:p>26.270999908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8389db-f132-511f-ab63-70c254180588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36:59</text:p>
          </table:table-cell>
          <table:table-cell office:value-type="string" calcext:value-type="string">
            <text:p>Corylus avellana</text:p>
          </table:table-cell>
          <table:table-cell office:value-type="string" calcext:value-type="string">
            <text:p>Coudrier, Noisetier</text:p>
          </table:table-cell>
          <table:table-cell office:value-type="float" office:value="47.1315108" calcext:value-type="float">
            <text:p>47.1315108</text:p>
          </table:table-cell>
          <table:table-cell office:value-type="float" office:value="7.2495508" calcext:value-type="float">
            <text:p>7.2495508</text:p>
          </table:table-cell>
          <table:table-cell office:value-type="float" office:value="486.70001220703" calcext:value-type="float">
            <text:p>486.70001220703</text:p>
          </table:table-cell>
          <table:table-cell office:value-type="float" office:value="21.10000038147" calcext:value-type="float">
            <text:p>21.10000038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a1aae-23f2-51f0-ba67-98a7b0051605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35:2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 office:value-type="float" office:value="47.132188" calcext:value-type="float">
            <text:p>47.132188</text:p>
          </table:table-cell>
          <table:table-cell office:value-type="float" office:value="7.2491472" calcext:value-type="float">
            <text:p>7.2491472</text:p>
          </table:table-cell>
          <table:table-cell/>
          <table:table-cell office:value-type="float" office:value="1653" calcext:value-type="float">
            <text:p>165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34:24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table:number-columns-repeated="4"/>
          <table:table-cell office:value-type="string" calcext:value-type="string">
            <text:p>1 indivir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667893-def3-504e-9d2c-8110e093a5e9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2</text:p>
          </table:table-cell>
          <table:table-cell office:value-type="string" calcext:value-type="string">
            <text:p>09:10:18</text:p>
          </table:table-cell>
          <table:table-cell office:value-type="string" calcext:value-type="string">
            <text:p>Viburnum rhytidophyllum</text:p>
          </table:table-cell>
          <table:table-cell/>
          <table:table-cell office:value-type="float" office:value="47.1367301" calcext:value-type="float">
            <text:p>47.1367301</text:p>
          </table:table-cell>
          <table:table-cell office:value-type="float" office:value="7.2524282" calcext:value-type="float">
            <text:p>7.2524282</text:p>
          </table:table-cell>
          <table:table-cell office:value-type="float" office:value="484.399993896484" calcext:value-type="float">
            <text:p>484.399993896484</text:p>
          </table:table-cell>
          <table:table-cell office:value-type="float" office:value="25.6070003509521" calcext:value-type="float">
            <text:p>25.6070003509521</text:p>
          </table:table-cell>
          <table:table-cell office:value-type="string" calcext:value-type="string">
            <text:p>viburnum rhytidophyllu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hyrus 1</text:p>
          </table:table-cell>
          <table:table-cell office:value-type="string" calcext:value-type="string">
            <text:p>Rue Centrale</text:p>
          </table:table-cell>
          <table:table-cell/>
          <table:table-cell table:style-name="ce9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Lathyrus latifolius</text:p>
          </table:table-cell>
          <table:table-cell/>
          <table:table-cell table:style-name="ce12" office:value-type="float" office:value="47.13287" calcext:value-type="float">
            <text:p>47.13287</text:p>
          </table:table-cell>
          <table:table-cell table:style-name="ce12" office:value-type="float" office:value="7.25061" calcext:value-type="float">
            <text:p>7.250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lva 1</text:p>
          </table:table-cell>
          <table:table-cell office:value-type="string" calcext:value-type="string">
            <text:p>Rue Centrale</text:p>
          </table:table-cell>
          <table:table-cell/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Malva moschata</text:p>
          </table:table-cell>
          <table:table-cell/>
          <table:table-cell table:style-name="ce12" office:value-type="float" office:value="47.13273" calcext:value-type="float">
            <text:p>47.13273</text:p>
          </table:table-cell>
          <table:table-cell table:style-name="ce12" office:value-type="float" office:value="7.25036" calcext:value-type="float">
            <text:p>7.250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achys 2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Stachys byzantina</text:p>
          </table:table-cell>
          <table:table-cell/>
          <table:table-cell table:style-name="ce12" office:value-type="float" office:value="47.13275" calcext:value-type="float">
            <text:p>47.13275</text:p>
          </table:table-cell>
          <table:table-cell table:style-name="ce12" office:value-type="float" office:value="7.25028" calcext:value-type="float">
            <text:p>7.250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anthus 1</text:p>
          </table:table-cell>
          <table:table-cell office:value-type="string" calcext:value-type="string">
            <text:p>Rue Centrale</text:p>
          </table:table-cell>
          <table:table-cell/>
          <table:table-cell table:style-name="Default" office:value-type="string" calcext:value-type="string">
            <text:p>13.07.2020</text:p>
          </table:table-cell>
          <table:table-cell table:style-name="Default"/>
          <table:table-cell office:value-type="string" calcext:value-type="string">
            <text:p>Dianthus armeria</text:p>
          </table:table-cell>
          <table:table-cell/>
          <table:table-cell table:style-name="ce12" office:value-type="float" office:value="47.13273" calcext:value-type="float">
            <text:p>47.13273</text:p>
          </table:table-cell>
          <table:table-cell table:style-name="ce12" office:value-type="float" office:value="7.25036" calcext:value-type="float">
            <text:p>7.250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ubus 3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4.07.2020</text:p>
          </table:table-cell>
          <table:table-cell table:style-name="Default"/>
          <table:table-cell office:value-type="string" calcext:value-type="string">
            <text:p>Rubus caesius</text:p>
          </table:table-cell>
          <table:table-cell/>
          <table:table-cell table:style-name="ce12" office:value-type="float" office:value="47.1327812" calcext:value-type="float">
            <text:p>47.1327812</text:p>
          </table:table-cell>
          <table:table-cell table:style-name="ce12" office:value-type="float" office:value="7.2504734" calcext:value-type="float">
            <text:p>7.2504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8e7d9e6-754d-599e-94ab-ba89034f5d12</text:p>
          </table:table-cell>
          <table:table-cell office:value-type="string" calcext:value-type="string">
            <text:p>Achillea B</text:p>
          </table:table-cell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27:27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/>
          <table:table-cell office:value-type="float" office:value="1299.9990234375" calcext:value-type="float">
            <text:p>12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dfb41c4-da45-5777-a7d6-6e3561016b52</text:p>
          </table:table-cell>
          <table:table-cell office:value-type="string" calcext:value-type="string">
            <text:p>Buddleja B</text:p>
          </table:table-cell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31:30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/>
          <table:table-cell office:value-type="float" office:value="92.900001525879" calcext:value-type="float">
            <text:p>92.9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e7d9e6-754d-599e-94ab-ba89034f5d12</text:p>
          </table:table-cell>
          <table:table-cell office:value-type="string" calcext:value-type="string">
            <text:p>Daucus C</text:p>
          </table:table-cell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26:3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/>
          <table:table-cell office:value-type="float" office:value="1299.9990234375" calcext:value-type="float">
            <text:p>12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58ec2c-3ebd-50eb-b584-25b126c0b988</text:p>
          </table:table-cell>
          <table:table-cell office:value-type="string" calcext:value-type="string">
            <text:p>Solanum A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8:37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 office:value-type="float" office:value="489.89999389648" calcext:value-type="float">
            <text:p>489.89999389648</text:p>
          </table:table-cell>
          <table:table-cell office:value-type="float" office:value="68.400001525879" calcext:value-type="float">
            <text:p>68.4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d37cde-12dc-5f77-9a38-695eb016a827</text:p>
          </table:table-cell>
          <table:table-cell office:value-type="string" calcext:value-type="string">
            <text:p>Stachys A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2:52</text:p>
          </table:table-cell>
          <table:table-cell office:value-type="string" calcext:value-type="string">
            <text:p>Stachys recta agg.</text:p>
          </table:table-cell>
          <table:table-cell office:value-type="string" calcext:value-type="string">
            <text:p>Epiaire droite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29.663999557495" calcext:value-type="float">
            <text:p>29.663999557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892a7bb-bd0b-5229-846b-e032045ec766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21:37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74.06600189209" calcext:value-type="float">
            <text:p>74.06600189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797540-6eb4-5462-9b90-bbbe5ce92ccb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20:53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56.099998474121" calcext:value-type="float">
            <text:p>56.099998474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2e7be19-6008-5a7f-b36c-c4dee0b72ea4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15:33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e7d9e6-754d-599e-94ab-ba89034f5d12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13:40</text:p>
          </table:table-cell>
          <table:table-cell table:number-columns-repeated="2"/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/>
          <table:table-cell office:value-type="float" office:value="1299.9990234375" calcext:value-type="float">
            <text:p>12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59255a-c42d-5d99-8d2c-a3250904262f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07:11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92.900001525879" calcext:value-type="float">
            <text:p>92.9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7b0954-3e87-58c5-a7c5-73f82d5bf9f4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06:20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82.5" calcext:value-type="float">
            <text:p>8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fe0ea3-4500-5373-aed3-c21097fb9461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05:2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104.09999847412" calcext:value-type="float">
            <text:p>104.09999847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15b53-dca5-57ad-bd4b-fdba3db57aa3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04:12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82.5" calcext:value-type="float">
            <text:p>8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e4a8da0-d30e-5c3f-8281-a1f1ad1be24d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03:3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table:style-name="ce12" office:value-type="float" office:value="47.1424" calcext:value-type="float">
            <text:p>47.1424</text:p>
          </table:table-cell>
          <table:table-cell table:style-name="ce12" office:value-type="float" office:value="7.25977" calcext:value-type="float">
            <text:p>7.25977</text:p>
          </table:table-cell>
          <table:table-cell/>
          <table:table-cell office:value-type="float" office:value="1399.9990234375" calcext:value-type="float">
            <text:p>13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bfaeae-c2a8-5fa6-a6bb-c424bea2e50a</text:p>
          </table:table-cell>
          <table:table-cell/>
          <table:table-cell office:value-type="string" calcext:value-type="string">
            <text:p>Rue de l’eau 2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34:36</text:p>
          </table:table-cell>
          <table:table-cell office:value-type="string" calcext:value-type="string">
            <text:p>Brassica napus</text:p>
          </table:table-cell>
          <table:table-cell/>
          <table:table-cell office:value-type="float" office:value="47.1421182" calcext:value-type="float">
            <text:p>47.1421182</text:p>
          </table:table-cell>
          <table:table-cell office:value-type="float" office:value="7.259785" calcext:value-type="float">
            <text:p>7.259785</text:p>
          </table:table-cell>
          <table:table-cell office:value-type="float" office:value="487.70001220703" calcext:value-type="float">
            <text:p>487.70001220703</text:p>
          </table:table-cell>
          <table:table-cell office:value-type="float" office:value="48.263999938965" calcext:value-type="float">
            <text:p>48.263999938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8e94dc-a55d-5765-bf9d-957b7b11a1e9</text:p>
          </table:table-cell>
          <table:table-cell/>
          <table:table-cell office:value-type="string" calcext:value-type="string">
            <text:p>Rue de l’eau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3:54:36</text:p>
          </table:table-cell>
          <table:table-cell office:value-type="string" calcext:value-type="string">
            <text:p>Crepis capillaris</text:p>
          </table:table-cell>
          <table:table-cell/>
          <table:table-cell office:value-type="float" office:value="47.1431736" calcext:value-type="float">
            <text:p>47.1431736</text:p>
          </table:table-cell>
          <table:table-cell office:value-type="float" office:value="7.2601274" calcext:value-type="float">
            <text:p>7.2601274</text:p>
          </table:table-cell>
          <table:table-cell/>
          <table:table-cell office:value-type="float" office:value="116.09999847412" calcext:value-type="float">
            <text:p>116.09999847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fc4f9f-c620-57d6-83ae-6177b6b2e2f7</text:p>
          </table:table-cell>
          <table:table-cell/>
          <table:table-cell office:value-type="string" calcext:value-type="string">
            <text:p>Rue de l’eau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3:50:52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31717" calcext:value-type="float">
            <text:p>47.1431717</text:p>
          </table:table-cell>
          <table:table-cell office:value-type="float" office:value="7.26021" calcext:value-type="float">
            <text:p>7.26021</text:p>
          </table:table-cell>
          <table:table-cell office:value-type="float" office:value="502.89999389648" calcext:value-type="float">
            <text:p>502.89999389648</text:p>
          </table:table-cell>
          <table:table-cell office:value-type="float" office:value="82.5" calcext:value-type="float">
            <text:p>8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1e695c-6fd6-523c-b149-0af143f79432</text:p>
          </table:table-cell>
          <table:table-cell/>
          <table:table-cell office:value-type="string" calcext:value-type="string">
            <text:p>Rue de l’eau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3:45:46</text:p>
          </table:table-cell>
          <table:table-cell office:value-type="string" calcext:value-type="string">
            <text:p>Picris hieracioides</text:p>
          </table:table-cell>
          <table:table-cell office:value-type="string" calcext:value-type="string">
            <text:p>Picride fausse épervière, Picride amère</text:p>
          </table:table-cell>
          <table:table-cell office:value-type="float" office:value="47.1423776" calcext:value-type="float">
            <text:p>47.1423776</text:p>
          </table:table-cell>
          <table:table-cell office:value-type="float" office:value="7.2587704" calcext:value-type="float">
            <text:p>7.2587704</text:p>
          </table:table-cell>
          <table:table-cell/>
          <table:table-cell office:value-type="float" office:value="35.632999420166" calcext:value-type="float">
            <text:p>35.632999420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c7891a0-61d4-591e-898e-9e8f81270314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29:48</text:p>
          </table:table-cell>
          <table:table-cell office:value-type="string" calcext:value-type="string">
            <text:p>Oenothera</text:p>
          </table:table-cell>
          <table:table-cell/>
          <table:table-cell office:value-type="float" office:value="47.1424738" calcext:value-type="float">
            <text:p>47.1424738</text:p>
          </table:table-cell>
          <table:table-cell office:value-type="float" office:value="7.2594175" calcext:value-type="float">
            <text:p>7.2594175</text:p>
          </table:table-cell>
          <table:table-cell office:value-type="float" office:value="487.10000610352" calcext:value-type="float">
            <text:p>487.10000610352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ee90dee-743e-57f2-98a0-a5e56844fbe0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27:52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31533" calcext:value-type="float">
            <text:p>47.1431533</text:p>
          </table:table-cell>
          <table:table-cell office:value-type="float" office:value="7.2600549" calcext:value-type="float">
            <text:p>7.2600549</text:p>
          </table:table-cell>
          <table:table-cell office:value-type="float" office:value="516.69995117188" calcext:value-type="float">
            <text:p>516.69995117188</text:p>
          </table:table-cell>
          <table:table-cell office:value-type="float" office:value="62.25" calcext:value-type="float">
            <text:p>62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bd590b-d3e6-56fd-b465-634606d7c032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26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float" office:value="47.1421034" calcext:value-type="float">
            <text:p>47.1421034</text:p>
          </table:table-cell>
          <table:table-cell office:value-type="float" office:value="7.259257" calcext:value-type="float">
            <text:p>7.259257</text:p>
          </table:table-cell>
          <table:table-cell office:value-type="float" office:value="489.5" calcext:value-type="float">
            <text:p>489.5</text:p>
          </table:table-cell>
          <table:table-cell office:value-type="float" office:value="77.599998474121" calcext:value-type="float">
            <text:p>77.599998474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d5e347-387c-5319-a076-551c6d46e131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24:32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 office:value-type="float" office:value="47.1422045" calcext:value-type="float">
            <text:p>47.1422045</text:p>
          </table:table-cell>
          <table:table-cell office:value-type="float" office:value="7.2592459" calcext:value-type="float">
            <text:p>7.2592459</text:p>
          </table:table-cell>
          <table:table-cell/>
          <table:table-cell office:value-type="float" office:value="92.900001525879" calcext:value-type="float">
            <text:p>92.9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d3151bf-6969-50fe-8384-f0fbf28197ab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17:25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float" office:value="47.1420994" calcext:value-type="float">
            <text:p>47.1420994</text:p>
          </table:table-cell>
          <table:table-cell office:value-type="float" office:value="7.2593207" calcext:value-type="float">
            <text:p>7.2593207</text:p>
          </table:table-cell>
          <table:table-cell/>
          <table:table-cell office:value-type="float" office:value="48.407001495361" calcext:value-type="float">
            <text:p>48.407001495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9cf5ea-ba5c-597b-8cb7-7f0fd08edff2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14:52</text:p>
          </table:table-cell>
          <table:table-cell office:value-type="string" calcext:value-type="string">
            <text:p>Tragopogon pratensis</text:p>
          </table:table-cell>
          <table:table-cell/>
          <table:table-cell office:value-type="float" office:value="47.1421484" calcext:value-type="float">
            <text:p>47.1421484</text:p>
          </table:table-cell>
          <table:table-cell office:value-type="float" office:value="7.2599081" calcext:value-type="float">
            <text:p>7.2599081</text:p>
          </table:table-cell>
          <table:table-cell office:value-type="float" office:value="487.70001220703" calcext:value-type="float">
            <text:p>487.70001220703</text:p>
          </table:table-cell>
          <table:table-cell office:value-type="float" office:value="52.400001525879" calcext:value-type="float">
            <text:p>52.4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f505e80-4d57-567f-842c-df4a75afc72d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14:0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421669" calcext:value-type="float">
            <text:p>47.1421669</text:p>
          </table:table-cell>
          <table:table-cell office:value-type="float" office:value="7.2599265" calcext:value-type="float">
            <text:p>7.2599265</text:p>
          </table:table-cell>
          <table:table-cell office:value-type="float" office:value="487.70001220703" calcext:value-type="float">
            <text:p>487.70001220703</text:p>
          </table:table-cell>
          <table:table-cell office:value-type="float" office:value="52.400001525879" calcext:value-type="float">
            <text:p>52.4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ffae66-71c4-5e7e-a7aa-a872ebfedb31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49:24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29185" calcext:value-type="float">
            <text:p>47.1429185</text:p>
          </table:table-cell>
          <table:table-cell office:value-type="float" office:value="7.2585165" calcext:value-type="float">
            <text:p>7.2585165</text:p>
          </table:table-cell>
          <table:table-cell office:value-type="float" office:value="486.60000610352" calcext:value-type="float">
            <text:p>486.60000610352</text:p>
          </table:table-cell>
          <table:table-cell office:value-type="float" office:value="49.049999237061" calcext:value-type="float">
            <text:p>49.0499992370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fe34819-97d9-53d0-9dc2-bb4807df5f03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48:51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float" office:value="47.1423898" calcext:value-type="float">
            <text:p>47.1423898</text:p>
          </table:table-cell>
          <table:table-cell office:value-type="float" office:value="7.2584267" calcext:value-type="float">
            <text:p>7.2584267</text:p>
          </table:table-cell>
          <table:table-cell/>
          <table:table-cell office:value-type="float" office:value="120.76300048828" calcext:value-type="float">
            <text:p>120.76300048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526f5-9537-5b01-9595-cf2e3a6654a5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45:50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41702" calcext:value-type="float">
            <text:p>47.141702</text:p>
          </table:table-cell>
          <table:table-cell office:value-type="float" office:value="7.2571722" calcext:value-type="float">
            <text:p>7.2571722</text:p>
          </table:table-cell>
          <table:table-cell/>
          <table:table-cell office:value-type="float" office:value="116.09999847412" calcext:value-type="float">
            <text:p>116.09999847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a27613e-2542-5277-ab62-0c8ba3a31e4f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44:40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float" office:value="47.1431976" calcext:value-type="float">
            <text:p>47.1431976</text:p>
          </table:table-cell>
          <table:table-cell office:value-type="float" office:value="7.2599241" calcext:value-type="float">
            <text:p>7.2599241</text:p>
          </table:table-cell>
          <table:table-cell/>
          <table:table-cell office:value-type="float" office:value="122.40000152588" calcext:value-type="float">
            <text:p>122.40000152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88e353-640f-520d-ac9b-332d77277f0a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33:35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02663" calcext:value-type="float">
            <text:p>47.1402663</text:p>
          </table:table-cell>
          <table:table-cell office:value-type="float" office:value="7.2655508" calcext:value-type="float">
            <text:p>7.2655508</text:p>
          </table:table-cell>
          <table:table-cell/>
          <table:table-cell office:value-type="float" office:value="1399.9990234375" calcext:value-type="float">
            <text:p>13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2f962f-40c3-50ed-9848-1d0462803b2d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30:49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422409" calcext:value-type="float">
            <text:p>47.1422409</text:p>
          </table:table-cell>
          <table:table-cell office:value-type="float" office:value="7.2587077" calcext:value-type="float">
            <text:p>7.2587077</text:p>
          </table:table-cell>
          <table:table-cell/>
          <table:table-cell office:value-type="float" office:value="116.03800201416" calcext:value-type="float">
            <text:p>116.03800201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5aaa82-23ad-52d2-9da5-8809e4a9e812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28:58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3177" calcext:value-type="float">
            <text:p>47.143177</text:p>
          </table:table-cell>
          <table:table-cell office:value-type="float" office:value="7.2597611" calcext:value-type="float">
            <text:p>7.2597611</text:p>
          </table:table-cell>
          <table:table-cell/>
          <table:table-cell office:value-type="float" office:value="48.346000671387" calcext:value-type="float">
            <text:p>48.346000671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88abf6-3012-54e6-98ad-169e32fdae4e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27:04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float" office:value="47.1431852" calcext:value-type="float">
            <text:p>47.1431852</text:p>
          </table:table-cell>
          <table:table-cell office:value-type="float" office:value="7.2600428" calcext:value-type="float">
            <text:p>7.2600428</text:p>
          </table:table-cell>
          <table:table-cell office:value-type="float" office:value="513.69995117188" calcext:value-type="float">
            <text:p>513.69995117188</text:p>
          </table:table-cell>
          <table:table-cell office:value-type="float" office:value="72.900001525879" calcext:value-type="float">
            <text:p>72.9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55baf-9a36-5714-9af7-e448622e3c10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25:47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float" office:value="47.1423819" calcext:value-type="float">
            <text:p>47.1423819</text:p>
          </table:table-cell>
          <table:table-cell office:value-type="float" office:value="7.2585255" calcext:value-type="float">
            <text:p>7.2585255</text:p>
          </table:table-cell>
          <table:table-cell/>
          <table:table-cell office:value-type="float" office:value="113.73899841309" calcext:value-type="float">
            <text:p>113.73899841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5f975f-72eb-5fdf-bf82-e84777ef6b23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22:09</text:p>
          </table:table-cell>
          <table:table-cell office:value-type="string" calcext:value-type="string">
            <text:p>Stachys recta agg.</text:p>
          </table:table-cell>
          <table:table-cell office:value-type="string" calcext:value-type="string">
            <text:p>Epiaire droite</text:p>
          </table:table-cell>
          <table:table-cell office:value-type="float" office:value="47.1431664" calcext:value-type="float">
            <text:p>47.1431664</text:p>
          </table:table-cell>
          <table:table-cell office:value-type="float" office:value="7.2598269" calcext:value-type="float">
            <text:p>7.2598269</text:p>
          </table:table-cell>
          <table:table-cell office:value-type="float" office:value="513.69995117188" calcext:value-type="float">
            <text:p>513.69995117188</text:p>
          </table:table-cell>
          <table:table-cell office:value-type="float" office:value="41.602001190186" calcext:value-type="float">
            <text:p>41.602001190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e3f992-6397-58cc-a179-34feabce14bd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20:54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float" office:value="47.1423422" calcext:value-type="float">
            <text:p>47.1423422</text:p>
          </table:table-cell>
          <table:table-cell office:value-type="float" office:value="7.2589629" calcext:value-type="float">
            <text:p>7.2589629</text:p>
          </table:table-cell>
          <table:table-cell office:value-type="float" office:value="504.10000610352" calcext:value-type="float">
            <text:p>504.10000610352</text:p>
          </table:table-cell>
          <table:table-cell office:value-type="float" office:value="49.215999603271" calcext:value-type="float">
            <text:p>49.215999603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8cbc4-21fe-5245-9fdc-c68abf918bde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20:1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434226" calcext:value-type="float">
            <text:p>47.1434226</text:p>
          </table:table-cell>
          <table:table-cell office:value-type="float" office:value="7.2601241" calcext:value-type="float">
            <text:p>7.2601241</text:p>
          </table:table-cell>
          <table:table-cell office:value-type="float" office:value="504.10000610352" calcext:value-type="float">
            <text:p>504.10000610352</text:p>
          </table:table-cell>
          <table:table-cell office:value-type="float" office:value="65.431999206543" calcext:value-type="float">
            <text:p>65.431999206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0d6b7d-a06b-5508-b5b7-bdcd1d2fd1b0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13:06</text:p>
          </table:table-cell>
          <table:table-cell office:value-type="string" calcext:value-type="string">
            <text:p>Prunella grandiflora</text:p>
          </table:table-cell>
          <table:table-cell office:value-type="string" calcext:value-type="string">
            <text:p>Brunelle à grandes fleurs</text:p>
          </table:table-cell>
          <table:table-cell office:value-type="float" office:value="47.1421797" calcext:value-type="float">
            <text:p>47.1421797</text:p>
          </table:table-cell>
          <table:table-cell office:value-type="float" office:value="7.2594654" calcext:value-type="float">
            <text:p>7.2594654</text:p>
          </table:table-cell>
          <table:table-cell office:value-type="float" office:value="487.70001220703" calcext:value-type="float">
            <text:p>487.70001220703</text:p>
          </table:table-cell>
          <table:table-cell office:value-type="float" office:value="59.425998687744" calcext:value-type="float">
            <text:p>59.425998687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ae542-9a75-59ef-bc42-bc1d95a1c67e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12:23</text:p>
          </table:table-cell>
          <table:table-cell office:value-type="string" calcext:value-type="string">
            <text:p>Eupatorium serotinum</text:p>
          </table:table-cell>
          <table:table-cell/>
          <table:table-cell office:value-type="float" office:value="47.1424013" calcext:value-type="float">
            <text:p>47.1424013</text:p>
          </table:table-cell>
          <table:table-cell office:value-type="float" office:value="7.2591598" calcext:value-type="float">
            <text:p>7.2591598</text:p>
          </table:table-cell>
          <table:table-cell office:value-type="float" office:value="504.10000610352" calcext:value-type="float">
            <text:p>504.10000610352</text:p>
          </table:table-cell>
          <table:table-cell office:value-type="float" office:value="26.033000946045" calcext:value-type="float">
            <text:p>26.033000946045</text:p>
          </table:table-cell>
          <table:table-cell office:value-type="string" calcext:value-type="string">
            <text:p>cannab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b26e0f-3701-5a98-a711-5e9f31b36c38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08:34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 office:value-type="float" office:value="47.1421736" calcext:value-type="float">
            <text:p>47.1421736</text:p>
          </table:table-cell>
          <table:table-cell office:value-type="float" office:value="7.2587514" calcext:value-type="float">
            <text:p>7.2587514</text:p>
          </table:table-cell>
          <table:table-cell office:value-type="float" office:value="458" calcext:value-type="float">
            <text:p>458</text:p>
          </table:table-cell>
          <table:table-cell office:value-type="float" office:value="28.464000701904" calcext:value-type="float">
            <text:p>28.464000701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3b5cc8-7b2c-5c01-8998-cda8e6b48179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07:45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421767" calcext:value-type="float">
            <text:p>47.1421767</text:p>
          </table:table-cell>
          <table:table-cell office:value-type="float" office:value="7.2597004" calcext:value-type="float">
            <text:p>7.2597004</text:p>
          </table:table-cell>
          <table:table-cell office:value-type="float" office:value="487.70001220703" calcext:value-type="float">
            <text:p>487.70001220703</text:p>
          </table:table-cell>
          <table:table-cell office:value-type="float" office:value="67.330001831055" calcext:value-type="float">
            <text:p>67.330001831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55dcc-b111-5f38-8581-b27d02e9c3bb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07:06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422281" calcext:value-type="float">
            <text:p>47.1422281</text:p>
          </table:table-cell>
          <table:table-cell office:value-type="float" office:value="7.2597857" calcext:value-type="float">
            <text:p>7.2597857</text:p>
          </table:table-cell>
          <table:table-cell office:value-type="float" office:value="487.70001220703" calcext:value-type="float">
            <text:p>487.70001220703</text:p>
          </table:table-cell>
          <table:table-cell office:value-type="float" office:value="54.544998168945" calcext:value-type="float">
            <text:p>54.544998168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c9d3171-9cc9-5443-a6ec-d11424f1b6bd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06:20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3224" calcext:value-type="float">
            <text:p>47.143224</text:p>
          </table:table-cell>
          <table:table-cell office:value-type="float" office:value="7.2601823" calcext:value-type="float">
            <text:p>7.2601823</text:p>
          </table:table-cell>
          <table:table-cell/>
          <table:table-cell office:value-type="float" office:value="116.09999847412" calcext:value-type="float">
            <text:p>116.09999847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c0f3334-fddb-5f1c-9aac-f2082ad7c931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05:47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20795" calcext:value-type="float">
            <text:p>47.1420795</text:p>
          </table:table-cell>
          <table:table-cell office:value-type="float" office:value="7.2597053" calcext:value-type="float">
            <text:p>7.2597053</text:p>
          </table:table-cell>
          <table:table-cell office:value-type="float" office:value="490" calcext:value-type="float">
            <text:p>490</text:p>
          </table:table-cell>
          <table:table-cell office:value-type="float" office:value="48.900001525879" calcext:value-type="float">
            <text:p>48.9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c0f3334-fddb-5f1c-9aac-f2082ad7c931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05:02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float" office:value="47.1420795" calcext:value-type="float">
            <text:p>47.1420795</text:p>
          </table:table-cell>
          <table:table-cell office:value-type="float" office:value="7.2597053" calcext:value-type="float">
            <text:p>7.2597053</text:p>
          </table:table-cell>
          <table:table-cell office:value-type="float" office:value="490" calcext:value-type="float">
            <text:p>490</text:p>
          </table:table-cell>
          <table:table-cell office:value-type="float" office:value="48.900001525879" calcext:value-type="float">
            <text:p>48.9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b59cdb-f9c0-5326-bc62-071509395c9a</text:p>
          </table:table-cell>
          <table:table-cell/>
          <table:table-cell office:value-type="string" calcext:value-type="string">
            <text:p>Saint Ursanne Fal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11:53:16</text:p>
          </table:table-cell>
          <table:table-cell office:value-type="string" calcext:value-type="string">
            <text:p>Stellaria aquatica</text:p>
          </table:table-cell>
          <table:table-cell office:value-type="string" calcext:value-type="string">
            <text:p>Stellaire aquatique</text:p>
          </table:table-cell>
          <table:table-cell office:value-type="float" office:value="47.3650194" calcext:value-type="float">
            <text:p>47.3650194</text:p>
          </table:table-cell>
          <table:table-cell office:value-type="float" office:value="7.1606258" calcext:value-type="float">
            <text:p>7.1606258</text:p>
          </table:table-cell>
          <table:table-cell/>
          <table:table-cell office:value-type="float" office:value="2099.9990234375" calcext:value-type="float">
            <text:p>20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b59cdb-f9c0-5326-bc62-071509395c9a</text:p>
          </table:table-cell>
          <table:table-cell/>
          <table:table-cell office:value-type="string" calcext:value-type="string">
            <text:p>Saint Ursanne Fal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11:52:15</text:p>
          </table:table-cell>
          <table:table-cell office:value-type="string" calcext:value-type="string">
            <text:p>Impatiens glandulifera</text:p>
          </table:table-cell>
          <table:table-cell office:value-type="string" calcext:value-type="string">
            <text:p>Impatiente glanduleuse</text:p>
          </table:table-cell>
          <table:table-cell office:value-type="float" office:value="47.3650194" calcext:value-type="float">
            <text:p>47.3650194</text:p>
          </table:table-cell>
          <table:table-cell office:value-type="float" office:value="7.1606258" calcext:value-type="float">
            <text:p>7.1606258</text:p>
          </table:table-cell>
          <table:table-cell/>
          <table:table-cell office:value-type="float" office:value="2099.9990234375" calcext:value-type="float">
            <text:p>20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11778-9d01-59d2-8121-924ad8cb950a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48:44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 office:value-type="float" office:value="47.1369672" calcext:value-type="float">
            <text:p>47.1369672</text:p>
          </table:table-cell>
          <table:table-cell office:value-type="float" office:value="7.2524352" calcext:value-type="float">
            <text:p>7.2524352</text:p>
          </table:table-cell>
          <table:table-cell office:value-type="float" office:value="486" calcext:value-type="float">
            <text:p>486</text:p>
          </table:table-cell>
          <table:table-cell office:value-type="float" office:value="22.59700012207" calcext:value-type="float">
            <text:p>22.59700012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67034d-38a6-5334-af96-d76b074d20e5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46:17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float" office:value="47.1370197" calcext:value-type="float">
            <text:p>47.1370197</text:p>
          </table:table-cell>
          <table:table-cell office:value-type="float" office:value="7.2525139" calcext:value-type="float">
            <text:p>7.2525139</text:p>
          </table:table-cell>
          <table:table-cell office:value-type="float" office:value="486" calcext:value-type="float">
            <text:p>486</text:p>
          </table:table-cell>
          <table:table-cell office:value-type="float" office:value="25.673999786377" calcext:value-type="float">
            <text:p>25.673999786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635cad-1937-59f4-9d11-f664a17d5c3c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45:44</text:p>
          </table:table-cell>
          <table:table-cell office:value-type="string" calcext:value-type="string">
            <text:p>Populus alba agg.</text:p>
          </table:table-cell>
          <table:table-cell office:value-type="string" calcext:value-type="string">
            <text:p>Peuplier blanc</text:p>
          </table:table-cell>
          <table:table-cell office:value-type="float" office:value="47.1369816" calcext:value-type="float">
            <text:p>47.1369816</text:p>
          </table:table-cell>
          <table:table-cell office:value-type="float" office:value="7.2524765" calcext:value-type="float">
            <text:p>7.2524765</text:p>
          </table:table-cell>
          <table:table-cell office:value-type="float" office:value="485" calcext:value-type="float">
            <text:p>485</text:p>
          </table:table-cell>
          <table:table-cell office:value-type="float" office:value="27.113000869751" calcext:value-type="float">
            <text:p>27.113000869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20b1c8-aca8-5545-8bd4-4410f2710f79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42:33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Aulne glutineux, Verne</text:p>
          </table:table-cell>
          <table:table-cell office:value-type="float" office:value="47.1370741" calcext:value-type="float">
            <text:p>47.1370741</text:p>
          </table:table-cell>
          <table:table-cell office:value-type="float" office:value="7.2525528" calcext:value-type="float">
            <text:p>7.2525528</text:p>
          </table:table-cell>
          <table:table-cell office:value-type="float" office:value="495.70001220703" calcext:value-type="float">
            <text:p>495.70001220703</text:p>
          </table:table-cell>
          <table:table-cell office:value-type="float" office:value="22.143999099731" calcext:value-type="float">
            <text:p>22.143999099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ec82eab-9082-5303-96b9-3a15dcd48b01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33:50</text:p>
          </table:table-cell>
          <table:table-cell office:value-type="string" calcext:value-type="string">
            <text:p>salix alba</text:p>
          </table:table-cell>
          <table:table-cell/>
          <table:table-cell office:value-type="float" office:value="47.1371629" calcext:value-type="float">
            <text:p>47.1371629</text:p>
          </table:table-cell>
          <table:table-cell office:value-type="float" office:value="7.2525419" calcext:value-type="float">
            <text:p>7.2525419</text:p>
          </table:table-cell>
          <table:table-cell office:value-type="float" office:value="487.89999389648" calcext:value-type="float">
            <text:p>487.89999389648</text:p>
          </table:table-cell>
          <table:table-cell office:value-type="float" office:value="25.82799911499" calcext:value-type="float">
            <text:p>25.82799911499</text:p>
          </table:table-cell>
          <table:table-cell office:value-type="string" calcext:value-type="string">
            <text:p>salix of some 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403c0d-b801-53bb-a0f7-2103677ec142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25:12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Osier rouge, Saule pourpre</text:p>
          </table:table-cell>
          <table:table-cell office:value-type="float" office:value="47.136954" calcext:value-type="float">
            <text:p>47.136954</text:p>
          </table:table-cell>
          <table:table-cell office:value-type="float" office:value="7.2525002" calcext:value-type="float">
            <text:p>7.2525002</text:p>
          </table:table-cell>
          <table:table-cell office:value-type="float" office:value="495.70001220703" calcext:value-type="float">
            <text:p>495.70001220703</text:p>
          </table:table-cell>
          <table:table-cell office:value-type="float" office:value="18.975999832153" calcext:value-type="float">
            <text:p>18.975999832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c63773c-94a9-5c0e-81f9-01957e50d961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24:35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office:value-type="float" office:value="47.1369523" calcext:value-type="float">
            <text:p>47.1369523</text:p>
          </table:table-cell>
          <table:table-cell office:value-type="float" office:value="7.2524834" calcext:value-type="float">
            <text:p>7.2524834</text:p>
          </table:table-cell>
          <table:table-cell office:value-type="float" office:value="495.80001831055" calcext:value-type="float">
            <text:p>495.80001831055</text:p>
          </table:table-cell>
          <table:table-cell office:value-type="float" office:value="18.808000564575" calcext:value-type="float">
            <text:p>18.808000564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23:38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Aubépine à un style, Epine blanch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alome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Galium mollugo agg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chium 1</text:p>
          </table:table-cell>
          <table:table-cell office:value-type="string" calcext:value-type="string">
            <text:p>Salome 2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23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Echium vulga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dum 3</text:p>
          </table:table-cell>
          <table:table-cell office:value-type="string" calcext:value-type="string">
            <text:p>Salome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Sedum Sexangula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dum 4</text:p>
          </table:table-cell>
          <table:table-cell office:value-type="string" calcext:value-type="string">
            <text:p>Salome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Sedum Albu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necio 4</text:p>
          </table:table-cell>
          <table:table-cell office:value-type="string" calcext:value-type="string">
            <text:p>Salome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Senecio inaequiden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dum 5</text:p>
          </table:table-cell>
          <table:table-cell office:value-type="string" calcext:value-type="string">
            <text:p>Salome 3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Sedum Albu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alium 1</text:p>
          </table:table-cell>
          <table:table-cell office:value-type="string" calcext:value-type="string">
            <text:p>Salome 4</text:p>
          </table:table-cell>
          <table:table-cell/>
          <table:table-cell table:style-name="Default" office:value-type="string" calcext:value-type="string">
            <text:p>03.06.2020</text:p>
          </table:table-cell>
          <table:table-cell table:style-name="Default"/>
          <table:table-cell office:value-type="string" calcext:value-type="string">
            <text:p>Galium Album</text:p>
          </table:table-cell>
          <table:table-cell/>
          <table:table-cell office:value-type="float" office:value="47.1372871" calcext:value-type="float">
            <text:p>47.1372871</text:p>
          </table:table-cell>
          <table:table-cell office:value-type="float" office:value="7.2527658" calcext:value-type="float">
            <text:p>7.25276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dum 1</text:p>
          </table:table-cell>
          <table:table-cell office:value-type="string" calcext:value-type="string">
            <text:p>Salome 4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3.06.2020</text:p>
          </table:table-cell>
          <table:table-cell table:style-name="Default"/>
          <table:table-cell office:value-type="string" calcext:value-type="string">
            <text:p>Sedum album</text:p>
          </table:table-cell>
          <table:table-cell/>
          <table:table-cell office:value-type="float" office:value="47.13734" calcext:value-type="float">
            <text:p>47.13734</text:p>
          </table:table-cell>
          <table:table-cell office:value-type="float" office:value="7.25278" calcext:value-type="float">
            <text:p>7.252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rsium 3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Cirsium palustre</text:p>
          </table:table-cell>
          <table:table-cell/>
          <table:table-cell table:style-name="ce12" office:value-type="float" office:value="47.137543" calcext:value-type="float">
            <text:p>47.137543</text:p>
          </table:table-cell>
          <table:table-cell table:style-name="ce12" office:value-type="float" office:value="7.2527815" calcext:value-type="float">
            <text:p>7.25278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Sysimbrium officinale</text:p>
          </table:table-cell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Urtica dioica</text:p>
          </table:table-cell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Mentha spicata agg.</text:p>
          </table:table-cell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/>
          <table:table-cell table:style-name="ce12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Geranium 1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Geranium pyrenaicum </text:p>
          </table:table-cell>
          <table:table-cell/>
          <table:table-cell office:value-type="float" office:value="47.1340397" calcext:value-type="float">
            <text:p>47.1340397</text:p>
          </table:table-cell>
          <table:table-cell office:value-type="float" office:value="7.2518951" calcext:value-type="float">
            <text:p>7.25189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ypericum 2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Hypericum maculatum</text:p>
          </table:table-cell>
          <table:table-cell/>
          <table:table-cell table:style-name="ce12" office:value-type="float" office:value="47.137543" calcext:value-type="float">
            <text:p>47.137543</text:p>
          </table:table-cell>
          <table:table-cell table:style-name="ce12" office:value-type="float" office:value="7.2527815" calcext:value-type="float">
            <text:p>7.25278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dicago 1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table:style-name="ce9"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/>
          <table:table-cell table:style-name="ce12" office:value-type="float" office:value="47.137543" calcext:value-type="float">
            <text:p>47.137543</text:p>
          </table:table-cell>
          <table:table-cell table:style-name="ce12" office:value-type="float" office:value="7.2527815" calcext:value-type="float">
            <text:p>7.25278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psacus 1</text:p>
          </table:table-cell>
          <table:table-cell office:value-type="string" calcext:value-type="string">
            <text:p>Schlosslifeld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Dipsacus fullonum</text:p>
          </table:table-cell>
          <table:table-cell/>
          <table:table-cell office:value-type="float" office:value="47.15034" calcext:value-type="float">
            <text:p>47.15034</text:p>
          </table:table-cell>
          <table:table-cell office:value-type="float" office:value="7.27098" calcext:value-type="float">
            <text:p>7.270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chlosslifeld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feld 1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Potentilla reptan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Silene latifol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c33137c-a0bc-5f74-aa6a-431034da6afd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6:03:30</text:p>
          </table:table-cell>
          <table:table-cell table:number-columns-repeated="2"/>
          <table:table-cell office:value-type="float" office:value="47.1497643" calcext:value-type="float">
            <text:p>47.1497643</text:p>
          </table:table-cell>
          <table:table-cell office:value-type="float" office:value="7.2708113" calcext:value-type="float">
            <text:p>7.2708113</text:p>
          </table:table-cell>
          <table:table-cell office:value-type="float" office:value="493.100006103516" calcext:value-type="float">
            <text:p>493.100006103516</text:p>
          </table:table-cell>
          <table:table-cell office:value-type="float" office:value="16.0310001373291" calcext:value-type="float">
            <text:p>16.0310001373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8ec192-71e1-5588-a228-ee2016ea80db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55:05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float" office:value="47.1497016" calcext:value-type="float">
            <text:p>47.1497016</text:p>
          </table:table-cell>
          <table:table-cell office:value-type="float" office:value="7.2707051" calcext:value-type="float">
            <text:p>7.2707051</text:p>
          </table:table-cell>
          <table:table-cell office:value-type="float" office:value="493.10000610352" calcext:value-type="float">
            <text:p>493.10000610352</text:p>
          </table:table-cell>
          <table:table-cell office:value-type="float" office:value="23.743999481201" calcext:value-type="float">
            <text:p>23.743999481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f5c8c8-059e-54bb-ab46-5f3cac0bd660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52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float" office:value="47.149688" calcext:value-type="float">
            <text:p>47.149688</text:p>
          </table:table-cell>
          <table:table-cell office:value-type="float" office:value="7.2706885" calcext:value-type="float">
            <text:p>7.2706885</text:p>
          </table:table-cell>
          <table:table-cell office:value-type="float" office:value="493.10000610352" calcext:value-type="float">
            <text:p>493.10000610352</text:p>
          </table:table-cell>
          <table:table-cell office:value-type="float" office:value="24.743999481201" calcext:value-type="float">
            <text:p>24.743999481201</text:p>
          </table:table-cell>
          <table:table-cell office:value-type="string" calcext:value-type="string">
            <text:p>maybe grande sile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cc401b-30d8-5aec-b1df-41475c3bb154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50:20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 office:value-type="float" office:value="47.1497358" calcext:value-type="float">
            <text:p>47.1497358</text:p>
          </table:table-cell>
          <table:table-cell office:value-type="float" office:value="7.2708033" calcext:value-type="float">
            <text:p>7.2708033</text:p>
          </table:table-cell>
          <table:table-cell office:value-type="float" office:value="492.70001220703" calcext:value-type="float">
            <text:p>492.70001220703</text:p>
          </table:table-cell>
          <table:table-cell office:value-type="float" office:value="17.141000747681" calcext:value-type="float">
            <text:p>17.141000747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25fa53-d974-5950-9323-03cc7c15a558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49:38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float" office:value="47.149724" calcext:value-type="float">
            <text:p>47.149724</text:p>
          </table:table-cell>
          <table:table-cell office:value-type="float" office:value="7.2707728" calcext:value-type="float">
            <text:p>7.2707728</text:p>
          </table:table-cell>
          <table:table-cell office:value-type="float" office:value="493.10000610352" calcext:value-type="float">
            <text:p>493.10000610352</text:p>
          </table:table-cell>
          <table:table-cell office:value-type="float" office:value="17.434999465942" calcext:value-type="float">
            <text:p>17.434999465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c7efd2-cb31-5244-b2cd-0215d9fb7b8a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46:04</text:p>
          </table:table-cell>
          <table:table-cell office:value-type="string" calcext:value-type="string">
            <text:p>Chaenorhinum minus agg.</text:p>
          </table:table-cell>
          <table:table-cell office:value-type="string" calcext:value-type="string">
            <text:p>Chénorhinum Mineur (groupe)</text:p>
          </table:table-cell>
          <table:table-cell office:value-type="float" office:value="47.1496715" calcext:value-type="float">
            <text:p>47.1496715</text:p>
          </table:table-cell>
          <table:table-cell office:value-type="float" office:value="7.2705288" calcext:value-type="float">
            <text:p>7.2705288</text:p>
          </table:table-cell>
          <table:table-cell office:value-type="float" office:value="492.60000610352" calcext:value-type="float">
            <text:p>492.60000610352</text:p>
          </table:table-cell>
          <table:table-cell office:value-type="float" office:value="34.187999725342" calcext:value-type="float">
            <text:p>34.187999725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4fec96-111b-5fd6-a6ae-7cec12b4b975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39:29</text:p>
          </table:table-cell>
          <table:table-cell office:value-type="string" calcext:value-type="string">
            <text:p>Geranium pusillum</text:p>
          </table:table-cell>
          <table:table-cell office:value-type="string" calcext:value-type="string">
            <text:p>Géranium fluet</text:p>
          </table:table-cell>
          <table:table-cell office:value-type="float" office:value="47.1497154" calcext:value-type="float">
            <text:p>47.1497154</text:p>
          </table:table-cell>
          <table:table-cell office:value-type="float" office:value="7.2707195" calcext:value-type="float">
            <text:p>7.2707195</text:p>
          </table:table-cell>
          <table:table-cell office:value-type="float" office:value="493.10000610352" calcext:value-type="float">
            <text:p>493.10000610352</text:p>
          </table:table-cell>
          <table:table-cell office:value-type="float" office:value="20.295000076294" calcext:value-type="float">
            <text:p>20.295000076294</text:p>
          </table:table-cell>
          <table:table-cell office:value-type="string" calcext:value-type="string">
            <text:p>likely the c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fd4ca6-9bea-5f13-9da6-1f32c4b4df7c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38:4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 office:value-type="float" office:value="47.1497012" calcext:value-type="float">
            <text:p>47.1497012</text:p>
          </table:table-cell>
          <table:table-cell office:value-type="float" office:value="7.270762" calcext:value-type="float">
            <text:p>7.270762</text:p>
          </table:table-cell>
          <table:table-cell office:value-type="float" office:value="493.10000610352" calcext:value-type="float">
            <text:p>493.10000610352</text:p>
          </table:table-cell>
          <table:table-cell office:value-type="float" office:value="18.825000762939" calcext:value-type="float">
            <text:p>18.825000762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aff285-dbcb-5a71-a520-671cf3a7e403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35:59</text:p>
          </table:table-cell>
          <table:table-cell office:value-type="string" calcext:value-type="string">
            <text:p>Dianthus armeria</text:p>
          </table:table-cell>
          <table:table-cell office:value-type="string" calcext:value-type="string">
            <text:p>Oeillet arméria</text:p>
          </table:table-cell>
          <table:table-cell office:value-type="float" office:value="47.1497487" calcext:value-type="float">
            <text:p>47.1497487</text:p>
          </table:table-cell>
          <table:table-cell office:value-type="float" office:value="7.270987" calcext:value-type="float">
            <text:p>7.270987</text:p>
          </table:table-cell>
          <table:table-cell office:value-type="float" office:value="497" calcext:value-type="float">
            <text:p>49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Filipendula ulmar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elilotus alb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Ranunculus acris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/>
          <table:table-cell table:style-name="Default" office:value-type="string" calcext:value-type="string">
            <text:p>07.07.2020</text:p>
          </table:table-cell>
          <table:table-cell table:style-name="ce11" office:value-type="time" office:time-value="PT12H50M00S" calcext:value-type="time">
            <text:p>12:50:00 PM</text:p>
          </table:table-cell>
          <table:table-cell office:value-type="string" calcext:value-type="string">
            <text:p>Malva alce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lva 5</text:p>
          </table:table-cell>
          <table:table-cell office:value-type="string" calcext:value-type="string">
            <text:p>Schlosslifeld 3</text:p>
          </table:table-cell>
          <table:table-cell/>
          <table:table-cell table:style-name="Default" office:value-type="string" calcext:value-type="string">
            <text:p>12.07.2020</text:p>
          </table:table-cell>
          <table:table-cell table:style-name="Default"/>
          <table:table-cell office:value-type="string" calcext:value-type="string">
            <text:p>Malva sylvestri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lcea 1</text:p>
          </table:table-cell>
          <table:table-cell office:value-type="string" calcext:value-type="string">
            <text:p>schlosslistrass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Alcea Rosea</text:p>
          </table:table-cell>
          <table:table-cell/>
          <table:table-cell office:value-type="float" office:value="47.15253" calcext:value-type="float">
            <text:p>47.15253</text:p>
          </table:table-cell>
          <table:table-cell office:value-type="float" office:value="7.26839" calcext:value-type="float">
            <text:p>7.268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ranium 2</text:p>
          </table:table-cell>
          <table:table-cell office:value-type="string" calcext:value-type="string">
            <text:p>schlosslistrass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Geranium molle</text:p>
          </table:table-cell>
          <table:table-cell/>
          <table:table-cell office:value-type="float" office:value="47.15253" calcext:value-type="float">
            <text:p>47.15253</text:p>
          </table:table-cell>
          <table:table-cell office:value-type="float" office:value="7.26839" calcext:value-type="float">
            <text:p>7.268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lepidium virginicu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usinsel 3</text:p>
          </table:table-cell>
          <table:table-cell/>
          <table:table-cell table:style-name="Default"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vulvulus 1</text:p>
          </table:table-cell>
          <table:table-cell office:value-type="string" calcext:value-type="string">
            <text:p>Schussinsel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Convolvulus arvensis</text:p>
          </table:table-cell>
          <table:table-cell/>
          <table:table-cell table:style-name="ce12" office:value-type="float" office:value="47.1453755" calcext:value-type="float">
            <text:p>47.1453755</text:p>
          </table:table-cell>
          <table:table-cell table:style-name="ce12" office:value-type="float" office:value="7.266047" calcext:value-type="float">
            <text:p>7.2660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ctuca 1</text:p>
          </table:table-cell>
          <table:table-cell office:value-type="string" calcext:value-type="string">
            <text:p>Schussinsel 2</text:p>
          </table:table-cell>
          <table:table-cell/>
          <table:table-cell table:style-name="Default"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/>
          <table:table-cell office:value-type="float" office:value="47.1449087" calcext:value-type="float">
            <text:p>47.1449087</text:p>
          </table:table-cell>
          <table:table-cell office:value-type="float" office:value="7.2651594" calcext:value-type="float">
            <text:p>7.2651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chussinsel 2</text:p>
          </table:table-cell>
          <table:table-cell/>
          <table:table-cell table:style-name="Default"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/>
          <table:table-cell table:style-name="Default"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/>
          <table:table-cell table:style-name="Default"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/>
          <table:table-cell table:style-name="Default"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Verbascum thaps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/>
          <table:table-cell table:style-name="Default"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Medicago var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/>
          <table:table-cell table:style-name="Default"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/>
          <table:table-cell table:style-name="Default"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Cirsium arven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cf80f15-7aea-5a9b-ab8e-dafeabb4af48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3M56S" calcext:value-type="time">
            <text:p>06:13:56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438755" calcext:value-type="float">
            <text:p>47.1438755</text:p>
          </table:table-cell>
          <table:table-cell office:value-type="float" office:value="7.2630063" calcext:value-type="float">
            <text:p>7.2630063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22.79400062561" calcext:value-type="float">
            <text:p>22.79400062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0b8df8b-a226-565d-a2a5-fce4a91b894b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3M15S" calcext:value-type="time">
            <text:p>06:13:1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440745" calcext:value-type="float">
            <text:p>47.1440745</text:p>
          </table:table-cell>
          <table:table-cell office:value-type="float" office:value="7.2631813" calcext:value-type="float">
            <text:p>7.2631813</text:p>
          </table:table-cell>
          <table:table-cell office:value-type="float" office:value="488.5" calcext:value-type="float">
            <text:p>488.5</text:p>
          </table:table-cell>
          <table:table-cell office:value-type="float" office:value="14.918000221252" calcext:value-type="float">
            <text:p>14.918000221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9dc2805-6bc0-51a4-b9fa-1e8935de5fcb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2M55S" calcext:value-type="time">
            <text:p>06:12:5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float" office:value="47.1441328" calcext:value-type="float">
            <text:p>47.1441328</text:p>
          </table:table-cell>
          <table:table-cell office:value-type="float" office:value="7.2632484" calcext:value-type="float">
            <text:p>7.2632484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17.5" calcext:value-type="float">
            <text:p>1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a67d2b-e3bd-5588-b247-bf204b2eb2df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2M29S" calcext:value-type="time">
            <text:p>06:12:29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43525" calcext:value-type="float">
            <text:p>47.1443525</text:p>
          </table:table-cell>
          <table:table-cell office:value-type="float" office:value="7.2630281" calcext:value-type="float">
            <text:p>7.2630281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15.043000221252" calcext:value-type="float">
            <text:p>15.043000221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148d85-f260-5f84-9477-f20da1bf15d0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2M05S" calcext:value-type="time">
            <text:p>06:12:05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440291" calcext:value-type="float">
            <text:p>47.1440291</text:p>
          </table:table-cell>
          <table:table-cell office:value-type="float" office:value="7.2632035" calcext:value-type="float">
            <text:p>7.2632035</text:p>
          </table:table-cell>
          <table:table-cell office:value-type="float" office:value="488.39999389648" calcext:value-type="float">
            <text:p>488.39999389648</text:p>
          </table:table-cell>
          <table:table-cell office:value-type="float" office:value="15.085000038147" calcext:value-type="float">
            <text:p>15.085000038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1d5c3c-31de-5148-ae75-7712562d1e5a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1M50S" calcext:value-type="time">
            <text:p>06:11:50 PM</text:p>
          </table:table-cell>
          <table:table-cell office:value-type="string" calcext:value-type="string">
            <text:p>Salvia pratensis</text:p>
          </table:table-cell>
          <table:table-cell office:value-type="string" calcext:value-type="string">
            <text:p>Sauge des prés</text:p>
          </table:table-cell>
          <table:table-cell office:value-type="float" office:value="47.1435592" calcext:value-type="float">
            <text:p>47.1435592</text:p>
          </table:table-cell>
          <table:table-cell office:value-type="float" office:value="7.2633844" calcext:value-type="float">
            <text:p>7.2633844</text:p>
          </table:table-cell>
          <table:table-cell office:value-type="float" office:value="488.80001831055" calcext:value-type="float">
            <text:p>488.80001831055</text:p>
          </table:table-cell>
          <table:table-cell office:value-type="float" office:value="207.71499633789" calcext:value-type="float">
            <text:p>207.71499633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e040a1-d4b1-52f7-aa67-f7b5330be683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1M33S" calcext:value-type="time">
            <text:p>06:11:33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40884" calcext:value-type="float">
            <text:p>47.1440884</text:p>
          </table:table-cell>
          <table:table-cell office:value-type="float" office:value="7.26319" calcext:value-type="float">
            <text:p>7.26319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19.775999069214" calcext:value-type="float">
            <text:p>19.775999069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f92a3b-a0fe-5c4f-863d-b94b5bfd4858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0M10S" calcext:value-type="time">
            <text:p>06:10:10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 office:value-type="float" office:value="47.1439842" calcext:value-type="float">
            <text:p>47.1439842</text:p>
          </table:table-cell>
          <table:table-cell office:value-type="float" office:value="7.2630573" calcext:value-type="float">
            <text:p>7.2630573</text:p>
          </table:table-cell>
          <table:table-cell office:value-type="float" office:value="488.80001831055" calcext:value-type="float">
            <text:p>488.80001831055</text:p>
          </table:table-cell>
          <table:table-cell office:value-type="float" office:value="15.85000038147" calcext:value-type="float">
            <text:p>15.85000038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bba047-216c-5dd7-a1a5-4982a0718910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9M46S" calcext:value-type="time">
            <text:p>06:09:46 PM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 office:value-type="float" office:value="47.1447494" calcext:value-type="float">
            <text:p>47.1447494</text:p>
          </table:table-cell>
          <table:table-cell office:value-type="float" office:value="7.2633431" calcext:value-type="float">
            <text:p>7.2633431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33.141998291016" calcext:value-type="float">
            <text:p>33.141998291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f2a6ee-1673-50d7-809a-89c74a064756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8M21S" calcext:value-type="time">
            <text:p>06:08:21 P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float" office:value="47.1435149" calcext:value-type="float">
            <text:p>47.1435149</text:p>
          </table:table-cell>
          <table:table-cell office:value-type="float" office:value="7.2630018" calcext:value-type="float">
            <text:p>7.2630018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36.381000518799" calcext:value-type="float">
            <text:p>36.381000518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012fc5-683f-54e9-bbd9-d0856dbecc98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5M52S" calcext:value-type="time">
            <text:p>06:05:52 PM</text:p>
          </table:table-cell>
          <table:table-cell table:number-columns-repeated="2"/>
          <table:table-cell office:value-type="float" office:value="47.1440743" calcext:value-type="float">
            <text:p>47.1440743</text:p>
          </table:table-cell>
          <table:table-cell office:value-type="float" office:value="7.2630366" calcext:value-type="float">
            <text:p>7.2630366</text:p>
          </table:table-cell>
          <table:table-cell office:value-type="float" office:value="488.899993896484" calcext:value-type="float">
            <text:p>488.899993896484</text:p>
          </table:table-cell>
          <table:table-cell office:value-type="float" office:value="17.9640007019043" calcext:value-type="float">
            <text:p>17.9640007019043</text:p>
          </table:table-cell>
          <table:table-cell office:value-type="string" calcext:value-type="string">
            <text:p>centau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012fc5-683f-54e9-bbd9-d0856dbecc98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5M52S" calcext:value-type="time">
            <text:p>06:05:52 PM</text:p>
          </table:table-cell>
          <table:table-cell table:number-columns-repeated="2"/>
          <table:table-cell office:value-type="float" office:value="47.1440743" calcext:value-type="float">
            <text:p>47.1440743</text:p>
          </table:table-cell>
          <table:table-cell office:value-type="float" office:value="7.2630366" calcext:value-type="float">
            <text:p>7.2630366</text:p>
          </table:table-cell>
          <table:table-cell office:value-type="float" office:value="488.89999389648" calcext:value-type="float">
            <text:p>488.89999389648</text:p>
          </table:table-cell>
          <table:table-cell office:value-type="float" office:value="17.964000701904" calcext:value-type="float">
            <text:p>17.964000701904</text:p>
          </table:table-cell>
          <table:table-cell office:value-type="string" calcext:value-type="string">
            <text:p>centau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c653d78-f9fe-5b86-83eb-517025a2706b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4M59S" calcext:value-type="time">
            <text:p>06:04:59 PM</text:p>
          </table:table-cell>
          <table:table-cell office:value-type="string" calcext:value-type="string">
            <text:p>Scabiosa columbaria agg.</text:p>
          </table:table-cell>
          <table:table-cell office:value-type="string" calcext:value-type="string">
            <text:p>Scabieuse colombaire</text:p>
          </table:table-cell>
          <table:table-cell office:value-type="float" office:value="47.14375" calcext:value-type="float">
            <text:p>47.14375</text:p>
          </table:table-cell>
          <table:table-cell office:value-type="float" office:value="7.2630695" calcext:value-type="float">
            <text:p>7.2630695</text:p>
          </table:table-cell>
          <table:table-cell office:value-type="float" office:value="488.5" calcext:value-type="float">
            <text:p>488.5</text:p>
          </table:table-cell>
          <table:table-cell office:value-type="float" office:value="29.375" calcext:value-type="float">
            <text:p>29.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31aedae-61d8-54d3-b4ed-b23e1d76d370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3M56S" calcext:value-type="time">
            <text:p>06:03:56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440741" calcext:value-type="float">
            <text:p>47.1440741</text:p>
          </table:table-cell>
          <table:table-cell office:value-type="float" office:value="7.2629468" calcext:value-type="float">
            <text:p>7.2629468</text:p>
          </table:table-cell>
          <table:table-cell office:value-type="float" office:value="488.20001220703" calcext:value-type="float">
            <text:p>488.20001220703</text:p>
          </table:table-cell>
          <table:table-cell office:value-type="float" office:value="46.516998291016" calcext:value-type="float">
            <text:p>46.516998291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9a6e32-8a8e-52fa-b260-f03ac29f3fa6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3M09S" calcext:value-type="time">
            <text:p>06:03:09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40612" calcext:value-type="float">
            <text:p>47.1440612</text:p>
          </table:table-cell>
          <table:table-cell office:value-type="float" office:value="7.263034" calcext:value-type="float">
            <text:p>7.263034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15.112999916077" calcext:value-type="float">
            <text:p>15.112999916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db39d9-adeb-57ed-b1e8-d517d171fa5d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2M15S" calcext:value-type="time">
            <text:p>06:02:15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3462" calcext:value-type="float">
            <text:p>47.143462</text:p>
          </table:table-cell>
          <table:table-cell office:value-type="float" office:value="7.2633718" calcext:value-type="float">
            <text:p>7.2633718</text:p>
          </table:table-cell>
          <table:table-cell office:value-type="float" office:value="488.39999389648" calcext:value-type="float">
            <text:p>488.39999389648</text:p>
          </table:table-cell>
          <table:table-cell office:value-type="float" office:value="36.882999420166" calcext:value-type="float">
            <text:p>36.882999420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b1db2f-cc43-5fdf-9f8e-82ef1d167823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1M50S" calcext:value-type="time">
            <text:p>06:01:5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 office:value-type="float" office:value="47.1445787" calcext:value-type="float">
            <text:p>47.1445787</text:p>
          </table:table-cell>
          <table:table-cell office:value-type="float" office:value="7.2635929" calcext:value-type="float">
            <text:p>7.2635929</text:p>
          </table:table-cell>
          <table:table-cell office:value-type="float" office:value="488.89999389648" calcext:value-type="float">
            <text:p>488.89999389648</text:p>
          </table:table-cell>
          <table:table-cell office:value-type="float" office:value="19.902000427246" calcext:value-type="float">
            <text:p>19.9020004272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/>
          <table:table-cell office:value-type="string" calcext:value-type="string">
            <text:p>Onobrychis viciifol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c99afa7-b32d-56b4-9e1d-850a9171ef7c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58M39S" calcext:value-type="time">
            <text:p>03:58:39 PM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float" office:value="47.1441229" calcext:value-type="float">
            <text:p>47.1441229</text:p>
          </table:table-cell>
          <table:table-cell office:value-type="float" office:value="7.2636139" calcext:value-type="float">
            <text:p>7.2636139</text:p>
          </table:table-cell>
          <table:table-cell office:value-type="float" office:value="489.10000610352" calcext:value-type="float">
            <text:p>489.10000610352</text:p>
          </table:table-cell>
          <table:table-cell office:value-type="float" office:value="12.234000205994" calcext:value-type="float">
            <text:p>12.234000205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bce524c-0752-5ca9-8258-0659f6c69533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58M08S" calcext:value-type="time">
            <text:p>03:58:08 PM</text:p>
          </table:table-cell>
          <table:table-cell office:value-type="string" calcext:value-type="string">
            <text:p>Salvia pratensis</text:p>
          </table:table-cell>
          <table:table-cell office:value-type="string" calcext:value-type="string">
            <text:p>Sauge des prés</text:p>
          </table:table-cell>
          <table:table-cell office:value-type="float" office:value="47.1434699" calcext:value-type="float">
            <text:p>47.1434699</text:p>
          </table:table-cell>
          <table:table-cell office:value-type="float" office:value="7.2631912" calcext:value-type="float">
            <text:p>7.2631912</text:p>
          </table:table-cell>
          <table:table-cell office:value-type="float" office:value="488.5" calcext:value-type="float">
            <text:p>488.5</text:p>
          </table:table-cell>
          <table:table-cell office:value-type="float" office:value="57.062000274658" calcext:value-type="float">
            <text:p>57.062000274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b74bdd9-233e-515b-a706-5b2ad70935d5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53M09S" calcext:value-type="time">
            <text:p>03:53:09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435791" calcext:value-type="float">
            <text:p>47.1435791</text:p>
          </table:table-cell>
          <table:table-cell office:value-type="float" office:value="7.2637614" calcext:value-type="float">
            <text:p>7.2637614</text:p>
          </table:table-cell>
          <table:table-cell office:value-type="float" office:value="492.10000610352" calcext:value-type="float">
            <text:p>492.10000610352</text:p>
          </table:table-cell>
          <table:table-cell office:value-type="float" office:value="30.034000396729" calcext:value-type="float">
            <text:p>30.034000396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a663d12-02fd-59af-a67d-87d3cc233958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52M06S" calcext:value-type="time">
            <text:p>03:52:06 PM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float" office:value="47.1441275" calcext:value-type="float">
            <text:p>47.1441275</text:p>
          </table:table-cell>
          <table:table-cell office:value-type="float" office:value="7.2633581" calcext:value-type="float">
            <text:p>7.2633581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12.944999694824" calcext:value-type="float">
            <text:p>12.944999694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78df6-4c33-5b0a-9e4c-326635c4d11b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8M07S" calcext:value-type="time">
            <text:p>03:48:07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 office:value-type="float" office:value="47.1440113" calcext:value-type="float">
            <text:p>47.1440113</text:p>
          </table:table-cell>
          <table:table-cell office:value-type="float" office:value="7.2634256" calcext:value-type="float">
            <text:p>7.2634256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21.506999969482" calcext:value-type="float">
            <text:p>21.506999969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26f9ac-8688-5792-9ec2-1bc69be258ad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6M25S" calcext:value-type="time">
            <text:p>03:46:25 PM</text:p>
          </table:table-cell>
          <table:table-cell office:value-type="string" calcext:value-type="string">
            <text:p>Succisa pratensis</text:p>
          </table:table-cell>
          <table:table-cell office:value-type="string" calcext:value-type="string">
            <text:p>Succise des prés</text:p>
          </table:table-cell>
          <table:table-cell office:value-type="float" office:value="47.1437302" calcext:value-type="float">
            <text:p>47.1437302</text:p>
          </table:table-cell>
          <table:table-cell office:value-type="float" office:value="7.2635839" calcext:value-type="float">
            <text:p>7.2635839</text:p>
          </table:table-cell>
          <table:table-cell office:value-type="float" office:value="487.89999389648" calcext:value-type="float">
            <text:p>487.89999389648</text:p>
          </table:table-cell>
          <table:table-cell office:value-type="float" office:value="23.350999832153" calcext:value-type="float">
            <text:p>23.350999832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11aef9-d433-5b5c-804b-ce7f34bd1bad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4M44S" calcext:value-type="time">
            <text:p>03:44:44 PM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float" office:value="47.1440512" calcext:value-type="float">
            <text:p>47.1440512</text:p>
          </table:table-cell>
          <table:table-cell office:value-type="float" office:value="7.2635234" calcext:value-type="float">
            <text:p>7.2635234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9.4809999465942" calcext:value-type="float">
            <text:p>9.4809999465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1241c7-1b8c-583c-af21-70314dfacc54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4M14S" calcext:value-type="time">
            <text:p>03:44:14 PM</text:p>
          </table:table-cell>
          <table:table-cell office:value-type="string" calcext:value-type="string">
            <text:p>Rubus Rubus sect.</text:p>
          </table:table-cell>
          <table:table-cell/>
          <table:table-cell office:value-type="float" office:value="47.1440115" calcext:value-type="float">
            <text:p>47.1440115</text:p>
          </table:table-cell>
          <table:table-cell office:value-type="float" office:value="7.2635982" calcext:value-type="float">
            <text:p>7.2635982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7da7fef-8c08-590c-baec-08f71e0c399f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3M29S" calcext:value-type="time">
            <text:p>03:43:29 PM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float" office:value="47.1440687" calcext:value-type="float">
            <text:p>47.1440687</text:p>
          </table:table-cell>
          <table:table-cell office:value-type="float" office:value="7.2634986" calcext:value-type="float">
            <text:p>7.2634986</text:p>
          </table:table-cell>
          <table:table-cell office:value-type="float" office:value="488.5" calcext:value-type="float">
            <text:p>488.5</text:p>
          </table:table-cell>
          <table:table-cell office:value-type="float" office:value="14.987000465393" calcext:value-type="float">
            <text:p>14.987000465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7f5afd-a615-55a8-aac8-e105b2dce1fa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3M12S" calcext:value-type="time">
            <text:p>03:43:12 P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7.143593" calcext:value-type="float">
            <text:p>47.143593</text:p>
          </table:table-cell>
          <table:table-cell office:value-type="float" office:value="7.2632017" calcext:value-type="float">
            <text:p>7.2632017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17.17799949646" calcext:value-type="float">
            <text:p>17.17799949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8bf68a-9d6a-57b4-8c0a-ce97d7e95c0c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2M28S" calcext:value-type="time">
            <text:p>03:42:28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35854" calcext:value-type="float">
            <text:p>47.1435854</text:p>
          </table:table-cell>
          <table:table-cell office:value-type="float" office:value="7.2633751" calcext:value-type="float">
            <text:p>7.2633751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27.215999603271" calcext:value-type="float">
            <text:p>27.215999603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0ef151-f825-591a-8fb2-1a9de53fbfdd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2M04S" calcext:value-type="time">
            <text:p>03:42:04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float" office:value="47.1434593" calcext:value-type="float">
            <text:p>47.1434593</text:p>
          </table:table-cell>
          <table:table-cell office:value-type="float" office:value="7.2630096" calcext:value-type="float">
            <text:p>7.2630096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25.77799987793" calcext:value-type="float">
            <text:p>25.77799987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2009e3-d88f-553a-b916-f2d2cd0e72dc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0M33S" calcext:value-type="time">
            <text:p>03:40:33 PM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 office:value-type="float" office:value="47.144013" calcext:value-type="float">
            <text:p>47.144013</text:p>
          </table:table-cell>
          <table:table-cell office:value-type="float" office:value="7.2634905" calcext:value-type="float">
            <text:p>7.2634905</text:p>
          </table:table-cell>
          <table:table-cell office:value-type="float" office:value="488.5" calcext:value-type="float">
            <text:p>488.5</text:p>
          </table:table-cell>
          <table:table-cell office:value-type="float" office:value="20.674999237061" calcext:value-type="float">
            <text:p>20.6749992370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94f7a7-725b-5f53-a5ce-c30ad24a5386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9M36S" calcext:value-type="time">
            <text:p>03:39:36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38674" calcext:value-type="float">
            <text:p>47.1438674</text:p>
          </table:table-cell>
          <table:table-cell office:value-type="float" office:value="7.2635098" calcext:value-type="float">
            <text:p>7.2635098</text:p>
          </table:table-cell>
          <table:table-cell office:value-type="float" office:value="488.39999389648" calcext:value-type="float">
            <text:p>488.39999389648</text:p>
          </table:table-cell>
          <table:table-cell office:value-type="float" office:value="39.373001098633" calcext:value-type="float">
            <text:p>39.373001098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681b0b-f236-5015-97b0-0de42f10d193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8M52S" calcext:value-type="time">
            <text:p>03:38:5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441322" calcext:value-type="float">
            <text:p>47.1441322</text:p>
          </table:table-cell>
          <table:table-cell office:value-type="float" office:value="7.2636467" calcext:value-type="float">
            <text:p>7.2636467</text:p>
          </table:table-cell>
          <table:table-cell office:value-type="float" office:value="488.30001831055" calcext:value-type="float">
            <text:p>488.30001831055</text:p>
          </table:table-cell>
          <table:table-cell office:value-type="float" office:value="8.3330001831055" calcext:value-type="float">
            <text:p>8.3330001831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2d4853-1f06-5888-97c7-9fd93fd87bdb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8M23S" calcext:value-type="time">
            <text:p>03:38:23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43728" calcext:value-type="float">
            <text:p>47.143728</text:p>
          </table:table-cell>
          <table:table-cell office:value-type="float" office:value="7.2636195" calcext:value-type="float">
            <text:p>7.2636195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25.208999633789" calcext:value-type="float">
            <text:p>25.208999633789</text:p>
          </table:table-cell>
          <table:table-cell office:value-type="string" calcext:value-type="string">
            <text:p>suze ile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e18202-18e7-52e2-a620-bd1141f934e6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6M16S" calcext:value-type="time">
            <text:p>03:36:16 PM</text:p>
          </table:table-cell>
          <table:table-cell office:value-type="string" calcext:value-type="string">
            <text:p>Medicago sativa</text:p>
          </table:table-cell>
          <table:table-cell/>
          <table:table-cell office:value-type="float" office:value="47.1441617" calcext:value-type="float">
            <text:p>47.1441617</text:p>
          </table:table-cell>
          <table:table-cell office:value-type="float" office:value="7.2640806" calcext:value-type="float">
            <text:p>7.2640806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6.3249998092651" calcext:value-type="float">
            <text:p>6.32499980926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5beafa-9aac-578c-9ccf-f9c90b9274a7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5M28S" calcext:value-type="time">
            <text:p>03:35:28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440384" calcext:value-type="float">
            <text:p>47.1440384</text:p>
          </table:table-cell>
          <table:table-cell office:value-type="float" office:value="7.2640523" calcext:value-type="float">
            <text:p>7.2640523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32.755001068115" calcext:value-type="float">
            <text:p>32.755001068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154ae6-bc25-5868-aecd-d05ffa4abe3c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3M53S" calcext:value-type="time">
            <text:p>03:33:53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40862" calcext:value-type="float">
            <text:p>47.1440862</text:p>
          </table:table-cell>
          <table:table-cell office:value-type="float" office:value="7.2641279" calcext:value-type="float">
            <text:p>7.2641279</text:p>
          </table:table-cell>
          <table:table-cell office:value-type="float" office:value="488.80001831055" calcext:value-type="float">
            <text:p>488.80001831055</text:p>
          </table:table-cell>
          <table:table-cell office:value-type="float" office:value="12.737000465393" calcext:value-type="float">
            <text:p>12.737000465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0c2e45-8fa6-5a72-a8f2-deca6f0a7624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2M38S" calcext:value-type="time">
            <text:p>03:32:38 PM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float" office:value="47.1440773" calcext:value-type="float">
            <text:p>47.1440773</text:p>
          </table:table-cell>
          <table:table-cell office:value-type="float" office:value="7.264116" calcext:value-type="float">
            <text:p>7.264116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16.457000732422" calcext:value-type="float">
            <text:p>16.457000732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d1cfe1-e610-5c25-adca-fd2c4b0438c5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2M24S" calcext:value-type="time">
            <text:p>03:32:24 PM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float" office:value="47.1441549" calcext:value-type="float">
            <text:p>47.1441549</text:p>
          </table:table-cell>
          <table:table-cell office:value-type="float" office:value="7.2641043" calcext:value-type="float">
            <text:p>7.2641043</text:p>
          </table:table-cell>
          <table:table-cell office:value-type="float" office:value="492.10000610352" calcext:value-type="float">
            <text:p>492.10000610352</text:p>
          </table:table-cell>
          <table:table-cell office:value-type="float" office:value="16.624000549316" calcext:value-type="float">
            <text:p>16.624000549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c7d3c06-5a83-5ee8-b59f-a01cd0c5ae80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2M10S" calcext:value-type="time">
            <text:p>03:32:10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float" office:value="47.1442628" calcext:value-type="float">
            <text:p>47.1442628</text:p>
          </table:table-cell>
          <table:table-cell office:value-type="float" office:value="7.264153" calcext:value-type="float">
            <text:p>7.264153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40.318000793457" calcext:value-type="float">
            <text:p>40.31800079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2541a2-5d82-591b-8034-a3add98c4f35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1M34S" calcext:value-type="time">
            <text:p>03:31:34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40505" calcext:value-type="float">
            <text:p>47.1440505</text:p>
          </table:table-cell>
          <table:table-cell office:value-type="float" office:value="7.264091" calcext:value-type="float">
            <text:p>7.264091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37.160999298096" calcext:value-type="float">
            <text:p>37.160999298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ff09fee-ee52-5a40-99ac-4b0f08dae9e1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1M03S" calcext:value-type="time">
            <text:p>03:31:03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 office:value-type="float" office:value="47.1440896" calcext:value-type="float">
            <text:p>47.1440896</text:p>
          </table:table-cell>
          <table:table-cell office:value-type="float" office:value="7.2640866" calcext:value-type="float">
            <text:p>7.2640866</text:p>
          </table:table-cell>
          <table:table-cell office:value-type="float" office:value="491.20001220703" calcext:value-type="float">
            <text:p>491.20001220703</text:p>
          </table:table-cell>
          <table:table-cell office:value-type="float" office:value="15.607000350952" calcext:value-type="float">
            <text:p>15.607000350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543e12-2bf3-5a79-b45c-4fb500943222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29M51S" calcext:value-type="time">
            <text:p>03:29:51 PM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float" office:value="47.1438503" calcext:value-type="float">
            <text:p>47.1438503</text:p>
          </table:table-cell>
          <table:table-cell office:value-type="float" office:value="7.2640557" calcext:value-type="float">
            <text:p>7.2640557</text:p>
          </table:table-cell>
          <table:table-cell office:value-type="float" office:value="488.80001831055" calcext:value-type="float">
            <text:p>488.80001831055</text:p>
          </table:table-cell>
          <table:table-cell office:value-type="float" office:value="12.515999794006" calcext:value-type="float">
            <text:p>12.515999794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f4f55c4-bbc8-5462-956a-7e93ce3ce527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29M04S" calcext:value-type="time">
            <text:p>03:29:04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 office:value-type="float" office:value="47.1439427" calcext:value-type="float">
            <text:p>47.1439427</text:p>
          </table:table-cell>
          <table:table-cell office:value-type="float" office:value="7.2640438" calcext:value-type="float">
            <text:p>7.2640438</text:p>
          </table:table-cell>
          <table:table-cell office:value-type="float" office:value="488.5" calcext:value-type="float">
            <text:p>488.5</text:p>
          </table:table-cell>
          <table:table-cell office:value-type="float" office:value="10.244000434875" calcext:value-type="float">
            <text:p>10.244000434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fb5b4c-df38-5159-9f17-dc8a473f47a8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28M42S" calcext:value-type="time">
            <text:p>03:28:42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4043" calcext:value-type="float">
            <text:p>47.144043</text:p>
          </table:table-cell>
          <table:table-cell office:value-type="float" office:value="7.2640012" calcext:value-type="float">
            <text:p>7.2640012</text:p>
          </table:table-cell>
          <table:table-cell office:value-type="float" office:value="489.39999389648" calcext:value-type="float">
            <text:p>489.39999389648</text:p>
          </table:table-cell>
          <table:table-cell office:value-type="float" office:value="12.397999763489" calcext:value-type="float">
            <text:p>12.397999763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ca37dd-a6da-5e76-b928-1377eda79d23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28M22S" calcext:value-type="time">
            <text:p>03:28:2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440449" calcext:value-type="float">
            <text:p>47.1440449</text:p>
          </table:table-cell>
          <table:table-cell office:value-type="float" office:value="7.2640848" calcext:value-type="float">
            <text:p>7.2640848</text:p>
          </table:table-cell>
          <table:table-cell office:value-type="float" office:value="488.80001831055" calcext:value-type="float">
            <text:p>488.80001831055</text:p>
          </table:table-cell>
          <table:table-cell office:value-type="float" office:value="15.140999794006" calcext:value-type="float">
            <text:p>15.140999794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76eb716-0fa0-52c5-b03c-e6033540efd1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27M45S" calcext:value-type="time">
            <text:p>03:27:45 PM</text:p>
          </table:table-cell>
          <table:table-cell office:value-type="string" calcext:value-type="string">
            <text:p>Onobrychis viciifolia agg.</text:p>
          </table:table-cell>
          <table:table-cell office:value-type="string" calcext:value-type="string">
            <text:p>Esparcette commune, Sainfoin</text:p>
          </table:table-cell>
          <table:table-cell office:value-type="float" office:value="47.1442041" calcext:value-type="float">
            <text:p>47.1442041</text:p>
          </table:table-cell>
          <table:table-cell office:value-type="float" office:value="7.263992" calcext:value-type="float">
            <text:p>7.263992</text:p>
          </table:table-cell>
          <table:table-cell office:value-type="float" office:value="492" calcext:value-type="float">
            <text:p>492</text:p>
          </table:table-cell>
          <table:table-cell office:value-type="float" office:value="5.1659998893738" calcext:value-type="float">
            <text:p>5.16599988937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/>
          <table:table-cell table:style-name="Default"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Bryonia dioic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eranium 3</text:p>
          </table:table-cell>
          <table:table-cell office:value-type="string" calcext:value-type="string">
            <text:p>Sonnenfeld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Geranium robertanium</text:p>
          </table:table-cell>
          <table:table-cell/>
          <table:table-cell office:value-type="float" office:value="47.15228" calcext:value-type="float">
            <text:p>47.15228</text:p>
          </table:table-cell>
          <table:table-cell office:value-type="float" office:value="7.2689" calcext:value-type="float">
            <text:p>7.26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Bryonia dioic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 office:value-type="time" office:time-value="PT16H00M00S" calcext:value-type="time">
            <text:p>04:00:00 PM</text:p>
          </table:table-cell>
          <table:table-cell office:value-type="string" calcext:value-type="string">
            <text:p>Malva alce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necio inaequiden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onnenfeld 2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elilotus alb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onnenfeld 2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onnenfeld 2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Geranium robertaniu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onnenfeld 2</text:p>
          </table:table-cell>
          <table:table-cell/>
          <table:table-cell table:style-name="Default"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95df2e0-4766-584e-96f7-e87bdd82f520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49:59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 office:value-type="float" office:value="47.142092" calcext:value-type="float">
            <text:p>47.142092</text:p>
          </table:table-cell>
          <table:table-cell office:value-type="float" office:value="7.2574414" calcext:value-type="float">
            <text:p>7.2574414</text:p>
          </table:table-cell>
          <table:table-cell office:value-type="float" office:value="490.5" calcext:value-type="float">
            <text:p>490.5</text:p>
          </table:table-cell>
          <table:table-cell office:value-type="float" office:value="17.681999206543" calcext:value-type="float">
            <text:p>17.681999206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fbfd45-4e9f-57ac-83e3-bac6952633d9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49:2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420945" calcext:value-type="float">
            <text:p>47.1420945</text:p>
          </table:table-cell>
          <table:table-cell office:value-type="float" office:value="7.2574368" calcext:value-type="float">
            <text:p>7.2574368</text:p>
          </table:table-cell>
          <table:table-cell office:value-type="float" office:value="490.5" calcext:value-type="float">
            <text:p>490.5</text:p>
          </table:table-cell>
          <table:table-cell office:value-type="float" office:value="18.684000015259" calcext:value-type="float">
            <text:p>18.684000015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06e938-6814-56c1-84c3-12f341161f5b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46:04</text:p>
          </table:table-cell>
          <table:table-cell office:value-type="string" calcext:value-type="string">
            <text:p>Verbena officinalis</text:p>
          </table:table-cell>
          <table:table-cell/>
          <table:table-cell office:value-type="float" office:value="47.1421055" calcext:value-type="float">
            <text:p>47.1421055</text:p>
          </table:table-cell>
          <table:table-cell office:value-type="float" office:value="7.2574355" calcext:value-type="float">
            <text:p>7.2574355</text:p>
          </table:table-cell>
          <table:table-cell office:value-type="float" office:value="490.5" calcext:value-type="float">
            <text:p>490.5</text:p>
          </table:table-cell>
          <table:table-cell office:value-type="float" office:value="20.086000442505" calcext:value-type="float">
            <text:p>20.086000442505</text:p>
          </table:table-cell>
          <table:table-cell office:value-type="string" calcext:value-type="string">
            <text:p>verbena of some 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f3b29c1-8f48-58ef-878b-5314f17d5f45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43:08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float" office:value="47.1420973" calcext:value-type="float">
            <text:p>47.1420973</text:p>
          </table:table-cell>
          <table:table-cell office:value-type="float" office:value="7.2574095" calcext:value-type="float">
            <text:p>7.2574095</text:p>
          </table:table-cell>
          <table:table-cell office:value-type="float" office:value="490.5" calcext:value-type="float">
            <text:p>490.5</text:p>
          </table:table-cell>
          <table:table-cell office:value-type="float" office:value="27.174999237061" calcext:value-type="float">
            <text:p>27.1749992370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7fc334-7ab1-56e5-836c-2b24dcf7d9b6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40:57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 office:value-type="float" office:value="47.1420649" calcext:value-type="float">
            <text:p>47.1420649</text:p>
          </table:table-cell>
          <table:table-cell office:value-type="float" office:value="7.2574087" calcext:value-type="float">
            <text:p>7.2574087</text:p>
          </table:table-cell>
          <table:table-cell office:value-type="float" office:value="490.5" calcext:value-type="float">
            <text:p>490.5</text:p>
          </table:table-cell>
          <table:table-cell office:value-type="float" office:value="20.742000579834" calcext:value-type="float">
            <text:p>20.742000579834</text:p>
          </table:table-cell>
          <table:table-cell office:value-type="string" calcext:value-type="string">
            <text:p>very likely th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c066ed-6831-5235-95b3-edf1dc81efa6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37:40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7.142173" calcext:value-type="float">
            <text:p>47.142173</text:p>
          </table:table-cell>
          <table:table-cell office:value-type="float" office:value="7.2574842" calcext:value-type="float">
            <text:p>7.2574842</text:p>
          </table:table-cell>
          <table:table-cell office:value-type="float" office:value="490.5" calcext:value-type="float">
            <text:p>490.5</text:p>
          </table:table-cell>
          <table:table-cell office:value-type="float" office:value="20.22500038147" calcext:value-type="float">
            <text:p>20.22500038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675ae8-219b-57ee-968c-373fc3dd8a0b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25:37</text:p>
          </table:table-cell>
          <table:table-cell office:value-type="string" calcext:value-type="string">
            <text:p>crepis biennis</text:p>
          </table:table-cell>
          <table:table-cell/>
          <table:table-cell office:value-type="float" office:value="47.1420204" calcext:value-type="float">
            <text:p>47.1420204</text:p>
          </table:table-cell>
          <table:table-cell office:value-type="float" office:value="7.2571767" calcext:value-type="float">
            <text:p>7.2571767</text:p>
          </table:table-cell>
          <table:table-cell office:value-type="float" office:value="487.30001831055" calcext:value-type="float">
            <text:p>487.30001831055</text:p>
          </table:table-cell>
          <table:table-cell office:value-type="float" office:value="16.395000457764" calcext:value-type="float">
            <text:p>16.395000457764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0854c2-7626-5291-b892-92b4cf46dfc2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23:54</text:p>
          </table:table-cell>
          <table:table-cell office:value-type="string" calcext:value-type="string">
            <text:p>Rubus Rubus sect.</text:p>
          </table:table-cell>
          <table:table-cell/>
          <table:table-cell office:value-type="float" office:value="47.1420528" calcext:value-type="float">
            <text:p>47.1420528</text:p>
          </table:table-cell>
          <table:table-cell office:value-type="float" office:value="7.2572743" calcext:value-type="float">
            <text:p>7.2572743</text:p>
          </table:table-cell>
          <table:table-cell office:value-type="float" office:value="488" calcext:value-type="float">
            <text:p>488</text:p>
          </table:table-cell>
          <table:table-cell office:value-type="float" office:value="21.061000823975" calcext:value-type="float">
            <text:p>21.061000823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247251-bae2-573c-9617-d142cadd151e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23:18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float" office:value="47.1420802" calcext:value-type="float">
            <text:p>47.1420802</text:p>
          </table:table-cell>
          <table:table-cell office:value-type="float" office:value="7.257386" calcext:value-type="float">
            <text:p>7.257386</text:p>
          </table:table-cell>
          <table:table-cell office:value-type="float" office:value="487.30001831055" calcext:value-type="float">
            <text:p>487.30001831055</text:p>
          </table:table-cell>
          <table:table-cell office:value-type="float" office:value="18.443000793457" calcext:value-type="float">
            <text:p>18.443000793457</text:p>
          </table:table-cell>
          <table:table-cell office:value-type="string" calcext:value-type="string">
            <text:p>dominates the river 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22:17</text:p>
          </table:table-cell>
          <table:table-cell office:value-type="string" calcext:value-type="string">
            <text:p>Saponaria officinalis</text:p>
          </table:table-cell>
          <table:table-cell office:value-type="string" calcext:value-type="string">
            <text:p>Saponaire officinale</text:p>
          </table:table-cell>
          <table:table-cell table:number-columns-repeated="4"/>
          <table:table-cell office:value-type="string" calcext:value-type="string">
            <text:p>4 individu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c8c1cb-3162-53d1-8e70-003411c3fff5</text:p>
          </table:table-cell>
          <table:table-cell office:value-type="string" calcext:value-type="string">
            <text:p>Buddleja A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40:30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 table:style-name="ce12" office:value-type="float" office:value="46.68437" calcext:value-type="float">
            <text:p>46.68437</text:p>
          </table:table-cell>
          <table:table-cell table:style-name="ce12" office:value-type="float" office:value="7.79467" calcext:value-type="float">
            <text:p>7.79467</text:p>
          </table:table-cell>
          <table:table-cell office:value-type="float" office:value="610" calcext:value-type="float">
            <text:p>610</text:p>
          </table:table-cell>
          <table:table-cell office:value-type="float" office:value="3989.3059082031" calcext:value-type="float">
            <text:p>3989.3059082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42d05-b0e3-5da9-880d-3ac450f118f8</text:p>
          </table:table-cell>
          <table:table-cell office:value-type="string" calcext:value-type="string">
            <text:p>Cornus A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41:29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table:style-name="ce12" office:value-type="float" office:value="46.6843" calcext:value-type="float">
            <text:p>46.6843</text:p>
          </table:table-cell>
          <table:table-cell table:style-name="ce12" office:value-type="float" office:value="7.79515" calcext:value-type="float">
            <text:p>7.79515</text:p>
          </table:table-cell>
          <table:table-cell office:value-type="float" office:value="602" calcext:value-type="float">
            <text:p>602</text:p>
          </table:table-cell>
          <table:table-cell office:value-type="float" office:value="2493.3200683594" calcext:value-type="float">
            <text:p>2493.32006835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Cotoneaster 1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29:53</text:p>
          </table:table-cell>
          <table:table-cell office:value-type="string" calcext:value-type="string">
            <text:p>Cotoneaster horizontalis</text:p>
          </table:table-cell>
          <table:table-cell office:value-type="string" calcext:value-type="string">
            <text:p>Cotonéaster horizontal</text:p>
          </table:table-cell>
          <table:table-cell table:style-name="ce12" office:value-type="float" office:value="46.68423" calcext:value-type="float">
            <text:p>46.68423</text:p>
          </table:table-cell>
          <table:table-cell table:style-name="ce12" office:value-type="float" office:value="7.79529" calcext:value-type="float">
            <text:p>7.79529</text:p>
          </table:table-cell>
          <table:table-cell/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4e1aa0-cb2d-5213-8e60-3b9a627b26c4</text:p>
          </table:table-cell>
          <table:table-cell office:value-type="string" calcext:value-type="string">
            <text:p>Epilobium 5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3:30:04</text:p>
          </table:table-cell>
          <table:table-cell office:value-type="string" calcext:value-type="string">
            <text:p>Epilobium angustifolium</text:p>
          </table:table-cell>
          <table:table-cell office:value-type="string" calcext:value-type="string">
            <text:p>Epilobe à feuilles étroites</text:p>
          </table:table-cell>
          <table:table-cell table:style-name="ce12" office:value-type="float" office:value="46.68419" calcext:value-type="float">
            <text:p>46.68419</text:p>
          </table:table-cell>
          <table:table-cell table:style-name="ce13" office:value-type="float" office:value="7.79458" calcext:value-type="float">
            <text:p>7.7945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FI GPS measurement was across the 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7b92-8ac1-516a-ac61-e6921664df3f</text:p>
          </table:table-cell>
          <table:table-cell office:value-type="string" calcext:value-type="string">
            <text:p>Epilobium 6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3:31:55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Epilobe à petites fleurs</text:p>
          </table:table-cell>
          <table:table-cell table:style-name="ce12" office:value-type="float" office:value="46.6841" calcext:value-type="float">
            <text:p>46.6841</text:p>
          </table:table-cell>
          <table:table-cell table:style-name="ce12" office:value-type="float" office:value="7.79455" calcext:value-type="float">
            <text:p>7.79455</text:p>
          </table:table-cell>
          <table:table-cell office:value-type="float" office:value="607" calcext:value-type="float">
            <text:p>607</text:p>
          </table:table-cell>
          <table:table-cell office:value-type="float" office:value="172.72700500488" calcext:value-type="float">
            <text:p>172.72700500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fe6ac1-80f5-536a-9a64-d7c0d569aea4</text:p>
          </table:table-cell>
          <table:table-cell office:value-type="string" calcext:value-type="string">
            <text:p>Epilobium 7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3:25:26</text:p>
          </table:table-cell>
          <table:table-cell office:value-type="string" calcext:value-type="string">
            <text:p>Epilobium fleischeri</text:p>
          </table:table-cell>
          <table:table-cell office:value-type="string" calcext:value-type="string">
            <text:p>Epilobe des alluvions, Epilobe de Fleischer</text:p>
          </table:table-cell>
          <table:table-cell table:style-name="ce12" office:value-type="float" office:value="46.68418" calcext:value-type="float">
            <text:p>46.68418</text:p>
          </table:table-cell>
          <table:table-cell table:style-name="ce12" office:value-type="float" office:value="7.79455" calcext:value-type="float">
            <text:p>7.79455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23aef33-a163-5b8f-a15a-f150b94fccdf</text:p>
          </table:table-cell>
          <table:table-cell office:value-type="string" calcext:value-type="string">
            <text:p>Erigeron A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46:03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table:style-name="ce12" office:value-type="float" office:value="46.68419" calcext:value-type="float">
            <text:p>46.68419</text:p>
          </table:table-cell>
          <table:table-cell table:style-name="ce12" office:value-type="float" office:value="7.7952" calcext:value-type="float">
            <text:p>7.7952</text:p>
          </table:table-cell>
          <table:table-cell office:value-type="float" office:value="634" calcext:value-type="float">
            <text:p>634</text:p>
          </table:table-cell>
          <table:table-cell office:value-type="float" office:value="320.49398803711" calcext:value-type="float">
            <text:p>320.49398803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Erigeron B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34:3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table:style-name="ce12" office:value-type="float" office:value="46.68421" calcext:value-type="float">
            <text:p>46.68421</text:p>
          </table:table-cell>
          <table:table-cell table:style-name="ce12" office:value-type="float" office:value="7.79449" calcext:value-type="float">
            <text:p>7.79449</text:p>
          </table:table-cell>
          <table:table-cell/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Eupatorium A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29:1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table:style-name="ce12" office:value-type="float" office:value="46.6843" calcext:value-type="float">
            <text:p>46.6843</text:p>
          </table:table-cell>
          <table:table-cell table:style-name="ce12" office:value-type="float" office:value="7.79519" calcext:value-type="float">
            <text:p>7.79519</text:p>
          </table:table-cell>
          <table:table-cell/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30a115-71a9-5152-99d4-614cd5d40940</text:p>
          </table:table-cell>
          <table:table-cell office:value-type="string" calcext:value-type="string">
            <text:p>Hippocrepis 1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35:15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 table:style-name="ce12" office:value-type="float" office:value="46.68415" calcext:value-type="float">
            <text:p>46.68415</text:p>
          </table:table-cell>
          <table:table-cell table:style-name="ce12" office:value-type="float" office:value="7.79513" calcext:value-type="float">
            <text:p>7.79513</text:p>
          </table:table-cell>
          <table:table-cell office:value-type="float" office:value="618" calcext:value-type="float">
            <text:p>618</text:p>
          </table:table-cell>
          <table:table-cell office:value-type="float" office:value="816.458984375" calcext:value-type="float">
            <text:p>816.45898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4db68c2-dc21-5c0d-aa9a-a0266b47b969</text:p>
          </table:table-cell>
          <table:table-cell office:value-type="string" calcext:value-type="string">
            <text:p>Hypochaeris A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52:30</text:p>
          </table:table-cell>
          <table:table-cell office:value-type="string" calcext:value-type="string">
            <text:p>Hypochaeris radicata</text:p>
          </table:table-cell>
          <table:table-cell office:value-type="string" calcext:value-type="string">
            <text:p>Porcelle enracinée, Porcelle des prés</text:p>
          </table:table-cell>
          <table:table-cell table:style-name="ce12" office:value-type="float" office:value="46.68409" calcext:value-type="float">
            <text:p>46.68409</text:p>
          </table:table-cell>
          <table:table-cell table:style-name="ce12" office:value-type="float" office:value="7.79509" calcext:value-type="float">
            <text:p>7.79509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fe6ac1-80f5-536a-9a64-d7c0d569aea4</text:p>
          </table:table-cell>
          <table:table-cell office:value-type="string" calcext:value-type="string">
            <text:p>Origanam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8:52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 table:style-name="ce12" office:value-type="float" office:value="46.68427" calcext:value-type="float">
            <text:p>46.68427</text:p>
          </table:table-cell>
          <table:table-cell table:style-name="ce12" office:value-type="float" office:value="7.79438" calcext:value-type="float">
            <text:p>7.79438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Oxalis 1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20:38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table:style-name="ce12" office:value-type="float" office:value="46.6841" calcext:value-type="float">
            <text:p>46.6841</text:p>
          </table:table-cell>
          <table:table-cell table:style-name="ce12" office:value-type="float" office:value="7.79511" calcext:value-type="float">
            <text:p>7.795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bc0edc-8834-5590-8070-2cb4ed622535</text:p>
          </table:table-cell>
          <table:table-cell office:value-type="string" calcext:value-type="string">
            <text:p>Rubus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2:34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table:style-name="ce12" office:value-type="float" office:value="46.68431" calcext:value-type="float">
            <text:p>46.68431</text:p>
          </table:table-cell>
          <table:table-cell table:style-name="ce12" office:value-type="float" office:value="7.79523" calcext:value-type="float">
            <text:p>7.79523</text:p>
          </table:table-cell>
          <table:table-cell office:value-type="float" office:value="616" calcext:value-type="float">
            <text:p>616</text:p>
          </table:table-cell>
          <table:table-cell office:value-type="float" office:value="2601.2380371094" calcext:value-type="float">
            <text:p>2601.2380371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5ce8105-8660-52ba-b49a-e046cb4de8f7</text:p>
          </table:table-cell>
          <table:table-cell office:value-type="string" calcext:value-type="string">
            <text:p>Senecio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4:57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table:style-name="ce12" office:value-type="float" office:value="46.68424" calcext:value-type="float">
            <text:p>46.68424</text:p>
          </table:table-cell>
          <table:table-cell table:style-name="ce12" office:value-type="float" office:value="7.79516" calcext:value-type="float">
            <text:p>7.79516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0c058a-c8e2-5c78-8641-8fc21b8eaef6</text:p>
          </table:table-cell>
          <table:table-cell office:value-type="string" calcext:value-type="string">
            <text:p>Silene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23:41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table:style-name="ce12" office:value-type="float" office:value="46.68441" calcext:value-type="float">
            <text:p>46.68441</text:p>
          </table:table-cell>
          <table:table-cell office:value-type="float" office:value="7.79475" calcext:value-type="float">
            <text:p>7.79475</text:p>
          </table:table-cell>
          <table:table-cell/>
          <table:table-cell office:value-type="float" office:value="1899.9990234375" calcext:value-type="float">
            <text:p>18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23aef33-a163-5b8f-a15a-f150b94fccdf</text:p>
          </table:table-cell>
          <table:table-cell office:value-type="string" calcext:value-type="string">
            <text:p>Trifolium 2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4:07</text:p>
          </table:table-cell>
          <table:table-cell office:value-type="string" calcext:value-type="string">
            <text:p>Trifolium medium</text:p>
          </table:table-cell>
          <table:table-cell office:value-type="string" calcext:value-type="string">
            <text:p>Trèfle intermédiaire</text:p>
          </table:table-cell>
          <table:table-cell table:style-name="ce12" office:value-type="float" office:value="46.68423" calcext:value-type="float">
            <text:p>46.68423</text:p>
          </table:table-cell>
          <table:table-cell table:style-name="ce12" office:value-type="float" office:value="7.79523" calcext:value-type="float">
            <text:p>7.79523</text:p>
          </table:table-cell>
          <table:table-cell office:value-type="float" office:value="634" calcext:value-type="float">
            <text:p>634</text:p>
          </table:table-cell>
          <table:table-cell office:value-type="float" office:value="146.19299316406" calcext:value-type="float">
            <text:p>146.19299316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9M35S" calcext:value-type="time">
            <text:p>11:19:35 AM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float" office:value="46.6941622" calcext:value-type="float">
            <text:p>46.6941622</text:p>
          </table:table-cell>
          <table:table-cell office:value-type="float" office:value="7.8060496" calcext:value-type="float">
            <text:p>7.8060496</text:p>
          </table:table-cell>
          <table:table-cell office:value-type="float" office:value="623" calcext:value-type="float">
            <text:p>623</text:p>
          </table:table-cell>
          <table:table-cell office:value-type="float" office:value="928.59899902344" calcext:value-type="float">
            <text:p>928.59899902344</text:p>
          </table:table-cell>
          <table:table-cell office:value-type="string" calcext:value-type="string">
            <text:p>not 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2a5301-470d-5a50-96b0-7dff38ae1857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8M42S" calcext:value-type="time">
            <text:p>11:18:42 AM</text:p>
          </table:table-cell>
          <table:table-cell office:value-type="string" calcext:value-type="string">
            <text:p>Calamintha nepeta agg.</text:p>
          </table:table-cell>
          <table:table-cell office:value-type="string" calcext:value-type="string">
            <text:p>Sarriette népéta</text:p>
          </table:table-cell>
          <table:table-cell office:value-type="float" office:value="46.6856951" calcext:value-type="float">
            <text:p>46.6856951</text:p>
          </table:table-cell>
          <table:table-cell office:value-type="float" office:value="7.7953576" calcext:value-type="float">
            <text:p>7.7953576</text:p>
          </table:table-cell>
          <table:table-cell office:value-type="float" office:value="623" calcext:value-type="float">
            <text:p>623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undlaunen left fore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bf097d-3072-5670-a90f-1c53bb80eb99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7M21S" calcext:value-type="time">
            <text:p>11:17:21 AM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float" office:value="46.6856463" calcext:value-type="float">
            <text:p>46.6856463</text:p>
          </table:table-cell>
          <table:table-cell office:value-type="float" office:value="7.7958159" calcext:value-type="float">
            <text:p>7.7958159</text:p>
          </table:table-cell>
          <table:table-cell office:value-type="float" office:value="639" calcext:value-type="float">
            <text:p>63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undlaunen left fore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b27e70-c731-58e4-b619-50fe97bdd231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5M09S" calcext:value-type="time">
            <text:p>11:15:09 AM</text:p>
          </table:table-cell>
          <table:table-cell office:value-type="string" calcext:value-type="string">
            <text:p>Linaria repens</text:p>
          </table:table-cell>
          <table:table-cell office:value-type="string" calcext:value-type="string">
            <text:p>Linaire striée</text:p>
          </table:table-cell>
          <table:table-cell office:value-type="float" office:value="46.6859188" calcext:value-type="float">
            <text:p>46.6859188</text:p>
          </table:table-cell>
          <table:table-cell office:value-type="float" office:value="7.7959201" calcext:value-type="float">
            <text:p>7.7959201</text:p>
          </table:table-cell>
          <table:table-cell office:value-type="float" office:value="667.5" calcext:value-type="float">
            <text:p>667.5</text:p>
          </table:table-cell>
          <table:table-cell office:value-type="float" office:value="123.45600128174" calcext:value-type="float">
            <text:p>123.45600128174</text:p>
          </table:table-cell>
          <table:table-cell office:value-type="string" calcext:value-type="string">
            <text:p>sundlaunen left fore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d2dfb4f-390d-5c7b-bad2-184437926ccc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3M31S" calcext:value-type="time">
            <text:p>11:13:31 AM</text:p>
          </table:table-cell>
          <table:table-cell office:value-type="string" calcext:value-type="string">
            <text:p>Oenothera</text:p>
          </table:table-cell>
          <table:table-cell/>
          <table:table-cell office:value-type="float" office:value="46.6871688" calcext:value-type="float">
            <text:p>46.6871688</text:p>
          </table:table-cell>
          <table:table-cell office:value-type="float" office:value="7.7952542" calcext:value-type="float">
            <text:p>7.7952542</text:p>
          </table:table-cell>
          <table:table-cell office:value-type="float" office:value="670.59997558594" calcext:value-type="float">
            <text:p>670.59997558594</text:p>
          </table:table-cell>
          <table:table-cell office:value-type="float" office:value="156.68099975586" calcext:value-type="float">
            <text:p>156.68099975586</text:p>
          </table:table-cell>
          <table:table-cell office:value-type="string" calcext:value-type="string">
            <text:p>sundlaunen left fore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d497fe3-94b4-5d10-a97c-b85da4a54a74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2M43S" calcext:value-type="time">
            <text:p>11:12:43 AM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float" office:value="46.6857117" calcext:value-type="float">
            <text:p>46.6857117</text:p>
          </table:table-cell>
          <table:table-cell office:value-type="float" office:value="7.7956594" calcext:value-type="float">
            <text:p>7.7956594</text:p>
          </table:table-cell>
          <table:table-cell office:value-type="float" office:value="638" calcext:value-type="float">
            <text:p>638</text:p>
          </table:table-cell>
          <table:table-cell office:value-type="float" office:value="72.300003051758" calcext:value-type="float">
            <text:p>72.300003051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3e15cd-577a-5d19-a55d-323d3cd0aa70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2M24S" calcext:value-type="time">
            <text:p>11:12:24 AM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float" office:value="46.6872786" calcext:value-type="float">
            <text:p>46.6872786</text:p>
          </table:table-cell>
          <table:table-cell office:value-type="float" office:value="7.7953913" calcext:value-type="float">
            <text:p>7.7953913</text:p>
          </table:table-cell>
          <table:table-cell/>
          <table:table-cell office:value-type="float" office:value="92.900001525879" calcext:value-type="float">
            <text:p>92.9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1M14S" calcext:value-type="time">
            <text:p>11:11:14 A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 office:value-type="float" office:value="46.6923169" calcext:value-type="float">
            <text:p>46.6923169</text:p>
          </table:table-cell>
          <table:table-cell office:value-type="float" office:value="7.7930622" calcext:value-type="float">
            <text:p>7.7930622</text:p>
          </table:table-cell>
          <table:table-cell/>
          <table:table-cell office:value-type="float" office:value="632.5" calcext:value-type="float">
            <text:p>63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d37431-d4e0-5bab-b120-8b4fd6549444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9M58S" calcext:value-type="time">
            <text:p>11:09:58 A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6.6857291" calcext:value-type="float">
            <text:p>46.6857291</text:p>
          </table:table-cell>
          <table:table-cell office:value-type="float" office:value="7.7956877" calcext:value-type="float">
            <text:p>7.7956877</text:p>
          </table:table-cell>
          <table:table-cell office:value-type="float" office:value="640" calcext:value-type="float">
            <text:p>640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undlaunen left fore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d37431-d4e0-5bab-b120-8b4fd6549444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9M35S" calcext:value-type="time">
            <text:p>11:09:35 AM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 office:value-type="float" office:value="46.6857291" calcext:value-type="float">
            <text:p>46.6857291</text:p>
          </table:table-cell>
          <table:table-cell office:value-type="float" office:value="7.7956877" calcext:value-type="float">
            <text:p>7.7956877</text:p>
          </table:table-cell>
          <table:table-cell office:value-type="float" office:value="640" calcext:value-type="float">
            <text:p>640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undba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f7ff6b-6764-5eed-94c1-2e3384578406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9M18S" calcext:value-type="time">
            <text:p>11:09:18 A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6.685788" calcext:value-type="float">
            <text:p>46.685788</text:p>
          </table:table-cell>
          <table:table-cell office:value-type="float" office:value="7.7956571" calcext:value-type="float">
            <text:p>7.7956571</text:p>
          </table:table-cell>
          <table:table-cell office:value-type="float" office:value="644" calcext:value-type="float">
            <text:p>644</text:p>
          </table:table-cell>
          <table:table-cell office:value-type="float" office:value="71.803001403809" calcext:value-type="float">
            <text:p>71.803001403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8M06S" calcext:value-type="time">
            <text:p>11:08:06 A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float" office:value="46.6923169" calcext:value-type="float">
            <text:p>46.6923169</text:p>
          </table:table-cell>
          <table:table-cell office:value-type="float" office:value="7.7930622" calcext:value-type="float">
            <text:p>7.7930622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7M37S" calcext:value-type="time">
            <text:p>11:07:37 A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float" office:value="46.6941622" calcext:value-type="float">
            <text:p>46.6941622</text:p>
          </table:table-cell>
          <table:table-cell office:value-type="float" office:value="7.8060496" calcext:value-type="float">
            <text:p>7.8060496</text:p>
          </table:table-cell>
          <table:table-cell office:value-type="float" office:value="642" calcext:value-type="float">
            <text:p>642</text:p>
          </table:table-cell>
          <table:table-cell office:value-type="float" office:value="2599.9990234375" calcext:value-type="float">
            <text:p>25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6M52S" calcext:value-type="time">
            <text:p>11:06:52 AM</text:p>
          </table:table-cell>
          <table:table-cell office:value-type="string" calcext:value-type="string">
            <text:p>Trifolium medium</text:p>
          </table:table-cell>
          <table:table-cell office:value-type="string" calcext:value-type="string">
            <text:p>Trèfle intermédiaire</text:p>
          </table:table-cell>
          <table:table-cell office:value-type="float" office:value="46.6941622" calcext:value-type="float">
            <text:p>46.6941622</text:p>
          </table:table-cell>
          <table:table-cell office:value-type="float" office:value="7.8060496" calcext:value-type="float">
            <text:p>7.8060496</text:p>
          </table:table-cell>
          <table:table-cell office:value-type="float" office:value="641" calcext:value-type="float">
            <text:p>641</text:p>
          </table:table-cell>
          <table:table-cell office:value-type="float" office:value="2599.9990234375" calcext:value-type="float">
            <text:p>2599.9990234375</text:p>
          </table:table-cell>
          <table:table-cell office:value-type="string" calcext:value-type="string">
            <text:p>sundbach left fore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6M31S" calcext:value-type="time">
            <text:p>11:06:31 A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float" office:value="46.6923169" calcext:value-type="float">
            <text:p>46.6923169</text:p>
          </table:table-cell>
          <table:table-cell office:value-type="float" office:value="7.7930622" calcext:value-type="float">
            <text:p>7.7930622</text:p>
          </table:table-cell>
          <table:table-cell office:value-type="float" office:value="641" calcext:value-type="float">
            <text:p>641</text:p>
          </table:table-cell>
          <table:table-cell office:value-type="float" office:value="726.74597167969" calcext:value-type="float">
            <text:p>726.74597167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5M56S" calcext:value-type="time">
            <text:p>11:05:56 AM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 office:value-type="float" office:value="46.6941622" calcext:value-type="float">
            <text:p>46.6941622</text:p>
          </table:table-cell>
          <table:table-cell office:value-type="float" office:value="7.8060496" calcext:value-type="float">
            <text:p>7.8060496</text:p>
          </table:table-cell>
          <table:table-cell/>
          <table:table-cell office:value-type="float" office:value="2599.9990234375" calcext:value-type="float">
            <text:p>2599.9990234375</text:p>
          </table:table-cell>
          <table:table-cell office:value-type="string" calcext:value-type="string">
            <text:p>sundlaunen left fore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2M42S" calcext:value-type="time">
            <text:p>11:02:42 AM</text:p>
          </table:table-cell>
          <table:table-cell office:value-type="string" calcext:value-type="string">
            <text:p>Cyclamen purpurascens</text:p>
          </table:table-cell>
          <table:table-cell office:value-type="string" calcext:value-type="string">
            <text:p>Cyclamen d'Europe</text:p>
          </table:table-cell>
          <table:table-cell office:value-type="float" office:value="46.6941622" calcext:value-type="float">
            <text:p>46.6941622</text:p>
          </table:table-cell>
          <table:table-cell office:value-type="float" office:value="7.8060496" calcext:value-type="float">
            <text:p>7.8060496</text:p>
          </table:table-cell>
          <table:table-cell/>
          <table:table-cell office:value-type="float" office:value="2599.9990234375" calcext:value-type="float">
            <text:p>2599.9990234375</text:p>
          </table:table-cell>
          <table:table-cell office:value-type="string" calcext:value-type="string">
            <text:p>sundbach left 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f7a017b-b94b-5483-af29-d3defa3d7b7b</text:p>
          </table:table-cell>
          <table:table-cell/>
          <table:table-cell office:value-type="string" calcext:value-type="string">
            <text:p>Sundgraben Forest Lef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46:49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 office:value-type="float" office:value="46.6836107" calcext:value-type="float">
            <text:p>46.6836107</text:p>
          </table:table-cell>
          <table:table-cell office:value-type="float" office:value="7.8137965" calcext:value-type="float">
            <text:p>7.8137965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sundlaunen forest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c5d44c-09a6-5e77-93fb-8b4200aa97d3</text:p>
          </table:table-cell>
          <table:table-cell/>
          <table:table-cell office:value-type="string" calcext:value-type="string">
            <text:p>Sundgraben Forest Lef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1:04:22</text:p>
          </table:table-cell>
          <table:table-cell office:value-type="string" calcext:value-type="string">
            <text:p>Lysimachia arvensis</text:p>
          </table:table-cell>
          <table:table-cell office:value-type="string" calcext:value-type="string">
            <text:p>Mouron des champs</text:p>
          </table:table-cell>
          <table:table-cell office:value-type="float" office:value="46.6870096" calcext:value-type="float">
            <text:p>46.6870096</text:p>
          </table:table-cell>
          <table:table-cell office:value-type="float" office:value="7.7957822" calcext:value-type="float">
            <text:p>7.7957822</text:p>
          </table:table-cell>
          <table:table-cell/>
          <table:table-cell office:value-type="float" office:value="127.8990020752" calcext:value-type="float">
            <text:p>127.8990020752</text:p>
          </table:table-cell>
          <table:table-cell office:value-type="string" calcext:value-type="string">
            <text:p>sundlaunen forest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Forest Lef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57:21</text:p>
          </table:table-cell>
          <table:table-cell office:value-type="string" calcext:value-type="string">
            <text:p>Ligustrum vulgare</text:p>
          </table:table-cell>
          <table:table-cell office:value-type="string" calcext:value-type="string">
            <text:p>Troène vulgaire</text:p>
          </table:table-cell>
          <table:table-cell office:value-type="float" office:value="46.6915641" calcext:value-type="float">
            <text:p>46.6915641</text:p>
          </table:table-cell>
          <table:table-cell office:value-type="float" office:value="7.7818464" calcext:value-type="float">
            <text:p>7.7818464</text:p>
          </table:table-cell>
          <table:table-cell/>
          <table:table-cell office:value-type="float" office:value="1799.9990234375" calcext:value-type="float">
            <text:p>1799.9990234375</text:p>
          </table:table-cell>
          <table:table-cell office:value-type="string" calcext:value-type="string">
            <text:p>sundlaunen forest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f1057c-c2f9-527c-9fa1-b5fcce552336</text:p>
          </table:table-cell>
          <table:table-cell/>
          <table:table-cell office:value-type="string" calcext:value-type="string">
            <text:p>Sundgraben Forest Lef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55:04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float" office:value="46.6874849" calcext:value-type="float">
            <text:p>46.6874849</text:p>
          </table:table-cell>
          <table:table-cell office:value-type="float" office:value="7.7950554" calcext:value-type="float">
            <text:p>7.7950554</text:p>
          </table:table-cell>
          <table:table-cell/>
          <table:table-cell office:value-type="float" office:value="101.78199768066" calcext:value-type="float">
            <text:p>101.78199768066</text:p>
          </table:table-cell>
          <table:table-cell office:value-type="string" calcext:value-type="string">
            <text:p>sundlaunen forest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be02f2e-f73c-536f-bb79-9345202b38ac</text:p>
          </table:table-cell>
          <table:table-cell/>
          <table:table-cell office:value-type="string" calcext:value-type="string">
            <text:p>Sundgraben Forest Lef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53:03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float" office:value="46.6871958" calcext:value-type="float">
            <text:p>46.6871958</text:p>
          </table:table-cell>
          <table:table-cell office:value-type="float" office:value="7.7954734" calcext:value-type="float">
            <text:p>7.7954734</text:p>
          </table:table-cell>
          <table:table-cell/>
          <table:table-cell office:value-type="float" office:value="92.900001525879" calcext:value-type="float">
            <text:p>92.900001525879</text:p>
          </table:table-cell>
          <table:table-cell office:value-type="string" calcext:value-type="string">
            <text:p>sundlaunen forest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59e9f97-b909-5943-9635-49f495c170fb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49:48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6.6942339" calcext:value-type="float">
            <text:p>46.6942339</text:p>
          </table:table-cell>
          <table:table-cell office:value-type="float" office:value="7.8005624" calcext:value-type="float">
            <text:p>7.800562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sundlaunen forest righ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701e56b-9cee-5a7a-a9c8-21faa7dc373b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46:00</text:p>
          </table:table-cell>
          <table:table-cell office:value-type="string" calcext:value-type="string">
            <text:p>Medicago sativa</text:p>
          </table:table-cell>
          <table:table-cell/>
          <table:table-cell office:value-type="float" office:value="46.6874868" calcext:value-type="float">
            <text:p>46.6874868</text:p>
          </table:table-cell>
          <table:table-cell office:value-type="float" office:value="7.7950533" calcext:value-type="float">
            <text:p>7.7950533</text:p>
          </table:table-cell>
          <table:table-cell office:value-type="float" office:value="666.69995117188" calcext:value-type="float">
            <text:p>666.69995117188</text:p>
          </table:table-cell>
          <table:table-cell office:value-type="float" office:value="87.599998474121" calcext:value-type="float">
            <text:p>87.599998474121</text:p>
          </table:table-cell>
          <table:table-cell office:value-type="string" calcext:value-type="string">
            <text:p>sundlaunen forest righ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097b5ba-2d3c-5317-a462-933e6e7fff57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41:42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float" office:value="46.6874884" calcext:value-type="float">
            <text:p>46.6874884</text:p>
          </table:table-cell>
          <table:table-cell office:value-type="float" office:value="7.7950524" calcext:value-type="float">
            <text:p>7.7950524</text:p>
          </table:table-cell>
          <table:table-cell office:value-type="float" office:value="666.69995117188" calcext:value-type="float">
            <text:p>666.69995117188</text:p>
          </table:table-cell>
          <table:table-cell office:value-type="float" office:value="77.599998474121" calcext:value-type="float">
            <text:p>77.599998474121</text:p>
          </table:table-cell>
          <table:table-cell office:value-type="string" calcext:value-type="string">
            <text:p>sundlaunen forest righ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722185-e9cd-52bc-8fe9-d9f459c8c8a0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33:24</text:p>
          </table:table-cell>
          <table:table-cell office:value-type="string" calcext:value-type="string">
            <text:p>Rorippa sylvestris</text:p>
          </table:table-cell>
          <table:table-cell office:value-type="string" calcext:value-type="string">
            <text:p>Cresson des forêts</text:p>
          </table:table-cell>
          <table:table-cell office:value-type="float" office:value="46.6853116" calcext:value-type="float">
            <text:p>46.6853116</text:p>
          </table:table-cell>
          <table:table-cell office:value-type="float" office:value="7.7960277" calcext:value-type="float">
            <text:p>7.7960277</text:p>
          </table:table-cell>
          <table:table-cell office:value-type="float" office:value="666.69995117188" calcext:value-type="float">
            <text:p>666.69995117188</text:p>
          </table:table-cell>
          <table:table-cell office:value-type="float" office:value="78.323997497559" calcext:value-type="float">
            <text:p>78.323997497559</text:p>
          </table:table-cell>
          <table:table-cell office:value-type="string" calcext:value-type="string">
            <text:p>sundlaunen forest righ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8ad0718-7103-5f7a-99a8-74fa7370e8c0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32:4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6.6852966" calcext:value-type="float">
            <text:p>46.6852966</text:p>
          </table:table-cell>
          <table:table-cell office:value-type="float" office:value="7.7960521" calcext:value-type="float">
            <text:p>7.7960521</text:p>
          </table:table-cell>
          <table:table-cell office:value-type="float" office:value="666.69995117188" calcext:value-type="float">
            <text:p>666.69995117188</text:p>
          </table:table-cell>
          <table:table-cell office:value-type="float" office:value="122.54000091553" calcext:value-type="float">
            <text:p>122.54000091553</text:p>
          </table:table-cell>
          <table:table-cell office:value-type="string" calcext:value-type="string">
            <text:p>sundlaunen forest righ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d008d4-64d8-5680-824d-2d343c884ca0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30:31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float" office:value="46.6850368" calcext:value-type="float">
            <text:p>46.6850368</text:p>
          </table:table-cell>
          <table:table-cell office:value-type="float" office:value="7.796007" calcext:value-type="float">
            <text:p>7.796007</text:p>
          </table:table-cell>
          <table:table-cell office:value-type="float" office:value="621" calcext:value-type="float">
            <text:p>621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sundlaunen forest right: light color leaves, different species in ag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02d7c4-7eb6-5b40-a1c0-021f4fb14b0f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29:42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6.6852346" calcext:value-type="float">
            <text:p>46.6852346</text:p>
          </table:table-cell>
          <table:table-cell office:value-type="float" office:value="7.79613" calcext:value-type="float">
            <text:p>7.79613</text:p>
          </table:table-cell>
          <table:table-cell office:value-type="float" office:value="637" calcext:value-type="float">
            <text:p>637</text:p>
          </table:table-cell>
          <table:table-cell office:value-type="float" office:value="106.24099731445" calcext:value-type="float">
            <text:p>106.24099731445</text:p>
          </table:table-cell>
          <table:table-cell office:value-type="string" calcext:value-type="string">
            <text:p>sundlaunen forest righ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cb13740-8726-5a42-8e77-b3d5cbf8a6ff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28:37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6.6851738" calcext:value-type="float">
            <text:p>46.6851738</text:p>
          </table:table-cell>
          <table:table-cell office:value-type="float" office:value="7.7959147" calcext:value-type="float">
            <text:p>7.7959147</text:p>
          </table:table-cell>
          <table:table-cell office:value-type="float" office:value="628" calcext:value-type="float">
            <text:p>628</text:p>
          </table:table-cell>
          <table:table-cell office:value-type="float" office:value="110.9820022583" calcext:value-type="float">
            <text:p>110.9820022583</text:p>
          </table:table-cell>
          <table:table-cell office:value-type="string" calcext:value-type="string">
            <text:p>sundlaunen forest righ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cb13740-8726-5a42-8e77-b3d5cbf8a6ff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27:37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6.6851738" calcext:value-type="float">
            <text:p>46.6851738</text:p>
          </table:table-cell>
          <table:table-cell office:value-type="float" office:value="7.7959147" calcext:value-type="float">
            <text:p>7.7959147</text:p>
          </table:table-cell>
          <table:table-cell office:value-type="float" office:value="666.69995117188" calcext:value-type="float">
            <text:p>666.69995117188</text:p>
          </table:table-cell>
          <table:table-cell office:value-type="float" office:value="40.603000640869" calcext:value-type="float">
            <text:p>40.603000640869</text:p>
          </table:table-cell>
          <table:table-cell office:value-type="string" calcext:value-type="string">
            <text:p>sundlaunen forest righ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3c3ea-d972-58fa-a052-99a32f724ade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26:49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6.6870963" calcext:value-type="float">
            <text:p>46.6870963</text:p>
          </table:table-cell>
          <table:table-cell office:value-type="float" office:value="7.7956349" calcext:value-type="float">
            <text:p>7.7956349</text:p>
          </table:table-cell>
          <table:table-cell/>
          <table:table-cell office:value-type="float" office:value="242.9880065918" calcext:value-type="float">
            <text:p>242.9880065918</text:p>
          </table:table-cell>
          <table:table-cell office:value-type="string" calcext:value-type="string">
            <text:p>sundlaunen forest righ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26:1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table:number-columns-repeated="4"/>
          <table:table-cell office:value-type="string" calcext:value-type="string">
            <text:p>sundbach wald righ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09H44M43S" calcext:value-type="time">
            <text:p>09:44:43 AM</text:p>
          </table:table-cell>
          <table:table-cell office:value-type="string" calcext:value-type="string">
            <text:p>Melampyrum pratense</text:p>
          </table:table-cell>
          <table:table-cell office:value-type="string" calcext:value-type="string">
            <text:p>Mélampyre des prés</text:p>
          </table:table-cell>
          <table:table-cell office:value-type="float" office:value="46.6941622" calcext:value-type="float">
            <text:p>46.6941622</text:p>
          </table:table-cell>
          <table:table-cell office:value-type="float" office:value="7.8060496" calcext:value-type="float">
            <text:p>7.8060496</text:p>
          </table:table-cell>
          <table:table-cell/>
          <table:table-cell office:value-type="float" office:value="2599.9990234375" calcext:value-type="float">
            <text:p>2599.9990234375</text:p>
          </table:table-cell>
          <table:table-cell office:value-type="string" calcext:value-type="string">
            <text:p>forest above sundbach to the right near first bridge; plant reddish and flower growth pattern different, perhaps by older plant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1fa14e-60b2-50fd-a9c6-5e5be81160de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3:01:08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float" office:value="46.6870048" calcext:value-type="float">
            <text:p>46.6870048</text:p>
          </table:table-cell>
          <table:table-cell office:value-type="float" office:value="7.7957815" calcext:value-type="float">
            <text:p>7.7957815</text:p>
          </table:table-cell>
          <table:table-cell/>
          <table:table-cell office:value-type="float" office:value="92.900001525879" calcext:value-type="float">
            <text:p>92.900001525879</text:p>
          </table:table-cell>
          <table:table-cell office:value-type="string" calcext:value-type="string">
            <text:p>sundlaunen bridge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9:47</text:p>
          </table:table-cell>
          <table:table-cell office:value-type="string" calcext:value-type="string">
            <text:p>Oenothera</text:p>
          </table:table-cell>
          <table:table-cell/>
          <table:table-cell office:value-type="float" office:value="46.6915641" calcext:value-type="float">
            <text:p>46.6915641</text:p>
          </table:table-cell>
          <table:table-cell office:value-type="float" office:value="7.7818464" calcext:value-type="float">
            <text:p>7.7818464</text:p>
          </table:table-cell>
          <table:table-cell/>
          <table:table-cell office:value-type="float" office:value="1799.9990234375" calcext:value-type="float">
            <text:p>1799.9990234375</text:p>
          </table:table-cell>
          <table:table-cell office:value-type="string" calcext:value-type="string">
            <text:p>sundlaunen bridge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701e56b-9cee-5a7a-a9c8-21faa7dc373b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7:49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float" office:value="46.6874868" calcext:value-type="float">
            <text:p>46.6874868</text:p>
          </table:table-cell>
          <table:table-cell office:value-type="float" office:value="7.7950533" calcext:value-type="float">
            <text:p>7.7950533</text:p>
          </table:table-cell>
          <table:table-cell office:value-type="float" office:value="666.69995117188" calcext:value-type="float">
            <text:p>666.69995117188</text:p>
          </table:table-cell>
          <table:table-cell office:value-type="float" office:value="87.599998474121" calcext:value-type="float">
            <text:p>87.599998474121</text:p>
          </table:table-cell>
          <table:table-cell office:value-type="string" calcext:value-type="string">
            <text:p>sundlaunen bridge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49cfef-6244-5417-b32d-9bff1c2ef7f8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6:13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float" office:value="46.6859909" calcext:value-type="float">
            <text:p>46.6859909</text:p>
          </table:table-cell>
          <table:table-cell office:value-type="float" office:value="7.7958812" calcext:value-type="float">
            <text:p>7.7958812</text:p>
          </table:table-cell>
          <table:table-cell office:value-type="float" office:value="605" calcext:value-type="float">
            <text:p>605</text:p>
          </table:table-cell>
          <table:table-cell office:value-type="float" office:value="29.10000038147" calcext:value-type="float">
            <text:p>29.10000038147</text:p>
          </table:table-cell>
          <table:table-cell office:value-type="string" calcext:value-type="string">
            <text:p>sundlaunen bridge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3d09b2-900e-5c66-8da7-5d1b3b85b59f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5:42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 office:value-type="float" office:value="46.6874894" calcext:value-type="float">
            <text:p>46.6874894</text:p>
          </table:table-cell>
          <table:table-cell office:value-type="float" office:value="7.7950558" calcext:value-type="float">
            <text:p>7.7950558</text:p>
          </table:table-cell>
          <table:table-cell/>
          <table:table-cell office:value-type="float" office:value="104.09999847412" calcext:value-type="float">
            <text:p>104.09999847412</text:p>
          </table:table-cell>
          <table:table-cell office:value-type="string" calcext:value-type="string">
            <text:p>sundlaunen bridge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de2c05d-ef61-531c-84e7-2026566e5104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4:21</text:p>
          </table:table-cell>
          <table:table-cell office:value-type="string" calcext:value-type="string">
            <text:p>Rudbeckia hirta</text:p>
          </table:table-cell>
          <table:table-cell office:value-type="string" calcext:value-type="string">
            <text:p>Rudbeckie hérissée</text:p>
          </table:table-cell>
          <table:table-cell office:value-type="float" office:value="46.6874886" calcext:value-type="float">
            <text:p>46.6874886</text:p>
          </table:table-cell>
          <table:table-cell office:value-type="float" office:value="7.7950512" calcext:value-type="float">
            <text:p>7.7950512</text:p>
          </table:table-cell>
          <table:table-cell office:value-type="float" office:value="666.69995117188" calcext:value-type="float">
            <text:p>666.69995117188</text:p>
          </table:table-cell>
          <table:table-cell office:value-type="float" office:value="93.300003051758" calcext:value-type="float">
            <text:p>93.300003051758</text:p>
          </table:table-cell>
          <table:table-cell office:value-type="string" calcext:value-type="string">
            <text:p>sundlaunen bridge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3:5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6.6915641" calcext:value-type="float">
            <text:p>46.6915641</text:p>
          </table:table-cell>
          <table:table-cell office:value-type="float" office:value="7.7818464" calcext:value-type="float">
            <text:p>7.7818464</text:p>
          </table:table-cell>
          <table:table-cell/>
          <table:table-cell office:value-type="float" office:value="519.67401123047" calcext:value-type="float">
            <text:p>519.67401123047</text:p>
          </table:table-cell>
          <table:table-cell office:value-type="string" calcext:value-type="string">
            <text:p>sundlaunen bridge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a814ac3-002a-5945-9a30-74d1298b384d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3:24</text:p>
          </table:table-cell>
          <table:table-cell office:value-type="string" calcext:value-type="string">
            <text:p>Antirrhinum majus</text:p>
          </table:table-cell>
          <table:table-cell office:value-type="string" calcext:value-type="string">
            <text:p>Grand muflier, Gueule de loup</text:p>
          </table:table-cell>
          <table:table-cell office:value-type="float" office:value="46.6874843" calcext:value-type="float">
            <text:p>46.6874843</text:p>
          </table:table-cell>
          <table:table-cell office:value-type="float" office:value="7.7950554" calcext:value-type="float">
            <text:p>7.7950554</text:p>
          </table:table-cell>
          <table:table-cell/>
          <table:table-cell office:value-type="float" office:value="92.900001525879" calcext:value-type="float">
            <text:p>92.900001525879</text:p>
          </table:table-cell>
          <table:table-cell office:value-type="string" calcext:value-type="string">
            <text:p>sundlaunen bridge lef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fde4737-e63b-5b83-9dd3-1840030ec0c3</text:p>
          </table:table-cell>
          <table:table-cell/>
          <table:table-cell office:value-type="string" calcext:value-type="string">
            <text:p>Sundgraben Por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0H43M33S" calcext:value-type="time">
            <text:p>10:43:33 A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6.6857172" calcext:value-type="float">
            <text:p>46.6857172</text:p>
          </table:table-cell>
          <table:table-cell office:value-type="float" office:value="7.7917785" calcext:value-type="float">
            <text:p>7.7917785</text:p>
          </table:table-cell>
          <table:table-cell office:value-type="float" office:value="623.69995117188" calcext:value-type="float">
            <text:p>623.69995117188</text:p>
          </table:table-cell>
          <table:table-cell office:value-type="float" office:value="48.900001525879" calcext:value-type="float">
            <text:p>48.900001525879</text:p>
          </table:table-cell>
          <table:table-cell office:value-type="string" calcext:value-type="string">
            <text:p>s. harb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deb3cf-7b6d-55eb-a3bf-8208c69d2ab8</text:p>
          </table:table-cell>
          <table:table-cell/>
          <table:table-cell office:value-type="string" calcext:value-type="string">
            <text:p>Sundgraben Por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0H42M36S" calcext:value-type="time">
            <text:p>10:42:36 A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6.685743" calcext:value-type="float">
            <text:p>46.685743</text:p>
          </table:table-cell>
          <table:table-cell office:value-type="float" office:value="7.7915408" calcext:value-type="float">
            <text:p>7.7915408</text:p>
          </table:table-cell>
          <table:table-cell office:value-type="float" office:value="612" calcext:value-type="float">
            <text:p>612</text:p>
          </table:table-cell>
          <table:table-cell office:value-type="float" office:value="71.099998474121" calcext:value-type="float">
            <text:p>71.099998474121</text:p>
          </table:table-cell>
          <table:table-cell office:value-type="string" calcext:value-type="string">
            <text:p>s. harbo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051e11-13c3-516d-b00f-669b20b62420</text:p>
          </table:table-cell>
          <table:table-cell/>
          <table:table-cell office:value-type="string" calcext:value-type="string">
            <text:p>Sundgraben Por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0H41M38S" calcext:value-type="time">
            <text:p>10:41:38 A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float" office:value="46.6856659" calcext:value-type="float">
            <text:p>46.6856659</text:p>
          </table:table-cell>
          <table:table-cell office:value-type="float" office:value="7.7924745" calcext:value-type="float">
            <text:p>7.7924745</text:p>
          </table:table-cell>
          <table:table-cell office:value-type="float" office:value="607" calcext:value-type="float">
            <text:p>607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sundlaunen harbo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b8e07bc-96d3-51b3-9ad3-3b0080734b33</text:p>
          </table:table-cell>
          <table:table-cell/>
          <table:table-cell office:value-type="string" calcext:value-type="string">
            <text:p>Sundgraben Por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0H40M13S" calcext:value-type="time">
            <text:p>10:40:13 A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float" office:value="46.6855803" calcext:value-type="float">
            <text:p>46.6855803</text:p>
          </table:table-cell>
          <table:table-cell office:value-type="float" office:value="7.7915318" calcext:value-type="float">
            <text:p>7.7915318</text:p>
          </table:table-cell>
          <table:table-cell office:value-type="float" office:value="634.09997558594" calcext:value-type="float">
            <text:p>634.09997558594</text:p>
          </table:table-cell>
          <table:table-cell office:value-type="float" office:value="39.950000762939" calcext:value-type="float">
            <text:p>39.950000762939</text:p>
          </table:table-cell>
          <table:table-cell office:value-type="string" calcext:value-type="string">
            <text:p>sundlaunen harbo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9e4b92-d5ec-58d9-9d15-9d8d753920c9</text:p>
          </table:table-cell>
          <table:table-cell/>
          <table:table-cell office:value-type="string" calcext:value-type="string">
            <text:p>Sundgraben Por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0H39M49S" calcext:value-type="time">
            <text:p>10:39:49 A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float" office:value="46.6855851" calcext:value-type="float">
            <text:p>46.6855851</text:p>
          </table:table-cell>
          <table:table-cell office:value-type="float" office:value="7.7915797" calcext:value-type="float">
            <text:p>7.7915797</text:p>
          </table:table-cell>
          <table:table-cell office:value-type="float" office:value="634.09997558594" calcext:value-type="float">
            <text:p>634.09997558594</text:p>
          </table:table-cell>
          <table:table-cell office:value-type="float" office:value="49.432998657227" calcext:value-type="float">
            <text:p>49.432998657227</text:p>
          </table:table-cell>
          <table:table-cell office:value-type="string" calcext:value-type="string">
            <text:p>sundlaunen hrb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bbb99e4-89f5-5928-8630-86decd043aae</text:p>
          </table:table-cell>
          <table:table-cell/>
          <table:table-cell office:value-type="string" calcext:value-type="string">
            <text:p>Sundgraben Por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0H37M52S" calcext:value-type="time">
            <text:p>10:37:52 AM</text:p>
          </table:table-cell>
          <table:table-cell office:value-type="string" calcext:value-type="string">
            <text:p>Oxalis corniculata</text:p>
          </table:table-cell>
          <table:table-cell office:value-type="string" calcext:value-type="string">
            <text:p>Oxalis corniculé</text:p>
          </table:table-cell>
          <table:table-cell office:value-type="float" office:value="46.6855575" calcext:value-type="float">
            <text:p>46.6855575</text:p>
          </table:table-cell>
          <table:table-cell office:value-type="float" office:value="7.7931477" calcext:value-type="float">
            <text:p>7.7931477</text:p>
          </table:table-cell>
          <table:table-cell/>
          <table:table-cell office:value-type="float" office:value="116.09999847412" calcext:value-type="float">
            <text:p>116.09999847412</text:p>
          </table:table-cell>
          <table:table-cell office:value-type="string" calcext:value-type="string">
            <text:p>sundlaunen harbour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cf9e0c-8fa6-56a0-ba56-ffc3fcfb0e73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14:31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répide capillaire</text:p>
          </table:table-cell>
          <table:table-cell office:value-type="float" office:value="47.1408707" calcext:value-type="float">
            <text:p>47.1408707</text:p>
          </table:table-cell>
          <table:table-cell office:value-type="float" office:value="7.2565084" calcext:value-type="float">
            <text:p>7.2565084</text:p>
          </table:table-cell>
          <table:table-cell office:value-type="float" office:value="494.10000610352" calcext:value-type="float">
            <text:p>494.10000610352</text:p>
          </table:table-cell>
          <table:table-cell office:value-type="float" office:value="18.95299911499" calcext:value-type="float">
            <text:p>18.95299911499</text:p>
          </table:table-cell>
          <table:table-cell office:value-type="string" calcext:value-type="string">
            <text:p>2 individu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2e91be-263b-53e0-8054-e1022f4ba60f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12:52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11255" calcext:value-type="float">
            <text:p>47.1411255</text:p>
          </table:table-cell>
          <table:table-cell office:value-type="float" office:value="7.2568143" calcext:value-type="float">
            <text:p>7.2568143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24.190000534058" calcext:value-type="float">
            <text:p>24.190000534058</text:p>
          </table:table-cell>
          <table:table-cell office:value-type="string" calcext:value-type="string">
            <text:p>many individuals along the whole left 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8c521e-e21d-57f4-80f8-220969e52943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11:44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 office:value-type="float" office:value="47.1409693" calcext:value-type="float">
            <text:p>47.1409693</text:p>
          </table:table-cell>
          <table:table-cell office:value-type="float" office:value="7.2566037" calcext:value-type="float">
            <text:p>7.2566037</text:p>
          </table:table-cell>
          <table:table-cell office:value-type="float" office:value="490.89999389648" calcext:value-type="float">
            <text:p>490.899993896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ft bank of river has many individu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e5318e-561d-53e7-bea8-470f09366336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26:55</text:p>
          </table:table-cell>
          <table:table-cell office:value-type="string" calcext:value-type="string">
            <text:p>Solanum ptychanthum</text:p>
          </table:table-cell>
          <table:table-cell/>
          <table:table-cell office:value-type="float" office:value="47.1410687" calcext:value-type="float">
            <text:p>47.1410687</text:p>
          </table:table-cell>
          <table:table-cell office:value-type="float" office:value="7.2567299" calcext:value-type="float">
            <text:p>7.2567299</text:p>
          </table:table-cell>
          <table:table-cell office:value-type="float" office:value="491.30001831055" calcext:value-type="float">
            <text:p>491.30001831055</text:p>
          </table:table-cell>
          <table:table-cell office:value-type="float" office:value="35.512001037598" calcext:value-type="float">
            <text:p>35.512001037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e343c35-0815-5b3f-862a-dcdbe8a95df2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23:38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 office:value-type="float" office:value="47.1408782" calcext:value-type="float">
            <text:p>47.1408782</text:p>
          </table:table-cell>
          <table:table-cell office:value-type="float" office:value="7.2565312" calcext:value-type="float">
            <text:p>7.2565312</text:p>
          </table:table-cell>
          <table:table-cell office:value-type="float" office:value="491.30001831055" calcext:value-type="float">
            <text:p>491.30001831055</text:p>
          </table:table-cell>
          <table:table-cell office:value-type="float" office:value="29.773000717163" calcext:value-type="float">
            <text:p>29.773000717163</text:p>
          </table:table-cell>
          <table:table-cell office:value-type="string" calcext:value-type="string">
            <text:p>2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e8c57b-2a76-5dac-951f-e97deeecd52a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23:09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float" office:value="47.1409519" calcext:value-type="float">
            <text:p>47.1409519</text:p>
          </table:table-cell>
          <table:table-cell office:value-type="float" office:value="7.2564955" calcext:value-type="float">
            <text:p>7.2564955</text:p>
          </table:table-cell>
          <table:table-cell office:value-type="float" office:value="491.30001831055" calcext:value-type="float">
            <text:p>491.30001831055</text:p>
          </table:table-cell>
          <table:table-cell office:value-type="float" office:value="28.715000152588" calcext:value-type="float">
            <text:p>28.715000152588</text:p>
          </table:table-cell>
          <table:table-cell office:value-type="string" calcext:value-type="string">
            <text:p>4 individu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528b-5884-5da0-8a51-fea4b07d1c9e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10:07</text:p>
          </table:table-cell>
          <table:table-cell office:value-type="string" calcext:value-type="string">
            <text:p>Ranunculus repens</text:p>
          </table:table-cell>
          <table:table-cell office:value-type="string" calcext:value-type="string">
            <text:p>Renoncule rampante</text:p>
          </table:table-cell>
          <table:table-cell office:value-type="float" office:value="47.1408063" calcext:value-type="float">
            <text:p>47.1408063</text:p>
          </table:table-cell>
          <table:table-cell office:value-type="float" office:value="7.2565222" calcext:value-type="float">
            <text:p>7.2565222</text:p>
          </table:table-cell>
          <table:table-cell office:value-type="float" office:value="494.39999389648" calcext:value-type="float">
            <text:p>494.39999389648</text:p>
          </table:table-cell>
          <table:table-cell office:value-type="float" office:value="20.909000396729" calcext:value-type="float">
            <text:p>20.909000396729</text:p>
          </table:table-cell>
          <table:table-cell office:value-type="string" calcext:value-type="string">
            <text:p>3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a6310c-a420-5243-b7b3-8c938d4a2a57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07:30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float" office:value="47.1408615" calcext:value-type="float">
            <text:p>47.1408615</text:p>
          </table:table-cell>
          <table:table-cell office:value-type="float" office:value="7.2564253" calcext:value-type="float">
            <text:p>7.2564253</text:p>
          </table:table-cell>
          <table:table-cell office:value-type="float" office:value="494.30001831055" calcext:value-type="float">
            <text:p>494.30001831055</text:p>
          </table:table-cell>
          <table:table-cell office:value-type="float" office:value="24.208999633789" calcext:value-type="float">
            <text:p>24.208999633789</text:p>
          </table:table-cell>
          <table:table-cell office:value-type="string" calcext:value-type="string">
            <text:p>4 patches, upper end of r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9fa108-8930-5f42-8e0d-346d6499ad51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05:15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float" office:value="47.1409498" calcext:value-type="float">
            <text:p>47.1409498</text:p>
          </table:table-cell>
          <table:table-cell office:value-type="float" office:value="7.2565116" calcext:value-type="float">
            <text:p>7.2565116</text:p>
          </table:table-cell>
          <table:table-cell office:value-type="float" office:value="486.80001831055" calcext:value-type="float">
            <text:p>486.80001831055</text:p>
          </table:table-cell>
          <table:table-cell office:value-type="float" office:value="31.646999359131" calcext:value-type="float">
            <text:p>31.646999359131</text:p>
          </table:table-cell>
          <table:table-cell office:value-type="string" calcext:value-type="string">
            <text:p>2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164e31-7ddc-55f5-876f-e874d57089ec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03:46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 office:value-type="float" office:value="47.1411128" calcext:value-type="float">
            <text:p>47.1411128</text:p>
          </table:table-cell>
          <table:table-cell office:value-type="float" office:value="7.2567864" calcext:value-type="float">
            <text:p>7.2567864</text:p>
          </table:table-cell>
          <table:table-cell office:value-type="float" office:value="494.30001831055" calcext:value-type="float">
            <text:p>494.30001831055</text:p>
          </table:table-cell>
          <table:table-cell office:value-type="float" office:value="29.771999359131" calcext:value-type="float">
            <text:p>29.771999359131</text:p>
          </table:table-cell>
          <table:table-cell office:value-type="string" calcext:value-type="string">
            <text:p>1 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d0a927-00ef-5c5f-adde-0902a5b54c3e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00:38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410687" calcext:value-type="float">
            <text:p>47.1410687</text:p>
          </table:table-cell>
          <table:table-cell office:value-type="float" office:value="7.2566082" calcext:value-type="float">
            <text:p>7.2566082</text:p>
          </table:table-cell>
          <table:table-cell office:value-type="float" office:value="494.30001831055" calcext:value-type="float">
            <text:p>494.30001831055</text:p>
          </table:table-cell>
          <table:table-cell office:value-type="float" office:value="28.097999572754" calcext:value-type="float">
            <text:p>28.097999572754</text:p>
          </table:table-cell>
          <table:table-cell office:value-type="string" calcext:value-type="string">
            <text:p>erigeron of some sort, leaves don't match annuus. one individ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355009-630c-5348-8847-a0d22c22d4c7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7:59:3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float" office:value="47.1410285" calcext:value-type="float">
            <text:p>47.1410285</text:p>
          </table:table-cell>
          <table:table-cell office:value-type="float" office:value="7.2566469" calcext:value-type="float">
            <text:p>7.2566469</text:p>
          </table:table-cell>
          <table:table-cell office:value-type="float" office:value="491.30001831055" calcext:value-type="float">
            <text:p>491.30001831055</text:p>
          </table:table-cell>
          <table:table-cell office:value-type="float" office:value="30.722999572754" calcext:value-type="float">
            <text:p>30.722999572754</text:p>
          </table:table-cell>
          <table:table-cell office:value-type="string" calcext:value-type="string">
            <text:p>many individuals on upper left bank, scattered throughout whole left 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568fd1-6473-5232-ab65-91b89863a330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7:57:06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float" office:value="47.1411017" calcext:value-type="float">
            <text:p>47.1411017</text:p>
          </table:table-cell>
          <table:table-cell office:value-type="float" office:value="7.256586" calcext:value-type="float">
            <text:p>7.256586</text:p>
          </table:table-cell>
          <table:table-cell office:value-type="float" office:value="487.80001831055" calcext:value-type="float">
            <text:p>487.80001831055</text:p>
          </table:table-cell>
          <table:table-cell office:value-type="float" office:value="31.756999969482" calcext:value-type="float">
            <text:p>31.756999969482</text:p>
          </table:table-cell>
          <table:table-cell office:value-type="string" calcext:value-type="string">
            <text:p>1 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4e28cd-6343-5b52-a627-43a41d7ddf6d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7:55:0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11093" calcext:value-type="float">
            <text:p>47.1411093</text:p>
          </table:table-cell>
          <table:table-cell office:value-type="float" office:value="7.2565571" calcext:value-type="float">
            <text:p>7.2565571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22.882999420166" calcext:value-type="float">
            <text:p>22.882999420166</text:p>
          </table:table-cell>
          <table:table-cell office:value-type="string" calcext:value-type="string">
            <text:p>7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da1a6-7e26-58d9-b23a-f1ac69caf51b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7:52:27</text:p>
          </table:table-cell>
          <table:table-cell office:value-type="string" calcext:value-type="string">
            <text:p>Aethusa cynapium</text:p>
          </table:table-cell>
          <table:table-cell office:value-type="string" calcext:value-type="string">
            <text:p>Petite ciguë, Ethuse ciguë</text:p>
          </table:table-cell>
          <table:table-cell office:value-type="float" office:value="47.1410206" calcext:value-type="float">
            <text:p>47.1410206</text:p>
          </table:table-cell>
          <table:table-cell office:value-type="float" office:value="7.2565389" calcext:value-type="float">
            <text:p>7.2565389</text:p>
          </table:table-cell>
          <table:table-cell office:value-type="float" office:value="491.30001831055" calcext:value-type="float">
            <text:p>491.30001831055</text:p>
          </table:table-cell>
          <table:table-cell office:value-type="float" office:value="26.298999786377" calcext:value-type="float">
            <text:p>26.298999786377</text:p>
          </table:table-cell>
          <table:table-cell office:value-type="string" calcext:value-type="string">
            <text:p>2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c7d698-4c5d-5217-bd64-123eb88b5a92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7:51:31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 office:value-type="float" office:value="47.1408565" calcext:value-type="float">
            <text:p>47.1408565</text:p>
          </table:table-cell>
          <table:table-cell office:value-type="float" office:value="7.2564709" calcext:value-type="float">
            <text:p>7.2564709</text:p>
          </table:table-cell>
          <table:table-cell office:value-type="float" office:value="494.30001831055" calcext:value-type="float">
            <text:p>494.30001831055</text:p>
          </table:table-cell>
          <table:table-cell office:value-type="float" office:value="28.27799987793" calcext:value-type="float">
            <text:p>28.27799987793</text:p>
          </table:table-cell>
          <table:table-cell office:value-type="string" calcext:value-type="string">
            <text:p>many indviduals aling whole left 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e5a782-cac4-5e0b-90fa-4d52a1d3ca31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7:47:32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float" office:value="47.1410622" calcext:value-type="float">
            <text:p>47.1410622</text:p>
          </table:table-cell>
          <table:table-cell office:value-type="float" office:value="7.256503" calcext:value-type="float">
            <text:p>7.256503</text:p>
          </table:table-cell>
          <table:table-cell office:value-type="float" office:value="494.30001831055" calcext:value-type="float">
            <text:p>494.30001831055</text:p>
          </table:table-cell>
          <table:table-cell office:value-type="float" office:value="21.707000732422" calcext:value-type="float">
            <text:p>21.707000732422</text:p>
          </table:table-cell>
          <table:table-cell office:value-type="string" calcext:value-type="string">
            <text:p>6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0859ba5-6b79-55e6-9e46-3aeaf903d677</text:p>
          </table:table-cell>
          <table:table-cell/>
          <table:table-cell office:value-type="string" calcext:value-type="string">
            <text:p>Lezard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47:0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float" office:value="47.1489947" calcext:value-type="float">
            <text:p>47.1489947</text:p>
          </table:table-cell>
          <table:table-cell office:value-type="float" office:value="7.2713326" calcext:value-type="float">
            <text:p>7.2713326</text:p>
          </table:table-cell>
          <table:table-cell office:value-type="float" office:value="492.30001831055" calcext:value-type="float">
            <text:p>492.30001831055</text:p>
          </table:table-cell>
          <table:table-cell office:value-type="float" office:value="54.583999633789" calcext:value-type="float">
            <text:p>54.583999633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b86de0c-3c6f-5154-9e52-6f4401928f54</text:p>
          </table:table-cell>
          <table:table-cell/>
          <table:table-cell office:value-type="string" calcext:value-type="string">
            <text:p>Lezard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46:14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 office:value-type="float" office:value="47.1490197" calcext:value-type="float">
            <text:p>47.1490197</text:p>
          </table:table-cell>
          <table:table-cell office:value-type="float" office:value="7.2711921" calcext:value-type="float">
            <text:p>7.2711921</text:p>
          </table:table-cell>
          <table:table-cell office:value-type="float" office:value="491.70001220703" calcext:value-type="float">
            <text:p>491.70001220703</text:p>
          </table:table-cell>
          <table:table-cell office:value-type="float" office:value="47.675998687744" calcext:value-type="float">
            <text:p>47.675998687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221d56-90cb-503b-8ca8-0f3c9db27aa1</text:p>
          </table:table-cell>
          <table:table-cell/>
          <table:table-cell office:value-type="string" calcext:value-type="string">
            <text:p>Parc Muni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0:24:18</text:p>
          </table:table-cell>
          <table:table-cell office:value-type="string" calcext:value-type="string">
            <text:p>Epilobium roseum</text:p>
          </table:table-cell>
          <table:table-cell office:value-type="string" calcext:value-type="string">
            <text:p>Epilobe rosé</text:p>
          </table:table-cell>
          <table:table-cell office:value-type="float" office:value="47.141995" calcext:value-type="float">
            <text:p>47.141995</text:p>
          </table:table-cell>
          <table:table-cell office:value-type="float" office:value="7.2537359" calcext:value-type="float">
            <text:p>7.2537359</text:p>
          </table:table-cell>
          <table:table-cell office:value-type="float" office:value="486.5" calcext:value-type="float">
            <text:p>486.5</text:p>
          </table:table-cell>
          <table:table-cell office:value-type="float" office:value="25.268999099731" calcext:value-type="float">
            <text:p>25.268999099731</text:p>
          </table:table-cell>
          <table:table-cell office:value-type="string" calcext:value-type="string">
            <text:p>maybe the c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3650c9-0e2e-5277-a3c2-9a7ce945b44c</text:p>
          </table:table-cell>
          <table:table-cell/>
          <table:table-cell office:value-type="string" calcext:value-type="string">
            <text:p>Parc Muni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0:20:38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Epilobe à petites fleurs</text:p>
          </table:table-cell>
          <table:table-cell office:value-type="float" office:value="47.142224" calcext:value-type="float">
            <text:p>47.142224</text:p>
          </table:table-cell>
          <table:table-cell office:value-type="float" office:value="7.2544507" calcext:value-type="float">
            <text:p>7.2544507</text:p>
          </table:table-cell>
          <table:table-cell office:value-type="float" office:value="486.20001220703" calcext:value-type="float">
            <text:p>486.20001220703</text:p>
          </table:table-cell>
          <table:table-cell office:value-type="float" office:value="20.374000549316" calcext:value-type="float">
            <text:p>20.374000549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2d56356-241c-5f7b-bd0a-8d4c02f98279</text:p>
          </table:table-cell>
          <table:table-cell/>
          <table:table-cell office:value-type="string" calcext:value-type="string">
            <text:p>Parc Muni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0:19:35</text:p>
          </table:table-cell>
          <table:table-cell office:value-type="string" calcext:value-type="string">
            <text:p>Veronica beccabunga</text:p>
          </table:table-cell>
          <table:table-cell office:value-type="string" calcext:value-type="string">
            <text:p>Cresson de cheval, Véronique beccabunga</text:p>
          </table:table-cell>
          <table:table-cell office:value-type="float" office:value="47.14223" calcext:value-type="float">
            <text:p>47.14223</text:p>
          </table:table-cell>
          <table:table-cell office:value-type="float" office:value="7.2543379" calcext:value-type="float">
            <text:p>7.2543379</text:p>
          </table:table-cell>
          <table:table-cell office:value-type="float" office:value="486.30001831055" calcext:value-type="float">
            <text:p>486.30001831055</text:p>
          </table:table-cell>
          <table:table-cell office:value-type="float" office:value="15.487999916077" calcext:value-type="float">
            <text:p>15.487999916077</text:p>
          </table:table-cell>
          <table:table-cell office:value-type="string" calcext:value-type="string">
            <text:p>1 large patch, several small 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2e8232-9c14-55e3-9766-d1dddd991882</text:p>
          </table:table-cell>
          <table:table-cell/>
          <table:table-cell office:value-type="string" calcext:value-type="string">
            <text:p>Parc Muni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0:16:44</text:p>
          </table:table-cell>
          <table:table-cell office:value-type="string" calcext:value-type="string">
            <text:p>Cyclamen hederifolium</text:p>
          </table:table-cell>
          <table:table-cell office:value-type="string" calcext:value-type="string">
            <text:p>Cyclamen de Naples</text:p>
          </table:table-cell>
          <table:table-cell office:value-type="float" office:value="47.1419722" calcext:value-type="float">
            <text:p>47.1419722</text:p>
          </table:table-cell>
          <table:table-cell office:value-type="float" office:value="7.2552922" calcext:value-type="float">
            <text:p>7.2552922</text:p>
          </table:table-cell>
          <table:table-cell office:value-type="float" office:value="486" calcext:value-type="float">
            <text:p>486</text:p>
          </table:table-cell>
          <table:table-cell office:value-type="float" office:value="21.099000930786" calcext:value-type="float">
            <text:p>21.099000930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650453-fcb7-5a07-9d64-b4d12ca6a74b</text:p>
          </table:table-cell>
          <table:table-cell/>
          <table:table-cell office:value-type="string" calcext:value-type="string">
            <text:p>Salome 2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49:18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float" office:value="47.1370999" calcext:value-type="float">
            <text:p>47.1370999</text:p>
          </table:table-cell>
          <table:table-cell office:value-type="float" office:value="7.2525272" calcext:value-type="float">
            <text:p>7.2525272</text:p>
          </table:table-cell>
          <table:table-cell office:value-type="float" office:value="488" calcext:value-type="float">
            <text:p>488</text:p>
          </table:table-cell>
          <table:table-cell office:value-type="float" office:value="23.035999298096" calcext:value-type="float">
            <text:p>23.035999298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6659b7-9367-5951-9bd2-f6bbd59290ce</text:p>
          </table:table-cell>
          <table:table-cell office:value-type="string" calcext:value-type="string">
            <text:p>Artemisia 2</text:p>
          </table:table-cell>
          <table:table-cell office:value-type="string" calcext:value-type="string">
            <text:p>Swatch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17:28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float" office:value="47.1439597" calcext:value-type="float">
            <text:p>47.1439597</text:p>
          </table:table-cell>
          <table:table-cell office:value-type="float" office:value="7.2624285" calcext:value-type="float">
            <text:p>7.2624285</text:p>
          </table:table-cell>
          <table:table-cell office:value-type="float" office:value="488.30001831055" calcext:value-type="float">
            <text:p>488.30001831055</text:p>
          </table:table-cell>
          <table:table-cell office:value-type="float" office:value="63.428001403809" calcext:value-type="float">
            <text:p>63.428001403809</text:p>
          </table:table-cell>
          <table:table-cell office:value-type="string" calcext:value-type="string">
            <text:p>3 patch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a507a3-6586-5bcb-b43c-c8bd3ef7aed6</text:p>
          </table:table-cell>
          <table:table-cell office:value-type="string" calcext:value-type="string">
            <text:p>Cirsium 4</text:p>
          </table:table-cell>
          <table:table-cell office:value-type="string" calcext:value-type="string">
            <text:p>Swatch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14:54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float" office:value="47.1436357" calcext:value-type="float">
            <text:p>47.1436357</text:p>
          </table:table-cell>
          <table:table-cell office:value-type="float" office:value="7.2629809" calcext:value-type="float">
            <text:p>7.2629809</text:p>
          </table:table-cell>
          <table:table-cell office:value-type="float" office:value="488.5" calcext:value-type="float">
            <text:p>488.5</text:p>
          </table:table-cell>
          <table:table-cell office:value-type="float" office:value="24.062000274658" calcext:value-type="float">
            <text:p>24.062000274658</text:p>
          </table:table-cell>
          <table:table-cell office:value-type="string" calcext:value-type="string">
            <text:p>5 patch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7ebad7-2db8-50cb-b982-2274d7e25353</text:p>
          </table:table-cell>
          <table:table-cell office:value-type="string" calcext:value-type="string">
            <text:p>Galium C</text:p>
          </table:table-cell>
          <table:table-cell office:value-type="string" calcext:value-type="string">
            <text:p>Swatch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19:0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39907" calcext:value-type="float">
            <text:p>47.1439907</text:p>
          </table:table-cell>
          <table:table-cell office:value-type="float" office:value="7.2618721" calcext:value-type="float">
            <text:p>7.2618721</text:p>
          </table:table-cell>
          <table:table-cell office:value-type="float" office:value="488.5" calcext:value-type="float">
            <text:p>488.5</text:p>
          </table:table-cell>
          <table:table-cell office:value-type="float" office:value="22.243000030518" calcext:value-type="float">
            <text:p>22.243000030518</text:p>
          </table:table-cell>
          <table:table-cell office:value-type="string" calcext:value-type="string">
            <text:p>5 large patches</text:p>
          </table:table-cell>
          <table:table-cell office:value-type="float" office:value="4656" calcext:value-type="float">
            <text:p>4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d9c786-4dc0-5bc6-b31f-9ba281f57fc1</text:p>
          </table:table-cell>
          <table:table-cell office:value-type="string" calcext:value-type="string">
            <text:p>Lathyrus 2</text:p>
          </table:table-cell>
          <table:table-cell office:value-type="string" calcext:value-type="string">
            <text:p>Swatch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20:52</text:p>
          </table:table-cell>
          <table:table-cell office:value-type="string" calcext:value-type="string">
            <text:p>Lathyrus sylvestris</text:p>
          </table:table-cell>
          <table:table-cell office:value-type="string" calcext:value-type="string">
            <text:p>Gesse à larges feuilles</text:p>
          </table:table-cell>
          <table:table-cell office:value-type="float" office:value="47.1439608" calcext:value-type="float">
            <text:p>47.1439608</text:p>
          </table:table-cell>
          <table:table-cell office:value-type="float" office:value="7.2617567" calcext:value-type="float">
            <text:p>7.2617567</text:p>
          </table:table-cell>
          <table:table-cell office:value-type="float" office:value="489.5" calcext:value-type="float">
            <text:p>489.5</text:p>
          </table:table-cell>
          <table:table-cell office:value-type="float" office:value="16.531000137329" calcext:value-type="float">
            <text:p>16.531000137329</text:p>
          </table:table-cell>
          <table:table-cell office:value-type="string" calcext:value-type="string">
            <text:p>1 patch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lathyrus latifolius</text:p>
          </table:table-cell>
          <table:table-cell/>
        </table:table-row>
        <table:table-row table:style-name="ro1">
          <table:table-cell office:value-type="string" calcext:value-type="string">
            <text:p>2fb8d240-e828-52ac-b799-4cb03feabc5b</text:p>
          </table:table-cell>
          <table:table-cell office:value-type="string" calcext:value-type="string">
            <text:p>Secirugea 2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25:13</text:p>
          </table:table-cell>
          <table:table-cell office:value-type="string" calcext:value-type="string">
            <text:p>Securigera varia</text:p>
          </table:table-cell>
          <table:table-cell office:value-type="string" calcext:value-type="string">
            <text:p>Coronille bigarrée</text:p>
          </table:table-cell>
          <table:table-cell office:value-type="float" office:value="47.1436261" calcext:value-type="float">
            <text:p>47.1436261</text:p>
          </table:table-cell>
          <table:table-cell office:value-type="float" office:value="7.2630956" calcext:value-type="float">
            <text:p>7.2630956</text:p>
          </table:table-cell>
          <table:table-cell office:value-type="float" office:value="488.5" calcext:value-type="float">
            <text:p>488.5</text:p>
          </table:table-cell>
          <table:table-cell office:value-type="float" office:value="33.395000457764" calcext:value-type="float">
            <text:p>33.395000457764</text:p>
          </table:table-cell>
          <table:table-cell office:value-type="string" calcext:value-type="string">
            <text:p>1 patc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870dfa-fcb9-5874-b18d-597c3734d91d</text:p>
          </table:table-cell>
          <table:table-cell office:value-type="string" calcext:value-type="string">
            <text:p>Silene 4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6:06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3472" calcext:value-type="float">
            <text:p>47.143472</text:p>
          </table:table-cell>
          <table:table-cell office:value-type="float" office:value="7.2629554" calcext:value-type="float">
            <text:p>7.2629554</text:p>
          </table:table-cell>
          <table:table-cell office:value-type="float" office:value="488.5" calcext:value-type="float">
            <text:p>488.5</text:p>
          </table:table-cell>
          <table:table-cell office:value-type="float" office:value="56.354999542236" calcext:value-type="float">
            <text:p>56.354999542236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0eb2a7-e38a-549c-9406-197aa2476b71</text:p>
          </table:table-cell>
          <table:table-cell office:value-type="string" calcext:value-type="string">
            <text:p>Trifolium 1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4:02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35465" calcext:value-type="float">
            <text:p>47.1435465</text:p>
          </table:table-cell>
          <table:table-cell office:value-type="float" office:value="7.2627049" calcext:value-type="float">
            <text:p>7.2627049</text:p>
          </table:table-cell>
          <table:table-cell office:value-type="float" office:value="490.80001831055" calcext:value-type="float">
            <text:p>490.80001831055</text:p>
          </table:table-cell>
          <table:table-cell office:value-type="float" office:value="48.051998138428" calcext:value-type="float">
            <text:p>48.051998138428</text:p>
          </table:table-cell>
          <table:table-cell office:value-type="string" calcext:value-type="string">
            <text:p>4 patch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/>
          <table:table-cell office:value-type="string" calcext:value-type="string">
            <text:p>Medicago sativ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c03084-82cc-5d7e-b176-304566d4b1ce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50M42S" calcext:value-type="time">
            <text:p>05:50:42 P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float" office:value="47.143985" calcext:value-type="float">
            <text:p>47.143985</text:p>
          </table:table-cell>
          <table:table-cell office:value-type="float" office:value="7.2633398" calcext:value-type="float">
            <text:p>7.2633398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47.205001831055" calcext:value-type="float">
            <text:p>47.205001831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b9a7ac-b286-5704-a8aa-5b999c0927c7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9M52S" calcext:value-type="time">
            <text:p>05:49:52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434732" calcext:value-type="float">
            <text:p>47.1434732</text:p>
          </table:table-cell>
          <table:table-cell office:value-type="float" office:value="7.262855" calcext:value-type="float">
            <text:p>7.262855</text:p>
          </table:table-cell>
          <table:table-cell office:value-type="float" office:value="488.89999389648" calcext:value-type="float">
            <text:p>488.89999389648</text:p>
          </table:table-cell>
          <table:table-cell office:value-type="float" office:value="41.867000579834" calcext:value-type="float">
            <text:p>41.867000579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dde6ab-6d83-5ff2-8617-c6841d6e723b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9M24S" calcext:value-type="time">
            <text:p>05:49:24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 office:value-type="float" office:value="47.1435077" calcext:value-type="float">
            <text:p>47.1435077</text:p>
          </table:table-cell>
          <table:table-cell office:value-type="float" office:value="7.2628005" calcext:value-type="float">
            <text:p>7.2628005</text:p>
          </table:table-cell>
          <table:table-cell office:value-type="float" office:value="496.30001831055" calcext:value-type="float">
            <text:p>496.30001831055</text:p>
          </table:table-cell>
          <table:table-cell office:value-type="float" office:value="27.271999359131" calcext:value-type="float">
            <text:p>27.271999359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cb375-18d4-56ac-a9f0-d63fc1507af1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8M45S" calcext:value-type="time">
            <text:p>05:48:45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 office:value-type="float" office:value="47.1435223" calcext:value-type="float">
            <text:p>47.1435223</text:p>
          </table:table-cell>
          <table:table-cell office:value-type="float" office:value="7.2627857" calcext:value-type="float">
            <text:p>7.2627857</text:p>
          </table:table-cell>
          <table:table-cell office:value-type="float" office:value="489.10000610352" calcext:value-type="float">
            <text:p>489.10000610352</text:p>
          </table:table-cell>
          <table:table-cell office:value-type="float" office:value="23.193000793457" calcext:value-type="float">
            <text:p>23.19300079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ddb225-0a4d-5a8d-85c0-b15a3ec7593a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7M30S" calcext:value-type="time">
            <text:p>05:47:30 PM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float" office:value="47.1435697" calcext:value-type="float">
            <text:p>47.1435697</text:p>
          </table:table-cell>
          <table:table-cell office:value-type="float" office:value="7.2632867" calcext:value-type="float">
            <text:p>7.2632867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30.750999450684" calcext:value-type="float">
            <text:p>30.750999450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7f1c27-95f2-568a-a12c-a102fe2adb7e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6M51S" calcext:value-type="time">
            <text:p>05:46:51 PM</text:p>
          </table:table-cell>
          <table:table-cell office:value-type="string" calcext:value-type="string">
            <text:p>Lathyrus pratensis</text:p>
          </table:table-cell>
          <table:table-cell office:value-type="string" calcext:value-type="string">
            <text:p>Gesse des prés</text:p>
          </table:table-cell>
          <table:table-cell office:value-type="float" office:value="47.1435559" calcext:value-type="float">
            <text:p>47.1435559</text:p>
          </table:table-cell>
          <table:table-cell office:value-type="float" office:value="7.2633372" calcext:value-type="float">
            <text:p>7.2633372</text:p>
          </table:table-cell>
          <table:table-cell office:value-type="float" office:value="488.5" calcext:value-type="float">
            <text:p>488.5</text:p>
          </table:table-cell>
          <table:table-cell office:value-type="float" office:value="26.878999710083" calcext:value-type="float">
            <text:p>26.878999710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ac69f7f-0551-5811-aa20-c3cdf1385e2a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5M39S" calcext:value-type="time">
            <text:p>05:45:39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 office:value-type="float" office:value="47.1435791" calcext:value-type="float">
            <text:p>47.1435791</text:p>
          </table:table-cell>
          <table:table-cell office:value-type="float" office:value="7.2633557" calcext:value-type="float">
            <text:p>7.2633557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29.628999710083" calcext:value-type="float">
            <text:p>29.628999710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d411001-3f7c-5c44-8ffc-8194e8bcfe5e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5M01S" calcext:value-type="time">
            <text:p>05:45:01 PM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 office:value-type="float" office:value="47.1435612" calcext:value-type="float">
            <text:p>47.1435612</text:p>
          </table:table-cell>
          <table:table-cell office:value-type="float" office:value="7.2632949" calcext:value-type="float">
            <text:p>7.2632949</text:p>
          </table:table-cell>
          <table:table-cell office:value-type="float" office:value="488.5" calcext:value-type="float">
            <text:p>488.5</text:p>
          </table:table-cell>
          <table:table-cell office:value-type="float" office:value="49.32799911499" calcext:value-type="float">
            <text:p>49.32799911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43b92f-13af-56f6-bdfb-33f73600a8f1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4M17S" calcext:value-type="time">
            <text:p>05:44:17 PM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float" office:value="47.1435974" calcext:value-type="float">
            <text:p>47.1435974</text:p>
          </table:table-cell>
          <table:table-cell office:value-type="float" office:value="7.2629784" calcext:value-type="float">
            <text:p>7.2629784</text:p>
          </table:table-cell>
          <table:table-cell office:value-type="float" office:value="488.89999389648" calcext:value-type="float">
            <text:p>488.89999389648</text:p>
          </table:table-cell>
          <table:table-cell office:value-type="float" office:value="34.208000183105" calcext:value-type="float">
            <text:p>34.208000183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c83ce9-1086-5ebb-a123-177df4bfc7da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3M34S" calcext:value-type="time">
            <text:p>05:43:34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 office:value-type="float" office:value="47.1434885" calcext:value-type="float">
            <text:p>47.1434885</text:p>
          </table:table-cell>
          <table:table-cell office:value-type="float" office:value="7.2630278" calcext:value-type="float">
            <text:p>7.2630278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28.621999740601" calcext:value-type="float">
            <text:p>28.621999740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c01a43-d22d-5fd1-9e91-01007f3efa76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2M10S" calcext:value-type="time">
            <text:p>05:42:10 PM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 office:value-type="float" office:value="47.1435055" calcext:value-type="float">
            <text:p>47.1435055</text:p>
          </table:table-cell>
          <table:table-cell office:value-type="float" office:value="7.2629597" calcext:value-type="float">
            <text:p>7.2629597</text:p>
          </table:table-cell>
          <table:table-cell office:value-type="float" office:value="488.80001831055" calcext:value-type="float">
            <text:p>488.80001831055</text:p>
          </table:table-cell>
          <table:table-cell office:value-type="float" office:value="31.70299911499" calcext:value-type="float">
            <text:p>31.70299911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fc0411-c5a9-5707-82ef-78fb1c07d7d9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1M40S" calcext:value-type="time">
            <text:p>05:41:40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float" office:value="47.1435011" calcext:value-type="float">
            <text:p>47.1435011</text:p>
          </table:table-cell>
          <table:table-cell office:value-type="float" office:value="7.2629941" calcext:value-type="float">
            <text:p>7.2629941</text:p>
          </table:table-cell>
          <table:table-cell office:value-type="float" office:value="488.5" calcext:value-type="float">
            <text:p>488.5</text:p>
          </table:table-cell>
          <table:table-cell office:value-type="float" office:value="23.67799949646" calcext:value-type="float">
            <text:p>23.67799949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40334c5-902c-5afe-8a1b-1ed38dcf72cb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1M07S" calcext:value-type="time">
            <text:p>05:41:07 P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float" office:value="47.1435007" calcext:value-type="float">
            <text:p>47.1435007</text:p>
          </table:table-cell>
          <table:table-cell office:value-type="float" office:value="7.2629563" calcext:value-type="float">
            <text:p>7.2629563</text:p>
          </table:table-cell>
          <table:table-cell office:value-type="float" office:value="488.39999389648" calcext:value-type="float">
            <text:p>488.39999389648</text:p>
          </table:table-cell>
          <table:table-cell office:value-type="float" office:value="20.575000762939" calcext:value-type="float">
            <text:p>20.575000762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c8ef1f-eba6-5ec6-ad7e-ad2484e01106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0M03S" calcext:value-type="time">
            <text:p>05:40:03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435119" calcext:value-type="float">
            <text:p>47.1435119</text:p>
          </table:table-cell>
          <table:table-cell office:value-type="float" office:value="7.2630942" calcext:value-type="float">
            <text:p>7.2630942</text:p>
          </table:table-cell>
          <table:table-cell office:value-type="float" office:value="488.39999389648" calcext:value-type="float">
            <text:p>488.39999389648</text:p>
          </table:table-cell>
          <table:table-cell office:value-type="float" office:value="25.142999649048" calcext:value-type="float">
            <text:p>25.142999649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9bbef-3200-55e6-900f-946f008aae85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36M55S" calcext:value-type="time">
            <text:p>05:36:55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float" office:value="47.1435854" calcext:value-type="float">
            <text:p>47.1435854</text:p>
          </table:table-cell>
          <table:table-cell office:value-type="float" office:value="7.2629589" calcext:value-type="float">
            <text:p>7.2629589</text:p>
          </table:table-cell>
          <table:table-cell office:value-type="float" office:value="488.39999389648" calcext:value-type="float">
            <text:p>488.39999389648</text:p>
          </table:table-cell>
          <table:table-cell office:value-type="float" office:value="45.377998352051" calcext:value-type="float">
            <text:p>45.377998352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3ff04-322a-5c7f-bbeb-3f9cca39eabd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36M21S" calcext:value-type="time">
            <text:p>05:36:21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36351" calcext:value-type="float">
            <text:p>47.1436351</text:p>
          </table:table-cell>
          <table:table-cell office:value-type="float" office:value="7.2629902" calcext:value-type="float">
            <text:p>7.2629902</text:p>
          </table:table-cell>
          <table:table-cell office:value-type="float" office:value="488.89999389648" calcext:value-type="float">
            <text:p>488.89999389648</text:p>
          </table:table-cell>
          <table:table-cell office:value-type="float" office:value="42.460998535156" calcext:value-type="float">
            <text:p>42.460998535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bedfad-700b-5552-bb32-42a3fcbb1641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35M38S" calcext:value-type="time">
            <text:p>05:35:38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36498" calcext:value-type="float">
            <text:p>47.1436498</text:p>
          </table:table-cell>
          <table:table-cell office:value-type="float" office:value="7.2630497" calcext:value-type="float">
            <text:p>7.2630497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35.694999694824" calcext:value-type="float">
            <text:p>35.694999694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35M05S" calcext:value-type="time">
            <text:p>05:35:0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f67a2a1-843c-543c-83dd-77f001e8662b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0:15:23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float" office:value="47.1547968" calcext:value-type="float">
            <text:p>47.1547968</text:p>
          </table:table-cell>
          <table:table-cell office:value-type="float" office:value="7.2660054" calcext:value-type="float">
            <text:p>7.2660054</text:p>
          </table:table-cell>
          <table:table-cell office:value-type="float" office:value="505.5" calcext:value-type="float">
            <text:p>505.5</text:p>
          </table:table-cell>
          <table:table-cell office:value-type="float" office:value="47.004001617432" calcext:value-type="float">
            <text:p>47.004001617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717b683-7622-51e8-8caf-8010724b3894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0:04:33</text:p>
          </table:table-cell>
          <table:table-cell office:value-type="string" calcext:value-type="string">
            <text:p>Epilobium collinum</text:p>
          </table:table-cell>
          <table:table-cell office:value-type="string" calcext:value-type="string">
            <text:p>Epilobe des coteaux</text:p>
          </table:table-cell>
          <table:table-cell office:value-type="float" office:value="47.1547858" calcext:value-type="float">
            <text:p>47.1547858</text:p>
          </table:table-cell>
          <table:table-cell office:value-type="float" office:value="7.2659972" calcext:value-type="float">
            <text:p>7.2659972</text:p>
          </table:table-cell>
          <table:table-cell office:value-type="float" office:value="505.60000610352" calcext:value-type="float">
            <text:p>505.60000610352</text:p>
          </table:table-cell>
          <table:table-cell office:value-type="float" office:value="45.804000854492" calcext:value-type="float">
            <text:p>45.804000854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7f6b953-e535-569c-997b-932c3eb12106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0:04:10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office:value-type="float" office:value="47.154848" calcext:value-type="float">
            <text:p>47.154848</text:p>
          </table:table-cell>
          <table:table-cell office:value-type="float" office:value="7.2660634" calcext:value-type="float">
            <text:p>7.2660634</text:p>
          </table:table-cell>
          <table:table-cell/>
          <table:table-cell office:value-type="float" office:value="45.442001342773" calcext:value-type="float">
            <text:p>45.442001342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99b519-b0c8-5d6d-9207-a07dd607d9ca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09:59:44</text:p>
          </table:table-cell>
          <table:table-cell office:value-type="string" calcext:value-type="string">
            <text:p>Hylotelephium telephium agg.</text:p>
          </table:table-cell>
          <table:table-cell office:value-type="string" calcext:value-type="string">
            <text:p>Orpin Reprise</text:p>
          </table:table-cell>
          <table:table-cell office:value-type="float" office:value="47.1545766" calcext:value-type="float">
            <text:p>47.1545766</text:p>
          </table:table-cell>
          <table:table-cell office:value-type="float" office:value="7.2657975" calcext:value-type="float">
            <text:p>7.2657975</text:p>
          </table:table-cell>
          <table:table-cell office:value-type="float" office:value="505.60000610352" calcext:value-type="float">
            <text:p>505.60000610352</text:p>
          </table:table-cell>
          <table:table-cell office:value-type="float" office:value="47.235000610352" calcext:value-type="float">
            <text:p>47.23500061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21ad0d-a817-5ff6-a2c9-76db9b355049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09:57:14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 office:value-type="float" office:value="47.1550219" calcext:value-type="float">
            <text:p>47.1550219</text:p>
          </table:table-cell>
          <table:table-cell office:value-type="float" office:value="7.266038" calcext:value-type="float">
            <text:p>7.266038</text:p>
          </table:table-cell>
          <table:table-cell office:value-type="float" office:value="505.60000610352" calcext:value-type="float">
            <text:p>505.60000610352</text:p>
          </table:table-cell>
          <table:table-cell office:value-type="float" office:value="45.599998474121" calcext:value-type="float">
            <text:p>45.599998474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f17cd65-0aa0-5201-857e-4eb0913a0425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09:55:50</text:p>
          </table:table-cell>
          <table:table-cell office:value-type="string" calcext:value-type="string">
            <text:p>Lapsana communis</text:p>
          </table:table-cell>
          <table:table-cell office:value-type="string" calcext:value-type="string">
            <text:p>Lapsane commune</text:p>
          </table:table-cell>
          <table:table-cell office:value-type="float" office:value="47.1548427" calcext:value-type="float">
            <text:p>47.1548427</text:p>
          </table:table-cell>
          <table:table-cell office:value-type="float" office:value="7.2661476" calcext:value-type="float">
            <text:p>7.2661476</text:p>
          </table:table-cell>
          <table:table-cell office:value-type="float" office:value="510.89999389648" calcext:value-type="float">
            <text:p>510.89999389648</text:p>
          </table:table-cell>
          <table:table-cell office:value-type="float" office:value="44.636001586914" calcext:value-type="float">
            <text:p>44.636001586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05d182e-78cc-5e4d-998a-3585642290d9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09:54:25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float" office:value="47.154845" calcext:value-type="float">
            <text:p>47.154845</text:p>
          </table:table-cell>
          <table:table-cell office:value-type="float" office:value="7.2661107" calcext:value-type="float">
            <text:p>7.2661107</text:p>
          </table:table-cell>
          <table:table-cell office:value-type="float" office:value="510.89999389648" calcext:value-type="float">
            <text:p>510.89999389648</text:p>
          </table:table-cell>
          <table:table-cell office:value-type="float" office:value="36.61600112915" calcext:value-type="float">
            <text:p>36.61600112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09:50:42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e gantelé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1f8c12-b383-5ce7-8794-3d8422c0de73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7:04:36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e gantelée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/>
          <table:table-cell office:value-type="float" office:value="98.400001525879" calcext:value-type="float">
            <text:p>98.4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b80545-ed1f-5e7d-b9bb-58d8f83666bf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7:01:47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 office:value-type="float" office:value="505.80001831055" calcext:value-type="float">
            <text:p>505.80001831055</text:p>
          </table:table-cell>
          <table:table-cell office:value-type="float" office:value="30.877000808716" calcext:value-type="float">
            <text:p>30.877000808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47:42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not aure this is corr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46:20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Sauge glutineuse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/>
          <table:table-cell office:value-type="float" office:value="1399.9990234375" calcext:value-type="float">
            <text:p>13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19c432-79fc-59ad-b2d2-55d2f3842e60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38:38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38:01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/>
          <table:table-cell office:value-type="float" office:value="1399.9990234375" calcext:value-type="float">
            <text:p>1399.9990234375</text:p>
          </table:table-cell>
          <table:table-cell office:value-type="string" calcext:value-type="string">
            <text:p>is it? whit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b4827d9-f62e-528c-8e89-0fd8ccf018ff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35:51</text:p>
          </table:table-cell>
          <table:table-cell office:value-type="string" calcext:value-type="string">
            <text:p>Campanula rapunculoides</text:p>
          </table:table-cell>
          <table:table-cell office:value-type="string" calcext:value-type="string">
            <text:p>Campanule stolonifère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/>
          <table:table-cell office:value-type="float" office:value="1399.9990234375" calcext:value-type="float">
            <text:p>13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33:50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Sauge glutineuse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29:43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b4827d9-f62e-528c-8e89-0fd8ccf018ff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22:18</text:p>
          </table:table-cell>
          <table:table-cell office:value-type="string" calcext:value-type="string">
            <text:p>Campanula rhomboidalis</text:p>
          </table:table-cell>
          <table:table-cell office:value-type="string" calcext:value-type="string">
            <text:p>Campanule à feuilles rhomboïdales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/>
          <table:table-cell office:value-type="float" office:value="1399.9990234375" calcext:value-type="float">
            <text:p>13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a77de0-04a3-5779-a57d-ccf03b71eaae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21:31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/>
          <table:table-cell office:value-type="float" office:value="899.9990234375" calcext:value-type="float">
            <text:p>8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20:09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/>
          <table:table-cell office:value-type="float" office:value="1399.9990234375" calcext:value-type="float">
            <text:p>13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f520b30-8664-5356-8ab7-6dea127cab92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14:40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table:style-name="ce12" office:value-type="float" office:value="47.15644" calcext:value-type="float">
            <text:p>47.15644</text:p>
          </table:table-cell>
          <table:table-cell table:style-name="ce12" office:value-type="float" office:value="7.26493" calcext:value-type="float">
            <text:p>7.26493</text:p>
          </table:table-cell>
          <table:table-cell office:value-type="float" office:value="505.80001831055" calcext:value-type="float">
            <text:p>505.80001831055</text:p>
          </table:table-cell>
          <table:table-cell office:value-type="float" office:value="87.599998474121" calcext:value-type="float">
            <text:p>87.599998474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3658403-da68-5c12-9839-0f1944267aff</text:p>
          </table:table-cell>
          <table:table-cell/>
          <table:table-cell office:value-type="string" calcext:value-type="string">
            <text:p>Transjurane Tunn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10:22:19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float" office:value="47.1679581" calcext:value-type="float">
            <text:p>47.1679581</text:p>
          </table:table-cell>
          <table:table-cell office:value-type="float" office:value="7.2538458" calcext:value-type="float">
            <text:p>7.2538458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077a77d-4a56-5563-aeea-31d31ac2a0e3</text:p>
          </table:table-cell>
          <table:table-cell/>
          <table:table-cell office:value-type="string" calcext:value-type="string">
            <text:p>Transjurane Tunn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10:20:41</text:p>
          </table:table-cell>
          <table:table-cell office:value-type="string" calcext:value-type="string">
            <text:p>Hylotelephium telephium agg.</text:p>
          </table:table-cell>
          <table:table-cell office:value-type="string" calcext:value-type="string">
            <text:p>Orpin Reprise</text:p>
          </table:table-cell>
          <table:table-cell office:value-type="float" office:value="47.1720838" calcext:value-type="float">
            <text:p>47.1720838</text:p>
          </table:table-cell>
          <table:table-cell office:value-type="float" office:value="7.2515836" calcext:value-type="float">
            <text:p>7.2515836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frinvillier deviation tunnel entran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968a87-da8a-5c30-af31-d3909d63b24f</text:p>
          </table:table-cell>
          <table:table-cell office:value-type="string" calcext:value-type="string">
            <text:p>Artemisia 2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31:49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/>
          <table:table-cell office:value-type="float" office:value="80.124000549316" calcext:value-type="float">
            <text:p>80.124000549316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92edf6-0298-5354-9960-73e848b32237</text:p>
          </table:table-cell>
          <table:table-cell office:value-type="string" calcext:value-type="string">
            <text:p>Carduus 2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43:50</text:p>
          </table:table-cell>
          <table:table-cell office:value-type="string" calcext:value-type="string">
            <text:p>Carduus personata</text:p>
          </table:table-cell>
          <table:table-cell office:value-type="string" calcext:value-type="string">
            <text:p>Cardus personata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89.80001831055" calcext:value-type="float">
            <text:p>489.8000183105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1 large stand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be4e8e-e107-5b39-8f71-686eba470834</text:p>
          </table:table-cell>
          <table:table-cell office:value-type="string" calcext:value-type="string">
            <text:p>Chaenorhinum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24:34</text:p>
          </table:table-cell>
          <table:table-cell office:value-type="string" calcext:value-type="string">
            <text:p>Chaenorhinum minus agg.</text:p>
          </table:table-cell>
          <table:table-cell office:value-type="string" calcext:value-type="string">
            <text:p>Chénorhinum Mineur (groupe)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/>
          <table:table-cell office:value-type="float" office:value="88.092002868652" calcext:value-type="float">
            <text:p>88.092002868652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c176fb-095e-5ffa-acb1-6739af1f52e3</text:p>
          </table:table-cell>
          <table:table-cell office:value-type="string" calcext:value-type="string">
            <text:p>Cirsium 5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27:50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89.80001831055" calcext:value-type="float">
            <text:p>489.8000183105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 patch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0c5224-55dc-5f6d-86ca-e65c78952742</text:p>
          </table:table-cell>
          <table:table-cell office:value-type="string" calcext:value-type="string">
            <text:p>Daucus 2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26:06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95.10000610352" calcext:value-type="float">
            <text:p>495.10000610352</text:p>
          </table:table-cell>
          <table:table-cell office:value-type="float" office:value="43.620998382568" calcext:value-type="float">
            <text:p>43.620998382568</text:p>
          </table:table-cell>
          <table:table-cell office:value-type="string" calcext:value-type="string">
            <text:p>1 patch</text:p>
          </table:table-cell>
          <table:table-cell office:value-type="string" calcext:value-type="string">
            <text:p>Y – missing the central darkpuprle patch (?)</text:p>
          </table:table-cell>
          <table:table-cell office:value-type="string" calcext:value-type="string">
            <text:p>maybe wrong</text:p>
          </table:table-cell>
          <table:table-cell/>
        </table:table-row>
        <table:table-row table:style-name="ro1">
          <table:table-cell office:value-type="string" calcext:value-type="string">
            <text:p>4e728acc-6e42-59db-b47e-58ebd3a10b2a</text:p>
          </table:table-cell>
          <table:table-cell office:value-type="string" calcext:value-type="string">
            <text:p>Dipsacus 2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40:35</text:p>
          </table:table-cell>
          <table:table-cell office:value-type="string" calcext:value-type="string">
            <text:p>Dipsacus pilosus</text:p>
          </table:table-cell>
          <table:table-cell office:value-type="string" calcext:value-type="string">
            <text:p>Cardère poilue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1 individua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ff01d3-85ad-55cb-bbd4-15253d619f52</text:p>
          </table:table-cell>
          <table:table-cell office:value-type="string" calcext:value-type="string">
            <text:p>Epilobium 3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57:24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77" calcext:value-type="float">
            <text:p>477</text:p>
          </table:table-cell>
          <table:table-cell office:value-type="float" office:value="16.75" calcext:value-type="float">
            <text:p>16.75</text:p>
          </table:table-cell>
          <table:table-cell office:value-type="string" calcext:value-type="string">
            <text:p>1 patc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d91187e-6b66-5c44-b9b6-a76d3209ed16</text:p>
          </table:table-cell>
          <table:table-cell office:value-type="string" calcext:value-type="string">
            <text:p>Eupatorium 3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39:07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/>
          <table:table-cell office:value-type="float" office:value="69.916999816895" calcext:value-type="float">
            <text:p>69.916999816895</text:p>
          </table:table-cell>
          <table:table-cell office:value-type="string" calcext:value-type="string">
            <text:p>1 patc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0f2e19-22c9-52bd-b516-90e92ce4a401</text:p>
          </table:table-cell>
          <table:table-cell office:value-type="string" calcext:value-type="string">
            <text:p>Galeopsis 1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15:08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95.10000610352" calcext:value-type="float">
            <text:p>495.10000610352</text:p>
          </table:table-cell>
          <table:table-cell office:value-type="float" office:value="87.599998474121" calcext:value-type="float">
            <text:p>87.599998474121</text:p>
          </table:table-cell>
          <table:table-cell office:value-type="string" calcext:value-type="string">
            <text:p>2 patch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a40716-7ea5-5018-9c00-772a0707453b</text:p>
          </table:table-cell>
          <table:table-cell office:value-type="string" calcext:value-type="string">
            <text:p>Galium 2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33:00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4 patch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783d97-3b5f-5967-9718-858d48e972c1</text:p>
          </table:table-cell>
          <table:table-cell office:value-type="string" calcext:value-type="string">
            <text:p>Geranium 5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41:41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/>
          <table:table-cell office:value-type="float" office:value="83.737998962402" calcext:value-type="float">
            <text:p>83.737998962402</text:p>
          </table:table-cell>
          <table:table-cell office:value-type="string" calcext:value-type="string">
            <text:p>1 patc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c19f55-d903-5d1d-a31a-7f3755c419fa</text:p>
          </table:table-cell>
          <table:table-cell office:value-type="string" calcext:value-type="string">
            <text:p>Geranium 6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18:41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63.714000701904" calcext:value-type="float">
            <text:p>63.714000701904</text:p>
          </table:table-cell>
          <table:table-cell office:value-type="string" calcext:value-type="string">
            <text:p>2 patch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5cabde-2f8b-5059-a699-98b629e92260</text:p>
          </table:table-cell>
          <table:table-cell office:value-type="string" calcext:value-type="string">
            <text:p>Knautia 3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42:35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543" calcext:value-type="float">
            <text:p>543</text:p>
          </table:table-cell>
          <table:table-cell office:value-type="float" office:value="30.35000038147" calcext:value-type="float">
            <text:p>30.35000038147</text:p>
          </table:table-cell>
          <table:table-cell office:value-type="string" calcext:value-type="string">
            <text:p>1 individua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732283-b56c-5a7e-b138-7b1836336bea</text:p>
          </table:table-cell>
          <table:table-cell office:value-type="string" calcext:value-type="string">
            <text:p>Lactuca 3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53:48</text:p>
          </table:table-cell>
          <table:table-cell office:value-type="string" calcext:value-type="string">
            <text:p>Lactuca serriola</text:p>
          </table:table-cell>
          <table:table-cell/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89.80001831055" calcext:value-type="float">
            <text:p>489.80001831055</text:p>
          </table:table-cell>
          <table:table-cell office:value-type="float" office:value="87.599998474121" calcext:value-type="float">
            <text:p>87.599998474121</text:p>
          </table:table-cell>
          <table:table-cell office:value-type="string" calcext:value-type="string">
            <text:p>1 patch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e88902e-f5f1-55a6-9ec9-4a76b829a426</text:p>
          </table:table-cell>
          <table:table-cell office:value-type="string" calcext:value-type="string">
            <text:p>Lapsana 1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19:58</text:p>
          </table:table-cell>
          <table:table-cell office:value-type="string" calcext:value-type="string">
            <text:p>Lapsana communis</text:p>
          </table:table-cell>
          <table:table-cell office:value-type="string" calcext:value-type="string">
            <text:p>Lapsane commune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95.10000610352" calcext:value-type="float">
            <text:p>495.10000610352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3 individual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08bb46-c0fa-546f-828a-f0c44eb77725</text:p>
          </table:table-cell>
          <table:table-cell office:value-type="string" calcext:value-type="string">
            <text:p>Leontodon 1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47:22</text:p>
          </table:table-cell>
          <table:table-cell office:value-type="string" calcext:value-type="string">
            <text:p>Leontodon hispidus</text:p>
          </table:table-cell>
          <table:table-cell office:value-type="string" calcext:value-type="string">
            <text:p>Liondent hispide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95.10000610352" calcext:value-type="float">
            <text:p>495.10000610352</text:p>
          </table:table-cell>
          <table:table-cell office:value-type="float" office:value="72.900001525879" calcext:value-type="float">
            <text:p>72.900001525879</text:p>
          </table:table-cell>
          <table:table-cell office:value-type="string" calcext:value-type="string">
            <text:p>1 individual - “capitules penché avant la floraison, tiges 3x plus longue que les feuilles, +/- dréssé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691c99f-14e7-5aff-9ee9-ee44d37e8044</text:p>
          </table:table-cell>
          <table:table-cell office:value-type="string" calcext:value-type="string">
            <text:p>Pastinac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6:44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95.10000610352" calcext:value-type="float">
            <text:p>495.10000610352</text:p>
          </table:table-cell>
          <table:table-cell office:value-type="float" office:value="46.137001037598" calcext:value-type="float">
            <text:p>46.137001037598</text:p>
          </table:table-cell>
          <table:table-cell office:value-type="string" calcext:value-type="string">
            <text:p>1 individua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e1080e-3de8-5f26-b47f-89b0372343ca</text:p>
          </table:table-cell>
          <table:table-cell office:value-type="string" calcext:value-type="string">
            <text:p>Polygonum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3:42</text:p>
          </table:table-cell>
          <table:table-cell office:value-type="string" calcext:value-type="string">
            <text:p>Polygonum persicaria</text:p>
          </table:table-cell>
          <table:table-cell office:value-type="string" calcext:value-type="string">
            <text:p>Renouée persicaire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95.10000610352" calcext:value-type="float">
            <text:p>495.10000610352</text:p>
          </table:table-cell>
          <table:table-cell office:value-type="float" office:value="46.944999694824" calcext:value-type="float">
            <text:p>46.944999694824</text:p>
          </table:table-cell>
          <table:table-cell office:value-type="string" calcext:value-type="string">
            <text:p>2 individua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ersicaria maculosa</text:p>
          </table:table-cell>
          <table:table-cell/>
        </table:table-row>
        <table:table-row table:style-name="ro1">
          <table:table-cell office:value-type="string" calcext:value-type="string">
            <text:p>5756330e-2546-51f5-aab3-011cbabf1e26</text:p>
          </table:table-cell>
          <table:table-cell office:value-type="string" calcext:value-type="string">
            <text:p>Silene 5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35:25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/>
          <table:table-cell office:value-type="float" office:value="98.400001525879" calcext:value-type="float">
            <text:p>98.400001525879</text:p>
          </table:table-cell>
          <table:table-cell office:value-type="string" calcext:value-type="string">
            <text:p>4 patch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97497c-8770-5c4e-8af9-446163a54922</text:p>
          </table:table-cell>
          <table:table-cell office:value-type="string" calcext:value-type="string">
            <text:p>Solanum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2:52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/>
          <table:table-cell office:value-type="float" office:value="124.48899841309" calcext:value-type="float">
            <text:p>124.48899841309</text:p>
          </table:table-cell>
          <table:table-cell office:value-type="string" calcext:value-type="string">
            <text:p>1 individua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5a47f4-e238-5d07-87fe-0a7801943153</text:p>
          </table:table-cell>
          <table:table-cell office:value-type="string" calcext:value-type="string">
            <text:p>Urtica B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1:33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89.80001831055" calcext:value-type="float">
            <text:p>489.80001831055</text:p>
          </table:table-cell>
          <table:table-cell office:value-type="float" office:value="87.599998474121" calcext:value-type="float">
            <text:p>87.599998474121</text:p>
          </table:table-cell>
          <table:table-cell office:value-type="string" calcext:value-type="string">
            <text:p>2 large patche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3ec5a8-6504-5bde-85d6-22b4c1b4a9c0</text:p>
          </table:table-cell>
          <table:table-cell office:value-type="string" calcext:value-type="string">
            <text:p>Veronic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5:53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 table:style-name="ce12" office:value-type="float" office:value="47.14677" calcext:value-type="float">
            <text:p>47.14677</text:p>
          </table:table-cell>
          <table:table-cell table:style-name="ce12" office:value-type="float" office:value="7.26913" calcext:value-type="float">
            <text:p>7.26913</text:p>
          </table:table-cell>
          <table:table-cell office:value-type="float" office:value="489.30001831055" calcext:value-type="float">
            <text:p>489.30001831055</text:p>
          </table:table-cell>
          <table:table-cell office:value-type="float" office:value="77.599998474121" calcext:value-type="float">
            <text:p>77.599998474121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7e9afc-f81f-58b0-8236-35d878d4a3bf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8:44</text:p>
          </table:table-cell>
          <table:table-cell office:value-type="string" calcext:value-type="string">
            <text:p>Petasites hybridus</text:p>
          </table:table-cell>
          <table:table-cell office:value-type="string" calcext:value-type="string">
            <text:p>Pétasite hybride</text:p>
          </table:table-cell>
          <table:table-cell office:value-type="float" office:value="47.1466091" calcext:value-type="float">
            <text:p>47.1466091</text:p>
          </table:table-cell>
          <table:table-cell office:value-type="float" office:value="7.2689481" calcext:value-type="float">
            <text:p>7.2689481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84.65599822998" calcext:value-type="float">
            <text:p>84.65599822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89ae2f1-df4a-5306-bf72-1501444cae7d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7:49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float" office:value="47.1462939" calcext:value-type="float">
            <text:p>47.1462939</text:p>
          </table:table-cell>
          <table:table-cell office:value-type="float" office:value="7.2679931" calcext:value-type="float">
            <text:p>7.2679931</text:p>
          </table:table-cell>
          <table:table-cell/>
          <table:table-cell office:value-type="float" office:value="92.783996582031" calcext:value-type="float">
            <text:p>92.783996582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e99182d-d2e8-5cf6-bc26-43e925eba033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5:45</text:p>
          </table:table-cell>
          <table:table-cell office:value-type="string" calcext:value-type="string">
            <text:p>Salix nigra</text:p>
          </table:table-cell>
          <table:table-cell/>
          <table:table-cell office:value-type="float" office:value="47.1467477" calcext:value-type="float">
            <text:p>47.1467477</text:p>
          </table:table-cell>
          <table:table-cell office:value-type="float" office:value="7.2695045" calcext:value-type="float">
            <text:p>7.2695045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82.599998474121" calcext:value-type="float">
            <text:p>82.599998474121</text:p>
          </table:table-cell>
          <table:table-cell office:value-type="string" calcext:value-type="string">
            <text:p>perhaps 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c82d870-f492-5c4f-812e-b2bcc9d268bd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5:12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 office:value-type="float" office:value="47.146751" calcext:value-type="float">
            <text:p>47.146751</text:p>
          </table:table-cell>
          <table:table-cell office:value-type="float" office:value="7.2695093" calcext:value-type="float">
            <text:p>7.2695093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77.599998474121" calcext:value-type="float">
            <text:p>77.599998474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8b3ff3-2637-5c0e-95d0-8fb51e23b484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3:26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float" office:value="47.1468727" calcext:value-type="float">
            <text:p>47.1468727</text:p>
          </table:table-cell>
          <table:table-cell office:value-type="float" office:value="7.2690382" calcext:value-type="float">
            <text:p>7.2690382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37.533000946045" calcext:value-type="float">
            <text:p>37.533000946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d5ac1e-92b1-59b5-8a17-36d5d1ae8ea6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2:38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float" office:value="47.1467508" calcext:value-type="float">
            <text:p>47.1467508</text:p>
          </table:table-cell>
          <table:table-cell office:value-type="float" office:value="7.2695023" calcext:value-type="float">
            <text:p>7.2695023</text:p>
          </table:table-cell>
          <table:table-cell/>
          <table:table-cell office:value-type="float" office:value="122.40000152588" calcext:value-type="float">
            <text:p>122.40000152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06c24c-da88-5a47-bda0-0ca6e051eff0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1:26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 office:value-type="float" office:value="47.1465516" calcext:value-type="float">
            <text:p>47.1465516</text:p>
          </table:table-cell>
          <table:table-cell office:value-type="float" office:value="7.2692467" calcext:value-type="float">
            <text:p>7.2692467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87.599998474121" calcext:value-type="float">
            <text:p>87.599998474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5298e0b-88bb-54bf-9503-084b443bc220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0:01</text:p>
          </table:table-cell>
          <table:table-cell office:value-type="string" calcext:value-type="string">
            <text:p>Rorippa islandica agg.</text:p>
          </table:table-cell>
          <table:table-cell office:value-type="string" calcext:value-type="string">
            <text:p>Cresson des marais</text:p>
          </table:table-cell>
          <table:table-cell office:value-type="float" office:value="47.1461063" calcext:value-type="float">
            <text:p>47.1461063</text:p>
          </table:table-cell>
          <table:table-cell office:value-type="float" office:value="7.267827" calcext:value-type="float">
            <text:p>7.26782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8b01976-d446-5743-94ec-bb24a2959b3c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48:25</text:p>
          </table:table-cell>
          <table:table-cell office:value-type="string" calcext:value-type="string">
            <text:p>Tussilago farfara</text:p>
          </table:table-cell>
          <table:table-cell office:value-type="string" calcext:value-type="string">
            <text:p>Pas d'âne, Tussilage</text:p>
          </table:table-cell>
          <table:table-cell office:value-type="float" office:value="47.1468131" calcext:value-type="float">
            <text:p>47.1468131</text:p>
          </table:table-cell>
          <table:table-cell office:value-type="float" office:value="7.2689582" calcext:value-type="float">
            <text:p>7.2689582</text:p>
          </table:table-cell>
          <table:table-cell office:value-type="float" office:value="483" calcext:value-type="float">
            <text:p>483</text:p>
          </table:table-cell>
          <table:table-cell office:value-type="float" office:value="49.132999420166" calcext:value-type="float">
            <text:p>49.132999420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a545ff-c4a6-5d8e-9fb0-a6bab8ab8292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47:48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float" office:value="47.1459676" calcext:value-type="float">
            <text:p>47.1459676</text:p>
          </table:table-cell>
          <table:table-cell office:value-type="float" office:value="7.2684495" calcext:value-type="float">
            <text:p>7.2684495</text:p>
          </table:table-cell>
          <table:table-cell/>
          <table:table-cell office:value-type="float" office:value="113.05000305176" calcext:value-type="float">
            <text:p>113.05000305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0ea5ae-f517-515b-8adc-68dcb7485206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47:08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 office:value-type="float" office:value="47.1457536" calcext:value-type="float">
            <text:p>47.1457536</text:p>
          </table:table-cell>
          <table:table-cell office:value-type="float" office:value="7.2671787" calcext:value-type="float">
            <text:p>7.267178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c305c8-1ef1-58af-b237-77d789c99113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40:05</text:p>
          </table:table-cell>
          <table:table-cell office:value-type="string" calcext:value-type="string">
            <text:p>Persicaria lapathifolia</text:p>
          </table:table-cell>
          <table:table-cell office:value-type="string" calcext:value-type="string">
            <text:p>Renouée À Feuilles D'oseille, Renouée À Feuilles De Patience</text:p>
          </table:table-cell>
          <table:table-cell office:value-type="float" office:value="47.1475082" calcext:value-type="float">
            <text:p>47.1475082</text:p>
          </table:table-cell>
          <table:table-cell office:value-type="float" office:value="7.2682552" calcext:value-type="float">
            <text:p>7.2682552</text:p>
          </table:table-cell>
          <table:table-cell/>
          <table:table-cell office:value-type="float" office:value="98.400001525879" calcext:value-type="float">
            <text:p>98.400001525879</text:p>
          </table:table-cell>
          <table:table-cell office:value-type="string" calcext:value-type="string">
            <text:p>maybe n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27:44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Gesse à larges feuil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f3903fa-8c35-5530-a790-47291020b8f8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28:26</text:p>
          </table:table-cell>
          <table:table-cell office:value-type="string" calcext:value-type="string">
            <text:p>Phlox pilosa</text:p>
          </table:table-cell>
          <table:table-cell office:value-type="string" calcext:value-type="string">
            <text:p>Phlox Pubescent</text:p>
          </table:table-cell>
          <table:table-cell office:value-type="float" office:value="47.1463357" calcext:value-type="float">
            <text:p>47.1463357</text:p>
          </table:table-cell>
          <table:table-cell office:value-type="float" office:value="7.2689365" calcext:value-type="float">
            <text:p>7.2689365</text:p>
          </table:table-cell>
          <table:table-cell office:value-type="float" office:value="488" calcext:value-type="float">
            <text:p>488</text:p>
          </table:table-cell>
          <table:table-cell office:value-type="float" office:value="22.412000656128" calcext:value-type="float">
            <text:p>22.412000656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9c2539-0868-5a5d-b9bd-258805e83ba1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26:03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float" office:value="47.1462199" calcext:value-type="float">
            <text:p>47.1462199</text:p>
          </table:table-cell>
          <table:table-cell office:value-type="float" office:value="7.2688131" calcext:value-type="float">
            <text:p>7.2688131</text:p>
          </table:table-cell>
          <table:table-cell office:value-type="float" office:value="495.39999389648" calcext:value-type="float">
            <text:p>495.39999389648</text:p>
          </table:table-cell>
          <table:table-cell office:value-type="float" office:value="35.324001312256" calcext:value-type="float">
            <text:p>35.324001312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1b654f-3f7c-559f-a4b1-15d054ee0152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24:04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Osier rouge, Saule pourpre</text:p>
          </table:table-cell>
          <table:table-cell office:value-type="float" office:value="47.1461984" calcext:value-type="float">
            <text:p>47.1461984</text:p>
          </table:table-cell>
          <table:table-cell office:value-type="float" office:value="7.2691739" calcext:value-type="float">
            <text:p>7.2691739</text:p>
          </table:table-cell>
          <table:table-cell office:value-type="float" office:value="496.30001831055" calcext:value-type="float">
            <text:p>496.30001831055</text:p>
          </table:table-cell>
          <table:table-cell office:value-type="float" office:value="32.270999908447" calcext:value-type="float">
            <text:p>32.270999908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9eaef75-728c-5eb5-b144-7a7ab0c5b1b7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19:42</text:p>
          </table:table-cell>
          <table:table-cell office:value-type="string" calcext:value-type="string">
            <text:p>Rosa spinosissima</text:p>
          </table:table-cell>
          <table:table-cell office:value-type="string" calcext:value-type="string">
            <text:p>Rosier très épineux</text:p>
          </table:table-cell>
          <table:table-cell office:value-type="float" office:value="47.1462389" calcext:value-type="float">
            <text:p>47.1462389</text:p>
          </table:table-cell>
          <table:table-cell office:value-type="float" office:value="7.2688768" calcext:value-type="float">
            <text:p>7.2688768</text:p>
          </table:table-cell>
          <table:table-cell office:value-type="float" office:value="495.39999389648" calcext:value-type="float">
            <text:p>495.39999389648</text:p>
          </table:table-cell>
          <table:table-cell office:value-type="float" office:value="41.194000244141" calcext:value-type="float">
            <text:p>41.194000244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15:36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de78176-f550-5f36-9a28-3b4044c8f720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14:39</text:p>
          </table:table-cell>
          <table:table-cell office:value-type="string" calcext:value-type="string">
            <text:p>Rubus Rubus sect.</text:p>
          </table:table-cell>
          <table:table-cell/>
          <table:table-cell office:value-type="float" office:value="47.1465677" calcext:value-type="float">
            <text:p>47.1465677</text:p>
          </table:table-cell>
          <table:table-cell office:value-type="float" office:value="7.2692877" calcext:value-type="float">
            <text:p>7.2692877</text:p>
          </table:table-cell>
          <table:table-cell office:value-type="float" office:value="490" calcext:value-type="float">
            <text:p>490</text:p>
          </table:table-cell>
          <table:table-cell office:value-type="float" office:value="31.832000732422" calcext:value-type="float">
            <text:p>31.832000732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f9b598-de46-5689-935d-ca8efb77c17b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6:41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465337" calcext:value-type="float">
            <text:p>47.1465337</text:p>
          </table:table-cell>
          <table:table-cell office:value-type="float" office:value="7.2692449" calcext:value-type="float">
            <text:p>7.2692449</text:p>
          </table:table-cell>
          <table:table-cell office:value-type="float" office:value="490" calcext:value-type="float">
            <text:p>490</text:p>
          </table:table-cell>
          <table:table-cell office:value-type="float" office:value="59.536998748779" calcext:value-type="float">
            <text:p>59.536998748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da50ce-2b65-51a0-85b2-032d7cc84d8d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5:5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6309" calcext:value-type="float">
            <text:p>47.146309</text:p>
          </table:table-cell>
          <table:table-cell office:value-type="float" office:value="7.2688797" calcext:value-type="float">
            <text:p>7.2688797</text:p>
          </table:table-cell>
          <table:table-cell office:value-type="float" office:value="489.80001831055" calcext:value-type="float">
            <text:p>489.80001831055</text:p>
          </table:table-cell>
          <table:table-cell office:value-type="float" office:value="62.456001281738" calcext:value-type="float">
            <text:p>62.456001281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61027a-bef4-5f55-9207-6a963c345d6c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5:34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63135" calcext:value-type="float">
            <text:p>47.1463135</text:p>
          </table:table-cell>
          <table:table-cell office:value-type="float" office:value="7.2690616" calcext:value-type="float">
            <text:p>7.2690616</text:p>
          </table:table-cell>
          <table:table-cell office:value-type="float" office:value="494.70001220703" calcext:value-type="float">
            <text:p>494.70001220703</text:p>
          </table:table-cell>
          <table:table-cell office:value-type="float" office:value="63.064998626709" calcext:value-type="float">
            <text:p>63.064998626709</text:p>
          </table:table-cell>
          <table:table-cell office:value-type="string" calcext:value-type="string">
            <text:p>3 pat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a418683-340e-59ad-a92c-e8ce313a2cdf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4:50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float" office:value="47.1463094" calcext:value-type="float">
            <text:p>47.1463094</text:p>
          </table:table-cell>
          <table:table-cell office:value-type="float" office:value="7.2691177" calcext:value-type="float">
            <text:p>7.2691177</text:p>
          </table:table-cell>
          <table:table-cell office:value-type="float" office:value="489.80001831055" calcext:value-type="float">
            <text:p>489.80001831055</text:p>
          </table:table-cell>
          <table:table-cell office:value-type="float" office:value="56.678001403809" calcext:value-type="float">
            <text:p>56.678001403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8b86b0a-84a4-575d-ab8a-c46cac31a967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4:16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464101" calcext:value-type="float">
            <text:p>47.1464101</text:p>
          </table:table-cell>
          <table:table-cell office:value-type="float" office:value="7.2692398" calcext:value-type="float">
            <text:p>7.2692398</text:p>
          </table:table-cell>
          <table:table-cell office:value-type="float" office:value="494.70001220703" calcext:value-type="float">
            <text:p>494.70001220703</text:p>
          </table:table-cell>
          <table:table-cell office:value-type="float" office:value="49.192001342773" calcext:value-type="float">
            <text:p>49.192001342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a8f5cd-b6c7-5401-98cb-dc150ba61c0f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3:11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 office:value-type="float" office:value="47.1462803" calcext:value-type="float">
            <text:p>47.1462803</text:p>
          </table:table-cell>
          <table:table-cell office:value-type="float" office:value="7.2691937" calcext:value-type="float">
            <text:p>7.2691937</text:p>
          </table:table-cell>
          <table:table-cell office:value-type="float" office:value="495.39999389648" calcext:value-type="float">
            <text:p>495.39999389648</text:p>
          </table:table-cell>
          <table:table-cell office:value-type="float" office:value="31.90299987793" calcext:value-type="float">
            <text:p>31.90299987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1050e0-40e2-50f5-8023-f3460621f20a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2:15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 office:value-type="float" office:value="47.1463537" calcext:value-type="float">
            <text:p>47.1463537</text:p>
          </table:table-cell>
          <table:table-cell office:value-type="float" office:value="7.2691563" calcext:value-type="float">
            <text:p>7.2691563</text:p>
          </table:table-cell>
          <table:table-cell office:value-type="float" office:value="494.70001220703" calcext:value-type="float">
            <text:p>494.70001220703</text:p>
          </table:table-cell>
          <table:table-cell office:value-type="float" office:value="34.375" calcext:value-type="float">
            <text:p>34.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5e9e94-220d-5851-a326-9979570d5a2b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0:5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46504" calcext:value-type="float">
            <text:p>47.146504</text:p>
          </table:table-cell>
          <table:table-cell office:value-type="float" office:value="7.2692203" calcext:value-type="float">
            <text:p>7.2692203</text:p>
          </table:table-cell>
          <table:table-cell office:value-type="float" office:value="492.30001831055" calcext:value-type="float">
            <text:p>492.30001831055</text:p>
          </table:table-cell>
          <table:table-cell office:value-type="float" office:value="43.370998382568" calcext:value-type="float">
            <text:p>43.370998382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06053d-1225-51db-a5fb-678df49d8307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7:59:18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float" office:value="47.1466656" calcext:value-type="float">
            <text:p>47.1466656</text:p>
          </table:table-cell>
          <table:table-cell office:value-type="float" office:value="7.2692296" calcext:value-type="float">
            <text:p>7.2692296</text:p>
          </table:table-cell>
          <table:table-cell office:value-type="float" office:value="494.70001220703" calcext:value-type="float">
            <text:p>494.70001220703</text:p>
          </table:table-cell>
          <table:table-cell office:value-type="float" office:value="44.581001281738" calcext:value-type="float">
            <text:p>44.581001281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a6ea4db-e470-506c-8949-22635e08a8e1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7:57:15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64181" calcext:value-type="float">
            <text:p>47.1464181</text:p>
          </table:table-cell>
          <table:table-cell office:value-type="float" office:value="7.2690994" calcext:value-type="float">
            <text:p>7.2690994</text:p>
          </table:table-cell>
          <table:table-cell office:value-type="float" office:value="502" calcext:value-type="float">
            <text:p>50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b3f6dd-96ff-5d7e-925d-9967f63db4d4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9:04:42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float" office:value="47.146438" calcext:value-type="float">
            <text:p>47.146438</text:p>
          </table:table-cell>
          <table:table-cell office:value-type="float" office:value="7.2686268" calcext:value-type="float">
            <text:p>7.2686268</text:p>
          </table:table-cell>
          <table:table-cell office:value-type="float" office:value="492.30001831055" calcext:value-type="float">
            <text:p>492.30001831055</text:p>
          </table:table-cell>
          <table:table-cell office:value-type="float" office:value="70.150001525879" calcext:value-type="float">
            <text:p>70.15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325920-9557-5716-891d-ec2b06647775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9:04:16</text:p>
          </table:table-cell>
          <table:table-cell office:value-type="string" calcext:value-type="string">
            <text:p>Salvia pratensis agg.</text:p>
          </table:table-cell>
          <table:table-cell office:value-type="string" calcext:value-type="string">
            <text:p>Sauge des prés</text:p>
          </table:table-cell>
          <table:table-cell office:value-type="float" office:value="47.1464772" calcext:value-type="float">
            <text:p>47.1464772</text:p>
          </table:table-cell>
          <table:table-cell office:value-type="float" office:value="7.2680056" calcext:value-type="float">
            <text:p>7.2680056</text:p>
          </table:table-cell>
          <table:table-cell office:value-type="float" office:value="489.89999389648" calcext:value-type="float">
            <text:p>489.89999389648</text:p>
          </table:table-cell>
          <table:table-cell office:value-type="float" office:value="76.407997131348" calcext:value-type="float">
            <text:p>76.407997131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9cceca-6d70-52e5-9e12-67c04f61658a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59:56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 office:value-type="float" office:value="47.1474639" calcext:value-type="float">
            <text:p>47.1474639</text:p>
          </table:table-cell>
          <table:table-cell office:value-type="float" office:value="7.2696024" calcext:value-type="float">
            <text:p>7.2696024</text:p>
          </table:table-cell>
          <table:table-cell office:value-type="float" office:value="492.10000610352" calcext:value-type="float">
            <text:p>492.10000610352</text:p>
          </table:table-cell>
          <table:table-cell office:value-type="float" office:value="72.900001525879" calcext:value-type="float">
            <text:p>72.9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756a3e0-a103-5421-af46-28109799113d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52:20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float" office:value="47.1459721" calcext:value-type="float">
            <text:p>47.1459721</text:p>
          </table:table-cell>
          <table:table-cell office:value-type="float" office:value="7.2677111" calcext:value-type="float">
            <text:p>7.2677111</text:p>
          </table:table-cell>
          <table:table-cell office:value-type="float" office:value="489.60000610352" calcext:value-type="float">
            <text:p>489.60000610352</text:p>
          </table:table-cell>
          <table:table-cell office:value-type="float" office:value="63.966999053955" calcext:value-type="float">
            <text:p>63.966999053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4b8371-ce45-5b15-9355-3ade0bc6b3e8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50:38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float" office:value="47.146059" calcext:value-type="float">
            <text:p>47.146059</text:p>
          </table:table-cell>
          <table:table-cell office:value-type="float" office:value="7.2683679" calcext:value-type="float">
            <text:p>7.2683679</text:p>
          </table:table-cell>
          <table:table-cell office:value-type="float" office:value="489.89999389648" calcext:value-type="float">
            <text:p>489.89999389648</text:p>
          </table:table-cell>
          <table:table-cell office:value-type="float" office:value="43.112998962402" calcext:value-type="float">
            <text:p>43.112998962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9420e14-80df-521c-9033-d313306531b0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48:23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float" office:value="47.146385" calcext:value-type="float">
            <text:p>47.146385</text:p>
          </table:table-cell>
          <table:table-cell office:value-type="float" office:value="7.2678282" calcext:value-type="float">
            <text:p>7.2678282</text:p>
          </table:table-cell>
          <table:table-cell office:value-type="float" office:value="489.89999389648" calcext:value-type="float">
            <text:p>489.89999389648</text:p>
          </table:table-cell>
          <table:table-cell office:value-type="float" office:value="32.717998504639" calcext:value-type="float">
            <text:p>32.717998504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39:19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fa98d72-39ea-5159-b8b9-3652931930eb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38:12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float" office:value="47.1462673" calcext:value-type="float">
            <text:p>47.1462673</text:p>
          </table:table-cell>
          <table:table-cell office:value-type="float" office:value="7.2687107" calcext:value-type="float">
            <text:p>7.2687107</text:p>
          </table:table-cell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49c6cb0-2f25-57ac-9a9b-64561983c228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35:31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float" office:value="47.1462227" calcext:value-type="float">
            <text:p>47.1462227</text:p>
          </table:table-cell>
          <table:table-cell office:value-type="float" office:value="7.2687921" calcext:value-type="float">
            <text:p>7.2687921</text:p>
          </table:table-cell>
          <table:table-cell office:value-type="float" office:value="483" calcext:value-type="float">
            <text:p>483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d536d-4d5a-59ae-9f56-65eaca7be661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32:11</text:p>
          </table:table-cell>
          <table:table-cell office:value-type="string" calcext:value-type="string">
            <text:p>Echium vulgare</text:p>
          </table:table-cell>
          <table:table-cell/>
          <table:table-cell office:value-type="float" office:value="47.1461667" calcext:value-type="float">
            <text:p>47.1461667</text:p>
          </table:table-cell>
          <table:table-cell office:value-type="float" office:value="7.2687882" calcext:value-type="float">
            <text:p>7.2687882</text:p>
          </table:table-cell>
          <table:table-cell office:value-type="float" office:value="494.89999389648" calcext:value-type="float">
            <text:p>494.89999389648</text:p>
          </table:table-cell>
          <table:table-cell office:value-type="float" office:value="29.360000610352" calcext:value-type="float">
            <text:p>29.36000061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26d28d-dc0e-5e72-9b4d-3e1a8eefbfa6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51M05S" calcext:value-type="time">
            <text:p>03:51:05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 office:value-type="float" office:value="47.1444433" calcext:value-type="float">
            <text:p>47.1444433</text:p>
          </table:table-cell>
          <table:table-cell office:value-type="float" office:value="7.2657487" calcext:value-type="float">
            <text:p>7.2657487</text:p>
          </table:table-cell>
          <table:table-cell office:value-type="float" office:value="489.89999389648" calcext:value-type="float">
            <text:p>489.89999389648</text:p>
          </table:table-cell>
          <table:table-cell office:value-type="float" office:value="51.782001495361" calcext:value-type="float">
            <text:p>51.782001495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4c0bb-2799-5efb-9375-48b17dc32e8e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49M18S" calcext:value-type="time">
            <text:p>03:49:18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float" office:value="47.1443151" calcext:value-type="float">
            <text:p>47.1443151</text:p>
          </table:table-cell>
          <table:table-cell office:value-type="float" office:value="7.2655537" calcext:value-type="float">
            <text:p>7.2655537</text:p>
          </table:table-cell>
          <table:table-cell office:value-type="float" office:value="488.70001220703" calcext:value-type="float">
            <text:p>488.70001220703</text:p>
          </table:table-cell>
          <table:table-cell office:value-type="float" office:value="39.208000183105" calcext:value-type="float">
            <text:p>39.208000183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77238d1-b697-51fb-bf0f-e8aa4a8887e0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48M27S" calcext:value-type="time">
            <text:p>03:48:27 PM</text:p>
          </table:table-cell>
          <table:table-cell office:value-type="string" calcext:value-type="string">
            <text:p>Rubus Rubus sect.</text:p>
          </table:table-cell>
          <table:table-cell/>
          <table:table-cell office:value-type="float" office:value="47.144383" calcext:value-type="float">
            <text:p>47.144383</text:p>
          </table:table-cell>
          <table:table-cell office:value-type="float" office:value="7.2654781" calcext:value-type="float">
            <text:p>7.2654781</text:p>
          </table:table-cell>
          <table:table-cell office:value-type="float" office:value="488.70001220703" calcext:value-type="float">
            <text:p>488.70001220703</text:p>
          </table:table-cell>
          <table:table-cell office:value-type="float" office:value="31.753999710083" calcext:value-type="float">
            <text:p>31.753999710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e8c3350-c197-5320-97dd-b0641672964a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48M07S" calcext:value-type="time">
            <text:p>03:48:07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float" office:value="47.1446492" calcext:value-type="float">
            <text:p>47.1446492</text:p>
          </table:table-cell>
          <table:table-cell office:value-type="float" office:value="7.2644208" calcext:value-type="float">
            <text:p>7.2644208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23.02499961853" calcext:value-type="float">
            <text:p>23.02499961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c821ae-926e-597e-b5c1-30f83a71c0c7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46M27S" calcext:value-type="time">
            <text:p>03:46:27 PM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float" office:value="47.1447072" calcext:value-type="float">
            <text:p>47.1447072</text:p>
          </table:table-cell>
          <table:table-cell office:value-type="float" office:value="7.264375" calcext:value-type="float">
            <text:p>7.264375</text:p>
          </table:table-cell>
          <table:table-cell office:value-type="float" office:value="492.5" calcext:value-type="float">
            <text:p>492.5</text:p>
          </table:table-cell>
          <table:table-cell office:value-type="float" office:value="27.302000045776" calcext:value-type="float">
            <text:p>27.302000045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f9a432-72a0-5693-86a9-f4aeb00f01b9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44M17S" calcext:value-type="time">
            <text:p>03:44:17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float" office:value="47.1441578" calcext:value-type="float">
            <text:p>47.1441578</text:p>
          </table:table-cell>
          <table:table-cell office:value-type="float" office:value="7.265721" calcext:value-type="float">
            <text:p>7.265721</text:p>
          </table:table-cell>
          <table:table-cell office:value-type="float" office:value="488.80001831055" calcext:value-type="float">
            <text:p>488.80001831055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7c95631-9d7c-5a9b-acf2-baf0833a67b2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42M46S" calcext:value-type="time">
            <text:p>03:42:46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float" office:value="47.1446893" calcext:value-type="float">
            <text:p>47.1446893</text:p>
          </table:table-cell>
          <table:table-cell office:value-type="float" office:value="7.2647819" calcext:value-type="float">
            <text:p>7.2647819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35.021999359131" calcext:value-type="float">
            <text:p>35.021999359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a9c5d9-a97b-5cc9-a308-51977d00a74b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37M44S" calcext:value-type="time">
            <text:p>03:37:44 PM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 office:value-type="float" office:value="47.1443219" calcext:value-type="float">
            <text:p>47.1443219</text:p>
          </table:table-cell>
          <table:table-cell office:value-type="float" office:value="7.2653647" calcext:value-type="float">
            <text:p>7.2653647</text:p>
          </table:table-cell>
          <table:table-cell office:value-type="float" office:value="488.5" calcext:value-type="float">
            <text:p>488.5</text:p>
          </table:table-cell>
          <table:table-cell office:value-type="float" office:value="75.003997802734" calcext:value-type="float">
            <text:p>75.003997802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033182-bc70-5db6-b80b-df71b6dcbcef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37M20S" calcext:value-type="time">
            <text:p>03:37:20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float" office:value="47.1445256" calcext:value-type="float">
            <text:p>47.1445256</text:p>
          </table:table-cell>
          <table:table-cell office:value-type="float" office:value="7.2645009" calcext:value-type="float">
            <text:p>7.2645009</text:p>
          </table:table-cell>
          <table:table-cell office:value-type="float" office:value="488.5" calcext:value-type="float">
            <text:p>488.5</text:p>
          </table:table-cell>
          <table:table-cell office:value-type="float" office:value="88.68399810791" calcext:value-type="float">
            <text:p>88.68399810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829f372-5968-5fad-8e07-6a17c4ad54b2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34M46S" calcext:value-type="time">
            <text:p>03:34:46 PM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 office:value-type="float" office:value="47.1441451" calcext:value-type="float">
            <text:p>47.1441451</text:p>
          </table:table-cell>
          <table:table-cell office:value-type="float" office:value="7.265469" calcext:value-type="float">
            <text:p>7.265469</text:p>
          </table:table-cell>
          <table:table-cell office:value-type="float" office:value="488.5" calcext:value-type="float">
            <text:p>488.5</text:p>
          </table:table-cell>
          <table:table-cell office:value-type="float" office:value="35.256999969482" calcext:value-type="float">
            <text:p>35.256999969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0509f0-f91f-527d-8675-24a46a715e64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34M17S" calcext:value-type="time">
            <text:p>03:34:17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float" office:value="47.1441853" calcext:value-type="float">
            <text:p>47.1441853</text:p>
          </table:table-cell>
          <table:table-cell office:value-type="float" office:value="7.2653816" calcext:value-type="float">
            <text:p>7.2653816</text:p>
          </table:table-cell>
          <table:table-cell office:value-type="float" office:value="488.5" calcext:value-type="float">
            <text:p>488.5</text:p>
          </table:table-cell>
          <table:table-cell office:value-type="float" office:value="73.348999023438" calcext:value-type="float">
            <text:p>73.348999023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f21fb9-5b64-53e5-b8f5-1bd7e3f2bc9e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33M47S" calcext:value-type="time">
            <text:p>03:33:47 PM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 office:value-type="float" office:value="47.1445042" calcext:value-type="float">
            <text:p>47.1445042</text:p>
          </table:table-cell>
          <table:table-cell office:value-type="float" office:value="7.2646229" calcext:value-type="float">
            <text:p>7.2646229</text:p>
          </table:table-cell>
          <table:table-cell office:value-type="float" office:value="488.5" calcext:value-type="float">
            <text:p>488.5</text:p>
          </table:table-cell>
          <table:table-cell office:value-type="float" office:value="91.198997497559" calcext:value-type="float">
            <text:p>91.198997497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f2aa188-23be-5877-8b88-e0bab4056f11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31M50S" calcext:value-type="time">
            <text:p>03:31:50 PM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 office:value-type="float" office:value="47.1443547" calcext:value-type="float">
            <text:p>47.1443547</text:p>
          </table:table-cell>
          <table:table-cell office:value-type="float" office:value="7.2656808" calcext:value-type="float">
            <text:p>7.2656808</text:p>
          </table:table-cell>
          <table:table-cell office:value-type="float" office:value="488.70001220703" calcext:value-type="float">
            <text:p>488.70001220703</text:p>
          </table:table-cell>
          <table:table-cell office:value-type="float" office:value="38.228000640869" calcext:value-type="float">
            <text:p>38.228000640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68fd748-f63f-5c43-b4ee-ff9394930d42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26M04S" calcext:value-type="time">
            <text:p>03:26:04 PM</text:p>
          </table:table-cell>
          <table:table-cell office:value-type="string" calcext:value-type="string">
            <text:p>Rapistrum rugosum</text:p>
          </table:table-cell>
          <table:table-cell/>
          <table:table-cell office:value-type="float" office:value="47.1446162" calcext:value-type="float">
            <text:p>47.1446162</text:p>
          </table:table-cell>
          <table:table-cell office:value-type="float" office:value="7.2652469" calcext:value-type="float">
            <text:p>7.2652469</text:p>
          </table:table-cell>
          <table:table-cell office:value-type="float" office:value="489.89999389648" calcext:value-type="float">
            <text:p>489.89999389648</text:p>
          </table:table-cell>
          <table:table-cell office:value-type="float" office:value="43.847999572754" calcext:value-type="float">
            <text:p>43.847999572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b6c24d-dd89-52a9-843c-f12f5d2d329d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25M14S" calcext:value-type="time">
            <text:p>03:25:14 PM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uve musquée</text:p>
          </table:table-cell>
          <table:table-cell office:value-type="float" office:value="47.1443087" calcext:value-type="float">
            <text:p>47.1443087</text:p>
          </table:table-cell>
          <table:table-cell office:value-type="float" office:value="7.2654028" calcext:value-type="float">
            <text:p>7.2654028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43.507999420166" calcext:value-type="float">
            <text:p>43.507999420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b6c24d-dd89-52a9-843c-f12f5d2d329d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24M45S" calcext:value-type="time">
            <text:p>03:24:45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float" office:value="47.1443087" calcext:value-type="float">
            <text:p>47.1443087</text:p>
          </table:table-cell>
          <table:table-cell office:value-type="float" office:value="7.2654028" calcext:value-type="float">
            <text:p>7.2654028</text:p>
          </table:table-cell>
          <table:table-cell office:value-type="float" office:value="489.70001220703" calcext:value-type="float">
            <text:p>489.70001220703</text:p>
          </table:table-cell>
          <table:table-cell office:value-type="float" office:value="43.507999420166" calcext:value-type="float">
            <text:p>43.507999420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bdef823-0325-52fa-9f55-c8fac0c25f37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24M17S" calcext:value-type="time">
            <text:p>03:24:17 PM</text:p>
          </table:table-cell>
          <table:table-cell office:value-type="string" calcext:value-type="string">
            <text:p>Medicago varia</text:p>
          </table:table-cell>
          <table:table-cell/>
          <table:table-cell office:value-type="float" office:value="47.1446249" calcext:value-type="float">
            <text:p>47.1446249</text:p>
          </table:table-cell>
          <table:table-cell office:value-type="float" office:value="7.2646595" calcext:value-type="float">
            <text:p>7.2646595</text:p>
          </table:table-cell>
          <table:table-cell office:value-type="float" office:value="489.20001220703" calcext:value-type="float">
            <text:p>489.20001220703</text:p>
          </table:table-cell>
          <table:table-cell office:value-type="float" office:value="40.812000274658" calcext:value-type="float">
            <text:p>40.812000274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23M05S" calcext:value-type="time">
            <text:p>03:23:05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Angelica A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40:09</text:p>
          </table:table-cell>
          <table:table-cell office:value-type="string" calcext:value-type="string">
            <text:p>Angelica sylvestris</text:p>
          </table:table-cell>
          <table:table-cell office:value-type="string" calcext:value-type="string">
            <text:p>Angélique sauvag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77" calcext:value-type="float">
            <text:p>477</text:p>
          </table:table-cell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d300057-b642-586e-844f-5cb24f4bc7a6</text:p>
          </table:table-cell>
          <table:table-cell office:value-type="string" calcext:value-type="string">
            <text:p>Calystegia A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36:51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68" calcext:value-type="float">
            <text:p>468</text:p>
          </table:table-cell>
          <table:table-cell office:value-type="float" office:value="83.587997436523" calcext:value-type="float">
            <text:p>83.587997436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Cornus B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43:41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/>
          <table:table-cell office:value-type="float" office:value="1799.9990234375" calcext:value-type="float">
            <text:p>17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Cymbalaria 1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55:17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Ruine de Rome, Cymbalair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0" calcext:value-type="float">
            <text:p>480</text:p>
          </table:table-cell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9e71bfd-ef3c-506f-8682-c80d393b6fbf</text:p>
          </table:table-cell>
          <table:table-cell office:value-type="string" calcext:value-type="string">
            <text:p>Daucus A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52:50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/>
          <table:table-cell office:value-type="float" office:value="98.400001525879" calcext:value-type="float">
            <text:p>98.4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7f74ba0-859c-509d-a2e0-970abdfebec1</text:p>
          </table:table-cell>
          <table:table-cell office:value-type="string" calcext:value-type="string">
            <text:p>Epilobium A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54:0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79" calcext:value-type="float">
            <text:p>479</text:p>
          </table:table-cell>
          <table:table-cell office:value-type="float" office:value="127.89600372314" calcext:value-type="float">
            <text:p>127.89600372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88344f-8d72-5cde-8169-62cb64cadc10</text:p>
          </table:table-cell>
          <table:table-cell office:value-type="string" calcext:value-type="string">
            <text:p>Erigeron C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07:56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7.5" calcext:value-type="float">
            <text:p>487.5</text:p>
          </table:table-cell>
          <table:table-cell office:value-type="float" office:value="25.533000946045" calcext:value-type="float">
            <text:p>25.533000946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77624c4-fae3-591e-94e4-bfb2346b890f</text:p>
          </table:table-cell>
          <table:table-cell office:value-type="string" calcext:value-type="string">
            <text:p>Galium A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16:58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26.143999099731" calcext:value-type="float">
            <text:p>26.143999099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0a6075e-b3fb-59a2-aaf6-d3843f5279ea</text:p>
          </table:table-cell>
          <table:table-cell office:value-type="string" calcext:value-type="string">
            <text:p>Geranium 8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54:12</text:p>
          </table:table-cell>
          <table:table-cell office:value-type="string" calcext:value-type="string">
            <text:p>Geranium rotundifolium</text:p>
          </table:table-cell>
          <table:table-cell office:value-type="string" calcext:value-type="string">
            <text:p>Géranium à feuilles rondes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7.5" calcext:value-type="float">
            <text:p>487.5</text:p>
          </table:table-cell>
          <table:table-cell office:value-type="float" office:value="69.304000854492" calcext:value-type="float">
            <text:p>69.304000854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c131f5a-338b-513e-81cb-e905a5839e23</text:p>
          </table:table-cell>
          <table:table-cell office:value-type="string" calcext:value-type="string">
            <text:p>Heracleum 1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51:11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82.5" calcext:value-type="float">
            <text:p>8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Hieracium 1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45:15</text:p>
          </table:table-cell>
          <table:table-cell office:value-type="string" calcext:value-type="string">
            <text:p>Hieracium morulum</text:p>
          </table:table-cell>
          <table:table-cell/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/>
          <table:table-cell office:value-type="float" office:value="1799.9990234375" calcext:value-type="float">
            <text:p>1799.9990234375</text:p>
          </table:table-cell>
          <table:table-cell office:value-type="string" calcext:value-type="string">
            <text:p>could be muror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98c7f6-3d05-565b-8983-5dba74f17e95</text:p>
          </table:table-cell>
          <table:table-cell office:value-type="string" calcext:value-type="string">
            <text:p>Lactuca 4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47:42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/>
          <table:table-cell office:value-type="float" office:value="92.900001525879" calcext:value-type="float">
            <text:p>92.9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Lathyrus A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00:42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Gesse à larges feuilles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/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Lycopus 1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38:15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/>
          <table:table-cell office:value-type="float" office:value="1799.9990234375" calcext:value-type="float">
            <text:p>1799.99902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Rubus 4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6:46</text:p>
          </table:table-cell>
          <table:table-cell office:value-type="string" calcext:value-type="string">
            <text:p>Rubus Rubus sect.</text:p>
          </table:table-cell>
          <table:table-cell/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/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f2a8712-2b2e-52ed-972a-909e25cd7375</text:p>
          </table:table-cell>
          <table:table-cell office:value-type="string" calcext:value-type="string">
            <text:p>Rubus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46:27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8.60000610352" calcext:value-type="float">
            <text:p>488.60000610352</text:p>
          </table:table-cell>
          <table:table-cell office:value-type="float" office:value="77.599998474121" calcext:value-type="float">
            <text:p>77.599998474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Silene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4:39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64" calcext:value-type="float">
            <text:p>464</text:p>
          </table:table-cell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e878b2b-a583-5bb3-ae27-5840386c7a62</text:p>
          </table:table-cell>
          <table:table-cell office:value-type="string" calcext:value-type="string">
            <text:p>Trifoli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21:2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/>
          <table:table-cell office:value-type="float" office:value="98.400001525879" calcext:value-type="float">
            <text:p>98.400001525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Urtic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39:3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/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3f2674-f09b-5f14-b6c3-efb7e23a4eaa</text:p>
          </table:table-cell>
          <table:table-cell office:value-type="string" calcext:value-type="string">
            <text:p>Verbasc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3:19</text:p>
          </table:table-cell>
          <table:table-cell office:value-type="string" calcext:value-type="string">
            <text:p>Verbascum densiflorum</text:p>
          </table:table-cell>
          <table:table-cell office:value-type="string" calcext:value-type="string">
            <text:p>bonhomme, Molène à fleurs denses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 office:value-type="float" office:value="487.5" calcext:value-type="float">
            <text:p>487.5</text:p>
          </table:table-cell>
          <table:table-cell office:value-type="float" office:value="28.608999252319" calcext:value-type="float">
            <text:p>28.608999252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d9cd8b2-2d4c-58ef-ab8f-df22f3abbf12</text:p>
          </table:table-cell>
          <table:table-cell office:value-type="string" calcext:value-type="string">
            <text:p>Vici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22:36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 table:style-name="ce12" office:value-type="float" office:value="47.09171" calcext:value-type="float">
            <text:p>47.09171</text:p>
          </table:table-cell>
          <table:table-cell table:style-name="ce12" office:value-type="float" office:value="7.15392" calcext:value-type="float">
            <text:p>7.15392</text:p>
          </table:table-cell>
          <table:table-cell/>
          <table:table-cell office:value-type="float" office:value="104.09999847412" calcext:value-type="float">
            <text:p>104.09999847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wann gorges</text:p>
          </table:table-cell>
          <table:table-cell/>
          <table:table-cell office:value-type="string" calcext:value-type="string">
            <text:p>2020-08-05</text:p>
          </table:table-cell>
          <table:table-cell office:value-type="string" calcext:value-type="string">
            <text:p>10:43:18</text:p>
          </table:table-cell>
          <table:table-cell office:value-type="string" calcext:value-type="string">
            <text:p>Pseudofumaria lutea</text:p>
          </table:table-cell>
          <table:table-cell office:value-type="string" calcext:value-type="string">
            <text:p>Corydale jau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fd667b-7bf7-594f-a599-1300ebb8ca2a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36:06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 office:value-type="float" office:value="46.6784874" calcext:value-type="float">
            <text:p>46.6784874</text:p>
          </table:table-cell>
          <table:table-cell office:value-type="float" office:value="7.8156885" calcext:value-type="float">
            <text:p>7.8156885</text:p>
          </table:table-cell>
          <table:table-cell/>
          <table:table-cell office:value-type="float" office:value="122.40000152588" calcext:value-type="float">
            <text:p>122.40000152588</text:p>
          </table:table-cell>
          <table:table-cell office:value-type="string" calcext:value-type="string">
            <text:p>identified while walking along an elevated nature reserv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33:41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 office:value-type="float" office:value="46.6765115" calcext:value-type="float">
            <text:p>46.6765115</text:p>
          </table:table-cell>
          <table:table-cell office:value-type="float" office:value="7.8199194" calcext:value-type="float">
            <text:p>7.8199194</text:p>
          </table:table-cell>
          <table:table-cell/>
          <table:table-cell office:value-type="float" office:value="1299.9990234375" calcext:value-type="float">
            <text:p>1299.9990234375</text:p>
          </table:table-cell>
          <table:table-cell office:value-type="string" calcext:value-type="string">
            <text:p>identified while walking along an elevated nature reserv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be9c31-89f6-5665-b7cd-40e1b49c2e32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27:4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float" office:value="46.6764868" calcext:value-type="float">
            <text:p>46.6764868</text:p>
          </table:table-cell>
          <table:table-cell office:value-type="float" office:value="7.8202797" calcext:value-type="float">
            <text:p>7.8202797</text:p>
          </table:table-cell>
          <table:table-cell/>
          <table:table-cell office:value-type="float" office:value="1299.9990234375" calcext:value-type="float">
            <text:p>1299.9990234375</text:p>
          </table:table-cell>
          <table:table-cell office:value-type="string" calcext:value-type="string">
            <text:p>identified while walking along an elevated nature reserv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be9c31-89f6-5665-b7cd-40e1b49c2e32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26:37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 office:value-type="float" office:value="46.6764868" calcext:value-type="float">
            <text:p>46.6764868</text:p>
          </table:table-cell>
          <table:table-cell office:value-type="float" office:value="7.8202797" calcext:value-type="float">
            <text:p>7.8202797</text:p>
          </table:table-cell>
          <table:table-cell/>
          <table:table-cell office:value-type="float" office:value="1299.9990234375" calcext:value-type="float">
            <text:p>1299.9990234375</text:p>
          </table:table-cell>
          <table:table-cell office:value-type="string" calcext:value-type="string">
            <text:p>identified while walking along an elevated nature reserv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bb1f993-a364-5dcc-9b00-e9be3c0f08d2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21:41</text:p>
          </table:table-cell>
          <table:table-cell office:value-type="string" calcext:value-type="string">
            <text:p>Mentha aquatica agg.</text:p>
          </table:table-cell>
          <table:table-cell office:value-type="string" calcext:value-type="string">
            <text:p>Menthe aquatique</text:p>
          </table:table-cell>
          <table:table-cell office:value-type="float" office:value="46.6924154" calcext:value-type="float">
            <text:p>46.6924154</text:p>
          </table:table-cell>
          <table:table-cell office:value-type="float" office:value="7.7916211" calcext:value-type="float">
            <text:p>7.791621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identified while walking along an elevated nature reserv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541ae3-aa72-58fa-9a9e-dd0aa0885a08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19:21</text:p>
          </table:table-cell>
          <table:table-cell office:value-type="string" calcext:value-type="string">
            <text:p>Sorbus aria agg.</text:p>
          </table:table-cell>
          <table:table-cell office:value-type="string" calcext:value-type="string">
            <text:p>Alisier Blanc</text:p>
          </table:table-cell>
          <table:table-cell office:value-type="float" office:value="46.6873531" calcext:value-type="float">
            <text:p>46.6873531</text:p>
          </table:table-cell>
          <table:table-cell office:value-type="float" office:value="7.7410859" calcext:value-type="float">
            <text:p>7.7410859</text:p>
          </table:table-cell>
          <table:table-cell/>
          <table:table-cell office:value-type="float" office:value="1899.9990234375" calcext:value-type="float">
            <text:p>1899.9990234375</text:p>
          </table:table-cell>
          <table:table-cell office:value-type="string" calcext:value-type="string">
            <text:p>identified while walking along an elevated nature reserv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ef8420-b9f7-50d3-9887-734d731a603b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14:53</text:p>
          </table:table-cell>
          <table:table-cell office:value-type="string" calcext:value-type="string">
            <text:p>Allium carinatum</text:p>
          </table:table-cell>
          <table:table-cell office:value-type="string" calcext:value-type="string">
            <text:p>Ail caréné</text:p>
          </table:table-cell>
          <table:table-cell office:value-type="float" office:value="46.6830082" calcext:value-type="float">
            <text:p>46.6830082</text:p>
          </table:table-cell>
          <table:table-cell office:value-type="float" office:value="7.8004177" calcext:value-type="float">
            <text:p>7.8004177</text:p>
          </table:table-cell>
          <table:table-cell/>
          <table:table-cell office:value-type="float" office:value="1799.9990234375" calcext:value-type="float">
            <text:p>1799.9990234375</text:p>
          </table:table-cell>
          <table:table-cell office:value-type="string" calcext:value-type="string">
            <text:p>identified while walking along an elevated nature reserv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ef8420-b9f7-50d3-9887-734d731a603b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09:48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Mancienne, Viorne lantane</text:p>
          </table:table-cell>
          <table:table-cell office:value-type="float" office:value="46.6830082" calcext:value-type="float">
            <text:p>46.6830082</text:p>
          </table:table-cell>
          <table:table-cell office:value-type="float" office:value="7.8004177" calcext:value-type="float">
            <text:p>7.8004177</text:p>
          </table:table-cell>
          <table:table-cell/>
          <table:table-cell office:value-type="float" office:value="1799.9990234375" calcext:value-type="float">
            <text:p>1799.9990234375</text:p>
          </table:table-cell>
          <table:table-cell office:value-type="string" calcext:value-type="string">
            <text:p>identified while walking along an elevated nature reserv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bb1f993-a364-5dcc-9b00-e9be3c0f08d2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07:35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 office:value-type="float" office:value="46.6924154" calcext:value-type="float">
            <text:p>46.6924154</text:p>
          </table:table-cell>
          <table:table-cell office:value-type="float" office:value="7.7916211" calcext:value-type="float">
            <text:p>7.791621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identified while walking along an elevated nature reserv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05:26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 office:value-type="float" office:value="46.6765115" calcext:value-type="float">
            <text:p>46.6765115</text:p>
          </table:table-cell>
          <table:table-cell office:value-type="float" office:value="7.8199194" calcext:value-type="float">
            <text:p>7.8199194</text:p>
          </table:table-cell>
          <table:table-cell/>
          <table:table-cell office:value-type="float" office:value="1299.9990234375" calcext:value-type="float">
            <text:p>1299.9990234375</text:p>
          </table:table-cell>
          <table:table-cell office:value-type="string" calcext:value-type="string">
            <text:p>identified while walking along an elevated nature reserv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04:12</text:p>
          </table:table-cell>
          <table:table-cell office:value-type="string" calcext:value-type="string">
            <text:p>Lysimachia vulgaris</text:p>
          </table:table-cell>
          <table:table-cell office:value-type="string" calcext:value-type="string">
            <text:p>Lysimaque commune</text:p>
          </table:table-cell>
          <table:table-cell office:value-type="float" office:value="46.6765115" calcext:value-type="float">
            <text:p>46.6765115</text:p>
          </table:table-cell>
          <table:table-cell office:value-type="float" office:value="7.8199194" calcext:value-type="float">
            <text:p>7.8199194</text:p>
          </table:table-cell>
          <table:table-cell/>
          <table:table-cell office:value-type="float" office:value="1299.9990234375" calcext:value-type="float">
            <text:p>1299.9990234375</text:p>
          </table:table-cell>
          <table:table-cell office:value-type="string" calcext:value-type="string">
            <text:p>identified while walking along an elevated nature reserve path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flora_incognita_2020-08-28T21_05_48'.A1:'flora_incognita_2020-08-28T21_05_48'.P93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22:12:49.524833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6T23:10:55.452356995</dc:date>
    <meta:editing-duration>P2DT23H28M51S</meta:editing-duration>
    <meta:editing-cycles>70</meta:editing-cycles>
    <meta:generator>LibreOffice/6.0.7.3$Linux_X86_64 LibreOffice_project/00m0$Build-3</meta:generator>
    <meta:document-statistic meta:table-count="1" meta:cell-count="8540" meta:object-count="0"/>
  </office:meta>
</office:document-meta>
</file>